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66pt"/>
    </style:style>
    <style:style style:name="co2" style:family="table-column">
      <style:table-column-properties fo:break-before="auto" style:column-width="187.91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50.29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54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hep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5" style:family="table-cell" style:parent-style-name="Default">
      <style:table-cell-properties fo:padding="2.01pt"/>
      <style:text-properties style:text-position="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2.01pt" style:rotation-align="none"/>
      <style:text-properties style:text-position="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epa" table:style-name="ta1" table:print-ranges="hepa.A1:hepa.D128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ixed Learning Algorithms and Features Ensemble in Hepatotoxicity Prediction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Chin Yee Liew†, Yen Ching Lim†, and Chun Wei Yap*†</text:p>
          </table:table-cell>
          <table:covered-table-cell table:number-columns-repeated="3" table:style-name="ce4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4" table:number-rows-spanned="1">
            <text:p>†Pharmaceutical Data Exploration Laboratory, Department of Pharmacy, National University of Singapore</text:p>
            <text:p>*Email: phayapc@nus.edu.sg</text:p>
            <text:p/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4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header-rows>
          <table:table-row table:style-name="ro4">
            <table:table-cell table:style-name="ce6" office:value-type="string" calcext:value-type="string">
              <text:p>Table 1. Information of compounds used in the study.</text:p>
            </table:table-cell>
            <table:table-cell table:number-columns-repeated="1023"/>
          </table:table-row>
          <table:table-row table:style-name="ro4">
            <table:table-cell table:number-columns-repeated="1024"/>
          </table:table-row>
          <table:table-row table:style-name="ro4">
            <table:table-cell table:style-name="ce7" office:value-type="string" calcext:value-type="string">
              <text:p>Chemical name</text:p>
            </table:table-cell>
            <table:table-cell table:style-name="ce7" office:value-type="string" calcext:value-type="string">
              <text:p>SMILES</text:p>
            </table:table-cell>
            <table:table-cell table:style-name="ce7" office:value-type="string" calcext:value-type="string">
              <text:p>Class</text:p>
            </table:table-cell>
            <table:table-cell table:style-name="ce7" office:value-type="string" calcext:value-type="string">
              <text:p>Data set</text:p>
            </table:table-cell>
            <table:table-cell table:style-name="ce6"/>
            <table:table-cell table:number-columns-repeated="1019"/>
          </table:table-row>
        </table:table-header-rows>
        <table:table-row table:style-name="ro4">
          <table:table-cell table:style-name="ce8" office:value-type="string" calcext:value-type="string">
            <text:p>1,1,1-trichloroethane</text:p>
          </table:table-cell>
          <table:table-cell table:style-name="ce8" office:value-type="string" calcext:value-type="string">
            <text:p>C(C)(Cl)(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/>
          <table:table-cell table:style-name="ce6"/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Remarks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1,1,2-trichloroethane</text:p>
          </table:table-cell>
          <table:table-cell table:style-name="ce8" office:value-type="string" calcext:value-type="string">
            <text:p>C(CCl)(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/>
          <table:table-cell table:style-name="ce5" office:value-type="string" calcext:value-type="string">
            <text:p>positive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string" calcext:value-type="string">
            <text:p>with hepatic effects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1,1-dimethylhydrazine</text:p>
          </table:table-cell>
          <table:table-cell table:style-name="ce8" office:value-type="string" calcext:value-type="string">
            <text:p>N(N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/>
          <table:table-cell table:style-name="ce5" office:value-type="string" calcext:value-type="string">
            <text:p>negative</text:p>
          </table:table-cell>
          <table:table-cell table:style-name="ce5" office:value-type="float" office:value="515" calcext:value-type="float">
            <text:p>515</text:p>
          </table:table-cell>
          <table:table-cell table:style-name="ce5" office:value-type="string" calcext:value-type="string">
            <text:p>no hepatic effects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1,3-dichloropropene</text:p>
          </table:table-cell>
          <table:table-cell table:style-name="ce8" office:value-type="string" calcext:value-type="string">
            <text:p>C(=C\CCl)/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-naphthylisothiocyanate</text:p>
          </table:table-cell>
          <table:table-cell table:style-name="ce8" office:value-type="string" calcext:value-type="string">
            <text:p>S=C=Nc1c2c(ccc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/>
          <table:table-cell table:style-name="ce5" office:value-type="string" calcext:value-type="string">
            <text:p>training</text:p>
          </table:table-cell>
          <table:table-cell table:style-name="ce5" office:value-type="float" office:value="1087" calcext:value-type="float">
            <text:p>1087</text:p>
          </table:table-cell>
          <table:table-cell table:style-name="ce5" office:value-type="string" calcext:value-type="string">
            <text:p>compounds used in model building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2,4,6-trinitrotoluene</text:p>
          </table:table-cell>
          <table:table-cell table:style-name="ce8" office:value-type="string" calcext:value-type="string">
            <text:p>c1(c(cc(cc1[N+](=O)[O-])[N+](=O)[O-])[N+](=O)[O-]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/>
          <table:table-cell table:style-name="ce5" office:value-type="string" calcext:value-type="string">
            <text:p>external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randomly sampled data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2,4-dinitrophenol</text:p>
          </table:table-cell>
          <table:table-cell table:style-name="ce8" office:value-type="string" calcext:value-type="string">
            <text:p>c1(c(cc(cc1)[N+](=O)[O-])[N+](=O)[O-]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/>
          <table:table-cell table:style-name="ce5" office:value-type="string" calcext:value-type="string">
            <text:p>black|NE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compounds that are withdrawn or with black box warning for hepatotoxicity; compounds which are nontoxic in any species (Greene et. al.)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2-ethoxyethanol</text:p>
          </table:table-cell>
          <table:table-cell table:style-name="ce8" office:value-type="string" calcext:value-type="string">
            <text:p>O(CCO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/>
          <table:table-cell table:style-name="ce5" office:value-type="string" calcext:value-type="string">
            <text:p>pair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mpound pairs of similar structure but of opposing hepatic effects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2-naphthol</text:p>
          </table:table-cell>
          <table:table-cell table:style-name="ce8" office:value-type="string" calcext:value-type="string">
            <text:p>Oc1cc2c(cc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-nitropropane</text:p>
          </table:table-cell>
          <table:table-cell table:style-name="ce8" office:value-type="string" calcext:value-type="string">
            <text:p>O=N(=O)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bacavir</text:p>
          </table:table-cell>
          <table:table-cell table:style-name="ce8" office:value-type="string" calcext:value-type="string">
            <text:p>OC[C@H]1C[C@@H](n2c3nc(nc(NC4CC4)c3nc2)N)C=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barelix</text:p>
          </table:table-cell>
          <table:table-cell table:style-name="ce8" office:value-type="string" calcext:value-type="string">
            <text:p>Clc1ccc(C[C@@H](NC(=O)[C@H](NC(=O)C)Cc2cc3c(cc2)cccc3)C(=O)N[C@@H](C(=O)N[C@H](C(=O)N([C@H](C(=O)N[C@@H](C(=O)N[C@H](C(=O)N[C@H](C(=O)N2[C@@H](CCC2)C(=O)N[C@H](C)C(=O)N)CCCCNC(C)C)CC(C)C)CC(=O)N)Cc2ccc(O)cc2)C)CO)Cc2cccn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amprosate</text:p>
          </table:table-cell>
          <table:table-cell table:style-name="ce8" office:value-type="string" calcext:value-type="string">
            <text:p>S(=O)(=O)(O)CCCN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arbose</text:p>
          </table:table-cell>
          <table:table-cell table:style-name="ce8" office:value-type="string" calcext:value-type="string">
            <text:p>O([C@H]1[C@H](O)[C@@H](O)[C@H](O[C@@H]1CO)O[C@H]1[C@H](O)[C@@H](O)[C@@H](O[C@@H]1CO)O)[C@H]1O[C@@H]([C@@H](N[C@@H]2[C@H](O)[C@@H](O)[C@H](O)C(=C2)CO)[C@H](O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butolol</text:p>
          </table:table-cell>
          <table:table-cell table:style-name="ce8" office:value-type="string" calcext:value-type="string">
            <text:p>O(C[C@@H](O)CNC(C)C)c1c(cc(NC(=O)CCC)cc1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metacin</text:p>
          </table:table-cell>
          <table:table-cell table:style-name="ce8" office:value-type="string" calcext:value-type="string">
            <text:p>Clc1ccc(C(=O)n2c(c(c3c2ccc(OC)c3)CC(=O)OCC(=O)O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taminophen</text:p>
          </table:table-cell>
          <table:table-cell table:style-name="ce8" office:value-type="string" calcext:value-type="string">
            <text:p>Oc1ccc(NC(=O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tazolamide</text:p>
          </table:table-cell>
          <table:table-cell table:style-name="ce8" office:value-type="string" calcext:value-type="string">
            <text:p>S(=O)(=O)(N)c1sc(NC(=O)C)nn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tohydroxamic</text:p>
          </table:table-cell>
          <table:table-cell table:style-name="ce8" office:value-type="string" calcext:value-type="string">
            <text:p>ON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tone cyanohydrin</text:p>
          </table:table-cell>
          <table:table-cell table:style-name="ce8" office:value-type="string" calcext:value-type="string">
            <text:p>OC(C)(C)C#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tophenazine</text:p>
          </table:table-cell>
          <table:table-cell table:style-name="ce8" office:value-type="string" calcext:value-type="string">
            <text:p>S1c2c(N(CCCN3CCN(CC3)CCO)c3c1cccc3)cc(cc2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tylcholine</text:p>
          </table:table-cell>
          <table:table-cell table:style-name="ce8" office:value-type="string" calcext:value-type="string">
            <text:p>O(CC[N+](C)(C)C)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etylcysteine</text:p>
          </table:table-cell>
          <table:table-cell table:style-name="ce8" office:value-type="string" calcext:value-type="string">
            <text:p>SC[C@H](NC(=O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itretin</text:p>
          </table:table-cell>
          <table:table-cell table:style-name="ce8" office:value-type="string" calcext:value-type="string">
            <text:p>O(c1c(c(c(c(c1)C)/C=C/C(=C/C=C/C(=C\C(=O)O)/C)/C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larubicin</text:p>
          </table:table-cell>
          <table:table-cell table:style-name="ce8" office:value-type="string" calcext:value-type="string">
            <text:p>O([C@H]1C[C@@](O)([C@@H](c2c1c(O)c1c(c2)C(=O)c2c(C1=O)c(O)ccc2)C(=O)OC)CC)[C@@H]1O[C@H]([C@@H](O[C@@H]2O[C@H]([C@@H](O[C@@H]3O[C@H](C(=O)CC3)C)[C@@H](O)C2)C)[C@@H](N(C)C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cyclovir</text:p>
          </table:table-cell>
          <table:table-cell table:style-name="ce8" office:value-type="string" calcext:value-type="string">
            <text:p>O(Cn1c2[nH]c(nc(=O)c2nc1)N)C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dapalene</text:p>
          </table:table-cell>
          <table:table-cell table:style-name="ce8" office:value-type="string" calcext:value-type="string">
            <text:p>O(c1c([C@]23C[C@@H]4C[C@H](C2)C[C@H](C3)C4)cc(cc1)c1cc2c(cc1)cc(cc2)C(=O)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defovir dipivoxil</text:p>
          </table:table-cell>
          <table:table-cell table:style-name="ce8" office:value-type="string" calcext:value-type="string">
            <text:p>P(=O)(OCOC(=O)C(C)(C)C)(OCOC(=O)C(C)(C)C)COCCn1c2ncnc(N)c2n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denosine</text:p>
          </table:table-cell>
          <table:table-cell table:style-name="ce8" office:value-type="string" calcext:value-type="string">
            <text:p>O1[C@@H](n2c3ncnc(N)c3nc2)[C@H](O)[C@H](O)[C@H]1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felimomab</text:p>
          </table:table-cell>
          <table:table-cell table:style-name="ce8" office:value-type="string" calcext:value-type="string">
            <text:p>O(c1c(/C=C/2\CCCN=C2c2cccnc2)ccc(OC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acepril</text:p>
          </table:table-cell>
          <table:table-cell table:style-name="ce8" office:value-type="string" calcext:value-type="string">
            <text:p>S(C[C@H](C(=O)N1[C@@H](CCC1)C(=O)N[C@@H](Cc1ccccc1)C(=O)O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bendazole</text:p>
          </table:table-cell>
          <table:table-cell table:style-name="ce8" office:value-type="string" calcext:value-type="string">
            <text:p>S(c1cc2[nH]c(nc2cc1)NC(=O)OC)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buterol</text:p>
          </table:table-cell>
          <table:table-cell table:style-name="ce8" office:value-type="string" calcext:value-type="string">
            <text:p>O[C@@H](CNC(C)(C)C)c1cc(c(O)cc1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clometasone</text:p>
          </table:table-cell>
          <table:table-cell table:style-name="ce8" office:value-type="string" calcext:value-type="string">
            <text:p>Cl[C@H]1[C@H]2[C@H]3[C@@]([C@](O)([C@@H](C3)C)C(=O)CO)(C[C@H](O)[C@@H]2[C@@]2(C(=CC(=O)C=C2)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drin</text:p>
          </table:table-cell>
          <table:table-cell table:style-name="ce8" office:value-type="string" calcext:value-type="string">
            <text:p>Cl[C@@]12[C@H]3[C@@H]([C@@](Cl)(C1(Cl)Cl)C(=C2Cl)Cl)[C@H]1C[C@@H]3C=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endronate</text:p>
          </table:table-cell>
          <table:table-cell table:style-name="ce8" office:value-type="string" calcext:value-type="string">
            <text:p>P(=O)(O)(O)C(P(=O)(O)O)(O)CC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fentanil</text:p>
          </table:table-cell>
          <table:table-cell table:style-name="ce8" office:value-type="string" calcext:value-type="string">
            <text:p>O(C[C@]1(N(c2ccccc2)C(=O)CC)CCN(CC1)CCn1nnn(c1=O)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fuzosin</text:p>
          </table:table-cell>
          <table:table-cell table:style-name="ce8" office:value-type="string" calcext:value-type="string">
            <text:p>O1[C@@H](CCC1)C(=O)NCCCN(c1nc2c(c(n1)N)cc(OC)c(OC)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itretinoin</text:p>
          </table:table-cell>
          <table:table-cell table:style-name="ce8" office:value-type="string" calcext:value-type="string">
            <text:p>OC(=O)/C=C(/C=C/C=C(\C=C\C1=C(CCCC1(C)C)C)/C)\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lopurinol</text:p>
          </table:table-cell>
          <table:table-cell table:style-name="ce8" office:value-type="string" calcext:value-type="string">
            <text:p>O=c1ncnc2[nH][nH]cc1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mitrine</text:p>
          </table:table-cell>
          <table:table-cell table:style-name="ce8" office:value-type="string" calcext:value-type="string">
            <text:p>Fc1ccc([C@H](N2CCN(CC2)c2nc(nc(n2)NCC=C)NCC=C)c2ccc(F)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motriptan</text:p>
          </table:table-cell>
          <table:table-cell table:style-name="ce8" office:value-type="string" calcext:value-type="string">
            <text:p>S(=O)(=O)(N1CCCC1)Cc1cc2c(CCN(C)C)c[nH]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osetron</text:p>
          </table:table-cell>
          <table:table-cell table:style-name="ce8" office:value-type="string" calcext:value-type="string">
            <text:p>O=C1N(CCc2n(c3c(c12)cccc3)C)Cc1nc[nH]c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pidem</text:p>
          </table:table-cell>
          <table:table-cell table:style-name="ce8" office:value-type="string" calcext:value-type="string">
            <text:p>Clc1cn2c(CC(=O)N(CCC)CCC)c(nc2cc1)c1ccc(Cl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prazolam</text:p>
          </table:table-cell>
          <table:table-cell table:style-name="ce8" office:value-type="string" calcext:value-type="string">
            <text:p>Clc1cc2c(n3c(nnc3C)CN=C2c2c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prostadil</text:p>
          </table:table-cell>
          <table:table-cell table:style-name="ce8" office:value-type="string" calcext:value-type="string">
            <text:p>O[C@H]1[C@@H]([C@@H](CCCCCCC(=O)O)C(=O)C1)/C=C/[C@@H](O)CC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tretamine</text:p>
          </table:table-cell>
          <table:table-cell table:style-name="ce8" office:value-type="string" calcext:value-type="string">
            <text:p>N(c1nc(N(C)C)nc(N(C)C)n1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lvimopan</text:p>
          </table:table-cell>
          <table:table-cell table:style-name="ce8" office:value-type="string" calcext:value-type="string">
            <text:p>Oc1cc([C@]2([C@H](CN(CC2)C[C@H](Cc2ccccc2)C(=O)NCC(=O)O)C)C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antadine</text:p>
          </table:table-cell>
          <table:table-cell table:style-name="ce8" office:value-type="string" calcext:value-type="string">
            <text:p>N[C@@]12C[C@H]3C[C@@H](C1)C[C@@H](C2)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benonium</text:p>
          </table:table-cell>
          <table:table-cell table:style-name="ce8" office:value-type="string" calcext:value-type="string">
            <text:p>Clc1c(C[N+](CCNC(=O)C(=O)NCC[N+](Cc2c(Cl)cccc2)(CC)CC)(CC)CC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brisentan</text:p>
          </table:table-cell>
          <table:table-cell table:style-name="ce8" office:value-type="string" calcext:value-type="string">
            <text:p>O([C@@]([C@H](Oc1nc(cc(n1)C)C)C(=O)O)(c1ccccc1)c1cc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cinonide</text:p>
          </table:table-cell>
          <table:table-cell table:style-name="ce8" office:value-type="string" calcext:value-type="string">
            <text:p>F[C@@]12[C@H]([C@H]3[C@@]([C@@]4(OC5(O[C@@H]4C3)CCCC5)C(=O)COC(=O)C)(C[C@@H]1O)C)CC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dinocillin</text:p>
          </table:table-cell>
          <table:table-cell table:style-name="ce8" office:value-type="string" calcext:value-type="string">
            <text:p>S1[C@H]2N([C@H](C1(C)C)C(=O)O)C(=O)[C@H]2/N=C/N1C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fostine</text:p>
          </table:table-cell>
          <table:table-cell table:style-name="ce8" office:value-type="string" calcext:value-type="string">
            <text:p>S(P(=O)(O)O)CCNCC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kacin</text:p>
          </table:table-cell>
          <table:table-cell table:style-name="ce8" office:value-type="string" calcext:value-type="string">
            <text:p>O([C@H]1[C@H](NC(=O)[C@@H](O)CCN)C[C@H](N)[C@@H](O[C@H]2O[C@@H]([C@@H](O)[C@H](O)[C@H]2O)CN)[C@@H]1O)[C@H]1O[C@@H]([C@@H](O)[C@H](N)[C@H]1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neptine</text:p>
          </table:table-cell>
          <table:table-cell table:style-name="ce8" office:value-type="string" calcext:value-type="string">
            <text:p>OC(=O)CCCCCCN[C@H]1c2c(CC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nocaproic acid</text:p>
          </table:table-cell>
          <table:table-cell table:style-name="ce8" office:value-type="string" calcext:value-type="string">
            <text:p>OC(=O)CCCC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noglutethimide</text:p>
          </table:table-cell>
          <table:table-cell table:style-name="ce8" office:value-type="string" calcext:value-type="string">
            <text:p>O=C1NC(=O)CC[C@@]1(CC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nohippuric acid</text:p>
          </table:table-cell>
          <table:table-cell table:style-name="ce8" office:value-type="string" calcext:value-type="string">
            <text:p>O=C(NCC(=O)O)c1ccc(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nolevulinic acid</text:p>
          </table:table-cell>
          <table:table-cell table:style-name="ce8" office:value-type="string" calcext:value-type="string">
            <text:p>O=C(CCC(=O)O)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nosalicylic acid</text:p>
          </table:table-cell>
          <table:table-cell table:style-name="ce8" office:value-type="string" calcext:value-type="string">
            <text:p>Oc1c(ccc(N)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odarone</text:p>
          </table:table-cell>
          <table:table-cell table:style-name="ce8" office:value-type="string" calcext:value-type="string">
            <text:p>Ic1c(OCCN(CC)CC)c(I)cc(C(=O)c2c(oc3c2cccc3)CCCC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thiozone</text:p>
          </table:table-cell>
          <table:table-cell table:style-name="ce8" office:value-type="string" calcext:value-type="string">
            <text:p>S=C(N/N=C/c1ccc(NC(=O)C)cc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itriptyline </text:p>
          </table:table-cell>
          <table:table-cell table:style-name="ce8" office:value-type="string" calcext:value-type="string">
            <text:p>N(CC/C=C\1/c2c(CCc3c1cccc3)cccc2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lexanox</text:p>
          </table:table-cell>
          <table:table-cell table:style-name="ce8" office:value-type="string" calcext:value-type="string">
            <text:p>o1c2c(cc(C(C)C)cc2)c(=O)c2c1nc(N)c(c2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monium lactate</text:p>
          </table:table-cell>
          <table:table-cell table:style-name="ce8" office:value-type="string" calcext:value-type="string">
            <text:p>O[C@@H](C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odiaquine</text:p>
          </table:table-cell>
          <table:table-cell table:style-name="ce8" office:value-type="string" calcext:value-type="string">
            <text:p>Clc1cc2nccc(Nc3cc(CN(CC)CC)c(O)cc3)c2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onafide</text:p>
          </table:table-cell>
          <table:table-cell table:style-name="ce8" office:value-type="string" calcext:value-type="string">
            <text:p>O=c1n(CCN(C)C)c(=O)c2c3c1cc(N)cc3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oxapine</text:p>
          </table:table-cell>
          <table:table-cell table:style-name="ce8" office:value-type="string" calcext:value-type="string">
            <text:p>Clc1cc2C(=Nc3c(Oc2cc1)cccc3)N1CCN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oxicillin</text:p>
          </table:table-cell>
          <table:table-cell table:style-name="ce8" office:value-type="string" calcext:value-type="string">
            <text:p>S1[C@H]2N([C@H](C1(C)C)C(=O)O)C(=O)[C@H]2NC(=O)[C@H](N)c1ccc(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phetamine</text:p>
          </table:table-cell>
          <table:table-cell table:style-name="ce8" office:value-type="string" calcext:value-type="string">
            <text:p>N[C@@H](Cc1c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photericin b</text:p>
          </table:table-cell>
          <table:table-cell table:style-name="ce8" office:value-type="string" calcext:value-type="string">
            <text:p>O1[C@@]2(O)C[C@H](O)[C@H]([C@@H]1C[C@@H](O[C@@H]1O[C@@H]([C@@H](O)[C@H](N)[C@@H]1O)C)/C=C/C=C/C=C/C=C/C=C/C=C/C=C/[C@@H]([C@@H](O)[C@H]([C@@H](OC(=O)C[C@H](O)C[C@H](O)CC[C@@H](O)[C@H](O)C[C@H](O)C2)C)C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picillin</text:p>
          </table:table-cell>
          <table:table-cell table:style-name="ce8" office:value-type="string" calcext:value-type="string">
            <text:p>S1[C@H]2N([C@H](C1(C)C)C(=O)O)C(=O)[C@H]2NC(=O)[C@H](N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prenavir</text:p>
          </table:table-cell>
          <table:table-cell table:style-name="ce8" office:value-type="string" calcext:value-type="string">
            <text:p>S(=O)(=O)(N(C[C@@H](O)[C@@H](NC(=O)O[C@H]1CCOC1)Cc1ccccc1)CC(C)C)c1ccc(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msacrine</text:p>
          </table:table-cell>
          <table:table-cell table:style-name="ce8" office:value-type="string" calcext:value-type="string">
            <text:p>S(=O)(=O)(Nc1cc(OC)c(Nc2c3c(nc4c2cccc4)cccc3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nagrelide</text:p>
          </table:table-cell>
          <table:table-cell table:style-name="ce8" office:value-type="string" calcext:value-type="string">
            <text:p>Clc1c2CN3C(=NC(=O)C3)Nc2ccc1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nastrozole</text:p>
          </table:table-cell>
          <table:table-cell table:style-name="ce8" office:value-type="string" calcext:value-type="string">
            <text:p>n1(ncnc1)Cc1cc(C(C)(C)C#N)cc(C(C)(C)C#N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nidulafungin</text:p>
          </table:table-cell>
          <table:table-cell table:style-name="ce8" office:value-type="string" calcext:value-type="string">
            <text:p>O[C@H]1[C@H](CN2[C@@H]1C(=O)N[C@H](O)[C@H](O)C[C@H](NC(=O)c1ccc(cc1)c1ccc(cc1)c1ccc(OCCCCC)cc1)C(=O)N[C@H](C(=O)N1[C@@H](C[C@@H](O)C1)C(=O)N[C@H](C(=O)N[C@H](C2=O)[C@H](O)C)[C@H](O)[C@@H](O)c1ccc(O)cc1)[C@H](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niracetam</text:p>
          </table:table-cell>
          <table:table-cell table:style-name="ce8" office:value-type="string" calcext:value-type="string">
            <text:p>O=C1N(CCC1)C(=O)c1ccc(O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nisindione</text:p>
          </table:table-cell>
          <table:table-cell table:style-name="ce8" office:value-type="string" calcext:value-type="string">
            <text:p>O=C1[C@@H](C(=O)c2c1cccc2)c1ccc(O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nisotropine</text:p>
          </table:table-cell>
          <table:table-cell table:style-name="ce8" office:value-type="string" calcext:value-type="string">
            <text:p>O([C@H]1C[C@@H]2[N+]([C@@H](CC2)C1)(C)C)C(=O)C(CCC)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pomorphine</text:p>
          </table:table-cell>
          <table:table-cell table:style-name="ce8" office:value-type="string" calcext:value-type="string">
            <text:p>Oc1c2c3c4[C@H](N(CCc4ccc3)C)Cc2ccc1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praclonidine</text:p>
          </table:table-cell>
          <table:table-cell table:style-name="ce8" office:value-type="string" calcext:value-type="string">
            <text:p>Clc1c(NC2=NCCN2)c(Cl)cc(N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prepitant</text:p>
          </table:table-cell>
          <table:table-cell table:style-name="ce8" office:value-type="string" calcext:value-type="string">
            <text:p>Fc1ccc([C@H]2N(CCO[C@H]2O[C@@H](c2cc(cc(c2)C(F)(F)F)C(F)(F)F)C)Cc2[nH][nH]c(=O)n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prindine</text:p>
          </table:table-cell>
          <table:table-cell table:style-name="ce8" office:value-type="string" calcext:value-type="string">
            <text:p>N([C@H]1Cc2c(C1)cccc2)(CCCN(CC)CC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rbutamine</text:p>
          </table:table-cell>
          <table:table-cell table:style-name="ce8" office:value-type="string" calcext:value-type="string">
            <text:p>O[C@@H](CNCCCCc1ccc(O)cc1)c1cc(O)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rgatroban</text:p>
          </table:table-cell>
          <table:table-cell table:style-name="ce8" office:value-type="string" calcext:value-type="string">
            <text:p>S(=O)(=O)(N[C@H](C(=O)N1[C@H](C[C@@H](CC1)C)C(=O)O)CCCN=C(N)N)c1c2NC[C@H](Cc2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ripiprazole</text:p>
          </table:table-cell>
          <table:table-cell table:style-name="ce8" office:value-type="string" calcext:value-type="string">
            <text:p>Clc1c(N2CCN(CC2)CCCCOc2cc3NC(=O)CCc3cc2)cccc1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spirin</text:p>
          </table:table-cell>
          <table:table-cell table:style-name="ce8" office:value-type="string" calcext:value-type="string">
            <text:p>O(c1c(cccc1)C(=O)O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azanavir</text:p>
          </table:table-cell>
          <table:table-cell table:style-name="ce8" office:value-type="string" calcext:value-type="string">
            <text:p>O[C@H]([C@@H](NC(=O)[C@@H](NC(=O)OC)C(C)(C)C)Cc1ccccc1)CN(NC(=O)[C@@H](NC(=O)OC)C(C)(C)C)Cc1ccc(cc1)c1n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enolol</text:p>
          </table:table-cell>
          <table:table-cell table:style-name="ce8" office:value-type="string" calcext:value-type="string">
            <text:p>O(C[C@@H](O)CNC(C)C)c1ccc(cc1)CC(=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omoxetine</text:p>
          </table:table-cell>
          <table:table-cell table:style-name="ce8" office:value-type="string" calcext:value-type="string">
            <text:p>O([C@H](CCNC)c1ccccc1)c1c(c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orvastatin</text:p>
          </table:table-cell>
          <table:table-cell table:style-name="ce8" office:value-type="string" calcext:value-type="string">
            <text:p>Fc1ccc(c2n(c(C(C)C)c(c2c2ccccc2)C(=O)Nc2ccccc2)CC[C@@H](O)C[C@@H](O)CC(=O)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ovaquone</text:p>
          </table:table-cell>
          <table:table-cell table:style-name="ce8" office:value-type="string" calcext:value-type="string">
            <text:p>Clc1ccc([C@H]2CC[C@@H](CC2)C2=C(O)c3c(C(=O)C2=O)cccc3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racurium</text:p>
          </table:table-cell>
          <table:table-cell table:style-name="ce8" office:value-type="string" calcext:value-type="string">
            <text:p>O(c1cc2[C@H]([N+](CCc2cc1OC)(CCC(=O)OCCCCCOC(=O)CC[N+]1([C@@H](c2c(CC1)cc(OC)c(OC)c2)Cc1cc(OC)c(OC)cc1)C)C)Cc1cc(OC)c(OC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razine</text:p>
          </table:table-cell>
          <table:table-cell table:style-name="ce8" office:value-type="string" calcext:value-type="string">
            <text:p>Clc1nc(NC(C)C)nc(NCC)n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tropine</text:p>
          </table:table-cell>
          <table:table-cell table:style-name="ce8" office:value-type="string" calcext:value-type="string">
            <text:p>O([C@H]1C[C@@H]2N([C@@H](CC2)C1)C)C(=O)[C@@H](c1ccccc1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acitidine</text:p>
          </table:table-cell>
          <table:table-cell table:style-name="ce8" office:value-type="string" calcext:value-type="string">
            <text:p>O1[C@@H]([C@@H](O)[C@@H](O)[C@@H]1n1c(=O)nc(nc1)N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atadine</text:p>
          </table:table-cell>
          <table:table-cell table:style-name="ce8" office:value-type="string" calcext:value-type="string">
            <text:p>N1(CCC(=C2c3c(CCc4c2nccc4)cccc3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athioprine</text:p>
          </table:table-cell>
          <table:table-cell table:style-name="ce8" office:value-type="string" calcext:value-type="string">
            <text:p>S(c1n(cnc1N(=O)=O)C)c1ncnc2nc[nH]c1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elaic acid</text:p>
          </table:table-cell>
          <table:table-cell table:style-name="ce8" office:value-type="string" calcext:value-type="string">
            <text:p>OC(=O)CCCCCC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elastine</text:p>
          </table:table-cell>
          <table:table-cell table:style-name="ce8" office:value-type="string" calcext:value-type="string">
            <text:p>Clc1ccc(Cc2nn([C@H]3CCCN(CC3)C)c(=O)c3c2cccc3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ithromycin</text:p>
          </table:table-cell>
          <table:table-cell table:style-name="ce8" office:value-type="string" calcext:value-type="string">
            <text:p>O([C@@H]1[C@H]([C@H](O[C@@H]2O[C@H]([C@H](O)[C@](OC)(C2)C)C)[C@H](C(=O)O[C@@H]([C@@](O)([C@H](O)[C@H](N(C[C@@H](C[C@]1(O)C)C)C)C)C)CC)C)C)[C@@H]1O[C@@H](C[C@H](N(C)C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locillin</text:p>
          </table:table-cell>
          <table:table-cell table:style-name="ce8" office:value-type="string" calcext:value-type="string">
            <text:p>S1[C@H]2N([C@H](C1(C)C)C(=O)O)C(=O)[C@H]2NC(=O)[C@H](NC(=O)N1CCNC1=O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Aztreonam</text:p>
          </table:table-cell>
          <table:table-cell table:style-name="ce8" office:value-type="string" calcext:value-type="string">
            <text:p>S(=O)(=O)(O)N1[C@H]([C@H](NC(=O)/C(=N\OC(C)(C)C(=O)O)/c2nc(sc2)N)C1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acampicillin</text:p>
          </table:table-cell>
          <table:table-cell table:style-name="ce8" office:value-type="string" calcext:value-type="string">
            <text:p>S1[C@H]2N([C@H](C1(C)C)C(=O)O[C@@H](OC(=O)OCC)C)C(=O)[C@H]2NC(=O)[C@H](N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acitracin</text:p>
          </table:table-cell>
          <table:table-cell table:style-name="ce8" office:value-type="string" calcext:value-type="string">
            <text:p>S1C(=N[C@@H](C(=O)N[C@@H](CC(C)C)C(=O)N[C@@H](C(=O)N[C@@H]([C@@H](CC)C)C(=O)N[C@H]2CCCCNC(=O)[C@H](NC(=O)[C@H](NC(=O)[C@@H](NC(=O)[C@@H](NC(=O)[C@@H](NC(=O)[C@@H](NC2=O)CCCN)[C@@H](CC)C)Cc2ccccc2)Cc2[nH]cnc2)CC(=O)O)CC(=O)N)CCC(=O)O)C1)[C@@H](N)[C@@H](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aclofen</text:p>
          </table:table-cell>
          <table:table-cell table:style-name="ce8" office:value-type="string" calcext:value-type="string">
            <text:p>Clc1ccc([C@@H](CC(=O)O)C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alsalazide</text:p>
          </table:table-cell>
          <table:table-cell table:style-name="ce8" office:value-type="string" calcext:value-type="string">
            <text:p>O=C(NCCC(=O)O)c1ccc(N/N=C/2\C=C(C(=O)C=C2)C(=O)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clomethasone</text:p>
          </table:table-cell>
          <table:table-cell table:style-name="ce8" office:value-type="string" calcext:value-type="string">
            <text:p>Cl[C@@]12[C@H]([C@H]3[C@@]([C@](O)([C@H](C3)C)C(=O)CO)(C[C@@H]1O)C)CC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azepril</text:p>
          </table:table-cell>
          <table:table-cell table:style-name="ce8" office:value-type="string" calcext:value-type="string">
            <text:p>O=C1N(c2c(CC[C@@H]1N[C@@H](CCc1ccccc1)C(=O)OCC)cccc2)C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damustine</text:p>
          </table:table-cell>
          <table:table-cell table:style-name="ce8" office:value-type="string" calcext:value-type="string">
            <text:p>ClCCN(c1cc2nc(n(c2cc1)C)CCCC(=O)O)CC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droflumethiazide</text:p>
          </table:table-cell>
          <table:table-cell table:style-name="ce8" office:value-type="string" calcext:value-type="string">
            <text:p>S1(=O)(=O)N[C@@H](Nc2c1cc(S(=O)(=O)N)c(c2)C(F)(F)F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oxaprofen</text:p>
          </table:table-cell>
          <table:table-cell table:style-name="ce8" office:value-type="string" calcext:value-type="string">
            <text:p>Clc1ccc(c2oc3c(n2)cc([C@@H](C)C(=O)O)cc3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oxinate</text:p>
          </table:table-cell>
          <table:table-cell table:style-name="ce8" office:value-type="string" calcext:value-type="string">
            <text:p>O(CCN(CC)CC)C(=O)c1cc(OCCCC)c(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tazepam</text:p>
          </table:table-cell>
          <table:table-cell table:style-name="ce8" office:value-type="string" calcext:value-type="string">
            <text:p>s1c2c(CCCC2)c2=C(NCC(=O)N=c12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tiromide</text:p>
          </table:table-cell>
          <table:table-cell table:style-name="ce8" office:value-type="string" calcext:value-type="string">
            <text:p>O=C(Nc1ccc(cc1)C(=O)O)[C@@H](NC(=O)c1ccccc1)Cc1cc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arone</text:p>
          </table:table-cell>
          <table:table-cell table:style-name="ce8" office:value-type="string" calcext:value-type="string">
            <text:p>o1c(c(c2c1cccc2)C(=O)c1ccc(O)cc1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bromarone</text:p>
          </table:table-cell>
          <table:table-cell table:style-name="ce8" office:value-type="string" calcext:value-type="string">
            <text:p>Brc1cc(C(=O)c2c3c(oc2CC)cccc3)cc(Br)c1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idine</text:p>
          </table:table-cell>
          <table:table-cell table:style-name="ce8" office:value-type="string" calcext:value-type="string">
            <text:p>Clc1cc(c2cc(Cl)c(/N=N/[C@@H](C(=O)Nc3ccccc3)C(=O)C)cc2)ccc1/N=N/[C@@H](C(=O)Nc1ccccc1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oic acid</text:p>
          </table:table-cell>
          <table:table-cell table:style-name="ce8" office:value-type="string" calcext:value-type="string">
            <text:p>OC(=O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onatate</text:p>
          </table:table-cell>
          <table:table-cell table:style-name="ce8" office:value-type="string" calcext:value-type="string">
            <text:p>O(CCOCCOCCOCCOCCOC)CCOCCOCCOCCOC(=O)c1ccc(NCCC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phetamine</text:p>
          </table:table-cell>
          <table:table-cell table:style-name="ce8" office:value-type="string" calcext:value-type="string">
            <text:p>N([C@@H](Cc1ccccc1)C)(Cc1c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quinamide</text:p>
          </table:table-cell>
          <table:table-cell table:style-name="ce8" office:value-type="string" calcext:value-type="string">
            <text:p>O([C@H]1[C@@H](CN2[C@@H](C1)c1c(CC2)cc(OC)c(OC)c1)C(=O)N(CC)CC)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nzthiazide</text:p>
          </table:table-cell>
          <table:table-cell table:style-name="ce8" office:value-type="string" calcext:value-type="string">
            <text:p>Clc1c(S(=O)(=O)N)cc2S(=O)(=O)N=C(Nc2c1)CSC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pridil</text:p>
          </table:table-cell>
          <table:table-cell table:style-name="ce8" office:value-type="string" calcext:value-type="string">
            <text:p>O(C[C@@H](N1CCCC1)CN(Cc1ccccc1)c1ccccc1)C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ta-carotene</text:p>
          </table:table-cell>
          <table:table-cell table:style-name="ce8" office:value-type="string" calcext:value-type="string">
            <text:p>C1(CCCC(=C1/C=C/C(=C/C=C/C(=C/C=C/C=C(/C=C/C=C(/C=C/C1=C(CCCC1(C)C)C)\C)\C)/C)/C)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taine</text:p>
          </table:table-cell>
          <table:table-cell table:style-name="ce8" office:value-type="string" calcext:value-type="string">
            <text:p>OC(=O)C[N+](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taxolol</text:p>
          </table:table-cell>
          <table:table-cell table:style-name="ce8" office:value-type="string" calcext:value-type="string">
            <text:p>O(CC1CC1)CCc1ccc(OC[C@@H](O)CNC(C)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thanechol</text:p>
          </table:table-cell>
          <table:table-cell table:style-name="ce8" office:value-type="string" calcext:value-type="string">
            <text:p>O([C@@H](C[N+](C)(C)C)C)C(=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thanidine</text:p>
          </table:table-cell>
          <table:table-cell table:style-name="ce8" office:value-type="string" calcext:value-type="string">
            <text:p>N(Cc1ccccc1)/C(=N/C)/N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xarotene</text:p>
          </table:table-cell>
          <table:table-cell table:style-name="ce8" office:value-type="string" calcext:value-type="string">
            <text:p>OC(=O)c1ccc(C(=C)c2cc3C(CCC(c3cc2C)(C)C)(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ezafibrate</text:p>
          </table:table-cell>
          <table:table-cell table:style-name="ce8" office:value-type="string" calcext:value-type="string">
            <text:p>Clc1ccc(C(=O)NCCc2ccc(OC(C)(C)C(=O)O)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icalutamide</text:p>
          </table:table-cell>
          <table:table-cell table:style-name="ce8" office:value-type="string" calcext:value-type="string">
            <text:p>S(=O)(=O)(C[C@](O)(C)C(=O)Nc1cc(c(cc1)C#N)C(F)(F)F)c1ccc(F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imatoprost</text:p>
          </table:table-cell>
          <table:table-cell table:style-name="ce8" office:value-type="string" calcext:value-type="string">
            <text:p>O[C@@H]1[C@@H]([C@H]([C@H](O)C1)/C=C/[C@@H](O)CCc1ccccc1)C/C=C\CCCC(=O)N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iperiden</text:p>
          </table:table-cell>
          <table:table-cell table:style-name="ce8" office:value-type="string" calcext:value-type="string">
            <text:p>O[C@@]([C@H]1[C@H]2C[C@@H](C1)C=C2)(CCN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isoprolol</text:p>
          </table:table-cell>
          <table:table-cell table:style-name="ce8" office:value-type="string" calcext:value-type="string">
            <text:p>O(C[C@@H](O)CNC(C)C)c1ccc(COCCOC(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itolterol</text:p>
          </table:table-cell>
          <table:table-cell table:style-name="ce8" office:value-type="string" calcext:value-type="string">
            <text:p>O[C@@H](CNC(C)(C)C)c1cc(OC(=O)c2ccc(cc2)C)c(OC(=O)c2ccc(cc2)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ivalirudin</text:p>
          </table:table-cell>
          <table:table-cell table:style-name="ce8" office:value-type="string" calcext:value-type="string">
            <text:p>O=C(N1[C@@H](CCC1)C(=O)N[C@@H](CCC(=O)O)C(=O)N[C@@H](CCC(=O)O)C(=O)N[C@@H](Cc1ccc(O)cc1)C(=O)N[C@@H](CC(C)C)C(=O)O)[C@@H](NC(=O)[C@@H](NC(=O)[C@@H](NC(=O)[C@@H](NC(=O)[C@@H](NC(=O)CNC(=O)[C@@H](NC(=O)CNC(=O)CNC(=O)CNC(=O)CNC(=O)[C@H]1N(CCC1)C(=O)[C@@H](NC(=O)[C@H]1N(CCC1)C(=O)[C@H](N)Cc1ccccc1)CCCNC(=N)N)CC(=O)N)CC(=O)O)Cc1ccccc1)CCC(=O)O)CCC(=O)O)[C@H](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ortezomib</text:p>
          </table:table-cell>
          <table:table-cell table:style-name="ce8" office:value-type="string" calcext:value-type="string">
            <text:p>O=C(N[C@H](CC(C)C)B(O)O)[C@H](NC(=O)c1nccnc1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osentan</text:p>
          </table:table-cell>
          <table:table-cell table:style-name="ce8" office:value-type="string" calcext:value-type="string">
            <text:p>S(=O)(=O)(Nc1nc(nc(OCCO)c1Oc1c(OC)cccc1)c1ncccn1)c1ccc(C(C)(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etylium</text:p>
          </table:table-cell>
          <table:table-cell table:style-name="ce8" office:value-type="string" calcext:value-type="string">
            <text:p>Brc1c(C[N+](CC)(C)C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imonidine</text:p>
          </table:table-cell>
          <table:table-cell table:style-name="ce8" office:value-type="string" calcext:value-type="string">
            <text:p>Brc1c(NC2=NCCN2)ccc2nccnc1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omfenac</text:p>
          </table:table-cell>
          <table:table-cell table:style-name="ce8" office:value-type="string" calcext:value-type="string">
            <text:p>Brc1ccc(C(=O)c2c(N)c(CC(=O)O)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omocriptine</text:p>
          </table:table-cell>
          <table:table-cell table:style-name="ce8" office:value-type="string" calcext:value-type="string">
            <text:p>Brc1[nH]c2c3c(C4=C[C@@H](C(=O)N[C@@]5(O[C@]6(O)N([C@H](C(=O)N7[C@H]6CCC7)CC(C)C)C5=O)C(C)C)CN([C@@H]4Cc13)C)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omodichloromethane</text:p>
          </table:table-cell>
          <table:table-cell table:style-name="ce8" office:value-type="string" calcext:value-type="string">
            <text:p>BrC(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omoform</text:p>
          </table:table-cell>
          <table:table-cell table:style-name="ce8" office:value-type="string" calcext:value-type="string">
            <text:p>BrC(Br)Br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ompheniramine</text:p>
          </table:table-cell>
          <table:table-cell table:style-name="ce8" office:value-type="string" calcext:value-type="string">
            <text:p>Brc1ccc([C@H](CCN(C)C)c2n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opirimine</text:p>
          </table:table-cell>
          <table:table-cell table:style-name="ce8" office:value-type="string" calcext:value-type="string">
            <text:p>Brc1c([nH]c(nc1=O)N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roxuridine</text:p>
          </table:table-cell>
          <table:table-cell table:style-name="ce8" office:value-type="string" calcext:value-type="string">
            <text:p>Brc1cn([C@@H]2O[C@@H]([C@@H](O)C2)CO)c(=O)[nH]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clizine</text:p>
          </table:table-cell>
          <table:table-cell table:style-name="ce8" office:value-type="string" calcext:value-type="string">
            <text:p>Clc1ccc([C@H](N2CCN(CC2)Cc2ccc(C(C)(C)C)cc2)c2c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desonide</text:p>
          </table:table-cell>
          <table:table-cell table:style-name="ce8" office:value-type="string" calcext:value-type="string">
            <text:p>O1[C@]2([C@@]3([C@H]([C@H]4[C@H]([C@@H](O)C3)[C@@]3(C(=CC(=O)C=C3)CC4)C)C[C@H]2O[C@H]1CCC)C)C(=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metanide</text:p>
          </table:table-cell>
          <table:table-cell table:style-name="ce8" office:value-type="string" calcext:value-type="string">
            <text:p>S(=O)(=O)(N)c1c(Oc2ccccc2)c(NCCCC)cc(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pivacaine</text:p>
          </table:table-cell>
          <table:table-cell table:style-name="ce8" office:value-type="string" calcext:value-type="string">
            <text:p>O=C(Nc1c(cccc1C)C)[C@H]1N(CCCC1)C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prenorphine</text:p>
          </table:table-cell>
          <table:table-cell table:style-name="ce8" office:value-type="string" calcext:value-type="string">
            <text:p>O1[C@@H]2[C@]34[C@]5(C[C@@H]([C@]2(OC)CC5)[C@](O)(C(C)(C)C)C)[C@H](N(CC3)CC2CC2)Cc2c4c1c(O)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propion</text:p>
          </table:table-cell>
          <table:table-cell table:style-name="ce8" office:value-type="string" calcext:value-type="string">
            <text:p>Clc1cc(C(=O)[C@@H](NC(C)(C)C)C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spirone</text:p>
          </table:table-cell>
          <table:table-cell table:style-name="ce8" office:value-type="string" calcext:value-type="string">
            <text:p>O=C1N(C(=O)CC2(CCCC2)C1)CCCCN1CCN(CC1)c1ncccn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sulfan</text:p>
          </table:table-cell>
          <table:table-cell table:style-name="ce8" office:value-type="string" calcext:value-type="string">
            <text:p>S(=O)(=O)(OCCCCOS(=O)(=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tenafine</text:p>
          </table:table-cell>
          <table:table-cell table:style-name="ce8" office:value-type="string" calcext:value-type="string">
            <text:p>N(Cc1ccc(C(C)(C)C)cc1)(Cc1c2c(ccc1)cccc2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toconazole</text:p>
          </table:table-cell>
          <table:table-cell table:style-name="ce8" office:value-type="string" calcext:value-type="string">
            <text:p>Clc1c(S[C@@H](CCc2ccc(Cl)cc2)Cn2ccnc2)c(Cl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Butorphanol</text:p>
          </table:table-cell>
          <table:table-cell table:style-name="ce8" office:value-type="string" calcext:value-type="string">
            <text:p>O[C@@]12[C@@]3(CCN([C@H]1Cc1c3cc(O)cc1)CC1CCC1)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ffeine</text:p>
          </table:table-cell>
          <table:table-cell table:style-name="ce8" office:value-type="string" calcext:value-type="string">
            <text:p>O=c1n(c(=O)n(c2ncn(c12)C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lcifediol</text:p>
          </table:table-cell>
          <table:table-cell table:style-name="ce8" office:value-type="string" calcext:value-type="string">
            <text:p>OC(CCC[C@H]([C@@H]1[C@@]2([C@@H](CC1)/C(=C/C=C\1/C[C@@H](O)CCC1=C)/CCC2)C)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lcipotriene</text:p>
          </table:table-cell>
          <table:table-cell table:style-name="ce8" office:value-type="string" calcext:value-type="string">
            <text:p>O[C@@H](C1CC1)/C=C/[C@H]([C@@H]1[C@@]2([C@@H](CC1)/C(=C/C=C\1/C[C@@H](O)C[C@H](O)C1=C)/CCC2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lcitriol</text:p>
          </table:table-cell>
          <table:table-cell table:style-name="ce8" office:value-type="string" calcext:value-type="string">
            <text:p>OC(CCC[C@H]([C@@H]1[C@@]2([C@@H](CC1)/C(=C/C=C\1/C[C@@H](O)C[C@H](O)C1=C)/CCC2)C)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mphor</text:p>
          </table:table-cell>
          <table:table-cell table:style-name="ce8" office:value-type="string" calcext:value-type="string">
            <text:p>O=C1[C@@]2(C([C@@H](CC2)C1)(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ndesartan cilexetil</text:p>
          </table:table-cell>
          <table:table-cell table:style-name="ce8" office:value-type="string" calcext:value-type="string">
            <text:p>O(C1CCCCC1)C(=O)O[C@@H](OC(=O)c1c2n(Cc3ccc(cc3)c3c(cccc3)c3n[nH]nn3)c(OCC)nc2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pecitabine</text:p>
          </table:table-cell>
          <table:table-cell table:style-name="ce8" office:value-type="string" calcext:value-type="string">
            <text:p>Fc1cn([C@@H]2O[C@@H]([C@@H](O)[C@H]2O)C)c(=O)nc1NC(=O)OCC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prolactam</text:p>
          </table:table-cell>
          <table:table-cell table:style-name="ce8" office:value-type="string" calcext:value-type="string">
            <text:p>O=C1N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ptafol</text:p>
          </table:table-cell>
          <table:table-cell table:style-name="ce8" office:value-type="string" calcext:value-type="string">
            <text:p>ClC(Cl)(SN1C(=O)[C@H]2[C@@H](CC=CC2)C1=O)C(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ptopril</text:p>
          </table:table-cell>
          <table:table-cell table:style-name="ce8" office:value-type="string" calcext:value-type="string">
            <text:p>SC[C@H](C(=O)N1[C@@H](CCC1)C(=O)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bachol</text:p>
          </table:table-cell>
          <table:table-cell table:style-name="ce8" office:value-type="string" calcext:value-type="string">
            <text:p>O(CC[N+](C)(C)C)C(=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bamazepine</text:p>
          </table:table-cell>
          <table:table-cell table:style-name="ce8" office:value-type="string" calcext:value-type="string">
            <text:p>O=C(N1c2c(C=Cc3c1cccc3)cccc2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benicillin</text:p>
          </table:table-cell>
          <table:table-cell table:style-name="ce8" office:value-type="string" calcext:value-type="string">
            <text:p>S1[C@H]2N([C@H](C1(C)C)C(=O)O)C(=O)[C@H]2NC(=O)[C@@H](c1ccc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bimazole</text:p>
          </table:table-cell>
          <table:table-cell table:style-name="ce8" office:value-type="string" calcext:value-type="string">
            <text:p>S=c1n(ccn1C(=O)O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binoxamine</text:p>
          </table:table-cell>
          <table:table-cell table:style-name="ce8" office:value-type="string" calcext:value-type="string">
            <text:p>Clc1ccc([C@H](OCCN(C)C)c2n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boprost</text:p>
          </table:table-cell>
          <table:table-cell table:style-name="ce8" office:value-type="string" calcext:value-type="string">
            <text:p>O[C@@H]1[C@@H]([C@H]([C@H](O)C1)/C=C/[C@@](O)(CCCCC)C)C/C=C\CC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butamide</text:p>
          </table:table-cell>
          <table:table-cell table:style-name="ce8" office:value-type="string" calcext:value-type="string">
            <text:p>S(=O)(=O)(NC(=O)NCCCC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isoprodol</text:p>
          </table:table-cell>
          <table:table-cell table:style-name="ce8" office:value-type="string" calcext:value-type="string">
            <text:p>O(C[C@](CCC)(COC(=O)N)C)C(=O)N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mustine</text:p>
          </table:table-cell>
          <table:table-cell table:style-name="ce8" office:value-type="string" calcext:value-type="string">
            <text:p>ClCCN(N=O)C(=O)NC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profen</text:p>
          </table:table-cell>
          <table:table-cell table:style-name="ce8" office:value-type="string" calcext:value-type="string">
            <text:p>Clc1cc2c3c([nH]c2cc1)cc([C@@H](C)C(=O)O)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teolol</text:p>
          </table:table-cell>
          <table:table-cell table:style-name="ce8" office:value-type="string" calcext:value-type="string">
            <text:p>O(C[C@@H](O)CNC(C)(C)C)c1c2CCC(=O)Nc2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rvedilol</text:p>
          </table:table-cell>
          <table:table-cell table:style-name="ce8" office:value-type="string" calcext:value-type="string">
            <text:p>O(c1c2c3c([nH]c2ccc1)cccc3)C[C@H](O)CNCCOc1c(OC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aspofungin</text:p>
          </table:table-cell>
          <table:table-cell table:style-name="ce8" office:value-type="string" calcext:value-type="string">
            <text:p>O[C@@H]1[C@@H]2N(CC1)C(=O)[C@@H](NC(=O)[C@@H](NC(=O)[C@H]1N(C[C@H](O)C1)C(=O)[C@H](NC(=O)[C@@H](NC(=O)CCCCCCCC[C@H](C[C@@H](CC)C)C)C[C@@H](O)[C@@H](NC2=O)NCCN)[C@H](O)C)[C@H](O)[C@@H](O)c1ccc(O)cc1)[C@H](O)C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aclor</text:p>
          </table:table-cell>
          <table:table-cell table:style-name="ce8" office:value-type="string" calcext:value-type="string">
            <text:p>ClC1=C(N2[C@H](SC1)[C@H](NC(=O)[C@H](N)c1ccccc1)C2=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adroxil</text:p>
          </table:table-cell>
          <table:table-cell table:style-name="ce8" office:value-type="string" calcext:value-type="string">
            <text:p>S1[C@H]2N(C(=O)[C@H]2NC(=O)[C@H](N)c2ccc(O)cc2)C(=C(C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amandole</text:p>
          </table:table-cell>
          <table:table-cell table:style-name="ce8" office:value-type="string" calcext:value-type="string">
            <text:p>S1[C@H]2N(C(=O)[C@H]2NC(=O)[C@H](O)c2ccccc2)C(=C(C1)CSc1n(nnn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azolin</text:p>
          </table:table-cell>
          <table:table-cell table:style-name="ce8" office:value-type="string" calcext:value-type="string">
            <text:p>S1[C@@H]2N(C(=O)[C@H]2NC(=O)Cn2nnnc2)C(=C(C1)CSc1sc(nn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dinir</text:p>
          </table:table-cell>
          <table:table-cell table:style-name="ce8" office:value-type="string" calcext:value-type="string">
            <text:p>S1[C@H]2N(C(=O)[C@H]2NC(=O)/C(=N\O)/c2nc(sc2)N)C(=C(C1)C=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ditoren pivoxil</text:p>
          </table:table-cell>
          <table:table-cell table:style-name="ce8" office:value-type="string" calcext:value-type="string">
            <text:p>S1[C@H]2N(C(=O)[C@H]2NC(=O)/C(=N\OC)/c2nc(sc2)N)C(=C(C1)/C=C\c1scnc1C)C(=O)OCOC(=O)C(C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epime</text:p>
          </table:table-cell>
          <table:table-cell table:style-name="ce8" office:value-type="string" calcext:value-type="string">
            <text:p>S1[C@H]2N(C(=C(C[N+]3(CCCC3)C)C1)C(=O)O)C(=O)[C@H]2NC(=O)/C(=N\OC)/c1nc(sc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ixime</text:p>
          </table:table-cell>
          <table:table-cell table:style-name="ce8" office:value-type="string" calcext:value-type="string">
            <text:p>S1[C@H]2N(C(=O)[C@H]2NC(=O)/C(=N/OCC(=O)O)/c2nc(sc2)N)C(=C(C1)C=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menoxime</text:p>
          </table:table-cell>
          <table:table-cell table:style-name="ce8" office:value-type="string" calcext:value-type="string">
            <text:p>S1[C@H]2N(C(=O)[C@H]2NC(=O)/C(=N\OC)/c2nc(sc2)N)C(=C(C1)CSc1n(nnn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metazole</text:p>
          </table:table-cell>
          <table:table-cell table:style-name="ce8" office:value-type="string" calcext:value-type="string">
            <text:p>S1[C@H]2N(C(=O)[C@@]2(OC)NC(=O)CSCC#N)C(=C(C1)CSc1n(nnn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dizime</text:p>
          </table:table-cell>
          <table:table-cell table:style-name="ce8" office:value-type="string" calcext:value-type="string">
            <text:p>S1[C@H]2N(C(=O)[C@H]2NC(=O)/C(=N\OC)/c2nc(sc2)N)C(=C(C1)CSc1sc(c(n1)C)CC(=O)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nicid</text:p>
          </table:table-cell>
          <table:table-cell table:style-name="ce8" office:value-type="string" calcext:value-type="string">
            <text:p>S1[C@H]2N(C(=O)[C@H]2NC(=O)[C@H](O)c2ccccc2)C(=C(C1)CSc1n(nnn1)CS(=O)(=O)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perazone</text:p>
          </table:table-cell>
          <table:table-cell table:style-name="ce8" office:value-type="string" calcext:value-type="string">
            <text:p>S1[C@H]2N(C(=O)[C@H]2NC(=O)[C@H](NC(=O)N2CCN(C(=O)C2=O)CC)c2ccc(O)cc2)C(=C(C1)CSc1n(nnn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ranide</text:p>
          </table:table-cell>
          <table:table-cell table:style-name="ce8" office:value-type="string" calcext:value-type="string">
            <text:p>S1[C@H]2N(C(=O)[C@H]2NC(=O)Cc2c(CN)cccc2)C(=C(C1)CSc1n(nnn1)CC(=O)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taxime</text:p>
          </table:table-cell>
          <table:table-cell table:style-name="ce8" office:value-type="string" calcext:value-type="string">
            <text:p>S1[C@@H]2N(C(=O)[C@@H]2NC(=O)/C(=N\OC)/c2nc(sc2)N)C(=C(C1)COC(=O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tetan</text:p>
          </table:table-cell>
          <table:table-cell table:style-name="ce8" office:value-type="string" calcext:value-type="string">
            <text:p>S1[C@H]2N(C(=O)[C@@]2(OC)NC(=O)[C@H]2S/C(=C(/C(=O)N)\C(=O)O)/S2)C(=C(C1)CSc1n(nnn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tiam</text:p>
          </table:table-cell>
          <table:table-cell table:style-name="ce8" office:value-type="string" calcext:value-type="string">
            <text:p>S1[C@H]2N(C(=O)[C@H]2NC(=O)Cc2nc(sc2)N)C(=C(C1)CSc1n(nnn1)CCN(C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oxitin</text:p>
          </table:table-cell>
          <table:table-cell table:style-name="ce8" office:value-type="string" calcext:value-type="string">
            <text:p>S1[C@H]2N(C(=O)[C@@]2(OC)NC(=O)Cc2sccc2)C(=C(C1)COC(=O)N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pirome</text:p>
          </table:table-cell>
          <table:table-cell table:style-name="ce8" office:value-type="string" calcext:value-type="string">
            <text:p>S1[C@H]2N(C(=O)[C@H]2NC(=O)/C(=N/OC)/c2nc(sc2)N)C(=C(C1)C[n+]1c2CCCc2c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podoxime proxetil</text:p>
          </table:table-cell>
          <table:table-cell table:style-name="ce8" office:value-type="string" calcext:value-type="string">
            <text:p>S1[C@H]2N(C(=O)[C@H]2NC(=O)/C(=N\OC)/c2nc(sc2)N)C(=C(C1)COC)C(=O)O[C@@H](OC(=O)OC(C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prozil</text:p>
          </table:table-cell>
          <table:table-cell table:style-name="ce8" office:value-type="string" calcext:value-type="string">
            <text:p>S1[C@H]2N(C(=O)[C@H]2NC(=O)[C@H](N)c2ccc(O)cc2)C(=C(C1)/C=C/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sulodin</text:p>
          </table:table-cell>
          <table:table-cell table:style-name="ce8" office:value-type="string" calcext:value-type="string">
            <text:p>S1[C@@H]2N(C(=O)[C@H]2NC(=O)[C@H](S(=O)(=O)O)c2ccccc2)C(=C(C1)C[n+]1ccc(cc1)C(=O)N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tazidime</text:p>
          </table:table-cell>
          <table:table-cell table:style-name="ce8" office:value-type="string" calcext:value-type="string">
            <text:p>S1[C@H]2N(C(=O)[C@H]2NC(=O)/C(=N\OC(C)(C)C(=O)O)/c2nc(sc2)N)C(=C(C1)C[n+]1ccc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tibuten</text:p>
          </table:table-cell>
          <table:table-cell table:style-name="ce8" office:value-type="string" calcext:value-type="string">
            <text:p>S1[C@H]2N(C(=O)[C@H]2NC(=O)/C(=C\CC(=O)O)/c2nc(sc2)N)C(=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tizoxime</text:p>
          </table:table-cell>
          <table:table-cell table:style-name="ce8" office:value-type="string" calcext:value-type="string">
            <text:p>S1[C@H]2N(C(=O)[C@H]2NC(=O)/C(=N\OC)/c2nc(sc2)N)C(=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triaxone</text:p>
          </table:table-cell>
          <table:table-cell table:style-name="ce8" office:value-type="string" calcext:value-type="string">
            <text:p>S1[C@H]2N(C(=O)[C@H]2NC(=O)/C(=N\OC)/c2nc(sc2)N)C(=C(C1)CSc1n([nH]c(=O)c(=O)n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furoxime</text:p>
          </table:table-cell>
          <table:table-cell table:style-name="ce8" office:value-type="string" calcext:value-type="string">
            <text:p>S1[C@H]2N(C(=O)[C@H]2NC(=O)/C(=N\OC)/c2occc2)C(=C(C1)COC(=O)N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lecoxib</text:p>
          </table:table-cell>
          <table:table-cell table:style-name="ce8" office:value-type="string" calcext:value-type="string">
            <text:p>S(=O)(=O)(N)c1ccc(n2nc(cc2c2ccc(cc2)C)C(F)(F)F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phalexin</text:p>
          </table:table-cell>
          <table:table-cell table:style-name="ce8" office:value-type="string" calcext:value-type="string">
            <text:p>S1[C@H]2N(C(=O)[C@H]2NC(=O)[C@H](N)c2ccccc2)C(=C(C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phalothin</text:p>
          </table:table-cell>
          <table:table-cell table:style-name="ce8" office:value-type="string" calcext:value-type="string">
            <text:p>S1[C@H]2N(C(=O)[C@H]2NC(=O)Cc2sccc2)C(=C(C1)COC(=O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phapirin</text:p>
          </table:table-cell>
          <table:table-cell table:style-name="ce8" office:value-type="string" calcext:value-type="string">
            <text:p>S1[C@H]2N(C(=O)[C@H]2NC(=O)CSc2ccncc2)C(=C(C1)COC(=O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phradine</text:p>
          </table:table-cell>
          <table:table-cell table:style-name="ce8" office:value-type="string" calcext:value-type="string">
            <text:p>S1[C@H]2N(C(=O)[C@H]2NC(=O)[C@H](N)C2=CCC=CC2)C(=C(C1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rivastatin</text:p>
          </table:table-cell>
          <table:table-cell table:style-name="ce8" office:value-type="string" calcext:value-type="string">
            <text:p>Fc1ccc(c2c(c(nc(c2/C=C/[C@@H](O)C[C@@H](O)CC(=O)O)C(C)C)C(C)C)C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ruletide</text:p>
          </table:table-cell>
          <table:table-cell table:style-name="ce8" office:value-type="string" calcext:value-type="string">
            <text:p>S(=O)(=O)(Oc1ccc(C[C@H](N)C(=O)N[C@@H]([C@H](O)C)C(=O)NCC(=O)N[C@@H](Cc2c3c([nH]c2)cccc3)C(=O)N[C@H](CCCC)C(=O)N[C@@H](CC(=O)O)C(=O)N[C@@H](Cc2ccccc2)C(=O)N)cc1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tirizine</text:p>
          </table:table-cell>
          <table:table-cell table:style-name="ce8" office:value-type="string" calcext:value-type="string">
            <text:p>Clc1ccc([C@H](N2CCN(CC2)CCOCC(=O)O)c2c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trorelix</text:p>
          </table:table-cell>
          <table:table-cell table:style-name="ce8" office:value-type="string" calcext:value-type="string">
            <text:p>Clc1ccc(C[C@@H](NC(=O)[C@H](NC(=O)C)Cc2cc3c(cc2)cccc3)C(=O)N[C@@H](C(=O)N[C@H](C(=O)N[C@H](C(=O)N[C@@H](C(=O)N[C@H](C(=O)N[C@H](C(=O)N2[C@@H](CCC2)C(=O)N[C@H](C)C(=O)N)CCCN=C(N)N)CC(C)C)CCCNC(=O)N)Cc2ccc(O)cc2)CO)Cc2cccn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evimeline</text:p>
          </table:table-cell>
          <table:table-cell table:style-name="ce8" office:value-type="string" calcext:value-type="string">
            <text:p>S1C[C@@]2(O[C@H]1C)[C@@H]1CCN(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enodiol</text:p>
          </table:table-cell>
          <table:table-cell table:style-name="ce8" office:value-type="string" calcext:value-type="string">
            <text:p>O[C@H]1[C@H]2[C@H]3[C@@]([C@H](CC3)[C@@H](CCC(=O)O)C)(CC[C@@H]2[C@@]2([C@H](C1)C[C@H](O)CC2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ambucil</text:p>
          </table:table-cell>
          <table:table-cell table:style-name="ce8" office:value-type="string" calcext:value-type="string">
            <text:p>ClCCN(c1ccc(CCCC(=O)O)cc1)C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amphenicol</text:p>
          </table:table-cell>
          <table:table-cell table:style-name="ce8" office:value-type="string" calcext:value-type="string">
            <text:p>ClC(Cl)C(=O)N[C@@H]([C@H](O)c1ccc(N(=O)=O)cc1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benside</text:p>
          </table:table-cell>
          <table:table-cell table:style-name="ce8" office:value-type="string" calcext:value-type="string">
            <text:p>Clc1ccc(CSc2ccc(Cl)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decone</text:p>
          </table:table-cell>
          <table:table-cell table:style-name="ce8" office:value-type="string" calcext:value-type="string">
            <text:p>Cl[C@@]12[C@@]3(Cl)[C@]4(Cl)[C@@]5(Cl)[C@@](Cl)([C@@]1(Cl)C4(Cl)Cl)[C@]2(Cl)C(=O)[C@@]35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diazepoxide</text:p>
          </table:table-cell>
          <table:table-cell table:style-name="ce8" office:value-type="string" calcext:value-type="string">
            <text:p>Clc1cc2=C(N(O)C/C(=N/C)/N=c2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hexidine</text:p>
          </table:table-cell>
          <table:table-cell table:style-name="ce8" office:value-type="string" calcext:value-type="string">
            <text:p>Clc1ccc(N/C(=N/C(=N/CCCCCC/N=C(/N=C(/Nc2ccc(Cl)cc2)\N)\N)/N)/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methiazole</text:p>
          </table:table-cell>
          <table:table-cell table:style-name="ce8" office:value-type="string" calcext:value-type="string">
            <text:p>ClCCc1scnc1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mezanone</text:p>
          </table:table-cell>
          <table:table-cell table:style-name="ce8" office:value-type="string" calcext:value-type="string">
            <text:p>Clc1ccc([C@H]2S(=O)(=O)CCC(=O)N2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oform</text:p>
          </table:table-cell>
          <table:table-cell table:style-name="ce8" office:value-type="string" calcext:value-type="string">
            <text:p>ClC(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oprocaine</text:p>
          </table:table-cell>
          <table:table-cell table:style-name="ce8" office:value-type="string" calcext:value-type="string">
            <text:p>Clc1c(C(=O)OCCN(CC)CC)ccc(N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oquine</text:p>
          </table:table-cell>
          <table:table-cell table:style-name="ce8" office:value-type="string" calcext:value-type="string">
            <text:p>Clc1cc2nccc(N[C@@H](CCCN(CC)CC)C)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otoluene</text:p>
          </table:table-cell>
          <table:table-cell table:style-name="ce8" office:value-type="string" calcext:value-type="string">
            <text:p>Cl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otrianisene</text:p>
          </table:table-cell>
          <table:table-cell table:style-name="ce8" office:value-type="string" calcext:value-type="string">
            <text:p>Cl/C(=C(/c1ccc(OC)cc1)\c1ccc(OC)cc1)/c1ccc(O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oxine</text:p>
          </table:table-cell>
          <table:table-cell table:style-name="ce8" office:value-type="string" calcext:value-type="string">
            <text:p>Clc1c2c(nccc2)c(O)c(Cl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phenesin</text:p>
          </table:table-cell>
          <table:table-cell table:style-name="ce8" office:value-type="string" calcext:value-type="string">
            <text:p>Clc1ccc(OC[C@H](O)C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pheniramine</text:p>
          </table:table-cell>
          <table:table-cell table:style-name="ce8" office:value-type="string" calcext:value-type="string">
            <text:p>Clc1ccc([C@H](CCN(C)C)c2n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promazine</text:p>
          </table:table-cell>
          <table:table-cell table:style-name="ce8" office:value-type="string" calcext:value-type="string">
            <text:p>Clc1cc2N(CCCN(C)C)c3c(Sc2cc1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propamide</text:p>
          </table:table-cell>
          <table:table-cell table:style-name="ce8" office:value-type="string" calcext:value-type="string">
            <text:p>Clc1ccc(S(=O)(=O)NC(=O)NCC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prothixene</text:p>
          </table:table-cell>
          <table:table-cell table:style-name="ce8" office:value-type="string" calcext:value-type="string">
            <text:p>Clc1cc2/C(=C/CCN(C)C)/c3c(Sc2cc1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tetracycline</text:p>
          </table:table-cell>
          <table:table-cell table:style-name="ce8" office:value-type="string" calcext:value-type="string">
            <text:p>Clc1c2[C@@](O)([C@H]3C[C@@H]4[C@](O)(C(=O)C3=C(O)c2c(O)cc1)C(=O)/C(=C(\O)/N)/C(=O)[C@H]4N(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thalidone</text:p>
          </table:table-cell>
          <table:table-cell table:style-name="ce8" office:value-type="string" calcext:value-type="string">
            <text:p>Clc1c(S(=O)(=O)N)cc([C@]2(O)NC(=O)c3c2cccc3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lorzoxazone</text:p>
          </table:table-cell>
          <table:table-cell table:style-name="ce8" office:value-type="string" calcext:value-type="string">
            <text:p>Clc1cc2[nH]c(=O)oc2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holestyramine</text:p>
          </table:table-cell>
          <table:table-cell table:style-name="ce8" office:value-type="string" calcext:value-type="string">
            <text:p>Clc1ccc(C(=O)c2ccc(OC(C(=O)NCCS(=O)(=O)O)(C)C)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clesonide</text:p>
          </table:table-cell>
          <table:table-cell table:style-name="ce8" office:value-type="string" calcext:value-type="string">
            <text:p>O1[C@]2([C@@]3([C@H]([C@H]4[C@H]([C@@H](O)C3)[C@@]3(C(=CC(=O)C=C3)CC4)C)C[C@H]2O[C@H]1C1CCCCC1)C)C(=O)COC(=O)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clopirox</text:p>
          </table:table-cell>
          <table:table-cell table:style-name="ce8" office:value-type="string" calcext:value-type="string">
            <text:p>On1c(C2CCCCC2)cc(cc1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dofovir</text:p>
          </table:table-cell>
          <table:table-cell table:style-name="ce8" office:value-type="string" calcext:value-type="string">
            <text:p>P(=O)(O)(O)CO[C@@H](Cn1ccc(nc1=O)N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lnidipine</text:p>
          </table:table-cell>
          <table:table-cell table:style-name="ce8" office:value-type="string" calcext:value-type="string">
            <text:p>O(C(=O)C1=C(NC(=C([C@H]1c1cc(N(=O)=O)ccc1)C(=O)OC/C=C/c1ccccc1)C)C)CCO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lostazol</text:p>
          </table:table-cell>
          <table:table-cell table:style-name="ce8" office:value-type="string" calcext:value-type="string">
            <text:p>O(CCCCc1n(nnn1)C1CCCCC1)c1cc2CCC(=O)N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metidine</text:p>
          </table:table-cell>
          <table:table-cell table:style-name="ce8" office:value-type="string" calcext:value-type="string">
            <text:p>S(Cc1nc[nH]c1C)CCN/C(=N/C)/NC#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nacalcet</text:p>
          </table:table-cell>
          <table:table-cell table:style-name="ce8" office:value-type="string" calcext:value-type="string">
            <text:p>FC(F)(F)c1cc(CCCN[C@@H](c2c3c(ccc2)cccc3)C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noxacin</text:p>
          </table:table-cell>
          <table:table-cell table:style-name="ce8" office:value-type="string" calcext:value-type="string">
            <text:p>O1c2cc3n(nc(c(=O)c3cc2OC1)C(=O)O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profibrate</text:p>
          </table:table-cell>
          <table:table-cell table:style-name="ce8" office:value-type="string" calcext:value-type="string">
            <text:p>ClC1(Cl)[C@@H](C1)c1ccc(OC(C)(C)C(=O)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iprofloxacin</text:p>
          </table:table-cell>
          <table:table-cell table:style-name="ce8" office:value-type="string" calcext:value-type="string">
            <text:p>Fc1c(N2CCNCC2)cc2n(C3CC3)cc(c(=O)c2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adribine</text:p>
          </table:table-cell>
          <table:table-cell table:style-name="ce8" office:value-type="string" calcext:value-type="string">
            <text:p>Clc1nc2n([C@@H]3O[C@@H]([C@@H](O)C3)CO)cnc2c(n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arithromycin</text:p>
          </table:table-cell>
          <table:table-cell table:style-name="ce8" office:value-type="string" calcext:value-type="string">
            <text:p>O([C@@H]1[C@H]([C@H](O[C@@H]2O[C@H]([C@H](O)[C@](OC)(C2)C)C)[C@H](C(=O)O[C@@H]([C@@](O)([C@H](O)[C@H](C(=O)[C@@H](C[C@]1(OC)C)C)C)C)CC)C)C)[C@@H]1O[C@@H](C[C@H](N(C)C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emastine</text:p>
          </table:table-cell>
          <table:table-cell table:style-name="ce8" office:value-type="string" calcext:value-type="string">
            <text:p>Clc1ccc([C@](OCC[C@@H]2N(CCC2)C)(c2ccccc2)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evidipine</text:p>
          </table:table-cell>
          <table:table-cell table:style-name="ce8" office:value-type="string" calcext:value-type="string">
            <text:p>Clc1c([C@H]2C(=C(NC(=C2C(=O)OC)C)C)C(=O)OCOC(=O)CCC)cccc1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idinium</text:p>
          </table:table-cell>
          <table:table-cell table:style-name="ce8" office:value-type="string" calcext:value-type="string">
            <text:p>O([C@H]1[C@@H]2CC[N@+](C1)(CC2)C)C(=O)[C@](O)(c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indamycin</text:p>
          </table:table-cell>
          <table:table-cell table:style-name="ce8" office:value-type="string" calcext:value-type="string">
            <text:p>Cl[C@@H]([C@@H](NC(=O)[C@H]1N(C[C@@H](C1)CCC)C)[C@H]1O[C@H](SC)[C@H](O)[C@@H](O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betasol</text:p>
          </table:table-cell>
          <table:table-cell table:style-name="ce8" office:value-type="string" calcext:value-type="string">
            <text:p>ClCC(=O)[C@]1(OC(=O)CC)[C@@]2([C@H]([C@H]3[C@](F)([C@@H](O)C2)[C@@]2(C(=CC(=O)C=C2)CC3)C)C[C@@H]1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cortolone</text:p>
          </table:table-cell>
          <table:table-cell table:style-name="ce8" office:value-type="string" calcext:value-type="string">
            <text:p>Cl[C@@]12[C@H]([C@H]3[C@@]([C@H]([C@@H](C3)C)C(=O)CO)(C[C@@H]1O)C)C[C@H](F)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farabine</text:p>
          </table:table-cell>
          <table:table-cell table:style-name="ce8" office:value-type="string" calcext:value-type="string">
            <text:p>Clc1nc2n([C@@H]3O[C@@H]([C@@H](O)[C@@H]3F)CO)cnc2c(n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fazimine</text:p>
          </table:table-cell>
          <table:table-cell table:style-name="ce8" office:value-type="string" calcext:value-type="string">
            <text:p>Clc1ccc(n2c3c(nc4c2cccc4)cc(Nc2ccc(Cl)cc2)/c(=N/C(C)C)/c3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fibrate</text:p>
          </table:table-cell>
          <table:table-cell table:style-name="ce8" office:value-type="string" calcext:value-type="string">
            <text:p>Clc1ccc(OC(C)(C)C(=O)OC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metacin</text:p>
          </table:table-cell>
          <table:table-cell table:style-name="ce8" office:value-type="string" calcext:value-type="string">
            <text:p>Clc1ccc(C(=O)c2c3c(n(c2C)CC(=O)O)cc(OC)cc3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mipramine</text:p>
          </table:table-cell>
          <table:table-cell table:style-name="ce8" office:value-type="string" calcext:value-type="string">
            <text:p>Clc1cc2N(CCCN(C)C)c3c(CCc2cc1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nazepam</text:p>
          </table:table-cell>
          <table:table-cell table:style-name="ce8" office:value-type="string" calcext:value-type="string">
            <text:p>Clc1c(C2=NCC(=O)Nc3c2cc(N(=O)=O)cc3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nidine</text:p>
          </table:table-cell>
          <table:table-cell table:style-name="ce8" office:value-type="string" calcext:value-type="string">
            <text:p>Clc1c(NC2=NCCN2)c(Cl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pidogrel</text:p>
          </table:table-cell>
          <table:table-cell table:style-name="ce8" office:value-type="string" calcext:value-type="string">
            <text:p>Clc1c([C@H](N2CCc3sccc3C2)C(=O)OC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razepate</text:p>
          </table:table-cell>
          <table:table-cell table:style-name="ce8" office:value-type="string" calcext:value-type="string">
            <text:p>Clc1cc2C(=N[C@@H](C(=O)Nc2cc1)C(=O)O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tiazepam</text:p>
          </table:table-cell>
          <table:table-cell table:style-name="ce8" office:value-type="string" calcext:value-type="string">
            <text:p>Clc1c(C2=NCC(=O)N(c3sc(cc23)CC)C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trimazole</text:p>
          </table:table-cell>
          <table:table-cell table:style-name="ce8" office:value-type="string" calcext:value-type="string">
            <text:p>Clc1c([C@](n2ccnc2)(c2ccccc2)c2ccccc2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voxamine</text:p>
          </table:table-cell>
          <table:table-cell table:style-name="ce8" office:value-type="string" calcext:value-type="string">
            <text:p>Clc1ccc(/C(=N/OCCN)/CCCC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xacillin</text:p>
          </table:table-cell>
          <table:table-cell table:style-name="ce8" office:value-type="string" calcext:value-type="string">
            <text:p>Clc1c(c2noc(c2C(=O)N[C@H]2[C@H]3SC([C@@H](N3C2=O)C(=O)O)(C)C)C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lozapine</text:p>
          </table:table-cell>
          <table:table-cell table:style-name="ce8" office:value-type="string" calcext:value-type="string">
            <text:p>Clc1cc2NC(=c3c(=Nc2cc1)cccc3)N1CCN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oenzyme q10</text:p>
          </table:table-cell>
          <table:table-cell table:style-name="ce8" office:value-type="string" calcext:value-type="string">
            <text:p>O(C1=C(OC)C(=O)C(=C(C/C=C(/CC/C=C(/CC/C=C(/CC/C=C(/CC/C=C(/CC/C=C(/CC/C=C(/CC/C=C(/CC/C=C(/CCC=C(C)C)\C)\C)\C)\C)\C)\C)\C)\C)\C)C1=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olchicine</text:p>
          </table:table-cell>
          <table:table-cell table:style-name="ce8" office:value-type="string" calcext:value-type="string">
            <text:p>O(c1c2c(CC[C@H](NC(=O)C)c3c2ccc(OC)c(=O)c3)cc(OC)c1O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olistimethate sodium</text:p>
          </table:table-cell>
          <table:table-cell table:style-name="ce8" office:value-type="string" calcext:value-type="string">
            <text:p>S(=O)(=O)(O)CNCC[C@H]1NC(=O)[C@@H](NC(=O)[C@H](NC(=O)[C@H](NC(=O)[C@@H](NC(=O)CCCC[C@@H](CC)C)CCNCS(=O)(=O)O)[C@H](O)C)CCNCS(=O)(=O)O)CCNC(=O)[C@@H](NC(=O)[C@@H](NC(=O)[C@@H](NC(=O)[C@@H](NC(=O)[C@@H](NC1=O)CC(C)C)CC(C)C)CCNCS(=O)(=O)O)CCNCS(=O)(=O)O)[C@H](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onivaptan</text:p>
          </table:table-cell>
          <table:table-cell table:style-name="ce8" office:value-type="string" calcext:value-type="string">
            <text:p>O=C(N1CCc2[nH]c(nc2c2c1cccc2)C)c1ccc(NC(=O)c2c(c3ccccc3)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orticotropin</text:p>
          </table:table-cell>
          <table:table-cell table:style-name="ce8" office:value-type="string" calcext:value-type="string">
            <text:p>S(CC[C@H](NC(=O)[C@@H](NC(=O)[C@@H](NC(=O)[C@@H](N)CO)Cc1ccc(O)cc1)CO)C(=O)N[C@H](C(=O)N[C@H](C(=O)N[C@H](C(=O)N[C@H](C(=O)N[C@H](C(=O)NCC(=O)N[C@H](C(=O)N1[C@@H](CCC1)C(=O)N[C@@H](C(C)C)C(=O)NCC(=O)N[C@H](C(=O)N[C@H](C(=O)N[C@H](C(=O)N[C@H](C(=O)N1[C@@H](CCC1)C(=O)N[C@@H](C(C)C)C(=O)N[C@@H](CCCCN)C(=O)N[C@@H](C(C)C)C(=O)N[C@H](C(=O)N1[C@@H](CCC1)C(=O)N[C@@H](CC(=O)N)C(=O)NCC(=O)N[C@@H](C)C(=O)N[C@@H](CCC(=O)O)C(=O)N[C@H](C(=O)N[C@H](C(=O)N[C@H](C(=O)N[C@H](C(=O)N[C@H](C(=O)N[C@H](C(=O)N[C@H](C(=O)N1[C@@H](CCC1)C(=O)N[C@@H](CC(C)C)C(=O)N[C@@H](CCC(=O)O)C(=O)N[C@@H](Cc1ccccc1)C(=O)O)Cc1ccccc1)C)CCC(=O)O)C)CO)CCC(=O)O)CC(=O)O)Cc1ccc(O)cc1)CCCNC(=N)N)CCCNC(=N)N)CCCCN)CCCCN)CCCCN)Cc1c2c([nH]c1)cccc2)CCCNC(=N)N)Cc1ccccc1)Cc1[nH]cnc1)CCC(=O)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osyntropin</text:p>
          </table:table-cell>
          <table:table-cell table:style-name="ce8" office:value-type="string" calcext:value-type="string">
            <text:p>S(CC[C@H](NC(=O)[C@@H](NC(=O)[C@@H](NC(=O)[C@H](N)CO)Cc1ccc(O)cc1)CO)C(=O)N[C@H](C(=O)N[C@H](C(=O)N[C@H](C(=O)N[C@H](C(=O)N[C@H](C(=O)NCC(=O)N[C@H](C(=O)N1[C@@H](CCC1)C(=O)N[C@@H](C(C)C)C(=O)NCC(=O)N[C@@H](C(=O)N[C@@H](C(=O)N[C@@H](C(=O)N[C@@H](C(=O)N1[C@@H](CCC1)C(=O)N[C@@H](C(C)C)C(=O)N[C@@H](CCCCN)C(=O)N[C@@H](C(C)C)C(=O)N[C@H](C(=O)N1[C@@H](CCC1)C(=O)O)Cc1ccc(O)cc1)CCCNC(=N)N)CCCNC(=N)N)CCCCN)CCCCN)CCCCN)Cc1c2c([nH]c1)cccc2)CCCNC(=N)N)Cc1ccccc1)Cc1nc[nH]c1)CCC(=O)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resol</text:p>
          </table:table-cell>
          <table:table-cell table:style-name="ce8" office:value-type="string" calcext:value-type="string">
            <text:p>Oc1ccc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romolyn</text:p>
          </table:table-cell>
          <table:table-cell table:style-name="ce8" office:value-type="string" calcext:value-type="string">
            <text:p>O(C[C@H](O)COc1c2c(oc(cc2=O)C(=O)O)ccc1)c1c2c(oc(cc2=O)C(=O)O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rotamiton</text:p>
          </table:table-cell>
          <table:table-cell table:style-name="ce8" office:value-type="string" calcext:value-type="string">
            <text:p>O=C(N(c1c(cccc1)C)CC)/C=C/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anocobalamin</text:p>
          </table:table-cell>
          <table:table-cell table:style-name="ce8" office:value-type="string" calcext:value-type="string">
            <text:p>P(=O)(O[C@H]1[C@@H](O)[C@H](O[C@@H]1CO)n1cnc2c1cc(c(c2)C)C)(O[C@@H](CNC(=O)CC[C@]1(/C/2=C(/C3=N/C(=C\C4=N/C(=C(\C5=N[C@](C(=N2)[C@@H]1CC(=O)N)([C@@]([C@@H]5CCC(=O)N)(CC(=O)N)C)C)/C)/[C@@]([C@H]4CCC(=O)N)(CC(=O)N)C)/C([C@H]3CCC(=O)N)(C)C)\C)C)C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acillin</text:p>
          </table:table-cell>
          <table:table-cell table:style-name="ce8" office:value-type="string" calcext:value-type="string">
            <text:p>S1[C@H]2N([C@H](C1(C)C)C(=O)O)C(=O)[C@H]2NC(=O)C1(N)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izine</text:p>
          </table:table-cell>
          <table:table-cell table:style-name="ce8" office:value-type="string" calcext:value-type="string">
            <text:p>N1(CCN(CC1)C)[C@@H](c1ccc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obenzaprine</text:p>
          </table:table-cell>
          <table:table-cell table:style-name="ce8" office:value-type="string" calcext:value-type="string">
            <text:p>N(CC/C=C\1/c2c(C=Cc3c1cccc3)cccc2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ofenil</text:p>
          </table:table-cell>
          <table:table-cell table:style-name="ce8" office:value-type="string" calcext:value-type="string">
            <text:p>O(c1ccc(C(=C2CCCCC2)c2ccc(OC(=O)C)cc2)cc1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opentolate</text:p>
          </table:table-cell>
          <table:table-cell table:style-name="ce8" office:value-type="string" calcext:value-type="string">
            <text:p>OC1(CCCC1)[C@@H](c1ccccc1)C(=O)OCCN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ophosphamide</text:p>
          </table:table-cell>
          <table:table-cell table:style-name="ce8" office:value-type="string" calcext:value-type="string">
            <text:p>ClCCN(P1(=O)OCCCN1)C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oserine</text:p>
          </table:table-cell>
          <table:table-cell table:style-name="ce8" office:value-type="string" calcext:value-type="string">
            <text:p>O1NC(=O)[C@@H](N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osporine</text:p>
          </table:table-cell>
          <table:table-cell table:style-name="ce8" office:value-type="string" calcext:value-type="string">
            <text:p>O[C@@H]([C@@H]1N(C(=O)[C@@H](N(C(=O)[C@@H](N(C(=O)[C@H](N(C(=O)[C@H](NC(=O)[C@H](NC(=O)[C@@H](N(C(=O)[C@@H](NC(=O)[C@@H](N(C(=O)CN(C(=O)[C@@H](NC1=O)CC)C)C)CC(C)C)C(C)C)C)CC(C)C)C)C)C)CC(C)C)C)CC(C)C)C)C(C)C)C)[C@@H](C/C=C/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clothiazide</text:p>
          </table:table-cell>
          <table:table-cell table:style-name="ce8" office:value-type="string" calcext:value-type="string">
            <text:p>Clc1cc2N[C@H](NS(=O)(=O)c2cc1S(=O)(=O)N)[C@H]1[C@H]2C[C@@H](C1)C=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proheptadine</text:p>
          </table:table-cell>
          <table:table-cell table:style-name="ce8" office:value-type="string" calcext:value-type="string">
            <text:p>N1(CCC(=C2c3c(C=Cc4c2cccc4)cccc3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proterone</text:p>
          </table:table-cell>
          <table:table-cell table:style-name="ce8" office:value-type="string" calcext:value-type="string">
            <text:p>ClC1=C[C@@H]2[C@@H]([C@]3([C@@H]4[C@@H](C4)C(=O)C=C13)C)CC[C@]1([C@H]2CC[C@]1(O)C(=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steamine</text:p>
          </table:table-cell>
          <table:table-cell table:style-name="ce8" office:value-type="string" calcext:value-type="string">
            <text:p>SC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Cytarabine</text:p>
          </table:table-cell>
          <table:table-cell table:style-name="ce8" office:value-type="string" calcext:value-type="string">
            <text:p>O1[C@@H](n2ccc(nc2=O)N)[C@@H](O)[C@H](O)[C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carbazine</text:p>
          </table:table-cell>
          <table:table-cell table:style-name="ce8" office:value-type="string" calcext:value-type="string">
            <text:p>O=C(N)C1=NC=N/C/1=N\N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ctinomycin</text:p>
          </table:table-cell>
          <table:table-cell table:style-name="ce8" office:value-type="string" calcext:value-type="string">
            <text:p>O=C1N2[C@@H](CCC2)C(=O)N(CC(=O)N([C@@H](C(C)C)C(=O)O[C@@H]([C@@H](NC(=O)c2c3nc4c(C(=O)N[C@H]5C(=O)N[C@@H](C(=O)N6[C@@H](CCC6)C(=O)N(CC(=O)N([C@@H](C(C)C)C(=O)O[C@@H]5C)C)C)C(C)C)ccc(c4oc3c(c(=O)c2N)C)C)C(=O)N[C@@H]1C(C)C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nazol</text:p>
          </table:table-cell>
          <table:table-cell table:style-name="ce8" office:value-type="string" calcext:value-type="string">
            <text:p>O[C@@]1([C@@]2([C@H]([C@H]3[C@@H]([C@@]4(C(=Cc5oncc5C4)CC3)C)CC2)CC1)C)C#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ntrolene</text:p>
          </table:table-cell>
          <table:table-cell table:style-name="ce8" office:value-type="string" calcext:value-type="string">
            <text:p>o1c(c2ccc(N(=O)=O)cc2)ccc1/C=N/N1CC(=O)N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piprazole</text:p>
          </table:table-cell>
          <table:table-cell table:style-name="ce8" office:value-type="string" calcext:value-type="string">
            <text:p>N1(CCN(CC1)c1c(cccc1)C)CCc1n2CCCCc2nn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psone</text:p>
          </table:table-cell>
          <table:table-cell table:style-name="ce8" office:value-type="string" calcext:value-type="string">
            <text:p>S(=O)(=O)(c1ccc(N)cc1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ptomycin</text:p>
          </table:table-cell>
          <table:table-cell table:style-name="ce8" office:value-type="string" calcext:value-type="string">
            <text:p>O1[C@@H]([C@H](NC(=O)[C@H](NC(=O)[C@H](NC(=O)[C@@H](NC(=O)CCCCCCCCC)Cc2c3c([nH]c2)cccc3)CC(=O)N)CC(=O)O)C(=O)NCC(=O)N[C@@H](CCCN)C(=O)N[C@@H](CC(=O)O)C(=O)N[C@@H](C(=O)N[C@@H](C(=O)NCC(=O)N[C@@H](C(=O)N[C@@H]([C@@H](CC(=O)O)C)C(=O)N[C@@H](CC(=O)c2c(N)cccc2)C1=O)CO)CC(=O)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rifenacin</text:p>
          </table:table-cell>
          <table:table-cell table:style-name="ce8" office:value-type="string" calcext:value-type="string">
            <text:p>O=C(N)[C@]([C@@H]1CCN(C1)CCc1cc2c(OCC2)cc1)(c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asatinib</text:p>
          </table:table-cell>
          <table:table-cell table:style-name="ce8" office:value-type="string" calcext:value-type="string">
            <text:p>Clc1c(NC(=O)c2sc(Nc3nc(nc(N4CCN(CC4)CCO)c3)C)nc2)c(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citabine</text:p>
          </table:table-cell>
          <table:table-cell table:style-name="ce8" office:value-type="string" calcext:value-type="string">
            <text:p>O1[C@@H]([C@@H](O)C[C@@H]1n1c(=O)nc(nc1)N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ferasirox</text:p>
          </table:table-cell>
          <table:table-cell table:style-name="ce8" office:value-type="string" calcext:value-type="string">
            <text:p>O=C1/C(=c\2/n([nH]/c(=C/3\C(=O)C=CC=C3)/[nH]2)c2ccc(cc2)C(=O)O)/C=CC=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feriprone</text:p>
          </table:table-cell>
          <table:table-cell table:style-name="ce8" office:value-type="string" calcext:value-type="string">
            <text:p>Oc1c(n(ccc1=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lapril</text:p>
          </table:table-cell>
          <table:table-cell table:style-name="ce8" office:value-type="string" calcext:value-type="string">
            <text:p>O=C(N([C@H]1Cc2c(C1)cccc2)CC(=O)O)[C@@H](N[C@@H](CCc1ccccc1)C(=O)O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lavirdine</text:p>
          </table:table-cell>
          <table:table-cell table:style-name="ce8" office:value-type="string" calcext:value-type="string">
            <text:p>S(=O)(=O)(Nc1cc2cc([nH]c2cc1)C(=O)N1CCN(CC1)c1ncccc1NC(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mecarium</text:p>
          </table:table-cell>
          <table:table-cell table:style-name="ce8" office:value-type="string" calcext:value-type="string">
            <text:p>O(c1cc([N+](C)(C)C)ccc1)C(=O)N(CCCCCCCCCCN(C(=O)Oc1cc([N+](C)(C)C)cc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meclocycline</text:p>
          </table:table-cell>
          <table:table-cell table:style-name="ce8" office:value-type="string" calcext:value-type="string">
            <text:p>Clc1c2[C@@H](O)[C@H]3C[C@@H]4[C@](O)(C(=O)C3=C(O)c2c(O)cc1)C(=O)/C(=C(/O)\N)/C(=O)[C@H]4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erpidine</text:p>
          </table:table-cell>
          <table:table-cell table:style-name="ce8" office:value-type="string" calcext:value-type="string">
            <text:p>O([C@@H]1[C@H]([C@@H]2[C@@H](CN3[C@H](C2)c2[nH]c4c(c2CC3)cccc4)C[C@H]1OC(=O)c1cc(OC)c(OC)c(OC)c1)C(=O)O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ipramine</text:p>
          </table:table-cell>
          <table:table-cell table:style-name="ce8" office:value-type="string" calcext:value-type="string">
            <text:p>N1(c2c(CCc3c1cccc3)cccc2)CCCN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lanoside</text:p>
          </table:table-cell>
          <table:table-cell table:style-name="ce8" office:value-type="string" calcext:value-type="string">
            <text:p>O[C@@]12[C@H]3[C@@H]([C@@]4([C@H](CC3)C[C@@H](O[C@@H]3O[C@@H]([C@@H](O[C@@H]5O[C@@H]([C@@H](O[C@@H]6O[C@@H]([C@@H](O[C@@H]7O[C@@H]([C@@H](O)[C@H](O)[C@H]7O)CO)[C@@H](O)C6)C)[C@@H](O)C5)C)[C@@H](O)C3)C)CC4)C)C[C@@H](O)[C@@]1([C@H](CC2)C1=CC(=O)O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loratadine</text:p>
          </table:table-cell>
          <table:table-cell table:style-name="ce8" office:value-type="string" calcext:value-type="string">
            <text:p>Clc1cc2c(C(=C3CCNCC3)c3ncccc3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mopressin</text:p>
          </table:table-cell>
          <table:table-cell table:style-name="ce8" office:value-type="string" calcext:value-type="string">
            <text:p>S1SCCC(=O)N[C@@H](C(=O)N[C@@H](C(=O)N[C@@H](C(=O)N[C@@H](C(=O)N[C@@H](C(=O)N2[C@@H](CCC2)C(=O)N[C@@H](CCCN=C(N)N)C(=O)NCC(=O)N)C1)CC(=O)N)CCC(=O)N)Cc1ccccc1)Cc1cc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onide</text:p>
          </table:table-cell>
          <table:table-cell table:style-name="ce8" office:value-type="string" calcext:value-type="string">
            <text:p>O1[C@]2([C@@]3([C@H]([C@H]4[C@H]([C@@H](O)C3)[C@@]3(C(=CC(=O)C=C3)CC4)C)C[C@H]2OC1(C)C)C)C(=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oximetasone</text:p>
          </table:table-cell>
          <table:table-cell table:style-name="ce8" office:value-type="string" calcext:value-type="string">
            <text:p>F[C@@]12[C@H]([C@H]3[C@@]([C@H]([C@@H](C3)C)C(=O)CO)(C[C@@H]1O)C)CC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svenlafaxine</text:p>
          </table:table-cell>
          <table:table-cell table:style-name="ce8" office:value-type="string" calcext:value-type="string">
            <text:p>OC1([C@@H](CN(C)C)c2ccc(O)cc2)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fenfluramine</text:p>
          </table:table-cell>
          <table:table-cell table:style-name="ce8" office:value-type="string" calcext:value-type="string">
            <text:p>FC(F)(F)c1cc(C[C@H](NCC)C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ibuprofen</text:p>
          </table:table-cell>
          <table:table-cell table:style-name="ce8" office:value-type="string" calcext:value-type="string">
            <text:p>OC(=O)[C@H](c1ccc(CC(C)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lansoprazole</text:p>
          </table:table-cell>
          <table:table-cell table:style-name="ce8" office:value-type="string" calcext:value-type="string">
            <text:p>[S@@](=O)(Cc1nccc(OCC(F)(F)F)c1C)c1[nH]c2c(n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medetomidine</text:p>
          </table:table-cell>
          <table:table-cell table:style-name="ce8" office:value-type="string" calcext:value-type="string">
            <text:p>[nH]1c([C@@H](c2c(c(ccc2)C)C)C)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methylphenidate</text:p>
          </table:table-cell>
          <table:table-cell table:style-name="ce8" office:value-type="string" calcext:value-type="string">
            <text:p>O(C(=O)[C@@H]([C@@H]1NCCCC1)c1c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razoxane</text:p>
          </table:table-cell>
          <table:table-cell table:style-name="ce8" office:value-type="string" calcext:value-type="string">
            <text:p>O=C1NC(=O)CN([C@H](CN2CC(=O)NC(=O)C2)C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tran</text:p>
          </table:table-cell>
          <table:table-cell table:style-name="ce8" office:value-type="string" calcext:value-type="string">
            <text:p>O1[C@@H]([C@H](O)[C@H](O)[C@H](O)[C@@H]1OC[C@H](O)[C@H](O)[C@H](O)[C@H](O)C=O)CO[C@H]1O[C@@H]([C@@H](O)[C@@H](O)[C@H]1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troamphetamine</text:p>
          </table:table-cell>
          <table:table-cell table:style-name="ce8" office:value-type="string" calcext:value-type="string">
            <text:p>N[C@H](Cc1c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tromethorphan</text:p>
          </table:table-cell>
          <table:table-cell table:style-name="ce8" office:value-type="string" calcext:value-type="string">
            <text:p>O(c1cc2[C@@]34[C@@H]([C@H](N(CC3)C)Cc2cc1)CCCC4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trose</text:p>
          </table:table-cell>
          <table:table-cell table:style-name="ce8" office:value-type="string" calcext:value-type="string">
            <text:p>O1[C@@H]([C@@H](O)[C@H](O)[C@H](O)[C@@H]1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xtrothyroxine</text:p>
          </table:table-cell>
          <table:table-cell table:style-name="ce8" office:value-type="string" calcext:value-type="string">
            <text:p>Ic1cc(C[C@@H](N)C(=O)O)cc(I)c1Oc1cc(I)c(O)c(I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ezocine</text:p>
          </table:table-cell>
          <table:table-cell table:style-name="ce8" office:value-type="string" calcext:value-type="string">
            <text:p>Oc1cc2[C@@]3([C@H](N)[C@H](Cc2cc1)CCCCC3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acerein</text:p>
          </table:table-cell>
          <table:table-cell table:style-name="ce8" office:value-type="string" calcext:value-type="string">
            <text:p>O(c1c2c(C(=O)c3c(C2=O)c(OC(=O)C)ccc3)cc(c1)C(=O)O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atrizoate</text:p>
          </table:table-cell>
          <table:table-cell table:style-name="ce8" office:value-type="string" calcext:value-type="string">
            <text:p>Ic1c(NC(=O)C)c(I)c(c(I)c1NC(=O)C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azepam</text:p>
          </table:table-cell>
          <table:table-cell table:style-name="ce8" office:value-type="string" calcext:value-type="string">
            <text:p>Clc1cc2c(N(C(=O)CN=C2c2ccccc2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aziquone</text:p>
          </table:table-cell>
          <table:table-cell table:style-name="ce8" office:value-type="string" calcext:value-type="string">
            <text:p>O=C1C(=C(NC(=O)OCC)C(=O)C(=C1NC(=O)OCC)N1CC1)N1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azoxide</text:p>
          </table:table-cell>
          <table:table-cell table:style-name="ce8" office:value-type="string" calcext:value-type="string">
            <text:p>Clc1cc2S(=O)(=O)N=C(Nc2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bromochloropropane</text:p>
          </table:table-cell>
          <table:table-cell table:style-name="ce8" office:value-type="string" calcext:value-type="string">
            <text:p>Br[C@@H](CBr)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bucaine</text:p>
          </table:table-cell>
          <table:table-cell table:style-name="ce8" office:value-type="string" calcext:value-type="string">
            <text:p>O(c1nc2c(c(C(=O)NCCN(CC)CC)c1)cccc2)C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clofenac</text:p>
          </table:table-cell>
          <table:table-cell table:style-name="ce8" office:value-type="string" calcext:value-type="string">
            <text:p>Clc1c(Nc2c(CC(=O)O)cccc2)c(Cl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cumarol</text:p>
          </table:table-cell>
          <table:table-cell table:style-name="ce8" office:value-type="string" calcext:value-type="string">
            <text:p>o1c(O)c(Cc2c(=O)c3c(oc2O)cccc3)c(=O)c2c1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cyclomine</text:p>
          </table:table-cell>
          <table:table-cell table:style-name="ce8" office:value-type="string" calcext:value-type="string">
            <text:p>O(C(=O)C1(C2CCCCC2)CCCCC1)CCN(CC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danosine</text:p>
          </table:table-cell>
          <table:table-cell table:style-name="ce8" office:value-type="string" calcext:value-type="string">
            <text:p>O1[C@@H](n2c3[nH]cnc(=O)c3nc2)CC[C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enestrol</text:p>
          </table:table-cell>
          <table:table-cell table:style-name="ce8" office:value-type="string" calcext:value-type="string">
            <text:p>Oc1ccc(/C(=C\C)/C(=C/C)/c2ccc(O)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ethylcarbamazine</text:p>
          </table:table-cell>
          <table:table-cell table:style-name="ce8" office:value-type="string" calcext:value-type="string">
            <text:p>O=C(N1CCN(CC1)C)N(CC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ethylpropion</text:p>
          </table:table-cell>
          <table:table-cell table:style-name="ce8" office:value-type="string" calcext:value-type="string">
            <text:p>O=C([C@H](N(CC)CC)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ethylstilbestrol</text:p>
          </table:table-cell>
          <table:table-cell table:style-name="ce8" office:value-type="string" calcext:value-type="string">
            <text:p>Oc1ccc(/C(=C(\CC)/c2ccc(O)cc2)/C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florasone</text:p>
          </table:table-cell>
          <table:table-cell table:style-name="ce8" office:value-type="string" calcext:value-type="string">
            <text:p>F[C@@]12[C@H]([C@H]3[C@@]([C@](O)([C@H](C3)C)C(=O)CO)(C[C@@H]1O)C)C[C@H](F)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flunisal</text:p>
          </table:table-cell>
          <table:table-cell table:style-name="ce8" office:value-type="string" calcext:value-type="string">
            <text:p>Fc1c(c2cc(c(O)cc2)C(=O)O)ccc(F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fluprednate</text:p>
          </table:table-cell>
          <table:table-cell table:style-name="ce8" office:value-type="string" calcext:value-type="string">
            <text:p>F[C@@]12[C@H]([C@H]3[C@@]([C@](OC(=O)CCC)(CC3)C(=O)COC(=O)C)(C[C@@H]1O)C)C[C@H](F)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gitoxin</text:p>
          </table:table-cell>
          <table:table-cell table:style-name="ce8" office:value-type="string" calcext:value-type="string">
            <text:p>O[C@@]12[C@H]3[C@@H]([C@@]4([C@H](CC3)C[C@@H](O[C@@H]3O[C@@H]([C@@H](O[C@@H]5O[C@@H]([C@@H](O[C@@H]6O[C@@H]([C@@H](O)[C@@H](O)C6)C)[C@@H](O)C5)C)[C@@H](O)C3)C)CC4)C)CC[C@@]1([C@H](CC2)C1=CC(=O)O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goxin</text:p>
          </table:table-cell>
          <table:table-cell table:style-name="ce8" office:value-type="string" calcext:value-type="string">
            <text:p>O[C@@]12[C@H]3[C@@H]([C@@]4([C@H](CC3)C[C@@H](O[C@@H]3O[C@@H]([C@@H](O[C@@H]5O[C@@H]([C@@H](O[C@@H]6O[C@@H]([C@@H](O)[C@@H](O)C6)C)[C@@H](O)C5)C)[C@@H](O)C3)C)CC4)C)C[C@@H](O)[C@@]1([C@@H](CC2)C1=CC(=O)O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hydralazine</text:p>
          </table:table-cell>
          <table:table-cell table:style-name="ce8" office:value-type="string" calcext:value-type="string">
            <text:p>n1nc(NN)c2c(c1NN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hydroergotamine</text:p>
          </table:table-cell>
          <table:table-cell table:style-name="ce8" office:value-type="string" calcext:value-type="string">
            <text:p>O1[C@]2(O)N([C@H](C(=O)N3[C@H]2CCC3)Cc2ccccc2)C(=O)[C@@]1(NC(=O)[C@@H]1C[C@H]2[C@H](N(C1)C)Cc1c3c2cccc3[nH]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ltiazem</text:p>
          </table:table-cell>
          <table:table-cell table:style-name="ce8" office:value-type="string" calcext:value-type="string">
            <text:p>S1[C@H]([C@@H](OC(=O)C)C(=O)N(CCN(C)C)c2c1cccc2)c1ccc(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mercaprol</text:p>
          </table:table-cell>
          <table:table-cell table:style-name="ce8" office:value-type="string" calcext:value-type="string">
            <text:p>S[C@@H](CS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nitrobenzene</text:p>
          </table:table-cell>
          <table:table-cell table:style-name="ce8" office:value-type="string" calcext:value-type="string">
            <text:p>O=N(=O)c1cc(N(=O)=O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noprost</text:p>
          </table:table-cell>
          <table:table-cell table:style-name="ce8" office:value-type="string" calcext:value-type="string">
            <text:p>O[C@@H]1[C@@H]([C@H]([C@H](O)C1)/C=C/[C@@H](O)CCCCC)C/C=C\CC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noprostone</text:p>
          </table:table-cell>
          <table:table-cell table:style-name="ce8" office:value-type="string" calcext:value-type="string">
            <text:p>O[C@H]1[C@@H]([C@H](C(=O)C1)C/C=C\CCCC(=O)O)/C=C/[C@@H](O)CC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oxane</text:p>
          </table:table-cell>
          <table:table-cell table:style-name="ce8" office:value-type="string" calcext:value-type="string">
            <text:p>O1CCO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phenhydramine</text:p>
          </table:table-cell>
          <table:table-cell table:style-name="ce8" office:value-type="string" calcext:value-type="string">
            <text:p>O([C@@H](c1ccccc1)c1ccccc1)CCN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phenidol</text:p>
          </table:table-cell>
          <table:table-cell table:style-name="ce8" office:value-type="string" calcext:value-type="string">
            <text:p>O[C@@](CCCN1CCCCC1)(c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phenyl</text:p>
          </table:table-cell>
          <table:table-cell table:style-name="ce8" office:value-type="string" calcext:value-type="string">
            <text:p>S(c1ccc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pivefrin</text:p>
          </table:table-cell>
          <table:table-cell table:style-name="ce8" office:value-type="string" calcext:value-type="string">
            <text:p>O(C(=O)C(C)(C)C)c1c(OC(=O)C(C)(C)C)ccc([C@H](O)CNC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pyridamole</text:p>
          </table:table-cell>
          <table:table-cell table:style-name="ce8" office:value-type="string" calcext:value-type="string">
            <text:p>OCCN(c1nc(N2CCCCC2)c2nc(nc(N3CCCCC3)c2n1)N(CCO)CCO)C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quat dibromide</text:p>
          </table:table-cell>
          <table:table-cell table:style-name="ce8" office:value-type="string" calcext:value-type="string">
            <text:p>[n+]12CC[n+]3c(c1cccc2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rithromycin</text:p>
          </table:table-cell>
          <table:table-cell table:style-name="ce8" office:value-type="string" calcext:value-type="string">
            <text:p>O1[C@@H]2[C@H]([C@@H](N[C@H]1COCCOC)[C@@H](C[C@@](O)([C@H](O[C@@H]1O[C@@H](C[C@H](N(C)C)[C@H]1O)C)[C@H]([C@H](O[C@@H]1O[C@H]([C@H](O)[C@](OC)(C1)C)C)[C@H](C(=O)O[C@@H]([C@]2(O)C)CC)C)C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sopyramide</text:p>
          </table:table-cell>
          <table:table-cell table:style-name="ce8" office:value-type="string" calcext:value-type="string">
            <text:p>O=C(N)[C@](CCN(C(C)C)C(C)C)(c1ccccc1)c1n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sulfiram</text:p>
          </table:table-cell>
          <table:table-cell table:style-name="ce8" office:value-type="string" calcext:value-type="string">
            <text:p>S(SC(=S)N(CC)CC)C(=S)N(CC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isul-sodium</text:p>
          </table:table-cell>
          <table:table-cell table:style-name="ce8" office:value-type="string" calcext:value-type="string">
            <text:p>Clc1c(OCCOS(=O)(=O)O)ccc(Cl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butamine</text:p>
          </table:table-cell>
          <table:table-cell table:style-name="ce8" office:value-type="string" calcext:value-type="string">
            <text:p>Oc1cc(CCN[C@@H](CCc2ccc(O)cc2)C)ccc1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cetaxel</text:p>
          </table:table-cell>
          <table:table-cell table:style-name="ce8" office:value-type="string" calcext:value-type="string">
            <text:p>O1[C@H]2[C@](OC(=O)C)([C@@H]3[C@@]([C@@H](O)C2)(C(=O)[C@H](O)C2=C([C@@H](OC(=O)[C@H](O)[C@@H](NC(=O)OC(C)(C)C)c4ccccc4)C[C@@](O)([C@H]3OC(=O)c3ccccc3)C2(C)C)C)C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cosanol</text:p>
          </table:table-cell>
          <table:table-cell table:style-name="ce8" office:value-type="string" calcext:value-type="string">
            <text:p>OCCCCCCCCCCCCCCCCCCC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fetilide</text:p>
          </table:table-cell>
          <table:table-cell table:style-name="ce8" office:value-type="string" calcext:value-type="string">
            <text:p>S(=O)(=O)(Nc1ccc(CCN(CCOc2ccc(NS(=O)(=O)C)cc2)C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lasetron</text:p>
          </table:table-cell>
          <table:table-cell table:style-name="ce8" office:value-type="string" calcext:value-type="string">
            <text:p>O([C@H]1C[C@H]2N3[C@H](C[C@@H](C2)C(=O)C3)C1)C(=O)c1c2c([nH]c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nepezil</text:p>
          </table:table-cell>
          <table:table-cell table:style-name="ce8" office:value-type="string" calcext:value-type="string">
            <text:p>O=C1[C@@H](C[C@H]2CCN(CC2)Cc2ccccc2)Cc2c1cc(OC)c(OC)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pamine</text:p>
          </table:table-cell>
          <table:table-cell table:style-name="ce8" office:value-type="string" calcext:value-type="string">
            <text:p>Oc1cc(CCN)ccc1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ripenem</text:p>
          </table:table-cell>
          <table:table-cell table:style-name="ce8" office:value-type="string" calcext:value-type="string">
            <text:p>S(C1=C(N2[C@@H]([C@H](C2=O)[C@H](O)C)[C@H]1C)C(=O)O)[C@H]1C[C@H](NC1)CNS(=O)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rzolamide</text:p>
          </table:table-cell>
          <table:table-cell table:style-name="ce8" office:value-type="string" calcext:value-type="string">
            <text:p>S1(=O)(=O)[C@@H](C[C@@H](NCC)c2c1sc(S(=O)(=O)N)c2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acurium</text:p>
          </table:table-cell>
          <table:table-cell table:style-name="ce8" office:value-type="string" calcext:value-type="string">
            <text:p>O(c1c2[C@H]([N+](CCc2cc(OC)c1OC)(CCCOC(=O)CCC(=O)OCCC[N+]1([C@@H](c2c(CC1)cc(OC)c(OC)c2OC)Cc1cc(OC)c(OC)c(OC)c1)C)C)Cc1cc(OC)c(OC)c(OC)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apram</text:p>
          </table:table-cell>
          <table:table-cell table:style-name="ce8" office:value-type="string" calcext:value-type="string">
            <text:p>O=C1N(C[C@H]([C@@]1(c1ccccc1)c1ccccc1)CCN1CCOCC1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azosin</text:p>
          </table:table-cell>
          <table:table-cell table:style-name="ce8" office:value-type="string" calcext:value-type="string">
            <text:p>O1[C@@H](C(=O)N2CCN(CC2)c2nc3c(c(n2)N)cc(OC)c(OC)c3)COc2c1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epin</text:p>
          </table:table-cell>
          <table:table-cell table:style-name="ce8" office:value-type="string" calcext:value-type="string">
            <text:p>O1Cc2c(/C(=C\CCN(C)C)/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ercalciferol</text:p>
          </table:table-cell>
          <table:table-cell table:style-name="ce8" office:value-type="string" calcext:value-type="string">
            <text:p>O[C@@H]1C/C(=C/C=C\2/[C@H]3[C@@]([C@H](CC3)[C@H](C)/C=C/[C@@H](C(C)C)C)(CCC2)C)/C(=C)[C@@H](O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orubicin</text:p>
          </table:table-cell>
          <table:table-cell table:style-name="ce8" office:value-type="string" calcext:value-type="string">
            <text:p>O([C@H]1C[C@@](O)(Cc2c1c(O)c1c(c2O)C(=O)c2c(C1=O)c(OC)ccc2)C(=O)CO)[C@@H]1O[C@H]([C@@H](O)[C@@H](N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ycycline</text:p>
          </table:table-cell>
          <table:table-cell table:style-name="ce8" office:value-type="string" calcext:value-type="string">
            <text:p>O[C@@H]1[C@@H]2[C@](O)(C(=O)C3=C(O)c4c([C@@H]([C@@H]13)C)cccc4O)C(=O)/C(=C(\O)/N)/C(=O)[C@H]2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oxylamine</text:p>
          </table:table-cell>
          <table:table-cell table:style-name="ce8" office:value-type="string" calcext:value-type="string">
            <text:p>O([C@@](c1ccccc1)(c1ncccc1)C)CCN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roloxifene</text:p>
          </table:table-cell>
          <table:table-cell table:style-name="ce8" office:value-type="string" calcext:value-type="string">
            <text:p>O(c1ccc(/C(=C(/CC)\c2ccccc2)/c2cc(O)ccc2)cc1)CC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ronabinol</text:p>
          </table:table-cell>
          <table:table-cell table:style-name="ce8" office:value-type="string" calcext:value-type="string">
            <text:p>O1C([C@H]2[C@H](c3c1cc(cc3O)CCCCC)C=C(CC2)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roperidol</text:p>
          </table:table-cell>
          <table:table-cell table:style-name="ce8" office:value-type="string" calcext:value-type="string">
            <text:p>Fc1ccc(C(=O)CCCN2CCC(=CC2)n2c3c([nH]c2=O)cccc3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uloxetine</text:p>
          </table:table-cell>
          <table:table-cell table:style-name="ce8" office:value-type="string" calcext:value-type="string">
            <text:p>s1c([C@@H](Oc2c3c(ccc2)cccc3)CCNC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utasteride</text:p>
          </table:table-cell>
          <table:table-cell table:style-name="ce8" office:value-type="string" calcext:value-type="string">
            <text:p>FC(F)(F)c1c(NC(=O)[C@@H]2[C@@]3([C@H]([C@H]4[C@@H]([C@@]5([C@H](NC(=O)C=C5)CC4)C)CC3)CC2)C)cc(cc1)C(F)(F)F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yclonine</text:p>
          </table:table-cell>
          <table:table-cell table:style-name="ce8" office:value-type="string" calcext:value-type="string">
            <text:p>O=C(CCN1CCCCC1)c1ccc(OCCC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Dyphylline</text:p>
          </table:table-cell>
          <table:table-cell table:style-name="ce8" office:value-type="string" calcext:value-type="string">
            <text:p>O[C@@H](Cn1c2c(n(c(=O)n(c2=O)C)C)nc1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brotidine</text:p>
          </table:table-cell>
          <table:table-cell table:style-name="ce8" office:value-type="string" calcext:value-type="string">
            <text:p>Brc1ccc(S(=O)(=O)N/C=N/CCSCc2nc(sc2)N=C(N)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chothiophate</text:p>
          </table:table-cell>
          <table:table-cell table:style-name="ce8" office:value-type="string" calcext:value-type="string">
            <text:p>S(P(=O)(OCC)OCC)CC[N+](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conazole</text:p>
          </table:table-cell>
          <table:table-cell table:style-name="ce8" office:value-type="string" calcext:value-type="string">
            <text:p>Clc1c([C@@H](OCc2ccc(Cl)cc2)Cn2ccnc2)ccc(Cl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datrexate</text:p>
          </table:table-cell>
          <table:table-cell table:style-name="ce8" office:value-type="string" calcext:value-type="string">
            <text:p>O=C(N[C@@H](CCC(=O)O)C(=O)O)c1ccc([C@@H](Cc2nc3c(nc2)nc(nc3N)N)C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detate disodium</text:p>
          </table:table-cell>
          <table:table-cell table:style-name="ce8" office:value-type="string" calcext:value-type="string">
            <text:p>OC(=O)CN(CCN(CC(=O)O)CC(=O)O)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drophonium</text:p>
          </table:table-cell>
          <table:table-cell table:style-name="ce8" office:value-type="string" calcext:value-type="string">
            <text:p>Oc1cc([N+](CC)(C)C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flornithine</text:p>
          </table:table-cell>
          <table:table-cell table:style-name="ce8" office:value-type="string" calcext:value-type="string">
            <text:p>FC(F)[C@@](N)(CCCN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letriptan</text:p>
          </table:table-cell>
          <table:table-cell table:style-name="ce8" office:value-type="string" calcext:value-type="string">
            <text:p>S(=O)(=O)(CCc1cc2c(C[C@@H]3N(CCC3)C)c[nH]c2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ltrombopag</text:p>
          </table:table-cell>
          <table:table-cell table:style-name="ce8" office:value-type="string" calcext:value-type="string">
            <text:p>O=c1n([nH]c(c1N/N=C\1/C(=O)C(=CC=C1)c1cc(ccc1)C(=O)O)C)c1cc(c(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medastine</text:p>
          </table:table-cell>
          <table:table-cell table:style-name="ce8" office:value-type="string" calcext:value-type="string">
            <text:p>O(CCn1c(N2CCCN(CC2)C)nc2c1cccc2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mtricitabine</text:p>
          </table:table-cell>
          <table:table-cell table:style-name="ce8" office:value-type="string" calcext:value-type="string">
            <text:p>S1C[C@H](O[C@H]1CO)n1cc(F)c(nc1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nalapril</text:p>
          </table:table-cell>
          <table:table-cell table:style-name="ce8" office:value-type="string" calcext:value-type="string">
            <text:p>O=C(N1[C@@H](CCC1)C(=O)O)[C@@H](N[C@@H](CCc1ccccc1)C(=O)O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nflurane</text:p>
          </table:table-cell>
          <table:table-cell table:style-name="ce8" office:value-type="string" calcext:value-type="string">
            <text:p>Cl[C@@H](F)C(F)(F)OC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noxacin</text:p>
          </table:table-cell>
          <table:table-cell table:style-name="ce8" office:value-type="string" calcext:value-type="string">
            <text:p>Fc1c(N2CCNCC2)nc2n(CC)cc(c(=O)c2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noximone</text:p>
          </table:table-cell>
          <table:table-cell table:style-name="ce8" office:value-type="string" calcext:value-type="string">
            <text:p>S(c1ccc(C(=O)c2[nH]c(=O)[nH]c2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ntacapone</text:p>
          </table:table-cell>
          <table:table-cell table:style-name="ce8" office:value-type="string" calcext:value-type="string">
            <text:p>O=C(N(CC)CC)/C(=C/c1cc(N(=O)=O)c(O)c(O)c1)/C#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ntecavir</text:p>
          </table:table-cell>
          <table:table-cell table:style-name="ce8" office:value-type="string" calcext:value-type="string">
            <text:p>O[C@@H]1[C@H](C(=C)[C@@H](n2c3[nH]c(nc(=O)c3nc2)N)C1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alrestat</text:p>
          </table:table-cell>
          <table:table-cell table:style-name="ce8" office:value-type="string" calcext:value-type="string">
            <text:p>S1/C(=C\C(=C\c2ccccc2)\C)/C(=O)N(CC(=O)O)C1=S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inastine</text:p>
          </table:table-cell>
          <table:table-cell table:style-name="ce8" office:value-type="string" calcext:value-type="string">
            <text:p>N12[C@@H](c3c(Cc4c1cccc4)cccc3)CN=C2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inephrine</text:p>
          </table:table-cell>
          <table:table-cell table:style-name="ce8" office:value-type="string" calcext:value-type="string">
            <text:p>O[C@H](c1cc(O)c(O)cc1)CN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irubicin</text:p>
          </table:table-cell>
          <table:table-cell table:style-name="ce8" office:value-type="string" calcext:value-type="string">
            <text:p>O([C@H]1C[C@@](O)(Cc2c1c(O)c1c(c2O)C(=O)c2c(C1=O)c(OC)ccc2)C(=O)CO)[C@@H]1O[C@H]([C@H](O)[C@@H](N)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lerenone</text:p>
          </table:table-cell>
          <table:table-cell table:style-name="ce8" office:value-type="string" calcext:value-type="string">
            <text:p>O1[C@@]23[C@H]([C@H]4[C@](C[C@@H]12)([C@@]1(OC(=O)CC1)CC4)C)[C@@H](CC1=CC(=O)CC[C@]31C)C(=O)O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oprostenol</text:p>
          </table:table-cell>
          <table:table-cell table:style-name="ce8" office:value-type="string" calcext:value-type="string">
            <text:p>O1[C@H]2[C@H]([C@H]([C@H](O)C2)/C=C/[C@@H](O)CCCCC)C/C/1=C/CC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rosartan</text:p>
          </table:table-cell>
          <table:table-cell table:style-name="ce8" office:value-type="string" calcext:value-type="string">
            <text:p>s1c(C/C(=C\c2n(c(nc2)CCCC)Cc2ccc(cc2)C(=O)O)/C(=O)O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ptifibatide</text:p>
          </table:table-cell>
          <table:table-cell table:style-name="ce8" office:value-type="string" calcext:value-type="string">
            <text:p>S1SCCC(=O)N[C@@H](CCCCN=C(N)N)C(=O)NCC(=O)N[C@H](C(=O)N[C@H](C(=O)N2[C@@H](CCC2)C(=O)N[C@@H](C1)C(=O)N)Cc1c2c([nH]c1)cccc2)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rgoloid mesylates</text:p>
          </table:table-cell>
          <table:table-cell table:style-name="ce8" office:value-type="string" calcext:value-type="string">
            <text:p>O1[C@@]2(O)N([C@@H](C(CC)(C)C)C(=O)N3[C@@H]2CCC3)C(=O)[C@@]1(NC(=O)[C@H]1C[C@@H]2[C@@H](N(C1)C)Cc1c3c2cccc3[nH]c1)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rgotamine</text:p>
          </table:table-cell>
          <table:table-cell table:style-name="ce8" office:value-type="string" calcext:value-type="string">
            <text:p>O1[C@]2(O)N([C@H](C(=O)N3[C@H]2CCC3)Cc2ccccc2)C(=O)[C@@]1(NC(=O)[C@H]1CN([C@H]2C(=C1)c1c3c(C2)c[nH]c3cc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rlotinib</text:p>
          </table:table-cell>
          <table:table-cell table:style-name="ce8" office:value-type="string" calcext:value-type="string">
            <text:p>O(c1c(OCCOC)cc2ncnc(Nc3cc(ccc3)C#C)c2c1)CCO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rtapenem</text:p>
          </table:table-cell>
          <table:table-cell table:style-name="ce8" office:value-type="string" calcext:value-type="string">
            <text:p>S(C1=C(N2[C@@H]([C@H](C2=O)[C@H](O)C)[C@H]1C)C(=O)O)[C@H]1C[C@H](NC1)C(=O)Nc1cc(c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rythrityl tetranitrate</text:p>
          </table:table-cell>
          <table:table-cell table:style-name="ce8" office:value-type="string" calcext:value-type="string">
            <text:p>O(N(=O)=O)[C@@H]([C@H](ON(=O)=O)CON(=O)=O)CON(=O)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rythromycin</text:p>
          </table:table-cell>
          <table:table-cell table:style-name="ce8" office:value-type="string" calcext:value-type="string">
            <text:p>O([C@@H]1[C@H]([C@H](O[C@@H]2O[C@H]([C@H](O)[C@](OC)(C2)C)C)[C@H](C(=O)O[C@@H]([C@@](O)([C@H](O)[C@H](C(=O)[C@@H](C[C@]1(O)C)C)C)C)CC)C)C)[C@@H]1O[C@@H](C[C@H](N(C)C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scitalopram</text:p>
          </table:table-cell>
          <table:table-cell table:style-name="ce8" office:value-type="string" calcext:value-type="string">
            <text:p>Fc1ccc([C@@]2(OCc3c2ccc(c3)C#N)CCCN(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smolol</text:p>
          </table:table-cell>
          <table:table-cell table:style-name="ce8" office:value-type="string" calcext:value-type="string">
            <text:p>O(C[C@@H](O)CNC(C)C)c1ccc(CCC(=O)O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someprazole</text:p>
          </table:table-cell>
          <table:table-cell table:style-name="ce8" office:value-type="string" calcext:value-type="string">
            <text:p>[S@@](=O)(Cc1ncc(c(OC)c1C)C)c1[nH]c2c(n1)ccc(OC)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stazolam</text:p>
          </table:table-cell>
          <table:table-cell table:style-name="ce8" office:value-type="string" calcext:value-type="string">
            <text:p>Clc1cc2c(n3c(nnc3)CN=C2c2c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stradiol</text:p>
          </table:table-cell>
          <table:table-cell table:style-name="ce8" office:value-type="string" calcext:value-type="string">
            <text:p>O[C@@H]1[C@@]2([C@H]([C@H]3[C@H](CC2)c2c(CC3)cc(O)cc2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stramustine</text:p>
          </table:table-cell>
          <table:table-cell table:style-name="ce8" office:value-type="string" calcext:value-type="string">
            <text:p>ClCCN(C(=O)Oc1cc2c([C@H]3[C@@H]([C@@H]4[C@]([C@H](O)CC4)(CC3)C)CC2)cc1)C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szopiclone</text:p>
          </table:table-cell>
          <table:table-cell table:style-name="ce8" office:value-type="string" calcext:value-type="string">
            <text:p>Clc1ccc(N2[C@@H](OC(=O)N3CCN(CC3)C)c3nccnc3C2=O)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anidazole</text:p>
          </table:table-cell>
          <table:table-cell table:style-name="ce8" office:value-type="string" calcext:value-type="string">
            <text:p>O=C(NCCO)Cn1c(ncc1)N(=O)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acrynic acid</text:p>
          </table:table-cell>
          <table:table-cell table:style-name="ce8" office:value-type="string" calcext:value-type="string">
            <text:p>Clc1c(C(=O)C(=C)CC)ccc(OCC(=O)O)c1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ambutol</text:p>
          </table:table-cell>
          <table:table-cell table:style-name="ce8" office:value-type="string" calcext:value-type="string">
            <text:p>OC[C@@H](NCCN[C@@H](CC)CO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anol</text:p>
          </table:table-cell>
          <table:table-cell table:style-name="ce8" office:value-type="string" calcext:value-type="string">
            <text:p>O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anolamine</text:p>
          </table:table-cell>
          <table:table-cell table:style-name="ce8" office:value-type="string" calcext:value-type="string">
            <text:p>OC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chlorvynol</text:p>
          </table:table-cell>
          <table:table-cell table:style-name="ce8" office:value-type="string" calcext:value-type="string">
            <text:p>Cl/C=C/[C@@](O)(CC)C#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inamate</text:p>
          </table:table-cell>
          <table:table-cell table:style-name="ce8" office:value-type="string" calcext:value-type="string">
            <text:p>O(C1(CCCCC1)C#C)C(=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ionamide</text:p>
          </table:table-cell>
          <table:table-cell table:style-name="ce8" office:value-type="string" calcext:value-type="string">
            <text:p>S=C(N)c1cc(ncc1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osuximide</text:p>
          </table:table-cell>
          <table:table-cell table:style-name="ce8" office:value-type="string" calcext:value-type="string">
            <text:p>O=C1NC(=O)C[C@]1(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 bromide</text:p>
          </table:table-cell>
          <table:table-cell table:style-name="ce8" office:value-type="string" calcext:value-type="string">
            <text:p>Br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 chloride</text:p>
          </table:table-cell>
          <table:table-cell table:style-name="ce8" office:value-type="string" calcext:value-type="string">
            <text:p>Cl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ene chlorohydrin</text:p>
          </table:table-cell>
          <table:table-cell table:style-name="ce8" office:value-type="string" calcext:value-type="string">
            <text:p>ClC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ene dibromide</text:p>
          </table:table-cell>
          <table:table-cell table:style-name="ce8" office:value-type="string" calcext:value-type="string">
            <text:p>BrCCBr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ene dichloride</text:p>
          </table:table-cell>
          <table:table-cell table:style-name="ce8" office:value-type="string" calcext:value-type="string">
            <text:p>ClC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enediamine</text:p>
          </table:table-cell>
          <table:table-cell table:style-name="ce8" office:value-type="string" calcext:value-type="string">
            <text:p>NC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enimine</text:p>
          </table:table-cell>
          <table:table-cell table:style-name="ce8" office:value-type="string" calcext:value-type="string">
            <text:p>N1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hylidene chloride</text:p>
          </table:table-cell>
          <table:table-cell table:style-name="ce8" office:value-type="string" calcext:value-type="string">
            <text:p>ClC(Cl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idocaine</text:p>
          </table:table-cell>
          <table:table-cell table:style-name="ce8" office:value-type="string" calcext:value-type="string">
            <text:p>O=C(Nc1c(cccc1C)C)[C@@H](N(CCC)CC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idronate</text:p>
          </table:table-cell>
          <table:table-cell table:style-name="ce8" office:value-type="string" calcext:value-type="string">
            <text:p>P(=O)(O)(O)C(P(=O)(O)O)(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odolac</text:p>
          </table:table-cell>
          <table:table-cell table:style-name="ce8" office:value-type="string" calcext:value-type="string">
            <text:p>O1[C@@](c2[nH]c3c(c2CC1)cccc3CC)(CC)C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omidate</text:p>
          </table:table-cell>
          <table:table-cell table:style-name="ce8" office:value-type="string" calcext:value-type="string">
            <text:p>O(C(=O)c1n([C@@H](c2ccccc2)C)cnc1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onogestrel</text:p>
          </table:table-cell>
          <table:table-cell table:style-name="ce8" office:value-type="string" calcext:value-type="string">
            <text:p>O[C@@]1([C@@]2([C@H]([C@H]3[C@@H]([C@@H]4C(=CC(=O)CC4)CC3)C(=C)C2)CC1)CC)C#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oposide</text:p>
          </table:table-cell>
          <table:table-cell table:style-name="ce8" office:value-type="string" calcext:value-type="string">
            <text:p>O([C@H]1[C@@H]2[C@@H]([C@@H](c3c1cc1OCOc1c3)c1cc(OC)c(O)c(OC)c1)C(=O)OC2)[C@@H]1O[C@H]2[C@@H](O[C@@H](OC2)C)[C@H](O)[C@H]1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ravirine</text:p>
          </table:table-cell>
          <table:table-cell table:style-name="ce8" office:value-type="string" calcext:value-type="string">
            <text:p>Brc1c(Oc2c(cc(cc2C)C#N)C)nc(Nc2ccc(cc2)C#N)nc1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tretinate</text:p>
          </table:table-cell>
          <table:table-cell table:style-name="ce8" office:value-type="string" calcext:value-type="string">
            <text:p>O(c1c(c(c(c(c1)C)/C=C/C(=C/C=C/C(=C\C(=O)OCC)/C)/C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vernimicin</text:p>
          </table:table-cell>
          <table:table-cell table:style-name="ce8" office:value-type="string" calcext:value-type="string">
            <text:p>Clc1c(c(C(=O)O[C@H]2[C@H](O[C@@H]3O[C@H]([C@H](OC)[C@@](N(=O)=O)(C3)C)C)C[C@H](O[C@H]3[C@H](O)C[C@@]4(O[C@]5([C@H](O4)[C@H](O[C@@H](O[C@H]4[C@@H](OC)[C@H](O[C@@H](O[C@H]6[C@H](O)[C@H](OC)[C@H](O[C@@H]7OC[C@@H]8O[C@@]9(O[C@H]8[C@H]7O)OC[C@@H](OC(=O)c7c(cc(O)cc7O)C)[C@@H]7OCO[C@@H]97)O[C@@H]6COC)[C@@H]4O)C)[C@H]5O)C)C)O[C@@H]3C)O[C@@H]2C)c(OC)c(Cl)c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xemestane</text:p>
          </table:table-cell>
          <table:table-cell table:style-name="ce8" office:value-type="string" calcext:value-type="string">
            <text:p>O=C1[C@@]2([C@H]([C@H]3[C@H](CC2)[C@@]2(C(=CC(=O)C=C2)C(=C)C3)C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xisulind</text:p>
          </table:table-cell>
          <table:table-cell table:style-name="ce8" office:value-type="string" calcext:value-type="string">
            <text:p>S(=O)(=O)(c1ccc(/C=C\2/C(=C(c3c2ccc(F)c3)CC(=O)O)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Ezetimibe</text:p>
          </table:table-cell>
          <table:table-cell table:style-name="ce8" office:value-type="string" calcext:value-type="string">
            <text:p>Fc1ccc(N2[C@@H]([C@@H](CC[C@H](O)c3ccc(F)cc3)C2=O)c2ccc(O)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amciclovir</text:p>
          </table:table-cell>
          <table:table-cell table:style-name="ce8" office:value-type="string" calcext:value-type="string">
            <text:p>O(CC(CCn1c2nc(ncc2nc1)N)COC(=O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amotidine</text:p>
          </table:table-cell>
          <table:table-cell table:style-name="ce8" office:value-type="string" calcext:value-type="string">
            <text:p>S(CC/C(=N/S(=O)(=O)N)/N)Cc1nc(sc1)N=C(N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lbamate</text:p>
          </table:table-cell>
          <table:table-cell table:style-name="ce8" office:value-type="string" calcext:value-type="string">
            <text:p>O(CC(c1ccccc1)COC(=O)N)C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lodipine</text:p>
          </table:table-cell>
          <table:table-cell table:style-name="ce8" office:value-type="string" calcext:value-type="string">
            <text:p>Clc1c([C@H]2C(=C(NC(=C2C(=O)OC)C)C)C(=O)OCC)cccc1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nbufen</text:p>
          </table:table-cell>
          <table:table-cell table:style-name="ce8" office:value-type="string" calcext:value-type="string">
            <text:p>O=C(c1ccc(c2ccccc2)cc1)CC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nofibrate</text:p>
          </table:table-cell>
          <table:table-cell table:style-name="ce8" office:value-type="string" calcext:value-type="string">
            <text:p>Clc1ccc(C(=O)c2ccc(OC(C)(C)C(=O)OC(C)C)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noldopam</text:p>
          </table:table-cell>
          <table:table-cell table:style-name="ce8" office:value-type="string" calcext:value-type="string">
            <text:p>Clc1c2c([C@@H](CNCC2)c2ccc(O)cc2)cc(O)c1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noprofen</text:p>
          </table:table-cell>
          <table:table-cell table:style-name="ce8" office:value-type="string" calcext:value-type="string">
            <text:p>O(c1cc([C@@H](C)C(=O)O)c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nretinide</text:p>
          </table:table-cell>
          <table:table-cell table:style-name="ce8" office:value-type="string" calcext:value-type="string">
            <text:p>O=C(Nc1ccc(O)cc1)/C=C(/C=C/C=C(/C=C/C1=C(CCCC1(C)C)C)\C)\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ntanyl</text:p>
          </table:table-cell>
          <table:table-cell table:style-name="ce8" office:value-type="string" calcext:value-type="string">
            <text:p>O=C(N([C@H]1CCN(CC1)CCc1ccccc1)c1ccccc1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ntiazac</text:p>
          </table:table-cell>
          <table:table-cell table:style-name="ce8" office:value-type="string" calcext:value-type="string">
            <text:p>Clc1ccc(c2nc(sc2CC(=O)O)c2c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esoterodine</text:p>
          </table:table-cell>
          <table:table-cell table:style-name="ce8" office:value-type="string" calcext:value-type="string">
            <text:p>O(c1c([C@H](CCN(C(C)C)C(C)C)c2ccccc2)cc(cc1)CO)C(=O)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ialuridine</text:p>
          </table:table-cell>
          <table:table-cell table:style-name="ce8" office:value-type="string" calcext:value-type="string">
            <text:p>Ic1cn([C@@H]2O[C@@H]([C@@H](O)[C@@H]2F)CO)c(=O)[nH]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inasteride</text:p>
          </table:table-cell>
          <table:table-cell table:style-name="ce8" office:value-type="string" calcext:value-type="string">
            <text:p>O=C(NC(C)(C)C)[C@@H]1[C@@]2([C@H]([C@H]3[C@@H]([C@@]4([C@H](NC(=O)C=C4)CC3)C)CC2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avoxate</text:p>
          </table:table-cell>
          <table:table-cell table:style-name="ce8" office:value-type="string" calcext:value-type="string">
            <text:p>O(CCN1CCCCC1)C(=O)c1c2oc(c(c(=O)c2ccc1)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ecainide</text:p>
          </table:table-cell>
          <table:table-cell table:style-name="ce8" office:value-type="string" calcext:value-type="string">
            <text:p>FC(F)(F)COc1c(C(=O)NC[C@H]2NCCCC2)cc(OCC(F)(F)F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eroxacin</text:p>
          </table:table-cell>
          <table:table-cell table:style-name="ce8" office:value-type="string" calcext:value-type="string">
            <text:p>Fc1c(N2CCN(CC2)C)c(F)cc2c1n(CCF)cc(c2=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omoxef</text:p>
          </table:table-cell>
          <table:table-cell table:style-name="ce8" office:value-type="string" calcext:value-type="string">
            <text:p>S(CC1=C(N2[C@H](OC1)[C@](OC)(NC(=O)CSC(F)F)C2=O)C(=O)O)c1n(nnn1)C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oxacillin</text:p>
          </table:table-cell>
          <table:table-cell table:style-name="ce8" office:value-type="string" calcext:value-type="string">
            <text:p>Clc1c(c2noc(c2C(=O)N[C@H]2[C@H]3SC([C@@H](N3C2=O)C(=O)O)(C)C)C)c(F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oxuridine</text:p>
          </table:table-cell>
          <table:table-cell table:style-name="ce8" office:value-type="string" calcext:value-type="string">
            <text:p>Fc1cn([C@@H]2O[C@@H]([C@@H](O)C2)CO)c(=O)[nH]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conazole</text:p>
          </table:table-cell>
          <table:table-cell table:style-name="ce8" office:value-type="string" calcext:value-type="string">
            <text:p>Fc1c([C@](O)(Cn2ncnc2)Cn2ncnc2)ccc(F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cytosine</text:p>
          </table:table-cell>
          <table:table-cell table:style-name="ce8" office:value-type="string" calcext:value-type="string">
            <text:p>Fc1c([nH]c(=O)nc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drocortisone</text:p>
          </table:table-cell>
          <table:table-cell table:style-name="ce8" office:value-type="string" calcext:value-type="string">
            <text:p>F[C@]12[C@H]([C@H]3[C@@]([C@](O)(CC3)C(=O)CO)(C[C@@H]2O)C)CCC2=CC(=O)CC[C@]12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mazenil</text:p>
          </table:table-cell>
          <table:table-cell table:style-name="ce8" office:value-type="string" calcext:value-type="string">
            <text:p>Fc1cc2c(n3c(CN(C2=O)C)c(nc3)C(=O)OC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mequine</text:p>
          </table:table-cell>
          <table:table-cell table:style-name="ce8" office:value-type="string" calcext:value-type="string">
            <text:p>Fc1cc2CC[C@H](n3c2c(c(=O)c(c3)C(=O)O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methasone</text:p>
          </table:table-cell>
          <table:table-cell table:style-name="ce8" office:value-type="string" calcext:value-type="string">
            <text:p>F[C@@]12[C@H]([C@H]3[C@@]([C@](O)([C@@H](C3)C)C(=O)CO)(C[C@@H]1O)C)C[C@H](F)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narizine</text:p>
          </table:table-cell>
          <table:table-cell table:style-name="ce8" office:value-type="string" calcext:value-type="string">
            <text:p>Fc1ccc([C@H](N2CCN(CC2)C/C=C/c2ccccc2)c2ccc(F)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nisolide</text:p>
          </table:table-cell>
          <table:table-cell table:style-name="ce8" office:value-type="string" calcext:value-type="string">
            <text:p>F[C@H]1C[C@H]2[C@H]3[C@@]([C@@]4(OC(O[C@@H]4C3)(C)C)C(=O)CO)(C[C@H](O)[C@@H]2[C@@]2(C1=CC(=O)C=C2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cinolone</text:p>
          </table:table-cell>
          <table:table-cell table:style-name="ce8" office:value-type="string" calcext:value-type="string">
            <text:p>F[C@@]12[C@H]([C@H]3[C@@]([C@@]4(OC(O[C@@H]4C3)(C)C)C(=O)CO)(C[C@@H]1O)C)C[C@H](F)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cinonide</text:p>
          </table:table-cell>
          <table:table-cell table:style-name="ce8" office:value-type="string" calcext:value-type="string">
            <text:p>F[C@@]12[C@H]([C@H]3[C@@]([C@@]4(OC(O[C@@H]4C3)(C)C)C(=O)COC(=O)C)(C[C@@H]1O)C)C[C@H](F)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rescein</text:p>
          </table:table-cell>
          <table:table-cell table:style-name="ce8" office:value-type="string" calcext:value-type="string">
            <text:p>O1[C@@]2(c3c(C1=O)cccc3)c1c(Oc3c2ccc(O)c3)c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roacetic acid</text:p>
          </table:table-cell>
          <table:table-cell table:style-name="ce8" office:value-type="string" calcext:value-type="string">
            <text:p>FC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rometholone</text:p>
          </table:table-cell>
          <table:table-cell table:style-name="ce8" office:value-type="string" calcext:value-type="string">
            <text:p>F[C@@]12[C@H]([C@H]3[C@@]([C@](O)(CC3)C(=O)C)(C[C@@H]1O)C)C[C@@H](C1=CC(=O)C=C[C@]21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rouracil</text:p>
          </table:table-cell>
          <table:table-cell table:style-name="ce8" office:value-type="string" calcext:value-type="string">
            <text:p>Fc1c(=O)[nH]c(=O)[nH]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xetine</text:p>
          </table:table-cell>
          <table:table-cell table:style-name="ce8" office:value-type="string" calcext:value-type="string">
            <text:p>FC(F)(F)c1ccc(O[C@@H](CCNC)c2c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oxymesterone</text:p>
          </table:table-cell>
          <table:table-cell table:style-name="ce8" office:value-type="string" calcext:value-type="string">
            <text:p>F[C@]12[C@H]([C@H]3[C@@]([C@@](O)(CC3)C)(C[C@@H]2O)C)CCC2=CC(=O)CC[C@]12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phenazine</text:p>
          </table:table-cell>
          <table:table-cell table:style-name="ce8" office:value-type="string" calcext:value-type="string">
            <text:p>S1c2c(N(CCCN3CCN(CC3)CCO)c3c1cccc3)cc(cc2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randrenolide</text:p>
          </table:table-cell>
          <table:table-cell table:style-name="ce8" office:value-type="string" calcext:value-type="string">
            <text:p>F[C@H]1C[C@H]2[C@H]3[C@@]([C@@]4(OC(O[C@@H]4C3)(C)C)C(=O)CO)(C[C@H](O)[C@@H]2[C@@]2(C1=CC(=O)CC2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razepam</text:p>
          </table:table-cell>
          <table:table-cell table:style-name="ce8" office:value-type="string" calcext:value-type="string">
            <text:p>Clc1cc2c(N(CCN(CC)CC)C(=O)CN=C2c2c(F)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rbiprofen</text:p>
          </table:table-cell>
          <table:table-cell table:style-name="ce8" office:value-type="string" calcext:value-type="string">
            <text:p>Fc1c(ccc([C@@H](C)C(=O)O)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tamide</text:p>
          </table:table-cell>
          <table:table-cell table:style-name="ce8" office:value-type="string" calcext:value-type="string">
            <text:p>FC(F)(F)c1cc(NC(=O)C(C)C)ccc1N(=O)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ticasone</text:p>
          </table:table-cell>
          <table:table-cell table:style-name="ce8" office:value-type="string" calcext:value-type="string">
            <text:p>S(C(=O)[C@]1(O)[C@@]2([C@H]([C@H]3[C@](F)([C@@H](O)C2)[C@@]2(C(=CC(=O)C=C2)[C@@H](F)C3)C)C[C@H]1C)C)CF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vastatin</text:p>
          </table:table-cell>
          <table:table-cell table:style-name="ce8" office:value-type="string" calcext:value-type="string">
            <text:p>Fc1ccc(c2c(n(C(C)C)c3c2cccc3)/C=C/[C@@H](O)C[C@@H](O)CC(=O)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luvoxamine</text:p>
          </table:table-cell>
          <table:table-cell table:style-name="ce8" office:value-type="string" calcext:value-type="string">
            <text:p>FC(F)(F)c1ccc(/C(=N/OCCN)/CCCC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lic acid</text:p>
          </table:table-cell>
          <table:table-cell table:style-name="ce8" office:value-type="string" calcext:value-type="string">
            <text:p>OC(=O)[C@@H](NC(=O)c1ccc(NCc2nc3c([nH]c(nc3=O)N)nc2)cc1)C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mepizole</text:p>
          </table:table-cell>
          <table:table-cell table:style-name="ce8" office:value-type="string" calcext:value-type="string">
            <text:p>[nH]1ncc(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ndaparinux</text:p>
          </table:table-cell>
          <table:table-cell table:style-name="ce8" office:value-type="string" calcext:value-type="string">
            <text:p>S(=O)(=O)(O)N[C@@H]1[C@@H](OS(=O)(=O)O)[C@H](O[C@@H]2O[C@@H]([C@@H](O[C@H]3O[C@@H]([C@@H](O)[C@H](O)[C@H]3NS(=O)(=O)O)COS(=O)(=O)O)[C@H](O)[C@H]2O)C(=O)O)[C@H](O[C@H]1O[C@H]1[C@H](O)[C@@H](OS(=O)(=O)O)[C@@H](O[C@H]1C(=O)O)O[C@H]1[C@H](O)[C@@H](NS(=O)(=O)O)[C@H](O[C@@H]1COS(=O)(=O)O)OC)COS(=O)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rmestane</text:p>
          </table:table-cell>
          <table:table-cell table:style-name="ce8" office:value-type="string" calcext:value-type="string">
            <text:p>O=C1[C@@]2([C@H]([C@H]3[C@@H]([C@@]4(C(=C(O)C(=O)CC4)CC3)C)CC2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rmoterol</text:p>
          </table:table-cell>
          <table:table-cell table:style-name="ce8" office:value-type="string" calcext:value-type="string">
            <text:p>O[C@@H](CN[C@@H](Cc1ccc(OC)cc1)C)c1cc(NC=O)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samprenavir</text:p>
          </table:table-cell>
          <table:table-cell table:style-name="ce8" office:value-type="string" calcext:value-type="string">
            <text:p>S(=O)(=O)(N(C[C@@H](OP(=O)(O)O)[C@@H](NC(=O)O[C@H]1CCOC1)Cc1ccccc1)CC(C)C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saprepitant</text:p>
          </table:table-cell>
          <table:table-cell table:style-name="ce8" office:value-type="string" calcext:value-type="string">
            <text:p>P(=O)(O)(O)n1[nH]c(nc1=O)CN1[C@H]([C@H](OCC1)O[C@@H](c1cc(cc(c1)C(F)(F)F)C(F)(F)F)C)c1ccc(F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scarnet</text:p>
          </table:table-cell>
          <table:table-cell table:style-name="ce8" office:value-type="string" calcext:value-type="string">
            <text:p>P(=O)(O)(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sfomycin</text:p>
          </table:table-cell>
          <table:table-cell table:style-name="ce8" office:value-type="string" calcext:value-type="string">
            <text:p>P(=O)(O)(O)[C@H]1O[C@H]1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sinopril</text:p>
          </table:table-cell>
          <table:table-cell table:style-name="ce8" office:value-type="string" calcext:value-type="string">
            <text:p>P(=O)(O[C@@H](OC(=O)CC)C(C)C)(CC(=O)N1C[C@H](C2CCCCC2)C[C@H]1C(=O)O)CCC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sphenytoin</text:p>
          </table:table-cell>
          <table:table-cell table:style-name="ce8" office:value-type="string" calcext:value-type="string">
            <text:p>P(=O)(OCN1C(=O)[C@](NC1=O)(c1ccccc1)c1ccccc1)(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spropofol</text:p>
          </table:table-cell>
          <table:table-cell table:style-name="ce8" office:value-type="string" calcext:value-type="string">
            <text:p>P(=O)(OCOc1c(C(C)C)cccc1C(C)C)(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otemustine</text:p>
          </table:table-cell>
          <table:table-cell table:style-name="ce8" office:value-type="string" calcext:value-type="string">
            <text:p>ClCCN(N=O)C(=O)N[C@H](P(=O)(OCC)O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rovatriptan</text:p>
          </table:table-cell>
          <table:table-cell table:style-name="ce8" office:value-type="string" calcext:value-type="string">
            <text:p>O=C(N)c1cc2c3C[C@H](NC)CCc3[nH]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ulvestrant</text:p>
          </table:table-cell>
          <table:table-cell table:style-name="ce8" office:value-type="string" calcext:value-type="string">
            <text:p>[S@](=O)(CCCCCCCCC[C@H]1[C@H]2[C@H]3[C@](CC[C@@H]2c2c(C1)cc(O)cc2)([C@@H](O)CC3)C)CCCC(F)(F)C(F)(F)F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urazolidone</text:p>
          </table:table-cell>
          <table:table-cell table:style-name="ce8" office:value-type="string" calcext:value-type="string">
            <text:p>O1CCN(/N=C/c2oc(N(=O)=O)cc2)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urosemide</text:p>
          </table:table-cell>
          <table:table-cell table:style-name="ce8" office:value-type="string" calcext:value-type="string">
            <text:p>Clc1c(S(=O)(=O)N)cc(c(NCc2occc2)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Fusidic</text:p>
          </table:table-cell>
          <table:table-cell table:style-name="ce8" office:value-type="string" calcext:value-type="string">
            <text:p>O[C@H]1[C@@H]2[C@@]([C@@]3([C@@H](C1)/C(=C(\CCC=C(C)C)/C(=O)O)/[C@@H](OC(=O)C)C3)C)(CC[C@@H]1[C@@]2(CC[C@@H](O)[C@H]1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bapentin</text:p>
          </table:table-cell>
          <table:table-cell table:style-name="ce8" office:value-type="string" calcext:value-type="string">
            <text:p>OC(=O)CC1(CCCCC1)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bexate</text:p>
          </table:table-cell>
          <table:table-cell table:style-name="ce8" office:value-type="string" calcext:value-type="string">
            <text:p>O(C(=O)CCCCCN=C(N)N)c1ccc(cc1)C(=O)O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dodiamide</text:p>
          </table:table-cell>
          <table:table-cell table:style-name="ce8" office:value-type="string" calcext:value-type="string">
            <text:p>OC(=O)CN(CCN(CC(=O)NC)CC(=O)O)CCN(CC(=O)NC)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dofosveset</text:p>
          </table:table-cell>
          <table:table-cell table:style-name="ce8" office:value-type="string" calcext:value-type="string">
            <text:p>P(=O)(O[C@H]1CC[C@@](CC1)(c1ccccc1)c1ccccc1)(OC[C@H](N(CC(=O)O)CC(=O)O)CN(CCN(CC(=O)O)CC(=O)O)CC(=O)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dopentetic acid</text:p>
          </table:table-cell>
          <table:table-cell table:style-name="ce8" office:value-type="string" calcext:value-type="string">
            <text:p>OC(=O)CN(CCN(CC(=O)O)CC(=O)O)CCN(CC(=O)O)C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doteridol</text:p>
          </table:table-cell>
          <table:table-cell table:style-name="ce8" office:value-type="string" calcext:value-type="string">
            <text:p>O[C@@H](CN1CCN(CCN(CCN(CC1)CC(=O)O)CC(=O)O)CC(=O)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doversetamide</text:p>
          </table:table-cell>
          <table:table-cell table:style-name="ce8" office:value-type="string" calcext:value-type="string">
            <text:p>OC(=O)CN(CCN(CC(=O)NCCOC)CC(=O)O)CCN(CC(=O)NCCOC)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doxetate</text:p>
          </table:table-cell>
          <table:table-cell table:style-name="ce8" office:value-type="string" calcext:value-type="string">
            <text:p>OC(=O)CN(C[C@H](N(CC(=O)O)CC(=O)O)Cc1ccc(OCC)cc1)CCN(CC(=O)O)C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llamine</text:p>
          </table:table-cell>
          <table:table-cell table:style-name="ce8" office:value-type="string" calcext:value-type="string">
            <text:p>O(CC[N+](CC)(CC)CC)c1c(OCC[N+](CC)(CC)CC)cccc1OCC[N+](CC)(CC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mma hydroxybutyrate</text:p>
          </table:table-cell>
          <table:table-cell table:style-name="ce8" office:value-type="string" calcext:value-type="string">
            <text:p>OCC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nciclovir</text:p>
          </table:table-cell>
          <table:table-cell table:style-name="ce8" office:value-type="string" calcext:value-type="string">
            <text:p>O(C(CO)CO)Cn1c2[nH]c(nc(=O)c2nc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nirelix</text:p>
          </table:table-cell>
          <table:table-cell table:style-name="ce8" office:value-type="string" calcext:value-type="string">
            <text:p>Clc1ccc(C[C@H](NC(=O)[C@H](NC(=O)C)Cc2cc3c(cc2)cccc3)C(=O)N[C@H](C(=O)N[C@@H](C(=O)N[C@@H](C(=O)N[C@@H](C(=O)N[C@H](C(=O)N[C@H](C(=O)N2[C@@H](CCC2)C(=O)N[C@H](C)C(=O)N)CCCCN=C(NCC)NCC)CC(C)C)CCCCN=C(NCC)NCC)Cc2ccc(O)cc2)CO)Cc2cccn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atifloxacin</text:p>
          </table:table-cell>
          <table:table-cell table:style-name="ce8" office:value-type="string" calcext:value-type="string">
            <text:p>Fc1c(N2C[C@H](NCC2)C)c(OC)c2n(C3CC3)cc(c(=O)c2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efitinib</text:p>
          </table:table-cell>
          <table:table-cell table:style-name="ce8" office:value-type="string" calcext:value-type="string">
            <text:p>Clc1cc(Nc2ncnc3c2cc(OCCCN2CCOCC2)c(OC)c3)ccc1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emcitabine</text:p>
          </table:table-cell>
          <table:table-cell table:style-name="ce8" office:value-type="string" calcext:value-type="string">
            <text:p>FC1(F)[C@H](O)[C@H](O[C@H]1n1ccc(nc1=O)N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emfibrozil</text:p>
          </table:table-cell>
          <table:table-cell table:style-name="ce8" office:value-type="string" calcext:value-type="string">
            <text:p>O(CCCC(C)(C)C(=O)O)c1c(ccc(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emifloxacin</text:p>
          </table:table-cell>
          <table:table-cell table:style-name="ce8" office:value-type="string" calcext:value-type="string">
            <text:p>Fc1c(N2C[C@@H](/C(=N/OC)/C2)CN)nc2n(C3CC3)cc(c(=O)c2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entamicin</text:p>
          </table:table-cell>
          <table:table-cell table:style-name="ce8" office:value-type="string" calcext:value-type="string">
            <text:p>O([C@@H]1[C@@H](O)[C@H](O[C@H]2O[C@@H](CC[C@H]2N)CN)[C@@H](N)C[C@H]1N)[C@H]1OC[C@](O)([C@H](NC)[C@H]1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entian violet</text:p>
          </table:table-cell>
          <table:table-cell table:style-name="ce8" office:value-type="string" calcext:value-type="string">
            <text:p>N(c1ccc(/C(=C\2/C=CC(=[N+](C)C)C=C2)/c2ccc(N(C)C)cc2)cc1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liclazide</text:p>
          </table:table-cell>
          <table:table-cell table:style-name="ce8" office:value-type="string" calcext:value-type="string">
            <text:p>S(=O)(=O)(NC(=O)NN1C[C@@H]2[C@@H](CCC2)C1)c1ccc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limepiride</text:p>
          </table:table-cell>
          <table:table-cell table:style-name="ce8" office:value-type="string" calcext:value-type="string">
            <text:p>S(=O)(=O)(NC(=O)N[C@H]1CC[C@@H](CC1)C)c1ccc(CCNC(=O)N2CC(=C(C2=O)C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lucagon</text:p>
          </table:table-cell>
          <table:table-cell table:style-name="ce8" office:value-type="string" calcext:value-type="string">
            <text:p>S(CC[C@H](NC(=O)[C@@H](NC(=O)[C@@H](NC(=O)[C@@H](NC(=O)[C@@H](NC(=O)[C@@H](NC(=O)[C@@H](NC(=O)[C@@H](NC(=O)[C@@H](NC(=O)[C@@H](NC(=O)[C@@H](NC(=O)[C@@H](NC(=O)[C@@H](NC(=O)[C@@H](NC(=O)[C@@H](NC(=O)[C@@H](NC(=O)[C@@H](NC(=O)[C@@H](NC(=O)[C@@H](NC(=O)[C@@H](NC(=O)[C@@H](NC(=O)[C@@H](NC(=O)[C@@H](NC(=O)CNC(=O)[C@@H](NC(=O)[C@@H](NC(=O)[C@@H](N)Cc1[nH]cnc1)CO)CCC(=O)N)[C@H](O)C)Cc1ccccc1)[C@H](O)C)CO)CC(=O)O)Cc1ccc(O)cc1)CO)CCCCN)Cc1ccc(O)cc1)CC(C)C)CC(=O)O)CO)CCCNC(=N)N)CCCNC(=N)N)C)CCC(=O)N)CC(=O)O)Cc1ccccc1)C(C)C)CCC(=O)N)Cc1c2c([nH]c1)cccc2)CC(C)C)C(=O)N[C@@H](CC(=O)N)C(=O)N[C@@H]([C@H](O)C)C(=O)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lutamine</text:p>
          </table:table-cell>
          <table:table-cell table:style-name="ce8" office:value-type="string" calcext:value-type="string">
            <text:p>OC(=O)[C@@H](N)CCC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lutethimide</text:p>
          </table:table-cell>
          <table:table-cell table:style-name="ce8" office:value-type="string" calcext:value-type="string">
            <text:p>O=C1NC(=O)CC[C@@]1(C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lyburide</text:p>
          </table:table-cell>
          <table:table-cell table:style-name="ce8" office:value-type="string" calcext:value-type="string">
            <text:p>Clc1cc(C(=O)NCCc2ccc(S(=O)(=O)NC(=O)NC3CCCCC3)cc2)c(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lycopyrrolate</text:p>
          </table:table-cell>
          <table:table-cell table:style-name="ce8" office:value-type="string" calcext:value-type="string">
            <text:p>O([C@H]1C[N+](CC1)(C)C)C(=O)[C@@](O)(C1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onadorelin</text:p>
          </table:table-cell>
          <table:table-cell table:style-name="ce8" office:value-type="string" calcext:value-type="string">
            <text:p>O=C(N1[C@@H](CCC1)C(=O)NCC(=O)N)[C@H](NC(=O)[C@H](NC(=O)CNC(=O)[C@H](NC(=O)[C@H](NC(=O)[C@@H](NC(=O)[C@@H](NC(=O)[C@H]1NC(=O)CC1)Cc1[nH]cnc1)Cc1c2c([nH]c1)cccc2)CO)Cc1ccc(O)cc1)CC(C)C)CCCN=C(N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oserelin</text:p>
          </table:table-cell>
          <table:table-cell table:style-name="ce8" office:value-type="string" calcext:value-type="string">
            <text:p>O=C(N1[C@@H](CCC1)C(=O)NNC(=O)N)[C@H](NC(=O)[C@H](NC(=O)[C@H](NC(=O)[C@H](NC(=O)[C@H](NC(=O)[C@@H](NC(=O)[C@@H](NC(=O)[C@H]1NC(=O)CC1)Cc1[nH]cnc1)Cc1c2c([nH]c1)cccc2)CO)Cc1ccc(O)cc1)COC(C)(C)C)CC(C)C)CCCN=C(N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ranisetron</text:p>
          </table:table-cell>
          <table:table-cell table:style-name="ce8" office:value-type="string" calcext:value-type="string">
            <text:p>O=C(N[C@H]1C[C@H]2N([C@@H](C1)CCC2)C)c1nn(c2c1ccc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repafloxacin</text:p>
          </table:table-cell>
          <table:table-cell table:style-name="ce8" office:value-type="string" calcext:value-type="string">
            <text:p>Fc1c(N2C[C@H](NCC2)C)cc2n(C3CC3)cc(c(=O)c2c1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riseofulvin</text:p>
          </table:table-cell>
          <table:table-cell table:style-name="ce8" office:value-type="string" calcext:value-type="string">
            <text:p>Clc1c2O[C@]3([C@@H](CC(=O)C=C3OC)C)C(=O)c2c(OC)cc1O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uaifenesin</text:p>
          </table:table-cell>
          <table:table-cell table:style-name="ce8" office:value-type="string" calcext:value-type="string">
            <text:p>O(C[C@H](O)CO)c1c(OC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uanabenz</text:p>
          </table:table-cell>
          <table:table-cell table:style-name="ce8" office:value-type="string" calcext:value-type="string">
            <text:p>Clc1c(c(Cl)ccc1)/C=N/N=C(N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uanadrel</text:p>
          </table:table-cell>
          <table:table-cell table:style-name="ce8" office:value-type="string" calcext:value-type="string">
            <text:p>O1C2(OC[C@H]1CN=C(N)N)C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uanethidine</text:p>
          </table:table-cell>
          <table:table-cell table:style-name="ce8" office:value-type="string" calcext:value-type="string">
            <text:p>N1(CCCCCCC1)CCN=C(N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uanfacine</text:p>
          </table:table-cell>
          <table:table-cell table:style-name="ce8" office:value-type="string" calcext:value-type="string">
            <text:p>Clc1c(CC(=O)N=C(N)N)c(Cl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Gusperimus</text:p>
          </table:table-cell>
          <table:table-cell table:style-name="ce8" office:value-type="string" calcext:value-type="string">
            <text:p>O[C@H](NC(=O)CCCCCCN=C(N)N)C(=O)NCCCCNCC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alazepam</text:p>
          </table:table-cell>
          <table:table-cell table:style-name="ce8" office:value-type="string" calcext:value-type="string">
            <text:p>Clc1cc2c(N(CC(F)(F)F)C(=O)CN=C2c2c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alcinonide</text:p>
          </table:table-cell>
          <table:table-cell table:style-name="ce8" office:value-type="string" calcext:value-type="string">
            <text:p>ClCC(=O)[C@]12OC(O[C@@H]2C[C@@H]2[C@@]1(C[C@H](O)[C@@]1(F)[C@H]2CCC2=CC(=O)CC[C@]12C)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alobetasol</text:p>
          </table:table-cell>
          <table:table-cell table:style-name="ce8" office:value-type="string" calcext:value-type="string">
            <text:p>ClCC(=O)[C@]1(OC(=O)CC)[C@]2([C@@H]([C@H]3[C@](F)([C@H](O)C2)[C@@]2(C(=CC(=O)C=C2)[C@@H](F)C3)C)C[C@@H]1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alofantrine</text:p>
          </table:table-cell>
          <table:table-cell table:style-name="ce8" office:value-type="string" calcext:value-type="string">
            <text:p>Clc1c2cc([C@@H](O)CCN(CCCC)CCCC)c3c(c2cc(Cl)c1)cc(cc3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alothane</text:p>
          </table:table-cell>
          <table:table-cell table:style-name="ce8" office:value-type="string" calcext:value-type="string">
            <text:p>Br[C@@H](Cl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eparin</text:p>
          </table:table-cell>
          <table:table-cell table:style-name="ce8" office:value-type="string" calcext:value-type="string">
            <text:p>S(=O)(=O)(O)N[C@H]1[C@H](OS(=O)(=O)O)[C@H](O[C@H]2O[C@@H]([C@@H](O)[C@@H](O)[C@H]2OS(=O)(=O)O)C(=O)O)[C@H](O[C@H]1O[C@H]1[C@H](O)[C@H](OS(=O)(=O)O)[C@@H](O[C@@H]1C(=O)O)O[C@H]1[C@H](O)[C@H](NC(=O)C)[C@@H](O[C@@H]1COS(=O)(=O)O)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eptachlor</text:p>
          </table:table-cell>
          <table:table-cell table:style-name="ce8" office:value-type="string" calcext:value-type="string">
            <text:p>Cl[C@@]12[C@H]3[C@@H]([C@@](Cl)(C1(Cl)Cl)C(=C2Cl)Cl)C=C[C@H]3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exachlorophene</text:p>
          </table:table-cell>
          <table:table-cell table:style-name="ce8" office:value-type="string" calcext:value-type="string">
            <text:p>Clc1c(Cc2c(O)c(Cl)cc(Cl)c2Cl)c(O)c(Cl)cc1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exafluorenium</text:p>
          </table:table-cell>
          <table:table-cell table:style-name="ce8" office:value-type="string" calcext:value-type="string">
            <text:p>[N+]([C@H]1c2c(c3c1cccc3)cccc2)(CCCCCC[N+]([C@H]1c2c(c3c1cccc3)cccc2)(C)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istamine</text:p>
          </table:table-cell>
          <table:table-cell table:style-name="ce8" office:value-type="string" calcext:value-type="string">
            <text:p>[nH]1c(CCN)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istrelin</text:p>
          </table:table-cell>
          <table:table-cell table:style-name="ce8" office:value-type="string" calcext:value-type="string">
            <text:p>O=C(N1[C@@H](CCC1)C(=O)NCC)[C@@H](NC(=O)[C@@H](NC(=O)[C@H](NC(=O)[C@@H](NC(=O)[C@@H](NC(=O)[C@@H](NC(=O)[C@@H](NC(=O)[C@H]1NC(=O)CC1)Cc1[nH]cnc1)Cc1c2c([nH]c1)cccc2)CO)Cc1ccc(O)cc1)Cc1ncn(c1)Cc1ccccc1)CC(C)C)CCCN=C(N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omatropine</text:p>
          </table:table-cell>
          <table:table-cell table:style-name="ce8" office:value-type="string" calcext:value-type="string">
            <text:p>O([C@H]1C[C@@H]2N([C@@H](CC2)C1)C)C(=O)[C@H](O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omoharringtonine</text:p>
          </table:table-cell>
          <table:table-cell table:style-name="ce8" office:value-type="string" calcext:value-type="string">
            <text:p>O([C@H]1[C@H]2[C@@]3(N(CCC3)CCc3c2cc2OCOc2c3)C=C1OC)C(=O)[C@](O)(CCCC(O)(C)C)CC(=O)O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aluronidase</text:p>
          </table:table-cell>
          <table:table-cell table:style-name="ce8" office:value-type="string" calcext:value-type="string">
            <text:p>o1c(CNc2ncnc3nc[nH]c23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alazine</text:p>
          </table:table-cell>
          <table:table-cell table:style-name="ce8" office:value-type="string" calcext:value-type="string">
            <text:p>N(N)c1nncc2c1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chlorothiazide</text:p>
          </table:table-cell>
          <table:table-cell table:style-name="ce8" office:value-type="string" calcext:value-type="string">
            <text:p>Clc1c(S(=O)(=O)N)cc2S(=O)(=O)NCNc2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flumethiazide</text:p>
          </table:table-cell>
          <table:table-cell table:style-name="ce8" office:value-type="string" calcext:value-type="string">
            <text:p>S1(=O)(=O)NCNc2c1cc(S(=O)(=O)N)c(c2)C(F)(F)F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morphone</text:p>
          </table:table-cell>
          <table:table-cell table:style-name="ce8" office:value-type="string" calcext:value-type="string">
            <text:p>O1[C@@H]2[C@]34[C@H]([C@H](N(CC3)C)Cc3c4c1c(O)cc3)CCC2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quinidine</text:p>
          </table:table-cell>
          <table:table-cell table:style-name="ce8" office:value-type="string" calcext:value-type="string">
            <text:p>O[C@H]([C@@H]1N2C[C@@H]([C@H](C1)CC2)CC)c1c2c(ncc1)ccc(OC)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xocobalamin</text:p>
          </table:table-cell>
          <table:table-cell table:style-name="ce8" office:value-type="string" calcext:value-type="string">
            <text:p>P(=O)(O[C@@H](CNC(=O)CC[C@@]1([C@H]([C@H]2[N-]/C/1=C(\C1=N/C(=C\C3=N/C(=C(\C4=N[C@@]2([C@]([C@@H]4CCC(=O)N)(CC(=O)N)C)C)/C)/[C@]([C@@H]3CCC(=O)N)(CC(=O)N)C)/C([C@@H]1CCC(=O)N)(C)C)/C)CC(=O)N)C)C)(O[C@H]1[C@@H](O)[C@H](O[C@@H]1CO)n1c2c(nc1)cc(c(c2)C)C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xychloroquine</text:p>
          </table:table-cell>
          <table:table-cell table:style-name="ce8" office:value-type="string" calcext:value-type="string">
            <text:p>Clc1cc2nccc(N[C@@H](CCCN(CCO)CC)C)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xyurea</text:p>
          </table:table-cell>
          <table:table-cell table:style-name="ce8" office:value-type="string" calcext:value-type="string">
            <text:p>ONC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Hydroxyzine</text:p>
          </table:table-cell>
          <table:table-cell table:style-name="ce8" office:value-type="string" calcext:value-type="string">
            <text:p>Clc1ccc([C@H](N2CCN(CC2)CCOCCO)c2c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bandronate</text:p>
          </table:table-cell>
          <table:table-cell table:style-name="ce8" office:value-type="string" calcext:value-type="string">
            <text:p>P(=O)(O)(O)C(P(=O)(O)O)(O)CCN(CCC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bufenac</text:p>
          </table:table-cell>
          <table:table-cell table:style-name="ce8" office:value-type="string" calcext:value-type="string">
            <text:p>OC(=O)Cc1ccc(CC(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buprofen</text:p>
          </table:table-cell>
          <table:table-cell table:style-name="ce8" office:value-type="string" calcext:value-type="string">
            <text:p>OC(=O)[C@@H](c1ccc(CC(C)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butilide</text:p>
          </table:table-cell>
          <table:table-cell table:style-name="ce8" office:value-type="string" calcext:value-type="string">
            <text:p>S(=O)(=O)(Nc1ccc([C@@H](O)CCCN(CCCCCCC)CC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darubicin</text:p>
          </table:table-cell>
          <table:table-cell table:style-name="ce8" office:value-type="string" calcext:value-type="string">
            <text:p>O([C@H]1C[C@@](O)(Cc2c1c(O)c1c(c2O)C(=O)c2c(C1=O)cccc2)C(=O)C)[C@@H]1O[C@H]([C@@H](O)[C@@H](N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doxuridine</text:p>
          </table:table-cell>
          <table:table-cell table:style-name="ce8" office:value-type="string" calcext:value-type="string">
            <text:p>Ic1cn([C@@H]2O[C@@H]([C@@H](O)C2)CO)c(=O)[nH]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fosfamide</text:p>
          </table:table-cell>
          <table:table-cell table:style-name="ce8" office:value-type="string" calcext:value-type="string">
            <text:p>ClCCN1P(=O)(OCCC1)NC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loprost</text:p>
          </table:table-cell>
          <table:table-cell table:style-name="ce8" office:value-type="string" calcext:value-type="string">
            <text:p>O[C@H]1[C@@H]([C@@H]2[C@H](C1)C/C(=C\CCCC(=O)O)/C2)/C=C/[C@@H](O)[C@@H](CC#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matinib</text:p>
          </table:table-cell>
          <table:table-cell table:style-name="ce8" office:value-type="string" calcext:value-type="string">
            <text:p>O=C(Nc1cc(Nc2nc(c3cccnc3)ccn2)c(cc1)C)c1ccc(CN2CCN(CC2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midapril</text:p>
          </table:table-cell>
          <table:table-cell table:style-name="ce8" office:value-type="string" calcext:value-type="string">
            <text:p>O=C(N1[C@@H](CN(C1=O)C)C(=O)O)[C@@H](N[C@@H](CCc1ccccc1)C(=O)O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mipramine</text:p>
          </table:table-cell>
          <table:table-cell table:style-name="ce8" office:value-type="string" calcext:value-type="string">
            <text:p>N1(CCCN(C)C)c2c(CC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miquimod</text:p>
          </table:table-cell>
          <table:table-cell table:style-name="ce8" office:value-type="string" calcext:value-type="string">
            <text:p>n1(CC(C)C)c2c3c(nc(N)c2nc1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namrinone</text:p>
          </table:table-cell>
          <table:table-cell table:style-name="ce8" office:value-type="string" calcext:value-type="string">
            <text:p>O=c1[nH]cc(c2ccncc2)cc1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ndene</text:p>
          </table:table-cell>
          <table:table-cell table:style-name="ce8" office:value-type="string" calcext:value-type="string">
            <text:p>c12CC=Cc1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ndinavir</text:p>
          </table:table-cell>
          <table:table-cell table:style-name="ce8" office:value-type="string" calcext:value-type="string">
            <text:p>O[C@H](CN1[C@@H](CN(CC1)Cc1cccnc1)C(=O)NC(C)(C)C)C[C@@H](C(=O)N[C@@H]1[C@H](O)Cc2c1cccc2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ndocyanine green</text:p>
          </table:table-cell>
          <table:table-cell table:style-name="ce8" office:value-type="string" calcext:value-type="string">
            <text:p>S(=O)(=O)(O)CCCC[N+]1=C(C(c2c1ccc1c2cccc1)(C)C)/C=C/C=C/C=C/C=C/1\N(c2c(C1(C)C)c1c(cc2)cccc1)CCCCS(=O)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ndomethacin</text:p>
          </table:table-cell>
          <table:table-cell table:style-name="ce8" office:value-type="string" calcext:value-type="string">
            <text:p>Clc1ccc(C(=O)n2c3c(c(c2C)CC(=O)O)cc(OC)cc3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benguane i 131</text:p>
          </table:table-cell>
          <table:table-cell table:style-name="ce8" office:value-type="string" calcext:value-type="string">
            <text:p>[131I]c1cc(CN=C(N)N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bitridol</text:p>
          </table:table-cell>
          <table:table-cell table:style-name="ce8" office:value-type="string" calcext:value-type="string">
            <text:p>Ic1c(C(=O)N(C[C@H](O)CO)C)c(I)c(NC(=O)C(CO)CO)c(I)c1C(=O)N(C[C@H](O)C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cetamic acid</text:p>
          </table:table-cell>
          <table:table-cell table:style-name="ce8" office:value-type="string" calcext:value-type="string">
            <text:p>Ic1c(N(C[C@@H](C)C(=O)O)C(=O)C)c(I)cc(I)c1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damide</text:p>
          </table:table-cell>
          <table:table-cell table:style-name="ce8" office:value-type="string" calcext:value-type="string">
            <text:p>Ic1c(CNC(=O)C)c(I)c(c(I)c1NC(=O)C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dipamide</text:p>
          </table:table-cell>
          <table:table-cell table:style-name="ce8" office:value-type="string" calcext:value-type="string">
            <text:p>Ic1c(NC(=O)CCCCC(=O)Nc2c(I)c(c(I)cc2I)C(=O)O)c(I)cc(I)c1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dixanol</text:p>
          </table:table-cell>
          <table:table-cell table:style-name="ce8" office:value-type="string" calcext:value-type="string">
            <text:p>Ic1c(N(C[C@H](O)CN(c2c(I)c(c(I)c(c2I)C(=O)NC[C@H](O)CO)C(=O)NC[C@H](O)CO)C(=O)C)C(=O)C)c(I)c(c(I)c1C(=O)NC[C@H](O)CO)C(=O)NC[C@H](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doform</text:p>
          </table:table-cell>
          <table:table-cell table:style-name="ce8" office:value-type="string" calcext:value-type="string">
            <text:p>IC(I)I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hexol</text:p>
          </table:table-cell>
          <table:table-cell table:style-name="ce8" office:value-type="string" calcext:value-type="string">
            <text:p>Ic1c(N(C[C@H](O)CO)C(=O)C)c(I)c(c(I)c1C(=O)NC[C@H](O)CO)C(=O)NC[C@H](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pamidol</text:p>
          </table:table-cell>
          <table:table-cell table:style-name="ce8" office:value-type="string" calcext:value-type="string">
            <text:p>Ic1c(c(I)c(NC(=O)[C@@H](O)C)c(I)c1C(=O)NC(CO)CO)C(=O)NC(C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panoic acid</text:p>
          </table:table-cell>
          <table:table-cell table:style-name="ce8" office:value-type="string" calcext:value-type="string">
            <text:p>Ic1c(C[C@@H](CC)C(=O)O)c(I)cc(I)c1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phendylate</text:p>
          </table:table-cell>
          <table:table-cell table:style-name="ce8" office:value-type="string" calcext:value-type="string">
            <text:p>Ic1c([C@H](CCCCCCCCC(=O)OCC)C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trolan</text:p>
          </table:table-cell>
          <table:table-cell table:style-name="ce8" office:value-type="string" calcext:value-type="string">
            <text:p>Ic1c(C(=O)N[C@@H]([C@H](O)CO)CO)c(I)c(N(C(=O)CC(=O)N(c2c(I)c(C(=O)N[C@@H]([C@H](O)CO)CO)c(I)c(C(=O)N[C@@H]([C@H](O)CO)CO)c2I)C)C)c(I)c1C(=O)N[C@@H]([C@H](O)C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versol</text:p>
          </table:table-cell>
          <table:table-cell table:style-name="ce8" office:value-type="string" calcext:value-type="string">
            <text:p>Ic1c(N(CCO)C(=O)CO)c(I)c(c(I)c1C(=O)NC[C@H](O)CO)C(=O)NC[C@H](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oxilan</text:p>
          </table:table-cell>
          <table:table-cell table:style-name="ce8" office:value-type="string" calcext:value-type="string">
            <text:p>Ic1c(N(C[C@H](O)CO)C(=O)C)c(I)c(c(I)c1C(=O)NC[C@H](O)CO)C(=O)NC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podate</text:p>
          </table:table-cell>
          <table:table-cell table:style-name="ce8" office:value-type="string" calcext:value-type="string">
            <text:p>Ic1c(CCC(=O)O)c(I)cc(I)c1/N=C/N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proniazid</text:p>
          </table:table-cell>
          <table:table-cell table:style-name="ce8" office:value-type="string" calcext:value-type="string">
            <text:p>O=C(NNC(C)C)c1ccn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rbesartan</text:p>
          </table:table-cell>
          <table:table-cell table:style-name="ce8" office:value-type="string" calcext:value-type="string">
            <text:p>O=C1N(C(=NC21CCCC2)CCCC)Cc1ccc(cc1)c1c(cccc1)c1n[nH]nn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rinotecan</text:p>
          </table:table-cell>
          <table:table-cell table:style-name="ce8" office:value-type="string" calcext:value-type="string">
            <text:p>O(C(=O)N1CC[C@H](N2CCCCC2)CC1)c1cc2c(c3Cn4c(c3nc2cc1)cc1[C@@](O)(CC)C(=O)OCc1c4=O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epamicin</text:p>
          </table:table-cell>
          <table:table-cell table:style-name="ce8" office:value-type="string" calcext:value-type="string">
            <text:p>O([C@H]1[C@H](NC(=O)[C@@H](O)CN)C[C@H](N)[C@@H](O[C@H]2O[C@@H]([C@@H](O)[C@H](O)[C@H]2O)CN)[C@@H]1O)[C@H]1OC[C@](O)([C@H](NC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carboxazid</text:p>
          </table:table-cell>
          <table:table-cell table:style-name="ce8" office:value-type="string" calcext:value-type="string">
            <text:p>o1nc(C(=O)NNCc2ccccc2)cc1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etharine</text:p>
          </table:table-cell>
          <table:table-cell table:style-name="ce8" office:value-type="string" calcext:value-type="string">
            <text:p>O[C@@H]([C@H](NC(C)C)CC)c1cc(O)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flurane</text:p>
          </table:table-cell>
          <table:table-cell table:style-name="ce8" office:value-type="string" calcext:value-type="string">
            <text:p>Cl[C@@H](OC(F)F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flurophate</text:p>
          </table:table-cell>
          <table:table-cell table:style-name="ce8" office:value-type="string" calcext:value-type="string">
            <text:p>P(=O)(F)(OC(C)C)O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niazid</text:p>
          </table:table-cell>
          <table:table-cell table:style-name="ce8" office:value-type="string" calcext:value-type="string">
            <text:p>O=C(NN)c1ccn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propamide</text:p>
          </table:table-cell>
          <table:table-cell table:style-name="ce8" office:value-type="string" calcext:value-type="string">
            <text:p>O=C(N)[C@](CC[N+](C(C)C)(C(C)C)C)(c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proterenol</text:p>
          </table:table-cell>
          <table:table-cell table:style-name="ce8" office:value-type="string" calcext:value-type="string">
            <text:p>O[C@@H](CNC(C)C)c1cc(O)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sorbide dinitrate</text:p>
          </table:table-cell>
          <table:table-cell table:style-name="ce8" office:value-type="string" calcext:value-type="string">
            <text:p>O1[C@H]2[C@H](OC[C@H]2ON(=O)=O)[C@@H](ON(=O)=O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otretinoin</text:p>
          </table:table-cell>
          <table:table-cell table:style-name="ce8" office:value-type="string" calcext:value-type="string">
            <text:p>OC(=O)/C=C(\C=C\C=C(\C=C\C1=C(CCCC1(C)C)C)/C)/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sradipine</text:p>
          </table:table-cell>
          <table:table-cell table:style-name="ce8" office:value-type="string" calcext:value-type="string">
            <text:p>O(C(=O)C1=C(NC(=C([C@H]1c1c2nonc2ccc1)C(=O)OC)C)C)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traconazole</text:p>
          </table:table-cell>
          <table:table-cell table:style-name="ce8" office:value-type="string" calcext:value-type="string">
            <text:p>Clc1c([C@@]2(O[C@H](CO2)COc2ccc(N3CCN(CC3)c3ccc(n4c(=O)n(nc4)[C@@H](CC)C)cc3)cc2)Cn2ncnc2)ccc(Cl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vermectin</text:p>
          </table:table-cell>
          <table:table-cell table:style-name="ce8" office:value-type="string" calcext:value-type="string">
            <text:p>O1[C@]2(O[C@H]3C[C@H](OC(=O)[C@H]4[C@@]5(O)[C@H](OC/C/5=C\C=C\[C@@H]([C@H](O[C@@H]5O[C@H]([C@H](O[C@@H]6O[C@H]([C@H](O)[C@@H](OC)C6)C)[C@@H](OC)C5)C)/C(=C/C3)/C)C)[C@H](O)C(=C4)C)C2)CC[C@@H]([C@H]1[C@H](C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Ixabepilone</text:p>
          </table:table-cell>
          <table:table-cell table:style-name="ce8" office:value-type="string" calcext:value-type="string">
            <text:p>s1cc(nc1C)/C=C(/[C@H]1NC(=O)C[C@H](O)C(C(=O)[C@@H]([C@@H](O)[C@H](CCC[C@]2(O[C@H]2C1)C)C)C)(C)C)\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Josamycin</text:p>
          </table:table-cell>
          <table:table-cell table:style-name="ce8" office:value-type="string" calcext:value-type="string">
            <text:p>O([C@H]1[C@H](N(C)C)[C@@H](O)[C@@H](O[C@@H]1C)O[C@H]1[C@H](C[C@H]([C@@H](O)/C=C/C=C/C[C@H](OC(=O)C[C@@H](OC(=O)C)[C@@H]1OC)C)C)CC=O)[C@@H]1O[C@H]([C@H](OC(=O)CC(C)C)[C@](O)(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Kanamycin</text:p>
          </table:table-cell>
          <table:table-cell table:style-name="ce8" office:value-type="string" calcext:value-type="string">
            <text:p>O([C@@H]1[C@@H](O)[C@H](O[C@H]2O[C@@H]([C@@H](O)[C@H](O)[C@H]2O)CN)[C@@H](N)C[C@H]1N)[C@H]1O[C@@H]([C@@H](O)[C@H](N)[C@H]1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Ketamine</text:p>
          </table:table-cell>
          <table:table-cell table:style-name="ce8" office:value-type="string" calcext:value-type="string">
            <text:p>Clc1c([C@]2(NC)CCCCC2=O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Ketoconazole</text:p>
          </table:table-cell>
          <table:table-cell table:style-name="ce8" office:value-type="string" calcext:value-type="string">
            <text:p>Clc1c([C@@]2(O[C@H](CO2)COc2ccc(N3CCN(CC3)C(=O)C)cc2)Cn2ccnc2)ccc(Cl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Ketoprofen</text:p>
          </table:table-cell>
          <table:table-cell table:style-name="ce8" office:value-type="string" calcext:value-type="string">
            <text:p>OC(=O)[C@@H](c1cc(ccc1)C(=O)c1cc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Ketorolac</text:p>
          </table:table-cell>
          <table:table-cell table:style-name="ce8" office:value-type="string" calcext:value-type="string">
            <text:p>OC(=O)[C@H]1CCn2c1ccc2C(=O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Ketotifen</text:p>
          </table:table-cell>
          <table:table-cell table:style-name="ce8" office:value-type="string" calcext:value-type="string">
            <text:p>s1c2c(C(=C3CCN(CC3)C)c3c(CC2=O)cccc3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betalol</text:p>
          </table:table-cell>
          <table:table-cell table:style-name="ce8" office:value-type="string" calcext:value-type="string">
            <text:p>O[C@@H](CN[C@@H](CCc1ccccc1)C)c1cc(c(O)cc1)C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cidipine</text:p>
          </table:table-cell>
          <table:table-cell table:style-name="ce8" office:value-type="string" calcext:value-type="string">
            <text:p>O(C(=O)C1=C(NC(=C([C@H]1c1c(cccc1)/C=C/C(=O)OC(C)(C)C)C(=O)OCC)C)C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cosamide</text:p>
          </table:table-cell>
          <table:table-cell table:style-name="ce8" office:value-type="string" calcext:value-type="string">
            <text:p>O(C[C@@H](NC(=O)C)C(=O)NCc1c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ctulose</text:p>
          </table:table-cell>
          <table:table-cell table:style-name="ce8" office:value-type="string" calcext:value-type="string">
            <text:p>O([C@H]1[C@H](O)[C@@](O[C@@H]1CO)(O)CO)[C@@H]1O[C@@H]([C@H](O)[C@H](O)[C@H]1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mivudine</text:p>
          </table:table-cell>
          <table:table-cell table:style-name="ce8" office:value-type="string" calcext:value-type="string">
            <text:p>S1C[C@H](O[C@H]1CO)n1ccc(nc1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nreotide</text:p>
          </table:table-cell>
          <table:table-cell table:style-name="ce8" office:value-type="string" calcext:value-type="string">
            <text:p>S1SC[C@@H](NC(=O)[C@H](N)Cc2cc3c(cc2)cccc3)C(=O)N[C@@H](C(=O)N[C@@H](Cc2c3c([nH]c2)cccc3)C(=O)N[C@@H](CCCCN)C(=O)N[C@@H](C(C)C)C(=O)N[C@@H](C1)C(=O)N[C@@H]([C@H](O)C)C(=O)N)Cc1cc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patinib</text:p>
          </table:table-cell>
          <table:table-cell table:style-name="ce8" office:value-type="string" calcext:value-type="string">
            <text:p>Clc1cc(Nc2ncnc3c2cc(c2oc(CNCCS(=O)(=O)C)cc2)cc3)ccc1OCc1cc(F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tanoprost</text:p>
          </table:table-cell>
          <table:table-cell table:style-name="ce8" office:value-type="string" calcext:value-type="string">
            <text:p>O[C@H]1[C@@H]([C@H]([C@@H](O)C1)C/C=C\CCCC(=O)OC(C)C)CC[C@@H](O)CC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azabemide</text:p>
          </table:table-cell>
          <table:table-cell table:style-name="ce8" office:value-type="string" calcext:value-type="string">
            <text:p>Clc1ccc(nc1)C(=O)NC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flunomide</text:p>
          </table:table-cell>
          <table:table-cell table:style-name="ce8" office:value-type="string" calcext:value-type="string">
            <text:p>FC(F)(F)c1ccc(NC(=O)c2c(onc2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nalidomide</text:p>
          </table:table-cell>
          <table:table-cell table:style-name="ce8" office:value-type="string" calcext:value-type="string">
            <text:p>O=C1N([C@H]2CCC(=O)NC2=O)Cc2c1cccc2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trozole</text:p>
          </table:table-cell>
          <table:table-cell table:style-name="ce8" office:value-type="string" calcext:value-type="string">
            <text:p>n1(ncnc1)[C@@H](c1ccc(cc1)C#N)c1ccc(cc1)C#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ucovorin</text:p>
          </table:table-cell>
          <table:table-cell table:style-name="ce8" office:value-type="string" calcext:value-type="string">
            <text:p>O=c1nc([nH]c2NC[C@H](N(c12)C=O)CNc1ccc(cc1)C(=O)N[C@H](CCC(=O)O)C(=O)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uprolide</text:p>
          </table:table-cell>
          <table:table-cell table:style-name="ce8" office:value-type="string" calcext:value-type="string">
            <text:p>O=C(N1[C@@H](CCC1)C(=O)NCC)[C@@H](NC(=O)[C@@H](NC(=O)[C@H](NC(=O)[C@@H](NC(=O)[C@H](NC(=O)[C@@H](NC(=O)[C@@H](NC(=O)[C@H]1NC(=O)CC1)Cc1[nH]cnc1)Cc1c2c([nH]c1)cccc2)CO)Cc1ccc(O)cc1)C(C)C)C(C)C)CCCN=C(N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amisole</text:p>
          </table:table-cell>
          <table:table-cell table:style-name="ce8" office:value-type="string" calcext:value-type="string">
            <text:p>S1C2=N[C@H](CN2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etiracetam</text:p>
          </table:table-cell>
          <table:table-cell table:style-name="ce8" office:value-type="string" calcext:value-type="string">
            <text:p>O=C1N(CCC1)[C@@H](CC)C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bunolol</text:p>
          </table:table-cell>
          <table:table-cell table:style-name="ce8" office:value-type="string" calcext:value-type="string">
            <text:p>O(c1c2CCCC(=O)c2ccc1)C[C@@H](O)CNC(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cabastine</text:p>
          </table:table-cell>
          <table:table-cell table:style-name="ce8" office:value-type="string" calcext:value-type="string">
            <text:p>Fc1ccc([C@]2(CC[C@H](N3C[C@H]([C@](CC3)(c3ccccc3)C(=O)O)C)CC2)C#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carnitine</text:p>
          </table:table-cell>
          <table:table-cell table:style-name="ce8" office:value-type="string" calcext:value-type="string">
            <text:p>O[C@@H](C[N+](C)(C)C)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cetirizine</text:p>
          </table:table-cell>
          <table:table-cell table:style-name="ce8" office:value-type="string" calcext:value-type="string">
            <text:p>Clc1ccc([C@@H](N2CCN(CC2)CCOCC(=O)O)c2c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floxacin</text:p>
          </table:table-cell>
          <table:table-cell table:style-name="ce8" office:value-type="string" calcext:value-type="string">
            <text:p>Fc1c(N2CCN(CC2)C)c2OC[C@@H](n3c2c(c1)c(=O)c(c3)C(=O)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leucovorin</text:p>
          </table:table-cell>
          <table:table-cell table:style-name="ce8" office:value-type="string" calcext:value-type="string">
            <text:p>O=c1nc([nH]c2NC[C@@H](N(c12)C=O)CNc1ccc(cc1)C(=O)N[C@@H](CCC(=O)O)C(=O)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norgestrel</text:p>
          </table:table-cell>
          <table:table-cell table:style-name="ce8" office:value-type="string" calcext:value-type="string">
            <text:p>O[C@@]1([C@@]2([C@H]([C@H]3[C@H](CC2)[C@@H]2C(=CC(=O)CC2)CC3)CC1)CC)C#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evorphanol</text:p>
          </table:table-cell>
          <table:table-cell table:style-name="ce8" office:value-type="string" calcext:value-type="string">
            <text:p>Oc1cc2[C@]34[C@H]([C@@H](N(CC3)C)Cc2cc1)CCCC4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iarozole</text:p>
          </table:table-cell>
          <table:table-cell table:style-name="ce8" office:value-type="string" calcext:value-type="string">
            <text:p>Clc1cc([C@@H](n2ccnc2)c2cc3[nH]cnc3cc2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idocaine</text:p>
          </table:table-cell>
          <table:table-cell table:style-name="ce8" office:value-type="string" calcext:value-type="string">
            <text:p>O=C(Nc1c(cccc1C)C)CN(CC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indane</text:p>
          </table:table-cell>
          <table:table-cell table:style-name="ce8" office:value-type="string" calcext:value-type="string">
            <text:p>Cl[C@H]1[C@H](Cl)[C@H](Cl)[C@H](Cl)[C@@H](Cl)[C@H]1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inezolid</text:p>
          </table:table-cell>
          <table:table-cell table:style-name="ce8" office:value-type="string" calcext:value-type="string">
            <text:p>Fc1c(N2CCOCC2)ccc(N2C[C@@H](OC2=O)CNC(=O)C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iothyronine</text:p>
          </table:table-cell>
          <table:table-cell table:style-name="ce8" office:value-type="string" calcext:value-type="string">
            <text:p>Ic1cc(C[C@H](N)C(=O)O)cc(I)c1Oc1cc(I)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isdexamfetamine</text:p>
          </table:table-cell>
          <table:table-cell table:style-name="ce8" office:value-type="string" calcext:value-type="string">
            <text:p>O=C(N[C@H](Cc1ccccc1)C)[C@@H](N)CCC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isinopril</text:p>
          </table:table-cell>
          <table:table-cell table:style-name="ce8" office:value-type="string" calcext:value-type="string">
            <text:p>O=C(N1[C@@H](CCC1)C(=O)O)[C@@H](N[C@@H](CCc1ccccc1)C(=O)O)CCC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doxamide</text:p>
          </table:table-cell>
          <table:table-cell table:style-name="ce8" office:value-type="string" calcext:value-type="string">
            <text:p>Clc1c(NC(=O)C(=O)O)cc(cc1NC(=O)C(=O)O)C#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fepramine</text:p>
          </table:table-cell>
          <table:table-cell table:style-name="ce8" office:value-type="string" calcext:value-type="string">
            <text:p>Clc1ccc(C(=O)CN(CCCN2c3c(CCc4c2cccc4)cccc3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mefloxacin</text:p>
          </table:table-cell>
          <table:table-cell table:style-name="ce8" office:value-type="string" calcext:value-type="string">
            <text:p>Fc1c(N2C[C@H](NCC2)C)c(F)cc2c1n(CC)cc(c2=O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mustine</text:p>
          </table:table-cell>
          <table:table-cell table:style-name="ce8" office:value-type="string" calcext:value-type="string">
            <text:p>ClCCN(N=O)C(=O)N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nidamine</text:p>
          </table:table-cell>
          <table:table-cell table:style-name="ce8" office:value-type="string" calcext:value-type="string">
            <text:p>Clc1c(Cn2nc(c3c2cccc3)C(=O)O)ccc(Cl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peramide</text:p>
          </table:table-cell>
          <table:table-cell table:style-name="ce8" office:value-type="string" calcext:value-type="string">
            <text:p>Clc1ccc([C@]2(O)CCN(CC2)CC[C@@](c2ccccc2)(c2ccccc2)C(=O)N(C)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racarbef</text:p>
          </table:table-cell>
          <table:table-cell table:style-name="ce8" office:value-type="string" calcext:value-type="string">
            <text:p>ClC1=C(N2[C@@H]([C@H](NC(=O)[C@H](N)c3ccccc3)C2=O)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razepam</text:p>
          </table:table-cell>
          <table:table-cell table:style-name="ce8" office:value-type="string" calcext:value-type="string">
            <text:p>Clc1cc2C(=N[C@H](O)C(=O)Nc2cc1)c1c(Cl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sartan</text:p>
          </table:table-cell>
          <table:table-cell table:style-name="ce8" office:value-type="string" calcext:value-type="string">
            <text:p>Clc1nc(n(Cc2ccc(cc2)c2c(cccc2)c2n[nH]nn2)c1CO)C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teprednol</text:p>
          </table:table-cell>
          <table:table-cell table:style-name="ce8" office:value-type="string" calcext:value-type="string">
            <text:p>ClCOC(=O)[C@]1(O)[C@@]2([C@H]([C@H]3[C@H]([C@@H](O)C2)[C@@]2(C(=CC(=O)C=C2)CC3)C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vastatin</text:p>
          </table:table-cell>
          <table:table-cell table:style-name="ce8" office:value-type="string" calcext:value-type="string">
            <text:p>O([C@@H]1[C@@H]2[C@H]([C@H](C=CC2=C[C@@H](C1)C)C)CC[C@H]1OC(=O)C[C@H](O)C1)C(=O)[C@H](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oxapine</text:p>
          </table:table-cell>
          <table:table-cell table:style-name="ce8" office:value-type="string" calcext:value-type="string">
            <text:p>Clc1cc2C(=Nc3c(Oc2cc1)cccc3)N1CCN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ubiprostone</text:p>
          </table:table-cell>
          <table:table-cell table:style-name="ce8" office:value-type="string" calcext:value-type="string">
            <text:p>FC(F)([C@@]1(O[C@H]2[C@@H]([C@H](C(=O)C2)CCCCCCC(=O)O)CC1)O)C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umiracoxib</text:p>
          </table:table-cell>
          <table:table-cell table:style-name="ce8" office:value-type="string" calcext:value-type="string">
            <text:p>Clc1c(Nc2c(cc(cc2)C)CC(=O)O)c(F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Lypressin</text:p>
          </table:table-cell>
          <table:table-cell table:style-name="ce8" office:value-type="string" calcext:value-type="string">
            <text:p>S1SC[C@H](N)C(=O)N[C@@H](C(=O)N[C@@H](C(=O)N[C@@H](C(=O)N[C@@H](C(=O)N[C@@H](C(=O)N2[C@@H](CCC2)C(=O)N[C@@H](CCCCN)C(=O)NCC(=O)N)C1)CC(=O)N)CCC(=O)N)Cc1ccccc1)Cc1cc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afenide</text:p>
          </table:table-cell>
          <table:table-cell table:style-name="ce8" office:value-type="string" calcext:value-type="string">
            <text:p>S(=O)(=O)(N)c1ccc(cc1)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alathion</text:p>
          </table:table-cell>
          <table:table-cell table:style-name="ce8" office:value-type="string" calcext:value-type="string">
            <text:p>S(P(=S)(OC)OC)[C@@H](CC(=O)OCC)C(=O)O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angafodipir</text:p>
          </table:table-cell>
          <table:table-cell table:style-name="ce8" office:value-type="string" calcext:value-type="string">
            <text:p>P(=O)(OCc1c(CN(CCN(Cc2c(COP(=O)(O)O)cnc(c2O)C)CC(=O)O)CC(=O)O)c(O)c(nc1)C)(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annitol</text:p>
          </table:table-cell>
          <table:table-cell table:style-name="ce8" office:value-type="string" calcext:value-type="string">
            <text:p>O[C@@H]([C@H](O)[C@H](O)CO)[C@H](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araviroc</text:p>
          </table:table-cell>
          <table:table-cell table:style-name="ce8" office:value-type="string" calcext:value-type="string">
            <text:p>FC1(F)CCC(C(=O)N[C@@H](CCN2[C@H]3C[C@H](n4c(nnc4C)C(C)C)C[C@@H]2CC3)c2c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arimastat</text:p>
          </table:table-cell>
          <table:table-cell table:style-name="ce8" office:value-type="string" calcext:value-type="string">
            <text:p>O[C@@H]([C@@H](CC(C)C)C(=O)N[C@@H](C(C)(C)C)C(=O)NC)C(=O)N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azindol</text:p>
          </table:table-cell>
          <table:table-cell table:style-name="ce8" office:value-type="string" calcext:value-type="string">
            <text:p>Clc1ccc([C@]2(O)N3C(=NCC3)c3c2cccc3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bendazole</text:p>
          </table:table-cell>
          <table:table-cell table:style-name="ce8" office:value-type="string" calcext:value-type="string">
            <text:p>O=C(c1cc2[nH]c(nc2cc1)NC(=O)OC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camylamine</text:p>
          </table:table-cell>
          <table:table-cell table:style-name="ce8" office:value-type="string" calcext:value-type="string">
            <text:p>N([C@]1(C([C@H]2C[C@@H]1CC2)(C)C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chlorethamine</text:p>
          </table:table-cell>
          <table:table-cell table:style-name="ce8" office:value-type="string" calcext:value-type="string">
            <text:p>ClCCC(N)CC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clizine</text:p>
          </table:table-cell>
          <table:table-cell table:style-name="ce8" office:value-type="string" calcext:value-type="string">
            <text:p>Clc1ccc([C@H](N2CCN(CC2)Cc2cc(ccc2)C)c2c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clofenamate</text:p>
          </table:table-cell>
          <table:table-cell table:style-name="ce8" office:value-type="string" calcext:value-type="string">
            <text:p>Clc1c(Nc2c(cccc2)C(=O)O)c(Cl)ccc1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droxyprogesterone</text:p>
          </table:table-cell>
          <table:table-cell table:style-name="ce8" office:value-type="string" calcext:value-type="string">
            <text:p>O[C@]1([C@@]2([C@H]([C@H]3[C@@H]([C@@]4(C(=CC(=O)CC4)[C@H](C3)C)C)CC2)CC1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drysone</text:p>
          </table:table-cell>
          <table:table-cell table:style-name="ce8" office:value-type="string" calcext:value-type="string">
            <text:p>O[C@@H]1[C@H]2[C@H]([C@H]3[C@](C1)([C@H](CC3)C(=O)C)C)C[C@@H](C1=CC(=O)CC[C@]21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fenamic acid</text:p>
          </table:table-cell>
          <table:table-cell table:style-name="ce8" office:value-type="string" calcext:value-type="string">
            <text:p>OC(=O)c1c(Nc2c(c(ccc2)C)C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floquine</text:p>
          </table:table-cell>
          <table:table-cell table:style-name="ce8" office:value-type="string" calcext:value-type="string">
            <text:p>FC(F)(F)c1nc2c(c([C@H](O)[C@@H]3NCCCC3)c1)cccc2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loxicam</text:p>
          </table:table-cell>
          <table:table-cell table:style-name="ce8" office:value-type="string" calcext:value-type="string">
            <text:p>S1(=O)(=O)N(/C(=C(/O)\Nc2sc(cn2)C)/C(=O)c2c1ccc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lphalan</text:p>
          </table:table-cell>
          <table:table-cell table:style-name="ce8" office:value-type="string" calcext:value-type="string">
            <text:p>ClCCN(c1ccc(C[C@H](N)C(=O)O)cc1)CC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mantine</text:p>
          </table:table-cell>
          <table:table-cell table:style-name="ce8" office:value-type="string" calcext:value-type="string">
            <text:p>N[C@]12C[C@@]3(C[C@](C1)(C[C@@H](C3)C2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penzolate</text:p>
          </table:table-cell>
          <table:table-cell table:style-name="ce8" office:value-type="string" calcext:value-type="string">
            <text:p>O([C@H]1C[N+](CCC1)(C)C)C(=O)[C@](O)(c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peridine</text:p>
          </table:table-cell>
          <table:table-cell table:style-name="ce8" office:value-type="string" calcext:value-type="string">
            <text:p>O(C(=O)C1(CCN(CC1)C)c1ccccc1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phentermine</text:p>
          </table:table-cell>
          <table:table-cell table:style-name="ce8" office:value-type="string" calcext:value-type="string">
            <text:p>N(C(Cc1ccccc1)(C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phobarbital</text:p>
          </table:table-cell>
          <table:table-cell table:style-name="ce8" office:value-type="string" calcext:value-type="string">
            <text:p>O=C1N(C(=O)NC(=O)[C@]1(CC)c1cc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pivacaine</text:p>
          </table:table-cell>
          <table:table-cell table:style-name="ce8" office:value-type="string" calcext:value-type="string">
            <text:p>O=C(Nc1c(cccc1C)C)[C@H]1N(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probamate</text:p>
          </table:table-cell>
          <table:table-cell table:style-name="ce8" office:value-type="string" calcext:value-type="string">
            <text:p>O(CC(CCC)(COC(=O)N)C)C(=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rcaptopurine</text:p>
          </table:table-cell>
          <table:table-cell table:style-name="ce8" office:value-type="string" calcext:value-type="string">
            <text:p>S=c1nc[nH]c2nc[nH]c1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ropenem</text:p>
          </table:table-cell>
          <table:table-cell table:style-name="ce8" office:value-type="string" calcext:value-type="string">
            <text:p>S(C1=C(N2[C@@H]([C@H](C2=O)[C@H](O)C)[C@H]1C)C(=O)O)[C@H]1C[C@H](NC1)C(=O)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salamine</text:p>
          </table:table-cell>
          <table:table-cell table:style-name="ce8" office:value-type="string" calcext:value-type="string">
            <text:p>Oc1c(cc(N)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sna</text:p>
          </table:table-cell>
          <table:table-cell table:style-name="ce8" office:value-type="string" calcext:value-type="string">
            <text:p>S(=O)(=O)(O)CCS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soridazine</text:p>
          </table:table-cell>
          <table:table-cell table:style-name="ce8" office:value-type="string" calcext:value-type="string">
            <text:p>S1c2c(N(CC[C@H]3N(CCCC3)C)c3c1cccc3)cc([S@](=O)C)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aproterenol</text:p>
          </table:table-cell>
          <table:table-cell table:style-name="ce8" office:value-type="string" calcext:value-type="string">
            <text:p>O[C@@H](CNC(C)C)c1cc(O)cc(O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araminol</text:p>
          </table:table-cell>
          <table:table-cell table:style-name="ce8" office:value-type="string" calcext:value-type="string">
            <text:p>O[C@@H]([C@@H](N)C)c1cc(O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ergoline</text:p>
          </table:table-cell>
          <table:table-cell table:style-name="ce8" office:value-type="string" calcext:value-type="string">
            <text:p>O(C(=O)NC[C@@H]1C[C@H]2[C@H](N(C1)C)Cc1c3c2cccc3n(c1)C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formin</text:p>
          </table:table-cell>
          <table:table-cell table:style-name="ce8" office:value-type="string" calcext:value-type="string">
            <text:p>N(C)(C)C(=N)N=C(N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acholine</text:p>
          </table:table-cell>
          <table:table-cell table:style-name="ce8" office:value-type="string" calcext:value-type="string">
            <text:p>O([C@@H](C[N+](C)(C)C)C)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adone</text:p>
          </table:table-cell>
          <table:table-cell table:style-name="ce8" office:value-type="string" calcext:value-type="string">
            <text:p>O=C([C@](C[C@H](N(C)C)C)(c1ccccc1)c1ccccc1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amphetamine</text:p>
          </table:table-cell>
          <table:table-cell table:style-name="ce8" office:value-type="string" calcext:value-type="string">
            <text:p>N([C@H](Cc1cccc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antheline</text:p>
          </table:table-cell>
          <table:table-cell table:style-name="ce8" office:value-type="string" calcext:value-type="string">
            <text:p>O(CC[N+](CC)(CC)C)C(=O)[C@H]1c2c(Oc3c1cccc3)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azolamide</text:p>
          </table:table-cell>
          <table:table-cell table:style-name="ce8" office:value-type="string" calcext:value-type="string">
            <text:p>S(=O)(=O)(N)c1s/c(=N\C(=O)C)/n(n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dilazine</text:p>
          </table:table-cell>
          <table:table-cell table:style-name="ce8" office:value-type="string" calcext:value-type="string">
            <text:p>S1c2c(N(C[C@H]3CCN(C3)C)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enamine</text:p>
          </table:table-cell>
          <table:table-cell table:style-name="ce8" office:value-type="string" calcext:value-type="string">
            <text:p>N12CN3CN(C1)CN(C2)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enolone</text:p>
          </table:table-cell>
          <table:table-cell table:style-name="ce8" office:value-type="string" calcext:value-type="string">
            <text:p>O([C@@H]1[C@@]2([C@H]([C@H]3[C@@H]([C@@]4([C@@H](CC3)CC(=O)C=C4C)C)CC2)CC1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icillin</text:p>
          </table:table-cell>
          <table:table-cell table:style-name="ce8" office:value-type="string" calcext:value-type="string">
            <text:p>S1[C@H]2N([C@H](C1(C)C)C(=O)O)C(=O)[C@H]2NC(=O)c1c(OC)cccc1O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imazole</text:p>
          </table:table-cell>
          <table:table-cell table:style-name="ce8" office:value-type="string" calcext:value-type="string">
            <text:p>S=c1n(cc[nH]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carbamol</text:p>
          </table:table-cell>
          <table:table-cell table:style-name="ce8" office:value-type="string" calcext:value-type="string">
            <text:p>O(C[C@H](O)COC(=O)N)c1c(OC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hexital</text:p>
          </table:table-cell>
          <table:table-cell table:style-name="ce8" office:value-type="string" calcext:value-type="string">
            <text:p>O=C1N(C(=O)NC(=O)[C@]1([C@@H](C)C#CCC)CC=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myl</text:p>
          </table:table-cell>
          <table:table-cell table:style-name="ce8" office:value-type="string" calcext:value-type="string">
            <text:p>S(/C(=N/OC(=O)NC)/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trexate</text:p>
          </table:table-cell>
          <table:table-cell table:style-name="ce8" office:value-type="string" calcext:value-type="string">
            <text:p>OC(=O)[C@@H](NC(=O)c1ccc(N(Cc2nc3c(nc2)nc(nc3N)N)C)cc1)CC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trimeprazine</text:p>
          </table:table-cell>
          <table:table-cell table:style-name="ce8" office:value-type="string" calcext:value-type="string">
            <text:p>S1c2c(N(C[C@@H](CN(C)C)C)c3c1cccc3)cc(OC)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xamine</text:p>
          </table:table-cell>
          <table:table-cell table:style-name="ce8" office:value-type="string" calcext:value-type="string">
            <text:p>O[C@@H]([C@H](N)C)c1c(OC)ccc(OC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xsalen</text:p>
          </table:table-cell>
          <table:table-cell table:style-name="ce8" office:value-type="string" calcext:value-type="string">
            <text:p>o1c2c(cc3c(oc(=O)cc3)c2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xychlor</text:p>
          </table:table-cell>
          <table:table-cell table:style-name="ce8" office:value-type="string" calcext:value-type="string">
            <text:p>ClC(Cl)(Cl)[C@@H](c1ccc(OC)cc1)c1ccc(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oxyflurane</text:p>
          </table:table-cell>
          <table:table-cell table:style-name="ce8" office:value-type="string" calcext:value-type="string">
            <text:p>ClC(Cl)C(F)(F)O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scopolamine</text:p>
          </table:table-cell>
          <table:table-cell table:style-name="ce8" office:value-type="string" calcext:value-type="string">
            <text:p>O1[C@@H]2[C@H]3[N+]([C@@H]([C@H]12)C[C@@H](OC(=O)[C@@H](CO)c1ccccc1)C3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suximide</text:p>
          </table:table-cell>
          <table:table-cell table:style-name="ce8" office:value-type="string" calcext:value-type="string">
            <text:p>O=C1N(C(=O)C[C@@]1(c1cccc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clothiazide</text:p>
          </table:table-cell>
          <table:table-cell table:style-name="ce8" office:value-type="string" calcext:value-type="string">
            <text:p>ClC[C@H]1N(S(=O)(=O)c2c(N1)cc(Cl)c(S(=O)(=O)N)c2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 chloride</text:p>
          </table:table-cell>
          <table:table-cell table:style-name="ce8" office:value-type="string" calcext:value-type="string">
            <text:p>Cl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aniline</text:p>
          </table:table-cell>
          <table:table-cell table:style-name="ce8" office:value-type="string" calcext:value-type="string">
            <text:p>N(c1cc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dopa</text:p>
          </table:table-cell>
          <table:table-cell table:style-name="ce8" office:value-type="string" calcext:value-type="string">
            <text:p>OC(=O)[C@](N)(Cc1cc(O)c(O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ergonovine</text:p>
          </table:table-cell>
          <table:table-cell table:style-name="ce8" office:value-type="string" calcext:value-type="string">
            <text:p>O=C(N[C@@H](CC)CO)[C@H]1CN([C@H]2C(=C1)c1c3c(C2)c[nH]c3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naltrexone</text:p>
          </table:table-cell>
          <table:table-cell table:style-name="ce8" office:value-type="string" calcext:value-type="string">
            <text:p>O[C@@]12[C@]34CC[N+]([C@@H]1Cc1c4c(O[C@H]3C(=O)CC2)c(O)cc1)(CC1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phenidate</text:p>
          </table:table-cell>
          <table:table-cell table:style-name="ce8" office:value-type="string" calcext:value-type="string">
            <text:p>O(C(=O)[C@@H]([C@H]1NCCCC1)c1cc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prednisolone</text:p>
          </table:table-cell>
          <table:table-cell table:style-name="ce8" office:value-type="string" calcext:value-type="string">
            <text:p>O[C@]1([C@@]2([C@H]([C@H]3[C@H]([C@@H](O)C2)[C@@]2(C(=CC(=O)C=C2)[C@H](C3)C)C)CC1)C)C(=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ltestosterone</text:p>
          </table:table-cell>
          <table:table-cell table:style-name="ce8" office:value-type="string" calcext:value-type="string">
            <text:p>O[C@@]1([C@@]2([C@H]([C@H]3[C@@H]([C@@]4(C(=CC(=O)CC4)CC3)C)CC2)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hysergide</text:p>
          </table:table-cell>
          <table:table-cell table:style-name="ce8" office:value-type="string" calcext:value-type="string">
            <text:p>O=C(N[C@@H](CC)CO)[C@H]1CN([C@H]2C(=C1)c1c3c(C2)cn(c3cc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ipranolol</text:p>
          </table:table-cell>
          <table:table-cell table:style-name="ce8" office:value-type="string" calcext:value-type="string">
            <text:p>O(C[C@@H](O)CNC(C)C)c1c(c(c(OC(=O)C)c(c1)C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oclopramide</text:p>
          </table:table-cell>
          <table:table-cell table:style-name="ce8" office:value-type="string" calcext:value-type="string">
            <text:p>Clc1cc(C(=O)NCCN(CC)CC)c(OC)cc1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ocurine</text:p>
          </table:table-cell>
          <table:table-cell table:style-name="ce8" office:value-type="string" calcext:value-type="string">
            <text:p>O1c2c3[C@H]([N+](CCc3cc(OC)c2OC)(C)C)Cc2cc(Oc3cc4[C@@H]([N+](CCc4cc3OC)(C)C)Cc3ccc1cc3)c(OC)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olazone</text:p>
          </table:table-cell>
          <table:table-cell table:style-name="ce8" office:value-type="string" calcext:value-type="string">
            <text:p>Clc1cc2N[C@H](N(C(=O)c2cc1S(=O)(=O)N)c1c(cc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oprolol</text:p>
          </table:table-cell>
          <table:table-cell table:style-name="ce8" office:value-type="string" calcext:value-type="string">
            <text:p>O(C[C@@H](O)CNC(C)C)c1ccc(CC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ribuzin</text:p>
          </table:table-cell>
          <table:table-cell table:style-name="ce8" office:value-type="string" calcext:value-type="string">
            <text:p>S(c1n(N)c(=O)c(nn1)C(C)(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rizamide</text:p>
          </table:table-cell>
          <table:table-cell table:style-name="ce8" office:value-type="string" calcext:value-type="string">
            <text:p>Ic1c(C(=O)N[C@@H]2[C@@H](O)[C@H](O)[C@H](O[C@H]2O)CO)c(I)c(NC(=O)C)c(I)c1N(C)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ronidazole</text:p>
          </table:table-cell>
          <table:table-cell table:style-name="ce8" office:value-type="string" calcext:value-type="string">
            <text:p>OCCn1c(ncc1N(=O)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yrapone</text:p>
          </table:table-cell>
          <table:table-cell table:style-name="ce8" office:value-type="string" calcext:value-type="string">
            <text:p>O=C(C(c1cccnc1)(C)C)c1cc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tyrosine</text:p>
          </table:table-cell>
          <table:table-cell table:style-name="ce8" office:value-type="string" calcext:value-type="string">
            <text:p>OC(=O)[C@@](N)(Cc1ccc(O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xiletine</text:p>
          </table:table-cell>
          <table:table-cell table:style-name="ce8" office:value-type="string" calcext:value-type="string">
            <text:p>O(C[C@H](N)C)c1c(cccc1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ezlocillin</text:p>
          </table:table-cell>
          <table:table-cell table:style-name="ce8" office:value-type="string" calcext:value-type="string">
            <text:p>S1[C@H]2N([C@H](C1(C)C)C(=O)O)C(=O)[C@H]2NC(=O)[C@H](NC(=O)N1CCN(S(=O)(=O)C)C1=O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befradil</text:p>
          </table:table-cell>
          <table:table-cell table:style-name="ce8" office:value-type="string" calcext:value-type="string">
            <text:p>Fc1cc2c([C@@H]([C@](OC(=O)COC)(CC2)CCN(CCCc2[nH]c3c(n2)cccc3)C)C(C)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cafungin</text:p>
          </table:table-cell>
          <table:table-cell table:style-name="ce8" office:value-type="string" calcext:value-type="string">
            <text:p>S(=O)(=O)(Oc1cc([C@@H](O)[C@@H](O)[C@H]2NC(=O)[C@H]3N(C[C@@H](O)C3)C(=O)[C@H](NC(=O)[C@@H](NC(=O)c3ccc(cc3)c3noc(c3)c3ccc(OCCCCC)cc3)C[C@@H](O)[C@@H](O)NC(=O)[C@H]3N(C[C@H]([C@@H]3O)C)C(=O)[C@H](NC2=O)[C@H](O)CC(=O)N)[C@H](O)C)ccc1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conazole</text:p>
          </table:table-cell>
          <table:table-cell table:style-name="ce8" office:value-type="string" calcext:value-type="string">
            <text:p>Clc1c([C@@H](OCc2c(Cl)cc(Cl)cc2)Cn2ccnc2)ccc(Cl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dazolam</text:p>
          </table:table-cell>
          <table:table-cell table:style-name="ce8" office:value-type="string" calcext:value-type="string">
            <text:p>Clc1cc2c(n3c(CN=C2c2c(F)cccc2)cnc3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dodrine</text:p>
          </table:table-cell>
          <table:table-cell table:style-name="ce8" office:value-type="string" calcext:value-type="string">
            <text:p>O[C@@H](c1c(OC)ccc(OC)c1)CNC(=O)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fepristone</text:p>
          </table:table-cell>
          <table:table-cell table:style-name="ce8" office:value-type="string" calcext:value-type="string">
            <text:p>O[C@@]1([C@@]2([C@H]([C@H]3C(=C4C(=CC(=O)CC4)CC3)[C@H](C2)c2ccc(N(C)C)cc2)CC1)C)C#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glitol</text:p>
          </table:table-cell>
          <table:table-cell table:style-name="ce8" office:value-type="string" calcext:value-type="string">
            <text:p>O[C@@H]1[C@H](N(C[C@H](O)[C@H]1O)CC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glustat</text:p>
          </table:table-cell>
          <table:table-cell table:style-name="ce8" office:value-type="string" calcext:value-type="string">
            <text:p>O[C@@H]1[C@H](N(C[C@H](O)[C@H]1O)CCCC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lrinone</text:p>
          </table:table-cell>
          <table:table-cell table:style-name="ce8" office:value-type="string" calcext:value-type="string">
            <text:p>O=c1[nH]c(c(c2ccncc2)cc1C#N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ltefosine</text:p>
          </table:table-cell>
          <table:table-cell table:style-name="ce8" office:value-type="string" calcext:value-type="string">
            <text:p>P(=O)(OCC[N+](C)(C)C)(OCCCCCCCCCCCCCCCC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nocycline</text:p>
          </table:table-cell>
          <table:table-cell table:style-name="ce8" office:value-type="string" calcext:value-type="string">
            <text:p>O[C@@]12[C@@H](C[C@H]3C(=C(O)c4c(C3)c(N(C)C)ccc4O)C1=O)[C@H](N(C)C)C(=O)/C(=C(/O)\N)/C2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noxidil</text:p>
          </table:table-cell>
          <table:table-cell table:style-name="ce8" office:value-type="string" calcext:value-type="string">
            <text:p>On1c(N)cc(N2CCCCC2)nc1=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okamycin</text:p>
          </table:table-cell>
          <table:table-cell table:style-name="ce8" office:value-type="string" calcext:value-type="string">
            <text:p>O([C@H]1[C@H](N(C)C)[C@@H](O)[C@@H](O[C@@H]1C)O[C@H]1[C@H](C[C@H]([C@@H](OC(=O)C)/C=C/C=C/C[C@H](OC(=O)C[C@@H](OC(=O)CC)[C@@H]1OC)C)C)CC=O)[C@@H]1O[C@H]([C@H](OC(=O)CC)[C@](OC(=O)C)(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rtazapine</text:p>
          </table:table-cell>
          <table:table-cell table:style-name="ce8" office:value-type="string" calcext:value-type="string">
            <text:p>N12[C@@H](CN(CC1)C)c1c(Cc3c2nccc3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toguazone</text:p>
          </table:table-cell>
          <table:table-cell table:style-name="ce8" office:value-type="string" calcext:value-type="string">
            <text:p>N(=C(\C)/C=N/N=C(N)N)\N=C(N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tolactol</text:p>
          </table:table-cell>
          <table:table-cell table:style-name="ce8" office:value-type="string" calcext:value-type="string">
            <text:p>BrC[C@H](O)[C@@H](O)[C@@H](O)[C@H](O)CBr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tomycin</text:p>
          </table:table-cell>
          <table:table-cell table:style-name="ce8" office:value-type="string" calcext:value-type="string">
            <text:p>O([C@@]12N(C[C@@H]3N[C@H]13)C1=C([C@H]2COC(=O)N)C(=O)C(=C(C1=O)C)N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totane</text:p>
          </table:table-cell>
          <table:table-cell table:style-name="ce8" office:value-type="string" calcext:value-type="string">
            <text:p>ClC(Cl)[C@@H](c1ccc(Cl)cc1)c1c(Cl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toxantrone</text:p>
          </table:table-cell>
          <table:table-cell table:style-name="ce8" office:value-type="string" calcext:value-type="string">
            <text:p>O=C1c2c(c(NCCNCCO)ccc2NCCNCCO)C(=O)c2c1c(O)ccc2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ivacurium</text:p>
          </table:table-cell>
          <table:table-cell table:style-name="ce8" office:value-type="string" calcext:value-type="string">
            <text:p>O(CCC[N+]1([C@@H](c2c(CC1)cc(OC)c(OC)c2)Cc1cc(OC)c(OC)c(OC)c1)C)C(=O)CC/C=C/CCC(=O)OCCC[N+]1([C@@H](c2c(CC1)cc(OC)c(OC)c2)Cc1cc(OC)c(OC)c(OC)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-nitroaniline</text:p>
          </table:table-cell>
          <table:table-cell table:style-name="ce8" office:value-type="string" calcext:value-type="string">
            <text:p>O=N(=O)c1cc(N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dafinil</text:p>
          </table:table-cell>
          <table:table-cell table:style-name="ce8" office:value-type="string" calcext:value-type="string">
            <text:p>[S@](=O)([C@@H](c1ccccc1)c1ccccc1)CC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exipril</text:p>
          </table:table-cell>
          <table:table-cell table:style-name="ce8" office:value-type="string" calcext:value-type="string">
            <text:p>O=C(N1[C@@H](Cc2c(C1)cc(OC)c(OC)c2)C(=O)O)[C@@H](N[C@@H](CCc1ccccc1)C(=O)O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lindone</text:p>
          </table:table-cell>
          <table:table-cell table:style-name="ce8" office:value-type="string" calcext:value-type="string">
            <text:p>O1CCN(C[C@@H]2CCc3[nH]c(c(c3C2=O)C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metasone</text:p>
          </table:table-cell>
          <table:table-cell table:style-name="ce8" office:value-type="string" calcext:value-type="string">
            <text:p>Cl[C@@]12[C@H]([C@H]3[C@@]([C@](O)([C@@H](C3)C)C(=O)CCl)(C[C@@H]1O)C)CC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nobenzone</text:p>
          </table:table-cell>
          <table:table-cell table:style-name="ce8" office:value-type="string" calcext:value-type="string">
            <text:p>O(Cc1ccccc1)c1cc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noctanoin</text:p>
          </table:table-cell>
          <table:table-cell table:style-name="ce8" office:value-type="string" calcext:value-type="string">
            <text:p>O(C(=O)CCCCCCC)C[C@H](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ntelukast</text:p>
          </table:table-cell>
          <table:table-cell table:style-name="ce8" office:value-type="string" calcext:value-type="string">
            <text:p>Clc1cc2nc(/C=C/c3cc([C@H](SCC4(CC4)CC(=O)O)CCc4c(C(O)(C)C)cccc4)ccc3)ccc2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ricizine</text:p>
          </table:table-cell>
          <table:table-cell table:style-name="ce8" office:value-type="string" calcext:value-type="string">
            <text:p>S1c2c(N(C(=O)CCN3CCOCC3)c3c1cccc3)cc(NC(=O)OCC)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rniflumate</text:p>
          </table:table-cell>
          <table:table-cell table:style-name="ce8" office:value-type="string" calcext:value-type="string">
            <text:p>FC(F)(F)c1cc(Nc2ncccc2C(=O)OCCN2CCOCC2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rphine</text:p>
          </table:table-cell>
          <table:table-cell table:style-name="ce8" office:value-type="string" calcext:value-type="string">
            <text:p>O1[C@@H]2[C@]34[C@H]([C@H](N(CC3)C)Cc3c4c1c(O)cc3)C=C[C@@H]2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xalactam</text:p>
          </table:table-cell>
          <table:table-cell table:style-name="ce8" office:value-type="string" calcext:value-type="string">
            <text:p>S(CC1=C(N2[C@H](OC1)[C@](OC)(NC(=O)[C@@H](c1ccc(O)cc1)C(=O)O)C2=O)C(=O)O)c1n(nnn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xifloxacin</text:p>
          </table:table-cell>
          <table:table-cell table:style-name="ce8" office:value-type="string" calcext:value-type="string">
            <text:p>Fc1c(N2C[C@H]3[C@H](NCCC3)C2)c(OC)c2n(C3CC3)cc(c(=O)c2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oxisylyte</text:p>
          </table:table-cell>
          <table:table-cell table:style-name="ce8" office:value-type="string" calcext:value-type="string">
            <text:p>O(c1c(C(C)C)cc(OC(=O)C)c(c1)C)CC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upirocin</text:p>
          </table:table-cell>
          <table:table-cell table:style-name="ce8" office:value-type="string" calcext:value-type="string">
            <text:p>O1[C@H]([C@@H]1[C@H]([C@@H](O)C)C)C[C@@H]1[C@@H](O)[C@@H](O)[C@@H](OC1)C/C(=C/C(=O)OCCCCCCCCC(=O)O)/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Mycophenolic acid</text:p>
          </table:table-cell>
          <table:table-cell table:style-name="ce8" office:value-type="string" calcext:value-type="string">
            <text:p>O1Cc2c(c(O)c(c(OC)c2C)C/C=C(/CCC(=O)O)\C)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,n-dimethylacetamide</text:p>
          </table:table-cell>
          <table:table-cell table:style-name="ce8" office:value-type="string" calcext:value-type="string">
            <text:p>C(=O)(C)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,n-dimethylformamide</text:p>
          </table:table-cell>
          <table:table-cell table:style-name="ce8" office:value-type="string" calcext:value-type="string">
            <text:p>C(=O)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-2-fluorenylacetamide</text:p>
          </table:table-cell>
          <table:table-cell table:style-name="ce8" office:value-type="string" calcext:value-type="string">
            <text:p>O=C(Nc1cc2Cc3c(c2cc1)cccc3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bilone</text:p>
          </table:table-cell>
          <table:table-cell table:style-name="ce8" office:value-type="string" calcext:value-type="string">
            <text:p>O1C([C@H]2[C@@H](CC(=O)CC2)c2c1cc(C(CCCCCC)(C)C)cc2O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dolol</text:p>
          </table:table-cell>
          <table:table-cell table:style-name="ce8" office:value-type="string" calcext:value-type="string">
            <text:p>O[C@@H]1[C@H](O)Cc2c(C1)c(OC[C@@H](O)CNC(C)(C)C)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farelin</text:p>
          </table:table-cell>
          <table:table-cell table:style-name="ce8" office:value-type="string" calcext:value-type="string">
            <text:p>O=C(N1[C@@H](CCC1)C(=O)NCC(=O)N)[C@H](NC(=O)[C@H](NC(=O)[C@H](NC(=O)[C@H](NC(=O)[C@H](NC(=O)[C@@H](NC(=O)[C@@H](NC(=O)[C@H]1NC(=O)CC1)Cc1[nH]cnc1)Cc1c2c([nH]c1)cccc2)CO)Cc1ccc(O)cc1)Cc1cc2c(cc1)cccc2)CC(C)C)CCCN=C(N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fcillin</text:p>
          </table:table-cell>
          <table:table-cell table:style-name="ce8" office:value-type="string" calcext:value-type="string">
            <text:p>S1[C@H]2N([C@H](C1(C)C)C(=O)O)C(=O)[C@H]2NC(=O)c1c2c(ccc1OCC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ftifine</text:p>
          </table:table-cell>
          <table:table-cell table:style-name="ce8" office:value-type="string" calcext:value-type="string">
            <text:p>N(Cc1c2c(ccc1)cccc2)(C/C=C/c1c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lbuphine</text:p>
          </table:table-cell>
          <table:table-cell table:style-name="ce8" office:value-type="string" calcext:value-type="string">
            <text:p>O1[C@@H]2[C@]34[C@](O)([C@H](N(CC3)CC3CCC3)Cc3c4c1c(O)cc3)CC[C@@H]2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lidixic acid</text:p>
          </table:table-cell>
          <table:table-cell table:style-name="ce8" office:value-type="string" calcext:value-type="string">
            <text:p>O=c1c2c(n(CC)cc1C(=O)O)nc(cc2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loxone</text:p>
          </table:table-cell>
          <table:table-cell table:style-name="ce8" office:value-type="string" calcext:value-type="string">
            <text:p>O1[C@@H]2[C@]34[C@](O)([C@H](N(CC3)CC=C)Cc3c4c1c(O)cc3)CCC2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ltrexone</text:p>
          </table:table-cell>
          <table:table-cell table:style-name="ce8" office:value-type="string" calcext:value-type="string">
            <text:p>O1[C@@H]2[C@]34[C@](O)([C@H](N(CC3)CC3CC3)Cc3c4c1c(O)cc3)CCC2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ndrolone</text:p>
          </table:table-cell>
          <table:table-cell table:style-name="ce8" office:value-type="string" calcext:value-type="string">
            <text:p>O[C@@H]1[C@@]2([C@H]([C@H]3[C@H](CC2)[C@@H]2C(=CC(=O)CC2)CC3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phazoline</text:p>
          </table:table-cell>
          <table:table-cell table:style-name="ce8" office:value-type="string" calcext:value-type="string">
            <text:p>N1C(=NCC1)Cc1c2c(ccc1)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proxen</text:p>
          </table:table-cell>
          <table:table-cell table:style-name="ce8" office:value-type="string" calcext:value-type="string">
            <text:p>O(c1cc2c(cc([C@H](C)C(=O)O)cc2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ratriptan</text:p>
          </table:table-cell>
          <table:table-cell table:style-name="ce8" office:value-type="string" calcext:value-type="string">
            <text:p>S(=O)(=O)(NC)CCc1cc2c(C3CCN(CC3)C)c[nH]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ateglinide</text:p>
          </table:table-cell>
          <table:table-cell table:style-name="ce8" office:value-type="string" calcext:value-type="string">
            <text:p>O=C(N[C@H](Cc1ccccc1)C(=O)O)[C@H]1CC[C@@H](CC1)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bivolol</text:p>
          </table:table-cell>
          <table:table-cell table:style-name="ce8" office:value-type="string" calcext:value-type="string">
            <text:p>Fc1cc2CC[C@@H](Oc2cc1)[C@H](O)CNC[C@@H](O)[C@@H]1Oc2c(CC1)cc(F)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docromil</text:p>
          </table:table-cell>
          <table:table-cell table:style-name="ce8" office:value-type="string" calcext:value-type="string">
            <text:p>o1c2c(c3n(CC)c(cc(=O)c3cc2c(=O)cc1C(=O)O)C(=O)O)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fazodone</text:p>
          </table:table-cell>
          <table:table-cell table:style-name="ce8" office:value-type="string" calcext:value-type="string">
            <text:p>Clc1cc(N2CCN(CC2)CCCn2nc(n(c2=O)CCOc2ccccc2)CC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larabine</text:p>
          </table:table-cell>
          <table:table-cell table:style-name="ce8" office:value-type="string" calcext:value-type="string">
            <text:p>O1[C@@H](n2c3nc(nc(OC)c3nc2)N)[C@@H](O)[C@H](O)[C@H]1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lfinavir</text:p>
          </table:table-cell>
          <table:table-cell table:style-name="ce8" office:value-type="string" calcext:value-type="string">
            <text:p>S(C[C@H](NC(=O)c1c(c(O)ccc1)C)[C@H](O)CN1C[C@@H]2[C@H](C[C@H]1C(=O)NC(C)(C)C)CCCC2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omycin</text:p>
          </table:table-cell>
          <table:table-cell table:style-name="ce8" office:value-type="string" calcext:value-type="string">
            <text:p>O([C@H]1[C@H](O[C@H]2O[C@@H]([C@@H](O)[C@H](O)[C@H]2N)CN)[C@@H](N)C[C@@H](N)[C@@H]1O)[C@@H]1O[C@@H]([C@@H](O[C@H]2O[C@H]([C@@H](O)[C@H](O)[C@H]2N)CN)[C@H]1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pafenac</text:p>
          </table:table-cell>
          <table:table-cell table:style-name="ce8" office:value-type="string" calcext:value-type="string">
            <text:p>O=C(c1c(N)c(CC(=O)N)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tilmicin</text:p>
          </table:table-cell>
          <table:table-cell table:style-name="ce8" office:value-type="string" calcext:value-type="string">
            <text:p>O([C@H]1[C@H](NCC)C[C@H](N)[C@@H](O[C@H]2OC(=CC[C@H]2N)CN)[C@@H]1O)[C@H]1OC[C@](O)([C@H](NC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evirapine</text:p>
          </table:table-cell>
          <table:table-cell table:style-name="ce8" office:value-type="string" calcext:value-type="string">
            <text:p>O=c1[nH]c2c(n(C3CC3)c3ncccc13)nccc2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acin</text:p>
          </table:table-cell>
          <table:table-cell table:style-name="ce8" office:value-type="string" calcext:value-type="string">
            <text:p>OC(=O)c1cccn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acinamide</text:p>
          </table:table-cell>
          <table:table-cell table:style-name="ce8" office:value-type="string" calcext:value-type="string">
            <text:p>O=C(N)c1cccn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cardipine</text:p>
          </table:table-cell>
          <table:table-cell table:style-name="ce8" office:value-type="string" calcext:value-type="string">
            <text:p>O(C(=O)C1=C(NC(=C([C@H]1c1cc(N(=O)=O)ccc1)C(=O)OC)C)C)CCN(Cc1c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closamide</text:p>
          </table:table-cell>
          <table:table-cell table:style-name="ce8" office:value-type="string" calcext:value-type="string">
            <text:p>Clc1c(NC(=O)c2c(O)ccc(Cl)c2)ccc(N(=O)=O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cotine</text:p>
          </table:table-cell>
          <table:table-cell table:style-name="ce8" office:value-type="string" calcext:value-type="string">
            <text:p>N1([C@@H](CCC1)c1cccn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fedipine</text:p>
          </table:table-cell>
          <table:table-cell table:style-name="ce8" office:value-type="string" calcext:value-type="string">
            <text:p>O(C(=O)C1=C(NC(=C([C@H]1c1c(N(=O)=O)cccc1)C(=O)OC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flumic</text:p>
          </table:table-cell>
          <table:table-cell table:style-name="ce8" office:value-type="string" calcext:value-type="string">
            <text:p>FC(F)(F)c1cc(Nc2ncccc2C(=O)O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lutamide</text:p>
          </table:table-cell>
          <table:table-cell table:style-name="ce8" office:value-type="string" calcext:value-type="string">
            <text:p>FC(F)(F)c1cc(N2C(=O)C(NC2=O)(C)C)ccc1N(=O)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lvadipine</text:p>
          </table:table-cell>
          <table:table-cell table:style-name="ce8" office:value-type="string" calcext:value-type="string">
            <text:p>O(C(=O)C1=C(NC(=C([C@H]1c1cc(N(=O)=O)ccc1)C(=O)OC)C#N)C)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mesulide</text:p>
          </table:table-cell>
          <table:table-cell table:style-name="ce8" office:value-type="string" calcext:value-type="string">
            <text:p>S(=O)(=O)(Nc1c(Oc2ccccc2)cc(N(=O)=O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modipine</text:p>
          </table:table-cell>
          <table:table-cell table:style-name="ce8" office:value-type="string" calcext:value-type="string">
            <text:p>O(C(=O)C1=C(NC(=C([C@H]1c1cc(N(=O)=O)ccc1)C(=O)OCCOC)C)C)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soldipine</text:p>
          </table:table-cell>
          <table:table-cell table:style-name="ce8" office:value-type="string" calcext:value-type="string">
            <text:p>O(C(=O)C1=C(NC(=C([C@H]1c1c(N(=O)=O)cccc1)C(=O)OC)C)C)C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tazoxanide</text:p>
          </table:table-cell>
          <table:table-cell table:style-name="ce8" office:value-type="string" calcext:value-type="string">
            <text:p>s1c(NC(=O)c2c(OC(=O)C)cccc2)ncc1N(=O)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tisinone</text:p>
          </table:table-cell>
          <table:table-cell table:style-name="ce8" office:value-type="string" calcext:value-type="string">
            <text:p>FC(F)(F)c1cc(N(=O)=O)c(C(=O)C2C(=O)CCCC2=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tramine</text:p>
          </table:table-cell>
          <table:table-cell table:style-name="ce8" office:value-type="string" calcext:value-type="string">
            <text:p>O=N(=O)c1c(N(N(=O)=O)C)c(N(=O)=O)cc(N(=O)=O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trendipine</text:p>
          </table:table-cell>
          <table:table-cell table:style-name="ce8" office:value-type="string" calcext:value-type="string">
            <text:p>O(C(=O)C1=C(NC(=C([C@H]1c1cc(N(=O)=O)ccc1)C(=O)OC)C)C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trofurantoin</text:p>
          </table:table-cell>
          <table:table-cell table:style-name="ce8" office:value-type="string" calcext:value-type="string">
            <text:p>o1c(/C=N/N2CC(=O)NC2=O)ccc1N(=O)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trofurazone</text:p>
          </table:table-cell>
          <table:table-cell table:style-name="ce8" office:value-type="string" calcext:value-type="string">
            <text:p>o1c(ccc1N(=O)=O)/C=N/NC(=O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troglycerin</text:p>
          </table:table-cell>
          <table:table-cell table:style-name="ce8" office:value-type="string" calcext:value-type="string">
            <text:p>O(N(=O)=O)C(CON(=O)=O)CON(=O)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izatidine</text:p>
          </table:table-cell>
          <table:table-cell table:style-name="ce8" office:value-type="string" calcext:value-type="string">
            <text:p>S(CCN/C(=C/N(=O)=O)/NC)Cc1nc(sc1)C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-nitrosodimethylamine</text:p>
          </table:table-cell>
          <table:table-cell table:style-name="ce8" office:value-type="string" calcext:value-type="string">
            <text:p>O=N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olatrexed</text:p>
          </table:table-cell>
          <table:table-cell table:style-name="ce8" office:value-type="string" calcext:value-type="string">
            <text:p>S(c1c2c([nH]c(nc2=O)N)ccc1C)c1ccn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onoxynol</text:p>
          </table:table-cell>
          <table:table-cell table:style-name="ce8" office:value-type="string" calcext:value-type="string">
            <text:p>O(c1ccc(CCCCCCCCC)cc1)C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orepinephrine</text:p>
          </table:table-cell>
          <table:table-cell table:style-name="ce8" office:value-type="string" calcext:value-type="string">
            <text:p>O[C@H](c1cc(O)c(O)cc1)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orethindrone</text:p>
          </table:table-cell>
          <table:table-cell table:style-name="ce8" office:value-type="string" calcext:value-type="string">
            <text:p>O[C@@]1([C@@]2([C@H]([C@H]3[C@H](CC2)[C@@H]2C(=CC(=O)CC2)CC3)CC1)C)C#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orfloxacin</text:p>
          </table:table-cell>
          <table:table-cell table:style-name="ce8" office:value-type="string" calcext:value-type="string">
            <text:p>Fc1c(N2CCNCC2)cc2n(CC)cc(c(=O)c2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ortriptyline</text:p>
          </table:table-cell>
          <table:table-cell table:style-name="ce8" office:value-type="string" calcext:value-type="string">
            <text:p>N(CC/C=C\1/c2c(CCc3c1cccc3)ccc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ovobiocin</text:p>
          </table:table-cell>
          <table:table-cell table:style-name="ce8" office:value-type="string" calcext:value-type="string">
            <text:p>O1C([C@H](OC)[C@@H](OC(=O)N)[C@@H](O)[C@@H]1Oc1c(c2oc(O)c(NC(=O)c3cc(CC=C(C)C)c(O)cc3)c(=O)c2cc1)C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Nystatin</text:p>
          </table:table-cell>
          <table:table-cell table:style-name="ce8" office:value-type="string" calcext:value-type="string">
            <text:p>O1[C@@]2(O)C[C@@H](O)[C@H]([C@H]1C[C@H](O[C@H]1O[C@@H]([C@@H](O)[C@H](N)[C@@H]1O)C)/C=C/C=C/C=C/C=C/CC/C=C/C=C/[C@@H]([C@@H](O)[C@H]([C@@H](OC(=O)C[C@@H](O)C[C@@H](O)C[C@@H](O)CC[C@@H](O)[C@@H](O)C2)C)C)C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ctreotide</text:p>
          </table:table-cell>
          <table:table-cell table:style-name="ce8" office:value-type="string" calcext:value-type="string">
            <text:p>S1SC[C@@H](NC(=O)[C@H](N)Cc2ccccc2)C(=O)N[C@@H](C(=O)N[C@@H](Cc2c3c([nH]c2)cccc3)C(=O)N[C@@H](CCCCN)C(=O)N[C@@H]([C@H](O)C)C(=O)N[C@@H](C1)C(=O)N[C@@H]([C@H](O)C)CO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-dichlorobenzene</text:p>
          </table:table-cell>
          <table:table-cell table:style-name="ce8" office:value-type="string" calcext:value-type="string">
            <text:p>Clc1c(Cl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floxacin</text:p>
          </table:table-cell>
          <table:table-cell table:style-name="ce8" office:value-type="string" calcext:value-type="string">
            <text:p>Fc1c(N2CCN(CC2)C)c2OC[C@H](n3c2c(c1)c(=O)c(c3)C(=O)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lanzapine</text:p>
          </table:table-cell>
          <table:table-cell table:style-name="ce8" office:value-type="string" calcext:value-type="string">
            <text:p>s1c2=Nc3c(NC(=c2cc1C)N1CCN(CC1)C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lopatadine</text:p>
          </table:table-cell>
          <table:table-cell table:style-name="ce8" office:value-type="string" calcext:value-type="string">
            <text:p>O1c2c(/C(=C\CCN(C)C)/c3c(C1)cccc3)cc(cc2)C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lsalazine</text:p>
          </table:table-cell>
          <table:table-cell table:style-name="ce8" office:value-type="string" calcext:value-type="string">
            <text:p>Oc1c(cc(N/N=C/2\C=C(C(=O)C=C2)C(=O)O)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meprazole</text:p>
          </table:table-cell>
          <table:table-cell table:style-name="ce8" office:value-type="string" calcext:value-type="string">
            <text:p>[S@](=O)(Cc1ncc(c(OC)c1C)C)c1[nH]c2c(n1)ccc(OC)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ndansetron</text:p>
          </table:table-cell>
          <table:table-cell table:style-name="ce8" office:value-type="string" calcext:value-type="string">
            <text:p>O=C1[C@H](CCc2n(c3c(c12)cccc3)C)Cn1c(n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pipramol</text:p>
          </table:table-cell>
          <table:table-cell table:style-name="ce8" office:value-type="string" calcext:value-type="string">
            <text:p>OCCN1CCN(CC1)CCCN1c2c(C=C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rlistat</text:p>
          </table:table-cell>
          <table:table-cell table:style-name="ce8" office:value-type="string" calcext:value-type="string">
            <text:p>O1[C@H]([C@H](CCCCCC)C1=O)C[C@@H](OC(=O)[C@@H](NC=O)CC(C)C)CCCCCCCC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rphenadrine</text:p>
          </table:table-cell>
          <table:table-cell table:style-name="ce8" office:value-type="string" calcext:value-type="string">
            <text:p>O([C@@H](c1c(cccc1)C)c1ccccc1)CCN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seltamivir</text:p>
          </table:table-cell>
          <table:table-cell table:style-name="ce8" office:value-type="string" calcext:value-type="string">
            <text:p>O([C@H]1[C@H](NC(=O)C)[C@@H](N)CC(=C1)C(=O)OCC)C(CC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acillin</text:p>
          </table:table-cell>
          <table:table-cell table:style-name="ce8" office:value-type="string" calcext:value-type="string">
            <text:p>S1[C@H]2N([C@H](C1(C)C)C(=O)O)C(=O)[C@H]2NC(=O)c1c(noc1C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amniquine</text:p>
          </table:table-cell>
          <table:table-cell table:style-name="ce8" office:value-type="string" calcext:value-type="string">
            <text:p>OCc1cc2CC[C@H](Nc2cc1N(=O)=O)CN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androlone</text:p>
          </table:table-cell>
          <table:table-cell table:style-name="ce8" office:value-type="string" calcext:value-type="string">
            <text:p>O[C@@]1([C@@]2([C@H]([C@H]3[C@@H]([C@@]4([C@@H](CC3)CC(=O)OC4)C)CC2)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aprozin</text:p>
          </table:table-cell>
          <table:table-cell table:style-name="ce8" office:value-type="string" calcext:value-type="string">
            <text:p>o1c(c(nc1CCC(=O)O)c1ccc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atomide</text:p>
          </table:table-cell>
          <table:table-cell table:style-name="ce8" office:value-type="string" calcext:value-type="string">
            <text:p>O=c1n(CCCN2CCN(CC2)[C@@H](c2ccccc2)c2ccccc2)c2c([nH]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azepam</text:p>
          </table:table-cell>
          <table:table-cell table:style-name="ce8" office:value-type="string" calcext:value-type="string">
            <text:p>Clc1cc2C(=N[C@H](O)C(=O)Nc2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carbazepine</text:p>
          </table:table-cell>
          <table:table-cell table:style-name="ce8" office:value-type="string" calcext:value-type="string">
            <text:p>O=C1Cc2c(N(c3c1cccc3)C(=O)N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iconazole</text:p>
          </table:table-cell>
          <table:table-cell table:style-name="ce8" office:value-type="string" calcext:value-type="string">
            <text:p>Clc1c(/C(=N/OCc2c(Cl)cc(Cl)cc2)/Cn2ccnc2)ccc(Cl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prenolol</text:p>
          </table:table-cell>
          <table:table-cell table:style-name="ce8" office:value-type="string" calcext:value-type="string">
            <text:p>O(C[C@@H](O)CNC(C)C)c1c(OCC=C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butynin</text:p>
          </table:table-cell>
          <table:table-cell table:style-name="ce8" office:value-type="string" calcext:value-type="string">
            <text:p>O[C@@](C1CCCCC1)(c1ccccc1)C(=O)OCC#CCN(CC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codone</text:p>
          </table:table-cell>
          <table:table-cell table:style-name="ce8" office:value-type="string" calcext:value-type="string">
            <text:p>O1[C@@H]2[C@]34[C@](O)([C@H](N(CC3)C)Cc3c4c1c(OC)cc3)CCC2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metazoline</text:p>
          </table:table-cell>
          <table:table-cell table:style-name="ce8" office:value-type="string" calcext:value-type="string">
            <text:p>Oc1c(C(C)(C)C)cc(c(c1C)CC1=NCCN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metholone</text:p>
          </table:table-cell>
          <table:table-cell table:style-name="ce8" office:value-type="string" calcext:value-type="string">
            <text:p>O[C@@]1([C@@]2([C@H]([C@H]3[C@@H]([C@@]4([C@@H](CC3)CC(=O)/C(=C\O)/C4)C)CC2)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morphone</text:p>
          </table:table-cell>
          <table:table-cell table:style-name="ce8" office:value-type="string" calcext:value-type="string">
            <text:p>O1[C@@H]2[C@]34[C@](O)([C@H](N(CC3)C)Cc3c4c1c(O)cc3)CCC2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phencyclimine</text:p>
          </table:table-cell>
          <table:table-cell table:style-name="ce8" office:value-type="string" calcext:value-type="string">
            <text:p>O[C@@](C1CCCCC1)(c1ccccc1)C(=O)OCC1=NCCCN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phenisatin</text:p>
          </table:table-cell>
          <table:table-cell table:style-name="ce8" office:value-type="string" calcext:value-type="string">
            <text:p>O=C1Nc2c([C@@]1(c1ccc(O)cc1)c1ccc(O)cc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tetracycline</text:p>
          </table:table-cell>
          <table:table-cell table:style-name="ce8" office:value-type="string" calcext:value-type="string">
            <text:p>O[C@@H]1[C@@H]2[C@](O)(C(=O)C3=C(O)c4c([C@@](O)([C@@H]13)C)cccc4O)C(=O)/C(=C(\O)/N)/C(=O)[C@H]2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Oxytocin</text:p>
          </table:table-cell>
          <table:table-cell table:style-name="ce8" office:value-type="string" calcext:value-type="string">
            <text:p>S1SC[C@H](N)C(=O)N[C@@H](C(=O)N[C@@H]([C@@H](CC)C)C(=O)N[C@@H](C(=O)N[C@@H](C(=O)N[C@@H](C(=O)N2[C@@H](CCC2)C(=O)N[C@@H](CC(C)C)C(=O)NCC(=O)N)C1)CC(=O)N)CCC(=O)N)Cc1ccc(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,p'-diaminodiphenylmethane</text:p>
          </table:table-cell>
          <table:table-cell table:style-name="ce8" office:value-type="string" calcext:value-type="string">
            <text:p>C(c1ccc(cc1)N)c1ccc(cc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clitaxel</text:p>
          </table:table-cell>
          <table:table-cell table:style-name="ce8" office:value-type="string" calcext:value-type="string">
            <text:p>O1[C@H]2[C@](OC(=O)C)([C@@H]3[C@@]([C@@H](O)C2)(C(=O)[C@H](OC(=O)C)C2=C([C@@H](OC(=O)[C@H](O)[C@@H](NC(=O)c4ccccc4)c4ccccc4)C[C@@](O)([C@H]3OC(=O)c3ccccc3)C2(C)C)C)C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liperidone</text:p>
          </table:table-cell>
          <table:table-cell table:style-name="ce8" office:value-type="string" calcext:value-type="string">
            <text:p>Fc1cc2onc([C@H]3CCN(CC3)CCc3c(=O)n4CCC[C@H](O)c4nc3C)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lonosetron</text:p>
          </table:table-cell>
          <table:table-cell table:style-name="ce8" office:value-type="string" calcext:value-type="string">
            <text:p>O=C1N([C@H]2[C@@H]3CCN(C2)CC3)C[C@H]2c3c1cccc3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midronate</text:p>
          </table:table-cell>
          <table:table-cell table:style-name="ce8" office:value-type="string" calcext:value-type="string">
            <text:p>P(=O)(O)(O)C(P(=O)(O)O)(O)C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ncuronium</text:p>
          </table:table-cell>
          <table:table-cell table:style-name="ce8" office:value-type="string" calcext:value-type="string">
            <text:p>O([C@@H]1[C@@]2([C@H]([C@H]3[C@@H]([C@@]4([C@@H](CC3)C[C@H](OC(=O)C)[C@@H]([N+]3(CCCCC3)C)C4)C)CC2)C[C@@H]1[N+]1(CCCCC1)C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ntoprazole</text:p>
          </table:table-cell>
          <table:table-cell table:style-name="ce8" office:value-type="string" calcext:value-type="string">
            <text:p>[S@](=O)(c1[nH]c2c(n1)ccc(OC(F)F)c2)Cc1nccc(OC)c1O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paverine</text:p>
          </table:table-cell>
          <table:table-cell table:style-name="ce8" office:value-type="string" calcext:value-type="string">
            <text:p>O(c1cc2c(nccc2cc1OC)Cc1cc(OC)c(O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ramethadione</text:p>
          </table:table-cell>
          <table:table-cell table:style-name="ce8" office:value-type="string" calcext:value-type="string">
            <text:p>O1[C@@](CC)(C(=O)N(C1=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raquat</text:p>
          </table:table-cell>
          <table:table-cell table:style-name="ce8" office:value-type="string" calcext:value-type="string">
            <text:p>[n+]1(ccc(c2cc[n+](cc2)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ricalcitol</text:p>
          </table:table-cell>
          <table:table-cell table:style-name="ce8" office:value-type="string" calcext:value-type="string">
            <text:p>OC([C@H](/C=C/[C@H]([C@@H]1[C@@]2([C@@H](CC1)/C(=C/C=C\1/C[C@@H](O)C[C@H](O)C1)/CCC2)C)C)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romomycin</text:p>
          </table:table-cell>
          <table:table-cell table:style-name="ce8" office:value-type="string" calcext:value-type="string">
            <text:p>O([C@H]1[C@H](O[C@H]2O[C@@H]([C@@H](O)[C@H](O)[C@H]2N)CO)[C@@H](N)C[C@@H](N)[C@@H]1O)[C@@H]1O[C@@H]([C@@H](O[C@H]2O[C@H]([C@@H](O)[C@H](O)[C@H]2N)CN)[C@H]1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roxetine</text:p>
          </table:table-cell>
          <table:table-cell table:style-name="ce8" office:value-type="string" calcext:value-type="string">
            <text:p>Fc1ccc([C@H]2[C@@H](CNCC2)COc2cc3OCOc3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azopanib</text:p>
          </table:table-cell>
          <table:table-cell table:style-name="ce8" office:value-type="string" calcext:value-type="string">
            <text:p>S(=O)(=O)(N)c1c(ccc(Nc2nc(N(c3cc4nn(c(c4cc3)C)C)C)ccn2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-dimethylaminoazobenzene</text:p>
          </table:table-cell>
          <table:table-cell table:style-name="ce8" office:value-type="string" calcext:value-type="string">
            <text:p>N(c1ccc(/N=N/c2ccccc2)cc1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floxacin</text:p>
          </table:table-cell>
          <table:table-cell table:style-name="ce8" office:value-type="string" calcext:value-type="string">
            <text:p>Fc1c(N2CCN(CC2)C)cc2n(CC)cc(c(=O)c2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gaptanib</text:p>
          </table:table-cell>
          <table:table-cell table:style-name="ce8" office:value-type="string" calcext:value-type="string">
            <text:p>P(=O)(OCCCCCNC(=O)[C@@H](NC(=O)OCCOC)CCCCNC(=O)OCCOC)(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metrexed</text:p>
          </table:table-cell>
          <table:table-cell table:style-name="ce8" office:value-type="string" calcext:value-type="string">
            <text:p>O=c1nc([nH]c2[nH]cc(CCc3ccc(cc3)C(=O)N[C@H](CCC(=O)O)C(=O)O)c12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mirolast</text:p>
          </table:table-cell>
          <table:table-cell table:style-name="ce8" office:value-type="string" calcext:value-type="string">
            <text:p>O=c1n2c(ncc1c1n[nH]nn1)c(cc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moline</text:p>
          </table:table-cell>
          <table:table-cell table:style-name="ce8" office:value-type="string" calcext:value-type="string">
            <text:p>O1[C@@H](c2ccccc2)C(=O)N=C1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butolol</text:p>
          </table:table-cell>
          <table:table-cell table:style-name="ce8" office:value-type="string" calcext:value-type="string">
            <text:p>O(c1c(C2CCCC2)cccc1)C[C@@H](O)CNC(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ciclovir</text:p>
          </table:table-cell>
          <table:table-cell table:style-name="ce8" office:value-type="string" calcext:value-type="string">
            <text:p>OCC(CCn1c2[nH]c(nc(=O)c2nc1)N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fluridol</text:p>
          </table:table-cell>
          <table:table-cell table:style-name="ce8" office:value-type="string" calcext:value-type="string">
            <text:p>Clc1c(cc([C@]2(O)CCN(CC2)CCC[C@@H](c2ccc(F)cc2)c2ccc(F)cc2)cc1)C(F)(F)F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icillamine</text:p>
          </table:table-cell>
          <table:table-cell table:style-name="ce8" office:value-type="string" calcext:value-type="string">
            <text:p>SC([C@@H](N)C(=O)O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icillin g benzathine</text:p>
          </table:table-cell>
          <table:table-cell table:style-name="ce8" office:value-type="string" calcext:value-type="string">
            <text:p>S1[C@H]2N([C@H](C1(C)C)C(=O)O)C(=O)[C@H]2NC(=O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icillin v</text:p>
          </table:table-cell>
          <table:table-cell table:style-name="ce8" office:value-type="string" calcext:value-type="string">
            <text:p>S1[C@H]2N([C@H](C1(C)C)C(=O)O)C(=O)[C@H]2NC(=O)CO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achloroethane</text:p>
          </table:table-cell>
          <table:table-cell table:style-name="ce8" office:value-type="string" calcext:value-type="string">
            <text:p>ClC(Cl)(Cl)C(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agastrin</text:p>
          </table:table-cell>
          <table:table-cell table:style-name="ce8" office:value-type="string" calcext:value-type="string">
            <text:p>S(CC[C@H](NC(=O)[C@@H](NC(=O)CCNC(=O)OCC(C)C)Cc1c2c([nH]c1)cccc2)C(=O)N[C@@H](CC(=O)O)C(=O)N[C@@H](Cc1ccccc1)C(=O)N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amidine</text:p>
          </table:table-cell>
          <table:table-cell table:style-name="ce8" office:value-type="string" calcext:value-type="string">
            <text:p>O(CCCCCOc1ccc(cc1)C(=N)N)c1ccc(cc1)C(=N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azocine</text:p>
          </table:table-cell>
          <table:table-cell table:style-name="ce8" office:value-type="string" calcext:value-type="string">
            <text:p>Oc1cc2[C@]3([C@H]([C@H](N(CC3)CC=C(C)C)Cc2cc1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obarbital</text:p>
          </table:table-cell>
          <table:table-cell table:style-name="ce8" office:value-type="string" calcext:value-type="string">
            <text:p>O=C1NC(=O)NC(=O)C1([C@@H](CCC)C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osan polysulfate sodium</text:p>
          </table:table-cell>
          <table:table-cell table:style-name="ce8" office:value-type="string" calcext:value-type="string">
            <text:p>S(=O)(=O)(O)c1cc(c(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ostatin</text:p>
          </table:table-cell>
          <table:table-cell table:style-name="ce8" office:value-type="string" calcext:value-type="string">
            <text:p>O1[C@@H](n2c3NC=NC[C@@H](O)c3nc2)C[C@H](O)[C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ntoxifylline</text:p>
          </table:table-cell>
          <table:table-cell table:style-name="ce8" office:value-type="string" calcext:value-type="string">
            <text:p>O=c1n(CCCCC(=O)C)c(=O)n(c2ncn(c12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plomycin</text:p>
          </table:table-cell>
          <table:table-cell table:style-name="ce8" office:value-type="string" calcext:value-type="string">
            <text:p>s1c(nc(c1)c1scc(n1)C(=O)NCCCN[C@H](c1ccccc1)C)CCNC(=O)[C@@H](NC(=O)[C@@H]([C@@H](O)[C@H](NC(=O)[C@@H](NC(=O)c1nc(nc(N)c1C)[C@H](NC[C@H](N)C(=O)N)CC(=O)N)[C@H](O[C@@H]1O[C@H]([C@@H](O)[C@H](O)[C@@H]1O[C@H]1O[C@@H]([C@@H](O)[C@H](OC(=O)N)[C@@H]1O)CO)CO)c1[nH]cnc1)C)C)[C@H](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azine</text:p>
          </table:table-cell>
          <table:table-cell table:style-name="ce8" office:value-type="string" calcext:value-type="string">
            <text:p>S1c2c(N(CCCN3CCN(CC3)C)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flubron</text:p>
          </table:table-cell>
          <table:table-cell table:style-name="ce8" office:value-type="string" calcext:value-type="string">
            <text:p>BrC(F)(F)C(F)(F)C(F)(F)C(F)(F)C(F)(F)C(F)(F)C(F)(F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golide</text:p>
          </table:table-cell>
          <table:table-cell table:style-name="ce8" office:value-type="string" calcext:value-type="string">
            <text:p>S(C[C@@H]1C[C@H]2[C@H](N(C1)CCC)Cc1c3c2cccc3[nH]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hexiline</text:p>
          </table:table-cell>
          <table:table-cell table:style-name="ce8" office:value-type="string" calcext:value-type="string">
            <text:p>N1[C@@H](CC(C2CCCCC2)C2CCCCC2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iciazine</text:p>
          </table:table-cell>
          <table:table-cell table:style-name="ce8" office:value-type="string" calcext:value-type="string">
            <text:p>S1c2c(N(CCCN3CC[C@H](O)CC3)c3c1cccc3)cc(cc2)C#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indopril</text:p>
          </table:table-cell>
          <table:table-cell table:style-name="ce8" office:value-type="string" calcext:value-type="string">
            <text:p>O=C(N1[C@@H]2[C@H](C[C@H]1C(=O)O)CCCC2)[C@@H](N[C@@H](CCC)C(=O)O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methrin</text:p>
          </table:table-cell>
          <table:table-cell table:style-name="ce8" office:value-type="string" calcext:value-type="string">
            <text:p>ClC(=C[C@H]1C([C@@H]1C(=O)OCc1cc(Oc2ccccc2)ccc1)(C)C)Cl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erphenazine</text:p>
          </table:table-cell>
          <table:table-cell table:style-name="ce8" office:value-type="string" calcext:value-type="string">
            <text:p>Clc1cc2N(CCCN3CCN(CC3)CCO)c3c(Sc2cc1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acemide</text:p>
          </table:table-cell>
          <table:table-cell table:style-name="ce8" office:value-type="string" calcext:value-type="string">
            <text:p>O=C(NC(=O)N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dimetrazine</text:p>
          </table:table-cell>
          <table:table-cell table:style-name="ce8" office:value-type="string" calcext:value-type="string">
            <text:p>O1[C@@H]([C@H](N(CC1)C)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elzine</text:p>
          </table:table-cell>
          <table:table-cell table:style-name="ce8" office:value-type="string" calcext:value-type="string">
            <text:p>N(N)C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indione</text:p>
          </table:table-cell>
          <table:table-cell table:style-name="ce8" office:value-type="string" calcext:value-type="string">
            <text:p>O=C1[C@@H](C(=O)c2c1cccc2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metrazine</text:p>
          </table:table-cell>
          <table:table-cell table:style-name="ce8" office:value-type="string" calcext:value-type="string">
            <text:p>O1[C@@H]([C@H](NCC1)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obarbital</text:p>
          </table:table-cell>
          <table:table-cell table:style-name="ce8" office:value-type="string" calcext:value-type="string">
            <text:p>O=C1NC(=O)NC(=O)C1(CC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ol</text:p>
          </table:table-cell>
          <table:table-cell table:style-name="ce8" office:value-type="string" calcext:value-type="string">
            <text:p>O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oxybenzamine</text:p>
          </table:table-cell>
          <table:table-cell table:style-name="ce8" office:value-type="string" calcext:value-type="string">
            <text:p>ClCCN([C@@H](COc1ccccc1)C)C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procoumon</text:p>
          </table:table-cell>
          <table:table-cell table:style-name="ce8" office:value-type="string" calcext:value-type="string">
            <text:p>o1c(O)c([C@H](CC)c2ccccc2)c(=O)c2c1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termine</text:p>
          </table:table-cell>
          <table:table-cell table:style-name="ce8" office:value-type="string" calcext:value-type="string">
            <text:p>NC(Cc1ccccc1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tolamine</text:p>
          </table:table-cell>
          <table:table-cell table:style-name="ce8" office:value-type="string" calcext:value-type="string">
            <text:p>Oc1cc(N(CC2=NCCN2)c2ccc(cc2)C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ylbutazone</text:p>
          </table:table-cell>
          <table:table-cell table:style-name="ce8" office:value-type="string" calcext:value-type="string">
            <text:p>O=C1N(N(C(=O)[C@H]1CCCC)c1ccc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enytoin</text:p>
          </table:table-cell>
          <table:table-cell table:style-name="ce8" office:value-type="string" calcext:value-type="string">
            <text:p>O=C1NC(=O)N[C@@]1(c1cccc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hytonadione</text:p>
          </table:table-cell>
          <table:table-cell table:style-name="ce8" office:value-type="string" calcext:value-type="string">
            <text:p>O=C1C(=C(C(=O)c2c1cccc2)C)C/C=C(/CCC[C@H](CCC[C@@H](CCCC(C)C)C)C)\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cric acid</text:p>
          </table:table-cell>
          <table:table-cell table:style-name="ce8" office:value-type="string" calcext:value-type="string">
            <text:p>Oc1c(N(=O)=O)cc(N(=O)=O)cc1N(=O)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locarpine</text:p>
          </table:table-cell>
          <table:table-cell table:style-name="ce8" office:value-type="string" calcext:value-type="string">
            <text:p>O1C[C@@H]([C@H](CC)C1=O)Cc1n(cn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mecrolimus</text:p>
          </table:table-cell>
          <table:table-cell table:style-name="ce8" office:value-type="string" calcext:value-type="string">
            <text:p>Cl[C@@H]1[C@H](OC)C[C@@H](CC1)/C=C(/[C@H]1OC(=O)[C@H]2N(C(=O)C(=O)[C@@]3(O[C@@H]([C@@H](OC)C[C@H]3C)[C@@H](OC)C[C@H](C/C(=C/[C@H](C(=O)C[C@H](O)[C@H]1C)CC)/C)C)O)CCCC2)\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nacidil</text:p>
          </table:table-cell>
          <table:table-cell table:style-name="ce8" office:value-type="string" calcext:value-type="string">
            <text:p>N(=C(\Nc1ccncc1)/NC#N)/[C@@H](C(C)(C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ndolol</text:p>
          </table:table-cell>
          <table:table-cell table:style-name="ce8" office:value-type="string" calcext:value-type="string">
            <text:p>O(C[C@@H](O)CNC(C)C)c1c2c([nH]cc2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oglitazone</text:p>
          </table:table-cell>
          <table:table-cell table:style-name="ce8" office:value-type="string" calcext:value-type="string">
            <text:p>S1[C@@H](Cc2ccc(OCCc3ncc(CC)cc3)cc2)C(=O)N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pecuronium</text:p>
          </table:table-cell>
          <table:table-cell table:style-name="ce8" office:value-type="string" calcext:value-type="string">
            <text:p>O([C@@H]1[C@@]2([C@H]([C@H]3[C@@H]([C@@]4([C@@H](CC3)C[C@H](OC(=O)C)[C@@H](N3CC[N+](CC3)(C)C)C4)C)CC2)C[C@@H]1N1CC[N+](CC1)(C)C)C)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peracillin</text:p>
          </table:table-cell>
          <table:table-cell table:style-name="ce8" office:value-type="string" calcext:value-type="string">
            <text:p>S1[C@H]2N([C@H](C1(C)C)C(=O)O)C(=O)[C@H]2NC(=O)[C@H](NC(=O)N1CCN(C(=O)C1=O)CC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perazine</text:p>
          </table:table-cell>
          <table:table-cell table:style-name="ce8" office:value-type="string" calcext:value-type="string">
            <text:p>N1CCN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pobroman</text:p>
          </table:table-cell>
          <table:table-cell table:style-name="ce8" office:value-type="string" calcext:value-type="string">
            <text:p>BrCCC(=O)N1CCN(CC1)C(=O)CCBr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potiazine</text:p>
          </table:table-cell>
          <table:table-cell table:style-name="ce8" office:value-type="string" calcext:value-type="string">
            <text:p>S1c2c(N(CCCN3CC[C@@H](CC3)CCO)c3c1cccc3)cc(S(=O)(=O)N(C)C)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arubicin</text:p>
          </table:table-cell>
          <table:table-cell table:style-name="ce8" office:value-type="string" calcext:value-type="string">
            <text:p>O([C@H]1C[C@@](O)(Cc2c1c(O)c1c(c2O)C(=O)c2c(C1=O)c(OC)ccc2)C(=O)CO)[C@H]1O[C@@H]([C@@H](O[C@H]2OCCCC2)[C@H](N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azolac</text:p>
          </table:table-cell>
          <table:table-cell table:style-name="ce8" office:value-type="string" calcext:value-type="string">
            <text:p>Clc1ccc(c2c(nn(c2)c2ccc(F)cc2)CC(=O)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buterol</text:p>
          </table:table-cell>
          <table:table-cell table:style-name="ce8" office:value-type="string" calcext:value-type="string">
            <text:p>O[C@@H](CNC(C)(C)C)c1nc(c(O)cc1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etanide</text:p>
          </table:table-cell>
          <table:table-cell table:style-name="ce8" office:value-type="string" calcext:value-type="string">
            <text:p>S(=O)(=O)(N)c1c(Oc2ccccc2)c(N2CCCC2)cc(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ibedil</text:p>
          </table:table-cell>
          <table:table-cell table:style-name="ce8" office:value-type="string" calcext:value-type="string">
            <text:p>O1c2cc(CN3CCN(CC3)c3ncccn3)ccc2O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itrexim</text:p>
          </table:table-cell>
          <table:table-cell table:style-name="ce8" office:value-type="string" calcext:value-type="string">
            <text:p>O(c1c(Cc2c(c3c(nc2)nc(nc3N)N)C)cc(O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oxicam</text:p>
          </table:table-cell>
          <table:table-cell table:style-name="ce8" office:value-type="string" calcext:value-type="string">
            <text:p>S1(=O)(=O)N(/C(=C(/O)\Nc2ncccc2)/C(=O)c2c1ccc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irprofen</text:p>
          </table:table-cell>
          <table:table-cell table:style-name="ce8" office:value-type="string" calcext:value-type="string">
            <text:p>Clc1c(N2CC=CC2)ccc([C@@H](C)C(=O)O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lerixafor</text:p>
          </table:table-cell>
          <table:table-cell table:style-name="ce8" office:value-type="string" calcext:value-type="string">
            <text:p>N1(CCCNCCNCCCNCC1)Cc1ccc(CN2CCCNCCNCCCN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licamycin</text:p>
          </table:table-cell>
          <table:table-cell table:style-name="ce8" office:value-type="string" calcext:value-type="string">
            <text:p>O([C@@H]1C[C@H](O[C@H]2[C@@H](Cc3c(C2=O)c(O)c2c(c3)cc(O[C@@H]3O[C@@H]([C@@H](O)[C@H](O[C@@H]4O[C@@H]([C@@H](O)[C@H](O)C4)C)C3)C)c(c2O)C)[C@H](OC)C(=O)[C@@H](O)[C@H](O)C)O[C@@H]([C@H]1O)C)[C@@H]1O[C@@H]([C@@H](O)[C@H](O[C@@H]2O[C@@H]([C@@H](O)[C@@](O)(C2)C)C)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odofilox</text:p>
          </table:table-cell>
          <table:table-cell table:style-name="ce8" office:value-type="string" calcext:value-type="string">
            <text:p>O1C[C@H]2[C@@H]([C@@H](c3c([C@@H]2O)cc2OCOc2c3)c2cc(OC)c(OC)c(OC)c2)C1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olymyxin b</text:p>
          </table:table-cell>
          <table:table-cell table:style-name="ce8" office:value-type="string" calcext:value-type="string">
            <text:p>O=C1N[C@@H](CCN)C(=O)N[C@@H](CCN)C(=O)N[C@@H]([C@H](O)C)C(=O)NCC[C@H](NC(=O)[C@@H](NC(=O)[C@@H](NC(=O)[C@@H](NC(=O)CCCC[C@@H](CC)C)CCN)[C@H](O)C)CCN)C(=O)N[C@@H](CCN)C(=O)N[C@@H](C(=O)N[C@H]1CC(C)C)C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olystyrene sulfonate</text:p>
          </table:table-cell>
          <table:table-cell table:style-name="ce8" office:value-type="string" calcext:value-type="string">
            <text:p>S(=O)(=O)(O)c1c(cccc1)C=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olythiazide</text:p>
          </table:table-cell>
          <table:table-cell table:style-name="ce8" office:value-type="string" calcext:value-type="string">
            <text:p>Clc1cc2N[C@H](N(S(=O)(=O)c2cc1S(=O)(=O)N)C)CSCC(F)(F)F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orfimer</text:p>
          </table:table-cell>
          <table:table-cell table:style-name="ce8" office:value-type="string" calcext:value-type="string">
            <text:p>O([C@@H](c1c2[nH]c(c1C)/C=C/1\N=C(C(=C1C)CCC(=O)O)/C=C\1/N=C(/C=c/3\[nH]/c(=C\2)/c(c3[C@H](O)C)C)C(=C1CCC(=O)O)C)C)[C@@H](c1c(/c/2=C/c3[nH]c(c(c3[C@H](O)C)C)/C=C/3\N=C(C(=C3C)CCC(=O)O)/C=C/3\N=C(/C=c/1\[nH]2)C(=C3CCC(=O)O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osaconazole</text:p>
          </table:table-cell>
          <table:table-cell table:style-name="ce8" office:value-type="string" calcext:value-type="string">
            <text:p>Fc1c([C@@]2(OC[C@H](C2)COc2ccc(N3CCN(CC3)c3ccc(n4c(=O)n(nc4)[C@H]([C@@H](O)C)CC)cc3)cc2)Cn2ncnc2)ccc(F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jmaline</text:p>
          </table:table-cell>
          <table:table-cell table:style-name="ce8" office:value-type="string" calcext:value-type="string">
            <text:p>O[C@H]1[C@@]23[C@H](N(c4c3cccc4)C)[C@@H]3N([C@@H]([C@H]1[C@@H](C3)[C@@H](CC)C=O)C2)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lidoxime</text:p>
          </table:table-cell>
          <table:table-cell table:style-name="ce8" office:value-type="string" calcext:value-type="string">
            <text:p>O=N/C=c\1/n(cc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mlintide</text:p>
          </table:table-cell>
          <table:table-cell table:style-name="ce8" office:value-type="string" calcext:value-type="string">
            <text:p>SC[C@H](NC(=O)[C@@H](NC(=O)[C@@H](NC(=O)[C@@H](NC(=O)[C@@H](NC(=O)[C@@H](NC(=O)[C@@H](N)CCCCN)CS)CC(=O)N)[C@H](O)C)C)[C@H](O)C)C(=O)N[C@H](C(=O)N[C@H](C(=O)N[C@H](C(=O)N[C@@H](CCCNC(=N)N)C(=O)N[C@@H](CC(C)C)C(=O)N[C@H](C(=O)N[C@H](C(=O)N[C@H](C(=O)N[C@H](C(=O)N[C@H](C(=O)N[C@H](C(=O)N[C@H](C(=O)N[C@H](C(=O)N[C@H](C(=O)N[C@H](C(=O)N[C@H](C(=O)NCC(=O)N1[C@@H](CCC1)C(=O)N[C@H](C(=O)N[C@H](C(=O)N1[C@@H](CCC1)C(=O)N1[C@@H](CCC1)C(=O)N[C@@H]([C@H](O)C)C(=O)N[C@@H](CC(=O)N)C(=O)N[C@@H](C(C)C)C(=O)NCC(=O)N[C@@H](CO)C(=O)N[C@@H](CC(=O)N)C(=O)N[C@@H]([C@H](O)C)C(=O)N[C@@H](Cc1ccc(O)cc1)C(=O)N)CC(C)C)[C@H](CC)C)Cc1ccccc1)CC(=O)N)CC(=O)N)CO)CO)Cc1[nH]cnc1)C(C)C)CC(C)C)Cc1ccccc1)CC(=O)N)C)CCC(=O)N)[C@H](O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nlukast</text:p>
          </table:table-cell>
          <table:table-cell table:style-name="ce8" office:value-type="string" calcext:value-type="string">
            <text:p>O(CCCCc1ccccc1)c1ccc(cc1)C(=O)Nc1cc2oc(cc(=O)c2cc1)c1n[nH]nn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vastatin</text:p>
          </table:table-cell>
          <table:table-cell table:style-name="ce8" office:value-type="string" calcext:value-type="string">
            <text:p>O([C@@H]1[C@@H]2[C@H]([C@H](C=CC2=C[C@@H](O)C1)C)CC[C@@H](O)C[C@@H](O)CC(=O)O)C(=O)[C@H](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zepam</text:p>
          </table:table-cell>
          <table:table-cell table:style-name="ce8" office:value-type="string" calcext:value-type="string">
            <text:p>Clc1cc2c(N(CC3CC3)C(=O)CN=C2c2c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ziquantel</text:p>
          </table:table-cell>
          <table:table-cell table:style-name="ce8" office:value-type="string" calcext:value-type="string">
            <text:p>O=C(N1C[C@@H]2N(CCc3c2cccc3)C(=O)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azosin</text:p>
          </table:table-cell>
          <table:table-cell table:style-name="ce8" office:value-type="string" calcext:value-type="string">
            <text:p>O=C(N1CCN(CC1)c1nc2c(c(n1)N)cc(OC)c(OC)c2)c1o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ednicarbate</text:p>
          </table:table-cell>
          <table:table-cell table:style-name="ce8" office:value-type="string" calcext:value-type="string">
            <text:p>O([C@]1([C@@]2([C@H]([C@H]3[C@H]([C@@H](O)C2)[C@@]2(C(=CC(=O)C=C2)CC3)C)CC1)C)C(=O)COC(=O)CC)C(=O)O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egabalin</text:p>
          </table:table-cell>
          <table:table-cell table:style-name="ce8" office:value-type="string" calcext:value-type="string">
            <text:p>OC(=O)C[C@H](CC(C)C)C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ilocaine</text:p>
          </table:table-cell>
          <table:table-cell table:style-name="ce8" office:value-type="string" calcext:value-type="string">
            <text:p>O=C(Nc1c(cccc1)C)[C@H](NC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imaquine</text:p>
          </table:table-cell>
          <table:table-cell table:style-name="ce8" office:value-type="string" calcext:value-type="string">
            <text:p>O(c1cc(N[C@@H](CCCN)C)c2ncccc2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imidone</text:p>
          </table:table-cell>
          <table:table-cell table:style-name="ce8" office:value-type="string" calcext:value-type="string">
            <text:p>O=C1NCNC(=O)C1(C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benecid</text:p>
          </table:table-cell>
          <table:table-cell table:style-name="ce8" office:value-type="string" calcext:value-type="string">
            <text:p>S(=O)(=O)(N(CCC)CCC)c1ccc(cc1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bucol</text:p>
          </table:table-cell>
          <table:table-cell table:style-name="ce8" office:value-type="string" calcext:value-type="string">
            <text:p>S(c1cc(C(C)(C)C)c(O)c(C(C)(C)C)c1)C(Sc1cc(C(C)(C)C)c(O)c(C(C)(C)C)c1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cainamide</text:p>
          </table:table-cell>
          <table:table-cell table:style-name="ce8" office:value-type="string" calcext:value-type="string">
            <text:p>O=C(NCCN(CC)CC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caine</text:p>
          </table:table-cell>
          <table:table-cell table:style-name="ce8" office:value-type="string" calcext:value-type="string">
            <text:p>O(CCN(CC)CC)C(=O)c1ccc(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carbazine</text:p>
          </table:table-cell>
          <table:table-cell table:style-name="ce8" office:value-type="string" calcext:value-type="string">
            <text:p>O=C(NC(C)C)c1ccc(CNN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chlorperazine</text:p>
          </table:table-cell>
          <table:table-cell table:style-name="ce8" office:value-type="string" calcext:value-type="string">
            <text:p>Clc1cc2N(CCCN3CCN(CC3)C)c3c(Sc2cc1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cyclidine</text:p>
          </table:table-cell>
          <table:table-cell table:style-name="ce8" office:value-type="string" calcext:value-type="string">
            <text:p>O[C@@](C1CCCCC1)(CCN1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gabide</text:p>
          </table:table-cell>
          <table:table-cell table:style-name="ce8" office:value-type="string" calcext:value-type="string">
            <text:p>Clc1ccc(/C(=C\2/C=C(F)C=CC2=O)/NCCCC(=O)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gesterone</text:p>
          </table:table-cell>
          <table:table-cell table:style-name="ce8" office:value-type="string" calcext:value-type="string">
            <text:p>O=C([C@@H]1[C@@]2([C@H]([C@H]3[C@@H]([C@@]4(C(=CC(=O)CC4)CC3)C)CC2)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mazine</text:p>
          </table:table-cell>
          <table:table-cell table:style-name="ce8" office:value-type="string" calcext:value-type="string">
            <text:p>S1c2c(N(CCCN(C)C)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methazine</text:p>
          </table:table-cell>
          <table:table-cell table:style-name="ce8" office:value-type="string" calcext:value-type="string">
            <text:p>S1c2c(N(C[C@H](N(C)C)C)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afenone</text:p>
          </table:table-cell>
          <table:table-cell table:style-name="ce8" office:value-type="string" calcext:value-type="string">
            <text:p>O(C[C@@H](O)CNCCC)c1c(C(=O)CCc2ccccc2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antheline</text:p>
          </table:table-cell>
          <table:table-cell table:style-name="ce8" office:value-type="string" calcext:value-type="string">
            <text:p>O(CC[N+](C(C)C)(C(C)C)C)C(=O)[C@H]1c2c(Oc3c1cccc3)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aracaine</text:p>
          </table:table-cell>
          <table:table-cell table:style-name="ce8" office:value-type="string" calcext:value-type="string">
            <text:p>O(CCN(CC)CC)C(=O)c1cc(N)c(OCC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iomazine</text:p>
          </table:table-cell>
          <table:table-cell table:style-name="ce8" office:value-type="string" calcext:value-type="string">
            <text:p>S1c2c(N(C[C@H](N(C)C)C)c3c1cccc3)cc(cc2)C(=O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ofol</text:p>
          </table:table-cell>
          <table:table-cell table:style-name="ce8" office:value-type="string" calcext:value-type="string">
            <text:p>Oc1c(C(C)C)cccc1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oxyphene</text:p>
          </table:table-cell>
          <table:table-cell table:style-name="ce8" office:value-type="string" calcext:value-type="string">
            <text:p>O([C@@]([C@@H](CN(C)C)C)(Cc1ccccc1)c1ccccc1)C(=O)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ranolol</text:p>
          </table:table-cell>
          <table:table-cell table:style-name="ce8" office:value-type="string" calcext:value-type="string">
            <text:p>O(C[C@@H](O)CNC(C)C)c1c2c(ccc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ylene dichloride</text:p>
          </table:table-cell>
          <table:table-cell table:style-name="ce8" office:value-type="string" calcext:value-type="string">
            <text:p>Cl[C@@H](CCl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yliodone</text:p>
          </table:table-cell>
          <table:table-cell table:style-name="ce8" office:value-type="string" calcext:value-type="string">
            <text:p>Ic1cn(CC(=O)OCCC)cc(I)c1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pylthiouracil</text:p>
          </table:table-cell>
          <table:table-cell table:style-name="ce8" office:value-type="string" calcext:value-type="string">
            <text:p>S=c1[nH]c(CCC)cc(=O)[nH]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tirelin</text:p>
          </table:table-cell>
          <table:table-cell table:style-name="ce8" office:value-type="string" calcext:value-type="string">
            <text:p>O=C(N1[C@@H](CCC1)C(=O)N)[C@@H](NC(=O)[C@H]1NC(=O)CC1)Cc1[nH]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rotriptyline</text:p>
          </table:table-cell>
          <table:table-cell table:style-name="ce8" office:value-type="string" calcext:value-type="string">
            <text:p>N(CCC[C@H]1c2c(C=Cc3c1cccc3)ccc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seudoephedrine</text:p>
          </table:table-cell>
          <table:table-cell table:style-name="ce8" office:value-type="string" calcext:value-type="string">
            <text:p>O[C@H]([C@@H](NC)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yrazinamide</text:p>
          </table:table-cell>
          <table:table-cell table:style-name="ce8" office:value-type="string" calcext:value-type="string">
            <text:p>O=C(N)c1nccn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yridine</text:p>
          </table:table-cell>
          <table:table-cell table:style-name="ce8" office:value-type="string" calcext:value-type="string">
            <text:p>n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yridostigmine</text:p>
          </table:table-cell>
          <table:table-cell table:style-name="ce8" office:value-type="string" calcext:value-type="string">
            <text:p>O(c1c[n+](ccc1)C)C(=O)N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yridoxine</text:p>
          </table:table-cell>
          <table:table-cell table:style-name="ce8" office:value-type="string" calcext:value-type="string">
            <text:p>Oc1c(c(CO)cnc1C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yrimethamine</text:p>
          </table:table-cell>
          <table:table-cell table:style-name="ce8" office:value-type="string" calcext:value-type="string">
            <text:p>Clc1ccc(c2c(nc(nc2N)N)C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Pyrvinium</text:p>
          </table:table-cell>
          <table:table-cell table:style-name="ce8" office:value-type="string" calcext:value-type="string">
            <text:p>n1(c(c(cc1C)/C=C/c1[n+](c2c(cc(N(C)C)cc2)cc1)C)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azepam</text:p>
          </table:table-cell>
          <table:table-cell table:style-name="ce8" office:value-type="string" calcext:value-type="string">
            <text:p>Clc1cc2c(N(CC(F)(F)F)C(=S)CN=C2c2c(F)cccc2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etiapine</text:p>
          </table:table-cell>
          <table:table-cell table:style-name="ce8" office:value-type="string" calcext:value-type="string">
            <text:p>S1c2c(C(=Nc3c1cccc3)N1CCN(CC1)CCOCCO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inacrine</text:p>
          </table:table-cell>
          <table:table-cell table:style-name="ce8" office:value-type="string" calcext:value-type="string">
            <text:p>Clc1cc2nc3c(c(N[C@@H](CCCN(CC)CC)C)c2cc1)cc(OC)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inapril</text:p>
          </table:table-cell>
          <table:table-cell table:style-name="ce8" office:value-type="string" calcext:value-type="string">
            <text:p>O=C(N1[C@@H](Cc2c(C1)cccc2)C(=O)O)[C@@H](N[C@@H](CCc1ccccc1)C(=O)O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inestrol</text:p>
          </table:table-cell>
          <table:table-cell table:style-name="ce8" office:value-type="string" calcext:value-type="string">
            <text:p>O[C@@]1([C@@]2([C@H]([C@H]3[C@H](CC2)c2c(CC3)cc(OC3CCCC3)cc2)CC1)C)C#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inethazone</text:p>
          </table:table-cell>
          <table:table-cell table:style-name="ce8" office:value-type="string" calcext:value-type="string">
            <text:p>Clc1c(S(=O)(=O)N)cc2c(N[C@@H](NC2=O)CC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inidine</text:p>
          </table:table-cell>
          <table:table-cell table:style-name="ce8" office:value-type="string" calcext:value-type="string">
            <text:p>O[C@H]([C@@H]1N2C[C@@H]([C@H](C1)CC2)C=C)c1c2c(ncc1)ccc(OC)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Quinine</text:p>
          </table:table-cell>
          <table:table-cell table:style-name="ce8" office:value-type="string" calcext:value-type="string">
            <text:p>O[C@@H]([C@H]1N2C[C@@H]([C@@H](C1)CC2)C=C)c1c2c(ncc1)ccc(OC)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loxifene</text:p>
          </table:table-cell>
          <table:table-cell table:style-name="ce8" office:value-type="string" calcext:value-type="string">
            <text:p>s1c(c(c2c1cc(O)cc2)C(=O)c1ccc(OCCN2CCCCC2)cc1)c1ccc(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ltitrexed</text:p>
          </table:table-cell>
          <table:table-cell table:style-name="ce8" office:value-type="string" calcext:value-type="string">
            <text:p>s1c(N(Cc2cc3c([nH]c(nc3=O)C)cc2)C)ccc1C(=O)N[C@@H](CCC(=O)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melteon</text:p>
          </table:table-cell>
          <table:table-cell table:style-name="ce8" office:value-type="string" calcext:value-type="string">
            <text:p>O1c2c(c3[C@@H](CCc3cc2)CCNC(=O)C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mipril</text:p>
          </table:table-cell>
          <table:table-cell table:style-name="ce8" office:value-type="string" calcext:value-type="string">
            <text:p>O=C(N1[C@@H]2[C@H](C[C@H]1C(=O)O)CCC2)[C@@H](N[C@@H](CCc1ccccc1)C(=O)OC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nitidine</text:p>
          </table:table-cell>
          <table:table-cell table:style-name="ce8" office:value-type="string" calcext:value-type="string">
            <text:p>S(Cc1oc(CN(C)C)cc1)CCN/C(=C/N(=O)=O)/N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nolazine</text:p>
          </table:table-cell>
          <table:table-cell table:style-name="ce8" office:value-type="string" calcext:value-type="string">
            <text:p>O[C@@H](CN1CCN(CC1)CC(=O)Nc1c(cccc1C)C)COc1c(OC)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pacuronium</text:p>
          </table:table-cell>
          <table:table-cell table:style-name="ce8" office:value-type="string" calcext:value-type="string">
            <text:p>O([C@@H]1[C@@]2([C@H]([C@H]3[C@@H]([C@@]4([C@@H](CC3)C[C@H](OC(=O)C)[C@@H](N3CCCCC3)C4)C)CC2)C[C@@H]1[N+]1(CCCCC1)CC=C)C)C(=O)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asagiline</text:p>
          </table:table-cell>
          <table:table-cell table:style-name="ce8" office:value-type="string" calcext:value-type="string">
            <text:p>N([C@@H]1CCc2c1cccc2)CC#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egadenoson</text:p>
          </table:table-cell>
          <table:table-cell table:style-name="ce8" office:value-type="string" calcext:value-type="string">
            <text:p>O1[C@@H](n2c3nc(nc(N)c3nc2)n2ncc(c2)C(=O)NC)[C@H](O)[C@H](O)[C@H]1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emifentanil</text:p>
          </table:table-cell>
          <table:table-cell table:style-name="ce8" office:value-type="string" calcext:value-type="string">
            <text:p>O(C(=O)C1(N(c2ccccc2)C(=O)CC)CCN(CC1)CCC(=O)O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epaglinide</text:p>
          </table:table-cell>
          <table:table-cell table:style-name="ce8" office:value-type="string" calcext:value-type="string">
            <text:p>O=C(N[C@H](c1c(N2CCCCC2)cccc1)CC(C)C)Cc1cc(OCC)c(cc1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escinnamine</text:p>
          </table:table-cell>
          <table:table-cell table:style-name="ce8" office:value-type="string" calcext:value-type="string">
            <text:p>O([C@@H]1[C@H]([C@@H]2[C@@H](CN3[C@H](C2)c2[nH]c4c(c2CC3)ccc(OC)c4)C[C@H]1OC(=O)/C=C/c1cc(OC)c(OC)c(OC)c1)C(=O)O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eserpine</text:p>
          </table:table-cell>
          <table:table-cell table:style-name="ce8" office:value-type="string" calcext:value-type="string">
            <text:p>O([C@@H]1[C@H]([C@@H]2[C@@H](CN3[C@H](C2)c2[nH]c4c(c2CC3)ccc(OC)c4)C[C@H]1OC(=O)c1cc(OC)c(OC)c(OC)c1)C(=O)O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esorcinol</text:p>
          </table:table-cell>
          <table:table-cell table:style-name="ce8" office:value-type="string" calcext:value-type="string">
            <text:p>Oc1cc(O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etapamulin</text:p>
          </table:table-cell>
          <table:table-cell table:style-name="ce8" office:value-type="string" calcext:value-type="string">
            <text:p>S([C@H]1C[C@@H]2N([C@H](C1)CC2)C)CC(=O)O[C@H]1[C@@]2([C@H]3[C@@]([C@H]([C@H](O)[C@](C1)(C)C=C)C)(CC[C@H]2C)CCC3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bavirin</text:p>
          </table:table-cell>
          <table:table-cell table:style-name="ce8" office:value-type="string" calcext:value-type="string">
            <text:p>O1[C@@H]([C@@H](O)[C@@H](O)[C@@H]1n1nc(nc1)C(=O)N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fabutin</text:p>
          </table:table-cell>
          <table:table-cell table:style-name="ce8" office:value-type="string" calcext:value-type="string">
            <text:p>O([C@H]1[C@@H]([C@H](O)[C@@H]([C@@H](O)[C@@H](C)/C=C/C=C(\C(=O)NC2=C3NC4(N=C3c3c(C2=O)c(O)c(c2O[C@](O/C=C/[C@H](OC)[C@H]1C)(C(=O)c32)C)C)CCN(CC4)CC(C)C)/C)C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fampin</text:p>
          </table:table-cell>
          <table:table-cell table:style-name="ce8" office:value-type="string" calcext:value-type="string">
            <text:p>O([C@H]1[C@@H]([C@@H](O)[C@H]([C@H](O)[C@@H](C)/C=C/C=C(\C(=O)NC2=C(O)c3c(c4C(=O)[C@](O/C=C/[C@@H](OC)[C@@H]1C)(Oc4c(c3O)C)C)C(=O)/C/2=C/NN1CCN(CC1)C)/C)C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fapentine</text:p>
          </table:table-cell>
          <table:table-cell table:style-name="ce8" office:value-type="string" calcext:value-type="string">
            <text:p>O([C@H]1[C@@H]([C@H](O)[C@@H]([C@@H](O)[C@@H](C)/C=C/C=C(/C(=O)NC2=C(O)c3c(C(=O)/C/2=C/NN2CCN(C4CCCC4)CC2)c2c(O[C@](O/C=C/[C@H](OC)[C@H]1C)(C2=O)C)c(c3O)C)\C)C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luzole</text:p>
          </table:table-cell>
          <table:table-cell table:style-name="ce8" office:value-type="string" calcext:value-type="string">
            <text:p>s1c2c(nc1N)ccc(OC(F)(F)F)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mantadine</text:p>
          </table:table-cell>
          <table:table-cell table:style-name="ce8" office:value-type="string" calcext:value-type="string">
            <text:p>N[C@@H]([C@]12C[C@@H]3C[C@H](C1)C[C@H](C2)C3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mexolone</text:p>
          </table:table-cell>
          <table:table-cell table:style-name="ce8" office:value-type="string" calcext:value-type="string">
            <text:p>O[C@@H]1[C@H]2[C@H]([C@H]3[C@@]([C@@]([C@@H](C3)C)(C)C(=O)CC)(C1)C)CCC1=CC(=O)C=C[C@]2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sedronate</text:p>
          </table:table-cell>
          <table:table-cell table:style-name="ce8" office:value-type="string" calcext:value-type="string">
            <text:p>P(=O)(O)(O)C(P(=O)(O)O)(O)Cc1cc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speridone</text:p>
          </table:table-cell>
          <table:table-cell table:style-name="ce8" office:value-type="string" calcext:value-type="string">
            <text:p>Fc1cc2onc([C@H]3CCN(CC3)CCc3c(=O)n4CCCCc4nc3C)c2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todrine</text:p>
          </table:table-cell>
          <table:table-cell table:style-name="ce8" office:value-type="string" calcext:value-type="string">
            <text:p>O[C@@H]([C@@H](NCCc1ccc(O)cc1)C)c1ccc(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tonavir</text:p>
          </table:table-cell>
          <table:table-cell table:style-name="ce8" office:value-type="string" calcext:value-type="string">
            <text:p>s1c(nc(CN(C(=O)N[C@@H](C(C)C)C(=O)N[C@H](C[C@H](O)[C@@H](NC(=O)OCc2scnc2)Cc2ccccc2)Cc2ccccc2)C)c1)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vastigmine</text:p>
          </table:table-cell>
          <table:table-cell table:style-name="ce8" office:value-type="string" calcext:value-type="string">
            <text:p>O(c1cc([C@@H](N(C)C)C)ccc1)C(=O)N(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izatriptan</text:p>
          </table:table-cell>
          <table:table-cell table:style-name="ce8" office:value-type="string" calcext:value-type="string">
            <text:p>[nH]1c2c(c(CCN(C)C)c1)cc(cc2)Cn1n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curonium</text:p>
          </table:table-cell>
          <table:table-cell table:style-name="ce8" office:value-type="string" calcext:value-type="string">
            <text:p>O([C@@H]1[C@@]2([C@H]([C@H]3[C@@H]([C@@]4([C@@H](CC3)C[C@H](O)[C@@H](N3CCOCC3)C4)C)CC2)C[C@@H]1[N+]1(CCCC1)CC=C)C)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fecoxib</text:p>
          </table:table-cell>
          <table:table-cell table:style-name="ce8" office:value-type="string" calcext:value-type="string">
            <text:p>S(=O)(=O)(c1ccc(C2=C(c3ccccc3)C(=O)OC2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nnel</text:p>
          </table:table-cell>
          <table:table-cell table:style-name="ce8" office:value-type="string" calcext:value-type="string">
            <text:p>Clc1c(OP(=S)(OC)OC)cc(Cl)c(Cl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pinirole</text:p>
          </table:table-cell>
          <table:table-cell table:style-name="ce8" office:value-type="string" calcext:value-type="string">
            <text:p>O=C1Nc2c(c(CCN(CCC)CCC)ccc2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pivacaine</text:p>
          </table:table-cell>
          <table:table-cell table:style-name="ce8" office:value-type="string" calcext:value-type="string">
            <text:p>O=C(Nc1c(cccc1C)C)[C@H]1N(CCCC1)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siglitazone</text:p>
          </table:table-cell>
          <table:table-cell table:style-name="ce8" office:value-type="string" calcext:value-type="string">
            <text:p>S1[C@@H](Cc2ccc(OCCN(c3ncccc3)C)cc2)C(=O)N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suvastatin</text:p>
          </table:table-cell>
          <table:table-cell table:style-name="ce8" office:value-type="string" calcext:value-type="string">
            <text:p>S(=O)(=O)(N(c1nc(C(C)C)c(c(n1)c1ccc(F)cc1)/C=C/[C@H](O)C[C@@H](O)CC(=O)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tigotine</text:p>
          </table:table-cell>
          <table:table-cell table:style-name="ce8" office:value-type="string" calcext:value-type="string">
            <text:p>s1c(CCN([C@H]2CCc3c(C2)cccc3O)CCC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xatidine</text:p>
          </table:table-cell>
          <table:table-cell table:style-name="ce8" office:value-type="string" calcext:value-type="string">
            <text:p>O(c1cc(CN2CCCCC2)ccc1)CCCNC(=O)CO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oxithromycin</text:p>
          </table:table-cell>
          <table:table-cell table:style-name="ce8" office:value-type="string" calcext:value-type="string">
            <text:p>O([C@@H]1[C@H]([C@H](O[C@@H]2O[C@H]([C@H](O)[C@](OC)(C2)C)C)[C@H](C(=O)O[C@@H]([C@@](O)([C@H](O)[C@H](/C(=N/OCOCCOC)/[C@@H](C[C@]1(O)C)C)C)C)CC)C)C)[C@@H]1O[C@@H](C[C@H](N(C)C)[C@H]1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Rufinamide</text:p>
          </table:table-cell>
          <table:table-cell table:style-name="ce8" office:value-type="string" calcext:value-type="string">
            <text:p>Fc1c(Cn2nnc(c2)C(=O)N)c(F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acrosidase</text:p>
          </table:table-cell>
          <table:table-cell table:style-name="ce8" office:value-type="string" calcext:value-type="string">
            <text:p>O1c2cc(C(C)(C)C)ccc2O[C@H]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almeterol</text:p>
          </table:table-cell>
          <table:table-cell table:style-name="ce8" office:value-type="string" calcext:value-type="string">
            <text:p>O(CCCCCCNC[C@H](O)c1cc(c(O)cc1)CO)CCCC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alsalate</text:p>
          </table:table-cell>
          <table:table-cell table:style-name="ce8" office:value-type="string" calcext:value-type="string">
            <text:p>O(c1c(cccc1)C(=O)O)C(=O)c1c(O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amarium sm 153 lexidronam</text:p>
          </table:table-cell>
          <table:table-cell table:style-name="ce8" office:value-type="string" calcext:value-type="string">
            <text:p>P(=O)(O)(O)CN(CCN(CP(=O)(O)O)CP(=O)(O)O)CP(=O)(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apropterin</text:p>
          </table:table-cell>
          <table:table-cell table:style-name="ce8" office:value-type="string" calcext:value-type="string">
            <text:p>O[C@H]([C@@H]1Nc2c(NC1)[nH]c(nc2=O)N)[C@@H](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aquinavir</text:p>
          </table:table-cell>
          <table:table-cell table:style-name="ce8" office:value-type="string" calcext:value-type="string">
            <text:p>O=C(NC(C)(C)C)[C@H]1N(C[C@@H]2[C@H](C1)CCCC2)C[C@@H](O)[C@@H](NC(=O)[C@@H](NC(=O)c1nc2c(cc1)cccc2)CC(=O)N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cobarbital</text:p>
          </table:table-cell>
          <table:table-cell table:style-name="ce8" office:value-type="string" calcext:value-type="string">
            <text:p>O=C1NC(=O)NC(=O)C1([C@@H](CCC)C)CC=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cretin</text:p>
          </table:table-cell>
          <table:table-cell table:style-name="ce8" office:value-type="string" calcext:value-type="string">
            <text:p>O=C(N[C@@H](CC(C)C)C(=O)N[C@@H](CCC(=O)N)C(=O)NCC(=O)N[C@@H](CC(C)C)C(=O)N[C@@H](C(C)C)C(=O)O)[C@@H](NC(=O)[C@@H](NC(=O)[C@H](NC(=O)[C@@H](NC(=O)[C@H](NC(=O)[C@H](NC(=O)[C@H](NC(=O)[C@@H](NC(=O)[C@@H](NC(=O)[C@@H](NC(=O)[C@@H](NC(=O)[C@H](NC(=O)[C@@H](NC(=O)[C@H](NC(=O)[C@H](NC(=O)[C@H](NC(=O)[C@H](NC(=O)[C@H](NC(=O)CNC(=O)[C@H](NC(=O)[C@H](NC(=O)[C@H](N)Cc1[nH]ccn1)CO)CC(=O)O)[C@H](O)C)Cc1ccccc1)[C@H](O)C)CO)CCC(=O)O)CC(C)C)CO)CCCNC(=N)N)CC(C)C)CCCNC(=N)N)CC(=O)O)CO)C)CCCNC(=N)N)CC(C)C)CCC(=O)N)CCCNC(=N)N)C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legiline</text:p>
          </table:table-cell>
          <table:table-cell table:style-name="ce8" office:value-type="string" calcext:value-type="string">
            <text:p>N([C@@H](Cc1ccccc1)C)(CC#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ratrodast</text:p>
          </table:table-cell>
          <table:table-cell table:style-name="ce8" office:value-type="string" calcext:value-type="string">
            <text:p>O=C1C(=C(C(=O)C(=C1C)C)C)[C@H](CCCCCC(=O)O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rmorelin</text:p>
          </table:table-cell>
          <table:table-cell table:style-name="ce8" office:value-type="string" calcext:value-type="string">
            <text:p>S(CC[C@H](NC(=O)[C@@H](NC(=O)[C@H](NC(=O)[C@@H](NC(=O)[C@@H](NC(=O)[C@@H](NC(=O)[C@@H](NC(=O)[C@H](NC(=O)[C@H](NC(=O)[C@H](NC(=O)[C@@H](NC(=O)[C@H](NC(=O)CNC(=O)[C@@H](NC(=O)[C@@H](NC(=O)[C@@H](NC(=O)[C@@H](NC(=O)[C@H](NC(=O)[C@H](NC(=O)[C@H](NC(=O)[C@@H](NC(=O)[C@@H](NC(=O)[C@@H](NC(=O)[C@H](NC(=O)[C@H](NC(=O)[C@H](NC(=O)[C@H](N)Cc1ccc(O)cc1)C)CC(=O)O)C)[C@@H](CC)C)Cc1ccccc1)[C@H](O)C)CC(=O)N)CO)Cc1ccc(O)cc1)CCCNC(=N)N)CCCCN)C(C)C)CC(C)C)CCC(=O)N)CC(C)C)CO)C)CCCNC(=N)N)CCCCN)CC(C)C)CC(C)C)CCC(=O)N)CC(=O)O)[C@@H](CC)C)C(=O)N[C@@H](CO)C(=O)N[C@@H](CCCNC(=N)N)C(=O)N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rtaconazole</text:p>
          </table:table-cell>
          <table:table-cell table:style-name="ce8" office:value-type="string" calcext:value-type="string">
            <text:p>Clc1c([C@@H](OCc2c3c(sc2)c(Cl)ccc3)Cn2ccnc2)ccc(Cl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rtraline</text:p>
          </table:table-cell>
          <table:table-cell table:style-name="ce8" office:value-type="string" calcext:value-type="string">
            <text:p>Clc1cc([C@@H]2CC[C@H](NC)c3c2cccc3)ccc1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evoflurane</text:p>
          </table:table-cell>
          <table:table-cell table:style-name="ce8" office:value-type="string" calcext:value-type="string">
            <text:p>FC(F)(F)C(OCF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ibutramine</text:p>
          </table:table-cell>
          <table:table-cell table:style-name="ce8" office:value-type="string" calcext:value-type="string">
            <text:p>Clc1ccc(C2(CCC2)[C@H](N(C)C)CC(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ildenafil</text:p>
          </table:table-cell>
          <table:table-cell table:style-name="ce8" office:value-type="string" calcext:value-type="string">
            <text:p>S(=O)(=O)(N1CCN(CC1)C)c1cc(c2[nH]c3c(nn(c3c(=O)n2)C)CCC)c(OC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ilodosin</text:p>
          </table:table-cell>
          <table:table-cell table:style-name="ce8" office:value-type="string" calcext:value-type="string">
            <text:p>FC(F)(F)COc1c(OCCN[C@@H](Cc2cc3c(N(CC3)CCCO)c(c2)C(=O)N)C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ilver sulfadiazine</text:p>
          </table:table-cell>
          <table:table-cell table:style-name="ce8" office:value-type="string" calcext:value-type="string">
            <text:p>S(=O)(=O)([N-]c1ncccn1)c1ccc(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imvastatin</text:p>
          </table:table-cell>
          <table:table-cell table:style-name="ce8" office:value-type="string" calcext:value-type="string">
            <text:p>O([C@@H]1[C@@H]2[C@H]([C@H](C=CC2=C[C@@H](C1)C)C)CC[C@H]1OC(=O)C[C@H](O)C1)C(=O)C(CC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incalide</text:p>
          </table:table-cell>
          <table:table-cell table:style-name="ce8" office:value-type="string" calcext:value-type="string">
            <text:p>S(CC[C@H](NC(=O)[C@@H](NC(=O)CNC(=O)[C@@H](NC(=O)[C@@H](NC(=O)[C@@H](N)CC(=O)O)Cc1ccc(OS(=O)(=O)O)cc1)CCSC)Cc1c2c([nH]c1)cccc2)C(=O)N[C@@H](CC(=O)O)C(=O)N[C@@H](Cc1ccccc1)C(=O)N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irolimus</text:p>
          </table:table-cell>
          <table:table-cell table:style-name="ce8" office:value-type="string" calcext:value-type="string">
            <text:p>O([C@@H]1C[C@@H](CC[C@H]1O)C[C@H]([C@H]1OC(=O)[C@H]2N(CCCC2)C(=O)C(=O)[C@@]2(O[C@@H](CC[C@H]2C)C[C@H](OC)/C(=C/C=C/C=C\[C@H](C[C@H](C(=O)[C@H](OC)[C@H](O)/C(=C/[C@H](C(=O)C1)C)/C)C)C)/C)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odium phenylbutyrate</text:p>
          </table:table-cell>
          <table:table-cell table:style-name="ce8" office:value-type="string" calcext:value-type="string">
            <text:p>OC(=O)CC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olifenacin</text:p>
          </table:table-cell>
          <table:table-cell table:style-name="ce8" office:value-type="string" calcext:value-type="string">
            <text:p>O([C@H]1[C@@H]2CCN(C1)CC2)C(=O)N1[C@H](c2c(CC1)cccc2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orafenib</text:p>
          </table:table-cell>
          <table:table-cell table:style-name="ce8" office:value-type="string" calcext:value-type="string">
            <text:p>Clc1c(cc(NC(=O)Nc2ccc(Oc3cc(ncc3)C(=O)NC)cc2)cc1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orbitol</text:p>
          </table:table-cell>
          <table:table-cell table:style-name="ce8" office:value-type="string" calcext:value-type="string">
            <text:p>O[C@@H]([C@H](O)[C@@H](O)CO)[C@H](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otalol</text:p>
          </table:table-cell>
          <table:table-cell table:style-name="ce8" office:value-type="string" calcext:value-type="string">
            <text:p>S(=O)(=O)(Nc1ccc([C@@H](O)CNC(C)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parfloxacin</text:p>
          </table:table-cell>
          <table:table-cell table:style-name="ce8" office:value-type="string" calcext:value-type="string">
            <text:p>Fc1c2n(C3CC3)cc(c(=O)c2c(N)c(F)c1N1C[C@@H](N[C@@H](C1)C)C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pectinomycin</text:p>
          </table:table-cell>
          <table:table-cell table:style-name="ce8" office:value-type="string" calcext:value-type="string">
            <text:p>O1[C@H]2[C@H](O[C@@H]3O[C@@H](CC(=O)[C@]13O)C)[C@@H](O)[C@H](NC)[C@H](O)[C@@H]2N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pironolactone</text:p>
          </table:table-cell>
          <table:table-cell table:style-name="ce8" office:value-type="string" calcext:value-type="string">
            <text:p>S([C@H]1[C@H]2[C@H]3[C@@]([C@@]4(OC(=O)CC4)CC3)(CC[C@@H]2[C@@]2(C(=CC(=O)CC2)C1)C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tanozolol</text:p>
          </table:table-cell>
          <table:table-cell table:style-name="ce8" office:value-type="string" calcext:value-type="string">
            <text:p>O[C@@]1([C@@]2([C@H]([C@H]3[C@@H]([C@@]4([C@@H](CC3)Cc3[nH]ncc3C4)C)CC2)CC1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tavudine</text:p>
          </table:table-cell>
          <table:table-cell table:style-name="ce8" office:value-type="string" calcext:value-type="string">
            <text:p>O1[C@@H](n2cc(c(=O)[nH]c2=O)C)C=C[C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treptokinase</text:p>
          </table:table-cell>
          <table:table-cell table:style-name="ce8" office:value-type="string" calcext:value-type="string">
            <text:p>OC(=O)[C@H]1NC[C@@H](C2CCCCC2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treptomycin</text:p>
          </table:table-cell>
          <table:table-cell table:style-name="ce8" office:value-type="string" calcext:value-type="string">
            <text:p>O([C@@H]1[C@@H](N=C(N)N)[C@H](O)[C@@H](N=C(N)N)[C@H](O)[C@H]1O)[C@@H]1O[C@H]([C@@](O)([C@H]1O[C@@H]1O[C@H]([C@H](O)[C@@H](O)[C@@H]1NC)CO)C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treptozocin</text:p>
          </table:table-cell>
          <table:table-cell table:style-name="ce8" office:value-type="string" calcext:value-type="string">
            <text:p>O1[C@@H]([C@@H](O)[C@H](O)[C@@H](NC(=O)N(N=O)C)[C@H]1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tyrene</text:p>
          </table:table-cell>
          <table:table-cell table:style-name="ce8" office:value-type="string" calcext:value-type="string">
            <text:p>c1(ccccc1)C=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ccimer</text:p>
          </table:table-cell>
          <table:table-cell table:style-name="ce8" office:value-type="string" calcext:value-type="string">
            <text:p>S[C@@H]([C@H](S)C(=O)O)C(=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ccinylcholine</text:p>
          </table:table-cell>
          <table:table-cell table:style-name="ce8" office:value-type="string" calcext:value-type="string">
            <text:p>O(CC[N+](C)(C)C)C(=O)CCC(=O)OCC[N+](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cralfate</text:p>
          </table:table-cell>
          <table:table-cell table:style-name="ce8" office:value-type="string" calcext:value-type="string">
            <text:p>S(=O)(=O)(O[C@@H]1[C@](O[C@@H]2O[C@@H]([C@@H](OS(=O)(=O)O)[C@H](OS(=O)(=O)O)[C@H]2OS(=O)(=O)O)COS(=O)(=O)O)(O[C@H](OS(=O)(=O)O)[C@H]1OS(=O)(=O)O)COS(=O)(=O)O)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fentanil</text:p>
          </table:table-cell>
          <table:table-cell table:style-name="ce8" office:value-type="string" calcext:value-type="string">
            <text:p>s1c(CCN2CC[C@](N(c3ccccc3)C(=O)CC)(CC2)COC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conazole</text:p>
          </table:table-cell>
          <table:table-cell table:style-name="ce8" office:value-type="string" calcext:value-type="string">
            <text:p>Clc1c([C@@H](SCc2ccc(Cl)cc2)Cn2ccnc2)ccc(Cl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acetamide</text:p>
          </table:table-cell>
          <table:table-cell table:style-name="ce8" office:value-type="string" calcext:value-type="string">
            <text:p>S(=O)(=O)(NC(=O)C)c1ccc(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acytine</text:p>
          </table:table-cell>
          <table:table-cell table:style-name="ce8" office:value-type="string" calcext:value-type="string">
            <text:p>S(=O)(=O)(Nc1nc(=O)n(CC)cc1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adiazine</text:p>
          </table:table-cell>
          <table:table-cell table:style-name="ce8" office:value-type="string" calcext:value-type="string">
            <text:p>S(=O)(=O)(Nc1ncccn1)c1ccc(N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amethizole</text:p>
          </table:table-cell>
          <table:table-cell table:style-name="ce8" office:value-type="string" calcext:value-type="string">
            <text:p>S(=O)(=O)(Nc1sc(nn1)C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apyridine</text:p>
          </table:table-cell>
          <table:table-cell table:style-name="ce8" office:value-type="string" calcext:value-type="string">
            <text:p>S(=O)(=O)(Nc1ncccc1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asalazine</text:p>
          </table:table-cell>
          <table:table-cell table:style-name="ce8" office:value-type="string" calcext:value-type="string">
            <text:p>S(=O)(=O)(Nc1ncccc1)c1ccc(N/N=C\2/C=C(C(=O)C=C2)C(=O)O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inpyrazone</text:p>
          </table:table-cell>
          <table:table-cell table:style-name="ce8" office:value-type="string" calcext:value-type="string">
            <text:p>[S@](=O)(CC[C@H]1C(=O)N(N(C1=O)c1ccccc1)c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fisoxazole</text:p>
          </table:table-cell>
          <table:table-cell table:style-name="ce8" office:value-type="string" calcext:value-type="string">
            <text:p>S(=O)(=O)(Nc1onc(c1C)C)c1ccc(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indac</text:p>
          </table:table-cell>
          <table:table-cell table:style-name="ce8" office:value-type="string" calcext:value-type="string">
            <text:p>[S@](=O)(c1ccc(/C=C\2/C(=C(c3c2ccc(F)c3)CC(=O)O)C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lpiride</text:p>
          </table:table-cell>
          <table:table-cell table:style-name="ce8" office:value-type="string" calcext:value-type="string">
            <text:p>S(=O)(=O)(N)c1cc(C(=O)NC[C@H]2N(CCC2)CC)c(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matriptan</text:p>
          </table:table-cell>
          <table:table-cell table:style-name="ce8" office:value-type="string" calcext:value-type="string">
            <text:p>S(=O)(=O)(NC)Cc1cc2c(CCN(C)C)c[nH]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nitinib</text:p>
          </table:table-cell>
          <table:table-cell table:style-name="ce8" office:value-type="string" calcext:value-type="string">
            <text:p>Fc1cc2/C(=C\c3[nH]c(c(c3C)C(=O)NCCN(CC)CC)C)/C(=O)Nc2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uprofen</text:p>
          </table:table-cell>
          <table:table-cell table:style-name="ce8" office:value-type="string" calcext:value-type="string">
            <text:p>s1c(C(=O)c2ccc([C@@H](C)C(=O)O)cc2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crine</text:p>
          </table:table-cell>
          <table:table-cell table:style-name="ce8" office:value-type="string" calcext:value-type="string">
            <text:p>n1c2c(CCCC2)c(N)c2c1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crolimus</text:p>
          </table:table-cell>
          <table:table-cell table:style-name="ce8" office:value-type="string" calcext:value-type="string">
            <text:p>O1[C@H]2[C@@H](OC)C[C@H]([C@]1(O)C(=O)C(=O)N1[C@@H](CCCC1)C(=O)O[C@@H]([C@@H]([C@@H](O)CC(=O)[C@@H](/C=C(/C[C@@H](C[C@@H]2OC)C)\C)CC=C)C)/C(=C/[C@H]1C[C@@H](OC)[C@H](O)CC1)/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linolol</text:p>
          </table:table-cell>
          <table:table-cell table:style-name="ce8" office:value-type="string" calcext:value-type="string">
            <text:p>O=C(NC1CCCCC1)Nc1ccc(OC[C@@H](O)CNC(C)(C)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moxifen</text:p>
          </table:table-cell>
          <table:table-cell table:style-name="ce8" office:value-type="string" calcext:value-type="string">
            <text:p>O(c1ccc(/C(=C(/CC)\c2ccccc2)/c2ccccc2)cc1)CCN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msulosin</text:p>
          </table:table-cell>
          <table:table-cell table:style-name="ce8" office:value-type="string" calcext:value-type="string">
            <text:p>S(=O)(=O)(N)c1cc(C[C@H](NCCOc2c(OCC)cccc2)C)ccc1O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pentadol</text:p>
          </table:table-cell>
          <table:table-cell table:style-name="ce8" office:value-type="string" calcext:value-type="string">
            <text:p>Oc1cc([C@@H]([C@H](CN(C)C)C)CC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sosartan</text:p>
          </table:table-cell>
          <table:table-cell table:style-name="ce8" office:value-type="string" calcext:value-type="string">
            <text:p>O=C1N(c2nc(nc(c2CC1)C)C)Cc1ccc(cc1)c1c(cccc1)c1n[nH]nn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azarotene</text:p>
          </table:table-cell>
          <table:table-cell table:style-name="ce8" office:value-type="string" calcext:value-type="string">
            <text:p>S1CCC(c2c1ccc(c2)C#Cc1ncc(cc1)C(=O)OC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chnetium tc 99m tetrofosmin</text:p>
          </table:table-cell>
          <table:table-cell table:style-name="ce8" office:value-type="string" calcext:value-type="string">
            <text:p>P(CCP(CCOCC)CCOCC)(CCOCC)CCO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gaserod</text:p>
          </table:table-cell>
          <table:table-cell table:style-name="ce8" office:value-type="string" calcext:value-type="string">
            <text:p>OCc1cc2c(N=C/C/2=C\NN/C(=N/CCCCC)/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lbivudine</text:p>
          </table:table-cell>
          <table:table-cell table:style-name="ce8" office:value-type="string" calcext:value-type="string">
            <text:p>O1[C@H](n2cc(c(=O)[nH]c2=O)C)C[C@@H](O)[C@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lithromycin</text:p>
          </table:table-cell>
          <table:table-cell table:style-name="ce8" office:value-type="string" calcext:value-type="string">
            <text:p>O1[C@]2([C@H](N(C1=O)CCCCn1cc(nc1)c1cccnc1)[C@H](C(=O)[C@@H](C[C@@](OC)([C@H](O[C@@H]1O[C@@H](C[C@H](N(C)C)[C@H]1O)C)[C@H](C(=O)[C@H](C(=O)O[C@@H]2CC)C)C)C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lmisartan</text:p>
          </table:table-cell>
          <table:table-cell table:style-name="ce8" office:value-type="string" calcext:value-type="string">
            <text:p>OC(=O)c1c(c2ccc(Cn3c4c(nc3CCC)c(cc(c4)c3n(c4c(n3)cccc4)C)C)cc2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mazepam</text:p>
          </table:table-cell>
          <table:table-cell table:style-name="ce8" office:value-type="string" calcext:value-type="string">
            <text:p>Clc1cc2c(N(C(=O)[C@@H](O)N=C2c2ccccc2)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mocillin</text:p>
          </table:table-cell>
          <table:table-cell table:style-name="ce8" office:value-type="string" calcext:value-type="string">
            <text:p>S1[C@H]2N([C@H](C1(C)C)C(=O)O)C(=O)[C@@]2(OC)NC(=O)[C@@H](c1ccsc1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mozolomide</text:p>
          </table:table-cell>
          <table:table-cell table:style-name="ce8" office:value-type="string" calcext:value-type="string">
            <text:p>O=c1n2c(nnn1C)c(nc2)C(=O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msirolimus</text:p>
          </table:table-cell>
          <table:table-cell table:style-name="ce8" office:value-type="string" calcext:value-type="string">
            <text:p>O([C@H]1C[C@H](CC[C@@H]1OC(=O)C(CO)(CO)C)C[C@H]([C@H]1OC(=O)[C@H]2N(CCCC2)C(=O)C(=O)[C@@]2(O[C@@H](CC[C@H]2C)C[C@@H](OC)/C(=C/C=C/C=C\[C@H](C[C@@H](C(=O)[C@H](OC)[C@H](O)/C(=C/[C@@H](C(=O)C1)C)/C)C)C)/C)O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nidap</text:p>
          </table:table-cell>
          <table:table-cell table:style-name="ce8" office:value-type="string" calcext:value-type="string">
            <text:p>Clc1cc2c(n(c(O)c2C(=O)c2sccc2)C(=O)N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niposide</text:p>
          </table:table-cell>
          <table:table-cell table:style-name="ce8" office:value-type="string" calcext:value-type="string">
            <text:p>s1c([C@H]2O[C@H]3[C@H](O)[C@@H](O)[C@H](O[C@H]4[C@@H]5[C@@H]([C@@H](c6c4cc4OCOc4c6)c4cc(OC)c(O)c(OC)c4)C(=O)OC5)O[C@@H]3CO2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nofovir disoproxil fumarate</text:p>
          </table:table-cell>
          <table:table-cell table:style-name="ce8" office:value-type="string" calcext:value-type="string">
            <text:p>P(=O)(OCOC(=O)OC(C)C)(OCOC(=O)OC(C)C)CO[C@@H](Cn1c2ncnc(N)c2n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noxicam</text:p>
          </table:table-cell>
          <table:table-cell table:style-name="ce8" office:value-type="string" calcext:value-type="string">
            <text:p>S1(=O)(=O)N(/C(=C(\O)/Nc2ncccc2)/C(=O)c2sccc1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razosin</text:p>
          </table:table-cell>
          <table:table-cell table:style-name="ce8" office:value-type="string" calcext:value-type="string">
            <text:p>O1[C@@H](CCC1)C(=O)N1CCN(CC1)c1nc2c(c(n1)N)cc(OC)c(OC)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rbinafine</text:p>
          </table:table-cell>
          <table:table-cell table:style-name="ce8" office:value-type="string" calcext:value-type="string">
            <text:p>N(Cc1c2c(ccc1)cccc2)(C/C=C/C#CC(C)(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rbutaline</text:p>
          </table:table-cell>
          <table:table-cell table:style-name="ce8" office:value-type="string" calcext:value-type="string">
            <text:p>O[C@@H](CNC(C)(C)C)c1cc(O)cc(O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rconazole</text:p>
          </table:table-cell>
          <table:table-cell table:style-name="ce8" office:value-type="string" calcext:value-type="string">
            <text:p>Clc1c([C@@]2(O[C@H](CO2)COc2ccc(N3CCN(CC3)C(C)C)cc2)Cn2ncnc2)ccc(Cl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riparatide</text:p>
          </table:table-cell>
          <table:table-cell table:style-name="ce8" office:value-type="string" calcext:value-type="string">
            <text:p>S(CC[C@H](NC(=O)[C@@H](NC(=O)[C@@H](NC(=O)[C@@H](NC(=O)[C@@H](NC(=O)[C@@H](NC(=O)[C@@H](NC(=O)[C@@H](N)CO)C(C)C)CO)CCC(=O)O)[C@H](CC)C)CCC(=O)N)CC(C)C)C(=O)N[C@@H](Cc1nc[nH]c1)C(=O)N[C@H](C(=O)N[C@@H](CC(C)C)C(=O)NCC(=O)N[C@@H](CCCCN)C(=O)N[C@H](C(=O)N[C@@H](CC(C)C)C(=O)N[C@H](C(=O)N[C@H](C(=O)N[C@H](C(=O)N[C@H](C(=O)N[C@H](C(=O)N[C@@H](C(C)C)C(=O)N[C@H](C(=O)N[C@@H](Cc1c2c([nH]c1)cccc2)C(=O)N[C@@H](CC(C)C)C(=O)N[C@@H](CCCNC(=N)N)C(=O)N[C@@H](CCCCN)C(=O)N[C@@H](CCCCN)C(=O)N[C@@H](CC(C)C)C(=O)N[C@@H](CCC(=O)N)C(=O)N[C@H](C(=O)N[C@@H](C(C)C)C(=O)N[C@@H](Cc1nc[nH]c1)C(=O)N[C@@H](CC(=O)N)C(=O)N[C@@H](Cc1ccccc1)C(=O)O)CC(=O)O)CCC(=O)O)CCCNC(=N)N)CCC(=O)O)CCSC)CO)CC(=O)N)Cc1nc[nH]c1)CC(=O)N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rtatolol</text:p>
          </table:table-cell>
          <table:table-cell table:style-name="ce8" office:value-type="string" calcext:value-type="string">
            <text:p>S1c2c(CCC1)cccc2OC[C@@H](O)CNC(C)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stolactone</text:p>
          </table:table-cell>
          <table:table-cell table:style-name="ce8" office:value-type="string" calcext:value-type="string">
            <text:p>O1[C@@]2([C@H]([C@H]3[C@@H]([C@@]4(C(=CC(=O)C=C4)CC3)C)CC2)CCC1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stosterone</text:p>
          </table:table-cell>
          <table:table-cell table:style-name="ce8" office:value-type="string" calcext:value-type="string">
            <text:p>O[C@@H]1[C@@]2([C@H]([C@H]3[C@@H]([C@@]4(C(=CC(=O)CC4)CC3)C)CC2)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trabenazine</text:p>
          </table:table-cell>
          <table:table-cell table:style-name="ce8" office:value-type="string" calcext:value-type="string">
            <text:p>O=C1[C@H](CN2[C@@H](C1)c1c(CC2)cc(OC)c(OC)c1)CC(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trachloroethane</text:p>
          </table:table-cell>
          <table:table-cell table:style-name="ce8" office:value-type="string" calcext:value-type="string">
            <text:p>C(C(Cl)Cl)(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trachloroethylene</text:p>
          </table:table-cell>
          <table:table-cell table:style-name="ce8" office:value-type="string" calcext:value-type="string">
            <text:p>ClC(=C(Cl)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tracycline</text:p>
          </table:table-cell>
          <table:table-cell table:style-name="ce8" office:value-type="string" calcext:value-type="string">
            <text:p>O[C@@]12[C@@H](C[C@@H]3[C@](O)(c4c(C(=C3C1=O)O)c(O)ccc4)C)[C@H](N(C)C)C(=O)/C(=C(/O)\N)/C2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etrahydrozoline</text:p>
          </table:table-cell>
          <table:table-cell table:style-name="ce8" office:value-type="string" calcext:value-type="string">
            <text:p>N1C(=NCC1)[C@H]1CCCc2c1c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alidomide</text:p>
          </table:table-cell>
          <table:table-cell table:style-name="ce8" office:value-type="string" calcext:value-type="string">
            <text:p>O=C1NC(=O)CC[C@@H]1N1C(=O)c2c(C1=O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eophylline</text:p>
          </table:table-cell>
          <table:table-cell table:style-name="ce8" office:value-type="string" calcext:value-type="string">
            <text:p>O=c1n(c(=O)n(c2nc[nH]c12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abendazole</text:p>
          </table:table-cell>
          <table:table-cell table:style-name="ce8" office:value-type="string" calcext:value-type="string">
            <text:p>s1cc(nc1)c1[nH]c2c(n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amine</text:p>
          </table:table-cell>
          <table:table-cell table:style-name="ce8" office:value-type="string" calcext:value-type="string">
            <text:p>s1c(c([n+](Cc2c(nc(nc2)C)N)c1)C)C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ethylperazine</text:p>
          </table:table-cell>
          <table:table-cell table:style-name="ce8" office:value-type="string" calcext:value-type="string">
            <text:p>S1c2c(N(CCCN3CCN(CC3)C)c3c1cccc3)cc(SCC)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oguanine</text:p>
          </table:table-cell>
          <table:table-cell table:style-name="ce8" office:value-type="string" calcext:value-type="string">
            <text:p>S=c1nc([nH]c2nc[nH]c12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opental</text:p>
          </table:table-cell>
          <table:table-cell table:style-name="ce8" office:value-type="string" calcext:value-type="string">
            <text:p>S=C1NC(=O)C([C@@H](CCC)C)(CC)C(=O)N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ophenol</text:p>
          </table:table-cell>
          <table:table-cell table:style-name="ce8" office:value-type="string" calcext:value-type="string">
            <text:p>S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oridazine</text:p>
          </table:table-cell>
          <table:table-cell table:style-name="ce8" office:value-type="string" calcext:value-type="string">
            <text:p>S1c2c(N(CC[C@H]3N(CCCC3)C)c3c1cccc3)cc(SC)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otepa</text:p>
          </table:table-cell>
          <table:table-cell table:style-name="ce8" office:value-type="string" calcext:value-type="string">
            <text:p>S=P(N1CC1)(N1CC1)N1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iothixene</text:p>
          </table:table-cell>
          <table:table-cell table:style-name="ce8" office:value-type="string" calcext:value-type="string">
            <text:p>S(=O)(=O)(N(C)C)c1cc2/C(=C\CCN3CCN(CC3)C)/c3c(Sc2cc1)cccc3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yroglobulin</text:p>
          </table:table-cell>
          <table:table-cell table:style-name="ce8" office:value-type="string" calcext:value-type="string">
            <text:p>Ic1cc(C[C@H](N)C(=O)O)cc(I)c1Oc1cc(I)c(O)c(I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hyrotropin</text:p>
          </table:table-cell>
          <table:table-cell table:style-name="ce8" office:value-type="string" calcext:value-type="string">
            <text:p>O=C(N1[C@@H](CCC1)C(=O)N)[C@H](NC(=O)[C@H]1NC(=O)CC1)Cc1[nH]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agabine</text:p>
          </table:table-cell>
          <table:table-cell table:style-name="ce8" office:value-type="string" calcext:value-type="string">
            <text:p>s1c(/C(=C\CCN2C[C@@H](CCC2)C(=O)O)/c2sccc2C)c(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aprofenic</text:p>
          </table:table-cell>
          <table:table-cell table:style-name="ce8" office:value-type="string" calcext:value-type="string">
            <text:p>s1c([C@@H](C)C(=O)O)ccc1C(=O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bolone</text:p>
          </table:table-cell>
          <table:table-cell table:style-name="ce8" office:value-type="string" calcext:value-type="string">
            <text:p>O[C@@]1([C@@]2([C@H]([C@H]3[C@H](CC2)C2=C(C[C@H]3C)CC(=O)CC2)CC1)C)C#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carcillin</text:p>
          </table:table-cell>
          <table:table-cell table:style-name="ce8" office:value-type="string" calcext:value-type="string">
            <text:p>S1[C@H]2N([C@H](C1(C)C)C(=O)O)C(=O)[C@H]2NC(=O)[C@@H](c1ccsc1)C(=O)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clopidine</text:p>
          </table:table-cell>
          <table:table-cell table:style-name="ce8" office:value-type="string" calcext:value-type="string">
            <text:p>Clc1c(CN2CCc3sccc3C2)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crynafen</text:p>
          </table:table-cell>
          <table:table-cell table:style-name="ce8" office:value-type="string" calcext:value-type="string">
            <text:p>Clc1c(ccc(OCC(=O)O)c1Cl)C(=O)c1s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gecycline</text:p>
          </table:table-cell>
          <table:table-cell table:style-name="ce8" office:value-type="string" calcext:value-type="string">
            <text:p>O[C@@]12[C@@H](C[C@H]3C(=C(O)c4c(C3)c(N(C)C)cc(NC(=O)CNC(C)(C)C)c4O)C1=O)[C@H](N(C)C)C(=O)/C(=C(/O)\N)/C2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ludronate</text:p>
          </table:table-cell>
          <table:table-cell table:style-name="ce8" office:value-type="string" calcext:value-type="string">
            <text:p>Clc1ccc(SC(P(=O)(O)O)P(=O)(O)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molol</text:p>
          </table:table-cell>
          <table:table-cell table:style-name="ce8" office:value-type="string" calcext:value-type="string">
            <text:p>s1nc(N2CCOCC2)c(OC[C@@H](O)CNC(C)(C)C)n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oconazole</text:p>
          </table:table-cell>
          <table:table-cell table:style-name="ce8" office:value-type="string" calcext:value-type="string">
            <text:p>Clc1c([C@@H](OCc2ccsc2Cl)Cn2ccnc2)ccc(Cl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opronin</text:p>
          </table:table-cell>
          <table:table-cell table:style-name="ce8" office:value-type="string" calcext:value-type="string">
            <text:p>S[C@@H](C(=O)NCC(=O)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otropium</text:p>
          </table:table-cell>
          <table:table-cell table:style-name="ce8" office:value-type="string" calcext:value-type="string">
            <text:p>s1c([C@@](O)(C(=O)O[C@H]2C[C@@H]3[N+]([C@@H]([C@@H]4O[C@H]34)C2)(C)C)c2sccc2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rilazad</text:p>
          </table:table-cell>
          <table:table-cell table:style-name="ce8" office:value-type="string" calcext:value-type="string">
            <text:p>O=C([C@@H]1[C@@]2([C@H]([C@H]3C(=CC2)[C@@]2(C(=CC(=O)C=C2)CC3)C)C[C@H]1C)C)CN1CCN(CC1)c1nc(N2CCCC2)nc(N2CCCC2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rofiban</text:p>
          </table:table-cell>
          <table:table-cell table:style-name="ce8" office:value-type="string" calcext:value-type="string">
            <text:p>S(=O)(=O)(N[C@@H](Cc1ccc(OCCCCC2CCNCC2)cc1)C(=O)O)C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izanidine</text:p>
          </table:table-cell>
          <table:table-cell table:style-name="ce8" office:value-type="string" calcext:value-type="string">
            <text:p>Clc1c(NC2=NCCN2)c2nsnc2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bramycin</text:p>
          </table:table-cell>
          <table:table-cell table:style-name="ce8" office:value-type="string" calcext:value-type="string">
            <text:p>O([C@@H]1[C@@H](O)[C@H](O[C@H]2O[C@@H]([C@@H](O)C[C@H]2N)CN)[C@@H](N)C[C@H]1N)[C@H]1O[C@@H]([C@@H](O)[C@H](N)[C@H]1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lazamide</text:p>
          </table:table-cell>
          <table:table-cell table:style-name="ce8" office:value-type="string" calcext:value-type="string">
            <text:p>S(=O)(=O)(NC(=O)NN1CCCCCC1)c1ccc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lazoline</text:p>
          </table:table-cell>
          <table:table-cell table:style-name="ce8" office:value-type="string" calcext:value-type="string">
            <text:p>N1C(=NCC1)C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lbutamide</text:p>
          </table:table-cell>
          <table:table-cell table:style-name="ce8" office:value-type="string" calcext:value-type="string">
            <text:p>S(=O)(=O)(NC(=O)NCCCC)c1ccc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lcapone</text:p>
          </table:table-cell>
          <table:table-cell table:style-name="ce8" office:value-type="string" calcext:value-type="string">
            <text:p>O=C(c1cc(N(=O)=O)c(O)c(O)c1)c1ccc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lmetin</text:p>
          </table:table-cell>
          <table:table-cell table:style-name="ce8" office:value-type="string" calcext:value-type="string">
            <text:p>O=C(c1n(c(cc1)CC(=O)O)C)c1ccc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lrestat</text:p>
          </table:table-cell>
          <table:table-cell table:style-name="ce8" office:value-type="string" calcext:value-type="string">
            <text:p>S=C(N(CC(=O)O)C)c1c2c(c(c(OC)cc2)C(F)(F)F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lterodine</text:p>
          </table:table-cell>
          <table:table-cell table:style-name="ce8" office:value-type="string" calcext:value-type="string">
            <text:p>Oc1c([C@@H](CCN(C(C)C)C(C)C)c2ccccc2)cc(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piramate</text:p>
          </table:table-cell>
          <table:table-cell table:style-name="ce8" office:value-type="string" calcext:value-type="string">
            <text:p>S(=O)(=O)(OC[C@]12OC[C@H]3OC(O[C@H]3[C@@H]2OC(O1)(C)C)(C)C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potecan</text:p>
          </table:table-cell>
          <table:table-cell table:style-name="ce8" office:value-type="string" calcext:value-type="string">
            <text:p>O1Cc2c([C@@](O)(CC)C1=O)cc1n(Cc3c1nc1c(c3)c(CN(C)C)c(O)cc1)c2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remifene</text:p>
          </table:table-cell>
          <table:table-cell table:style-name="ce8" office:value-type="string" calcext:value-type="string">
            <text:p>ClCC/C(=C(/c1ccc(OCCN(C)C)cc1)\c1ccccc1)/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orsemide</text:p>
          </table:table-cell>
          <table:table-cell table:style-name="ce8" office:value-type="string" calcext:value-type="string">
            <text:p>S(=O)(=O)(NC(=O)NC(C)C)c1c(Nc2cc(ccc2)C)cc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amadol</text:p>
          </table:table-cell>
          <table:table-cell table:style-name="ce8" office:value-type="string" calcext:value-type="string">
            <text:p>O[C@]1([C@H](CCCC1)CN(C)C)c1cc(OC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andolapril</text:p>
          </table:table-cell>
          <table:table-cell table:style-name="ce8" office:value-type="string" calcext:value-type="string">
            <text:p>O=C(N1[C@@H]2[C@@H](C[C@H]1C(=O)O)CCCC2)[C@@H](N[C@@H](CCc1ccccc1)C(=O)O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anexamic acid</text:p>
          </table:table-cell>
          <table:table-cell table:style-name="ce8" office:value-type="string" calcext:value-type="string">
            <text:p>OC(=O)[C@H]1CC[C@@H](CC1)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anilast</text:p>
          </table:table-cell>
          <table:table-cell table:style-name="ce8" office:value-type="string" calcext:value-type="string">
            <text:p>O(c1cc(ccc1OC)/C=C/C(=O)Nc1c(cccc1)C(=O)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anylcypromine</text:p>
          </table:table-cell>
          <table:table-cell table:style-name="ce8" office:value-type="string" calcext:value-type="string">
            <text:p>N[C@H]1[C@@H](C1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avoprost</text:p>
          </table:table-cell>
          <table:table-cell table:style-name="ce8" office:value-type="string" calcext:value-type="string">
            <text:p>FC(F)(F)c1cc(OC[C@H](O)/C=C/[C@@H]2[C@H]([C@@H](O)C[C@H]2O)C/C=C\CCCC(=O)OC(C)C)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azodone</text:p>
          </table:table-cell>
          <table:table-cell table:style-name="ce8" office:value-type="string" calcext:value-type="string">
            <text:p>Clc1cc(N2CCN(CC2)CCCn2nc3n(c2=O)cccc3)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eprostinil</text:p>
          </table:table-cell>
          <table:table-cell table:style-name="ce8" office:value-type="string" calcext:value-type="string">
            <text:p>O[C@@H]1[C@H]([C@H]2[C@@H](C1)Cc1c(C2)cccc1OCC(=O)O)CC[C@H](O)CC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etinoin</text:p>
          </table:table-cell>
          <table:table-cell table:style-name="ce8" office:value-type="string" calcext:value-type="string">
            <text:p>OC(=O)/C=C(/C=C/C=C(/C=C/C1=C(CCCC1(C)C)C)\C)\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azolam</text:p>
          </table:table-cell>
          <table:table-cell table:style-name="ce8" office:value-type="string" calcext:value-type="string">
            <text:p>Clc1cc2c(n3c(nnc3C)CN=C2c2c(Cl)ccc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chlormethiazide</text:p>
          </table:table-cell>
          <table:table-cell table:style-name="ce8" office:value-type="string" calcext:value-type="string">
            <text:p>ClC(Cl)[C@H]1NS(=O)(=O)c2c(N1)cc(Cl)c(S(=O)(=O)N)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chloroethylene</text:p>
          </table:table-cell>
          <table:table-cell table:style-name="ce8" office:value-type="string" calcext:value-type="string">
            <text:p>ClC(=CCl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dihexethyl chloride</text:p>
          </table:table-cell>
          <table:table-cell table:style-name="ce8" office:value-type="string" calcext:value-type="string">
            <text:p>O[C@@](C1CCCCC1)(CC[N+](CC)(CC)CC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entine</text:p>
          </table:table-cell>
          <table:table-cell table:style-name="ce8" office:value-type="string" calcext:value-type="string">
            <text:p>N(CCNCCN)CC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fluoperazine</text:p>
          </table:table-cell>
          <table:table-cell table:style-name="ce8" office:value-type="string" calcext:value-type="string">
            <text:p>S1c2c(N(CCCN3CCN(CC3)C)c3c1cccc3)cc(cc2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flupromazine</text:p>
          </table:table-cell>
          <table:table-cell table:style-name="ce8" office:value-type="string" calcext:value-type="string">
            <text:p>S1c2c(N(CCCN(C)C)c3c1cccc3)cc(cc2)C(F)(F)F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fluridine</text:p>
          </table:table-cell>
          <table:table-cell table:style-name="ce8" office:value-type="string" calcext:value-type="string">
            <text:p>FC(F)(F)c1cn([C@@H]2O[C@@H]([C@@H](O)C2)CO)c(=O)[nH]c1=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hexyphenidyl</text:p>
          </table:table-cell>
          <table:table-cell table:style-name="ce8" office:value-type="string" calcext:value-type="string">
            <text:p>O[C@@](C1CCCCC1)(CCN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lostane</text:p>
          </table:table-cell>
          <table:table-cell table:style-name="ce8" office:value-type="string" calcext:value-type="string">
            <text:p>O1[C@@]23[C@@]([C@@H]4[C@H]([C@H]5[C@](CC4)([C@@H](O)CC5)C)CC3)(CC(=C(O)[C@@H]12)C#N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meprazine</text:p>
          </table:table-cell>
          <table:table-cell table:style-name="ce8" office:value-type="string" calcext:value-type="string">
            <text:p>S1c2c(N(C[C@@H](CN(C)C)C)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methadione</text:p>
          </table:table-cell>
          <table:table-cell table:style-name="ce8" office:value-type="string" calcext:value-type="string">
            <text:p>O1C(C(=O)N(C1=O)C)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methaphan</text:p>
          </table:table-cell>
          <table:table-cell table:style-name="ce8" office:value-type="string" calcext:value-type="string">
            <text:p>[S@@+]12[C@@H]([C@@H]3N(C(=O)N([C@@H]3C1)Cc1ccccc1)Cc1ccccc1)C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methobenzamide</text:p>
          </table:table-cell>
          <table:table-cell table:style-name="ce8" office:value-type="string" calcext:value-type="string">
            <text:p>O(CCN(C)C)c1ccc(CNC(=O)c2cc(OC)c(OC)c(OC)c2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methoprim</text:p>
          </table:table-cell>
          <table:table-cell table:style-name="ce8" office:value-type="string" calcext:value-type="string">
            <text:p>O(c1cc(Cc2c(nc(nc2)N)N)cc(OC)c1O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metrexate</text:p>
          </table:table-cell>
          <table:table-cell table:style-name="ce8" office:value-type="string" calcext:value-type="string">
            <text:p>O(c1cc(NCc2c(c3c(nc(nc3N)N)cc2)C)cc(OC)c1O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mipramine</text:p>
          </table:table-cell>
          <table:table-cell table:style-name="ce8" office:value-type="string" calcext:value-type="string">
            <text:p>N1(C[C@@H](CN(C)C)C)c2c(CCc3c1cccc3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oxsalen</text:p>
          </table:table-cell>
          <table:table-cell table:style-name="ce8" office:value-type="string" calcext:value-type="string">
            <text:p>o1c2c(cc3c(oc(=O)cc3C)c2C)cc1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pelennamine</text:p>
          </table:table-cell>
          <table:table-cell table:style-name="ce8" office:value-type="string" calcext:value-type="string">
            <text:p>N(CCN(C)C)(Cc1ccccc1)c1n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prolidine</text:p>
          </table:table-cell>
          <table:table-cell table:style-name="ce8" office:value-type="string" calcext:value-type="string">
            <text:p>N1(CCCC1)C/C=C(\c1ccc(cc1)C)/c1n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iptorelin</text:p>
          </table:table-cell>
          <table:table-cell table:style-name="ce8" office:value-type="string" calcext:value-type="string">
            <text:p>O=C(N1[C@@H](CCC1)C(=O)NCC(=O)N)[C@H](NC(=O)[C@H](NC(=O)[C@H](NC(=O)[C@H](NC(=O)[C@H](NC(=O)[C@@H](NC(=O)[C@@H](NC(=O)[C@H]1NC(=O)CC1)Cc1[nH]cnc1)Cc1c2c([nH]c1)cccc2)CO)Cc1ccc(O)cc1)Cc1c2c([nH]c1)cccc2)CC(C)C)CCCN=C(N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oglitazone</text:p>
          </table:table-cell>
          <table:table-cell table:style-name="ce8" office:value-type="string" calcext:value-type="string">
            <text:p>S1[C@@H](Cc2ccc(OC[C@]3(Oc4c(CC3)c(c(O)c(c4C)C)C)C)cc2)C(=O)NC1=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oleandomycin</text:p>
          </table:table-cell>
          <table:table-cell table:style-name="ce8" office:value-type="string" calcext:value-type="string">
            <text:p>O1[C@]2(C[C@@H]([C@H](O[C@@H]3O[C@@H](C[C@H](N(C)C)[C@H]3OC(=O)C)C)[C@H]([C@H](O[C@@H]3O[C@H]([C@H](OC(=O)C)[C@@H](OC)C3)C)[C@H](C(=O)O[C@@H]([C@@H]([C@@H](OC(=O)C)[C@H](C2=O)C)C)C)C)C)C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omethamine</text:p>
          </table:table-cell>
          <table:table-cell table:style-name="ce8" office:value-type="string" calcext:value-type="string">
            <text:p>OCC(N)(C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opicamide</text:p>
          </table:table-cell>
          <table:table-cell table:style-name="ce8" office:value-type="string" calcext:value-type="string">
            <text:p>O=C(N(Cc1ccncc1)CC)[C@@H](c1ccccc1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opisetron</text:p>
          </table:table-cell>
          <table:table-cell table:style-name="ce8" office:value-type="string" calcext:value-type="string">
            <text:p>O([C@H]1C[C@@H]2N([C@@H](CC2)C1)C)C(=O)c1c2c([nH]c1)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ospium</text:p>
          </table:table-cell>
          <table:table-cell table:style-name="ce8" office:value-type="string" calcext:value-type="string">
            <text:p>O([C@H]1C[C@@H]2[N+]3([C@@H](CC2)C1)CCCC3)C(=O)[C@](O)(c1ccccc1)c1ccc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ovafloxacin</text:p>
          </table:table-cell>
          <table:table-cell table:style-name="ce8" office:value-type="string" calcext:value-type="string">
            <text:p>Fc1c(N2C[C@H]3[C@H]([C@H]3N)C2)nc2n(cc(c(=O)c2c1)C(=O)O)c1c(F)cc(F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rypan blue</text:p>
          </table:table-cell>
          <table:table-cell table:style-name="ce8" office:value-type="string" calcext:value-type="string">
            <text:p>S(=O)(=O)(O)C1=Cc2c(c(N)cc(S(=O)(=O)O)c2)C(=O)/C/1=N/Nc1c(cc(c2cc(c(N/N=C/3\C(=Cc4c(c(N)cc(S(=O)(=O)O)c4)C3=O)S(=O)(=O)O)cc2)C)cc1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ubocurarine</text:p>
          </table:table-cell>
          <table:table-cell table:style-name="ce8" office:value-type="string" calcext:value-type="string">
            <text:p>O1c2c3[C@H]([N+](CCc3cc(OC)c2O)(C)C)Cc2cc(Oc3cc4[C@@H](N(CCc4cc3OC)C)Cc3ccc1cc3)c(O)cc2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Tyropanoate sodium</text:p>
          </table:table-cell>
          <table:table-cell table:style-name="ce8" office:value-type="string" calcext:value-type="string">
            <text:p>Ic1c(C[C@@H](CC)C(=O)O)c(I)cc(I)c1NC(=O)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noprostone</text:p>
          </table:table-cell>
          <table:table-cell table:style-name="ce8" office:value-type="string" calcext:value-type="string">
            <text:p>O[C@H]1[C@@H]([C@H]([C@@H](O)C1)C/C=C/CCCC(=O)O)CCC(=O)CCCCCC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rea</text:p>
          </table:table-cell>
          <table:table-cell table:style-name="ce8" office:value-type="string" calcext:value-type="string">
            <text:p>O=C(N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rofollitropin</text:p>
          </table:table-cell>
          <table:table-cell table:style-name="ce8" office:value-type="string" calcext:value-type="string">
            <text:p>S1SC[C@H](N)C(=O)N[C@@H](C(=O)N[C@@H]([C@@H](CC)C)C(=O)N[C@@H](C(=O)N[C@@H](C(=O)N[C@@H](C(=O)N2[C@@H](CCC2)C(=O)N[C@@H](CC(C)C)C(=O)NCC(=O)N)C1)CC(=O)N)[C@H](O)C)Cc1ccc(O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rsodiol</text:p>
          </table:table-cell>
          <table:table-cell table:style-name="ce8" office:value-type="string" calcext:value-type="string">
            <text:p>O[C@@H]1[C@H]2[C@H]3[C@@]([C@H](CC3)[C@@H](CCC(=O)O)C)(CC[C@@H]2[C@@]2([C@H](C1)C[C@H](O)CC2)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snic acid</text:p>
          </table:table-cell>
          <table:table-cell table:style-name="ce8" office:value-type="string" calcext:value-type="string">
            <text:p>O1C2=CC(=O)[C@H](C(=O)[C@]2(c2c1c(c(O)c(c2O)C)C(=O)C)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lacyclovir</text:p>
          </table:table-cell>
          <table:table-cell table:style-name="ce8" office:value-type="string" calcext:value-type="string">
            <text:p>O(C(=O)[C@@H](N)C(C)C)CCOCn1c2[nH]c(nc(=O)c2nc1)N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lganciclovir</text:p>
          </table:table-cell>
          <table:table-cell table:style-name="ce8" office:value-type="string" calcext:value-type="string">
            <text:p>O([C@@H](COC(=O)[C@@H](N)C(C)C)CO)Cn1c2[nH]c(nc(=O)c2nc1)N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lproic acid</text:p>
          </table:table-cell>
          <table:table-cell table:style-name="ce8" office:value-type="string" calcext:value-type="string">
            <text:p>OC(=O)C(CCC)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lrubicin</text:p>
          </table:table-cell>
          <table:table-cell table:style-name="ce8" office:value-type="string" calcext:value-type="string">
            <text:p>FC(F)(F)C(=O)N[C@H]1C[C@@H](O[C@H]2C[C@@](O)(Cc3c2c(O)c2c(c3O)C(=O)c3c(C2=O)c(OC)ccc3)C(=O)COC(=O)CCCC)O[C@@H]([C@H]1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lsartan</text:p>
          </table:table-cell>
          <table:table-cell table:style-name="ce8" office:value-type="string" calcext:value-type="string">
            <text:p>OC(=O)[C@@H](N(Cc1ccc(cc1)c1c(cccc1)c1n[nH]nn1)C(=O)CCCC)C(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ncomycin</text:p>
          </table:table-cell>
          <table:table-cell table:style-name="ce8" office:value-type="string" calcext:value-type="string">
            <text:p>Clc1c2Oc3c(O[C@@H]4O[C@@H]([C@@H](O)[C@H](O)[C@H]4O[C@@H]4O[C@H]([C@@H](O)[C@@](N)(C4)C)C)CO)c4Oc5c(Cl)cc([C@@H](O)[C@@H]6NC(=O)[C@H](NC(=O)[C@@H](NC(=O)[C@@H](NC(=O)[C@@H](NC(=O)[C@H](NC)CC(C)C)[C@H](O)c(c1)cc2)CC(=O)N)c(c3)c4)c1cc(c2c([C@H](NC6=O)C(=O)O)cc(O)cc2O)c(O)cc1)cc5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rdenafil</text:p>
          </table:table-cell>
          <table:table-cell table:style-name="ce8" office:value-type="string" calcext:value-type="string">
            <text:p>S(=O)(=O)(N1CCN(CC1)CC)c1cc(c(OCC)cc1)c1[nH]n2c(nc(c2c(=O)n1)C)CC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arenicline</text:p>
          </table:table-cell>
          <table:table-cell table:style-name="ce8" office:value-type="string" calcext:value-type="string">
            <text:p>N1C[C@H]2C[C@H](c3c2cc2nccnc2c3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ecuronium</text:p>
          </table:table-cell>
          <table:table-cell table:style-name="ce8" office:value-type="string" calcext:value-type="string">
            <text:p>O([C@@H]1[C@@]2([C@H]([C@H]3[C@@H]([C@@]4([C@@H](CC3)C[C@H](OC(=O)C)[C@@H](N3CCCCC3)C4)C)CC2)C[C@@H]1[N+]1(CCCCC1)C)C)C(=O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enlafaxine</text:p>
          </table:table-cell>
          <table:table-cell table:style-name="ce8" office:value-type="string" calcext:value-type="string">
            <text:p>OC1([C@@H](CN(C)C)c2ccc(OC)cc2)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erapamil</text:p>
          </table:table-cell>
          <table:table-cell table:style-name="ce8" office:value-type="string" calcext:value-type="string">
            <text:p>O(c1cc([C@@](C(C)C)(CCCN(CCc2cc(OC)c(OC)cc2)C)C#N)ccc1O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externa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erteporfin</text:p>
          </table:table-cell>
          <table:table-cell table:style-name="ce8" office:value-type="string" calcext:value-type="string">
            <text:p>O(C(=O)[C@H]1[C@@]2(C(=CC=C1C(=O)OC)C1=N/C/2=C\c2[nH]c(c(c2C)CCC(=O)OC)/C=C/2\N=C(/C=c/3\[nH]/c(=C\1)/c(c3C=C)C)C(=C2CCC(=O)O)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esnarinone</text:p>
          </table:table-cell>
          <table:table-cell table:style-name="ce8" office:value-type="string" calcext:value-type="string">
            <text:p>O=C(N1CCN(CC1)c1cc2CCC(=O)Nc2cc1)c1cc(OC)c(OC)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darabine</text:p>
          </table:table-cell>
          <table:table-cell table:style-name="ce8" office:value-type="string" calcext:value-type="string">
            <text:p>O1[C@@H](n2c3ncnc(N)c3nc2)[C@@H](O)[C@H](O)[C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pair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gabatrin</text:p>
          </table:table-cell>
          <table:table-cell table:style-name="ce8" office:value-type="string" calcext:value-type="string">
            <text:p>OC(=O)CC[C@H](N)C=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nblastine</text:p>
          </table:table-cell>
          <table:table-cell table:style-name="ce8" office:value-type="string" calcext:value-type="string">
            <text:p>O([C@@H]1[C@]2([C@@H]3N(CC[C@@]43[C@@H](N(c3c4cc(c(OC)c3)[C@]3(C[C@@H]4C[C@](O)(CN(C4)CCc4c3[nH]c3c4cccc3)CC)C(=O)OC)C)[C@@]1(O)C(=O)OC)CC=C2)C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ncristine</text:p>
          </table:table-cell>
          <table:table-cell table:style-name="ce8" office:value-type="string" calcext:value-type="string">
            <text:p>O([C@@H]1[C@]2([C@@H]3N(CC[C@@]43[C@@H](N(c3c4cc(c(OC)c3)[C@]3(C[C@H]4C[C@](O)(CN(C4)CCc4c3[nH]c3c4cccc3)CC)C(=O)OC)C=O)[C@@]1(O)C(=O)OC)CC=C2)C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norelbine</text:p>
          </table:table-cell>
          <table:table-cell table:style-name="ce8" office:value-type="string" calcext:value-type="string">
            <text:p>O([C@@H]1[C@]2([C@@H]3N(CC[C@@]43[C@@H](N(c3c4cc(c(OC)c3)[C@]3(C[C@H]4CN(Cc5c3[nH]c3c5cccc3)CC(=C4)CC)C(=O)OC)C)[C@@]1(O)C(=O)OC)CC=C2)CC)C(=O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nylidene chloride</text:p>
          </table:table-cell>
          <table:table-cell table:style-name="ce8" office:value-type="string" calcext:value-type="string">
            <text:p>ClC(=C)Cl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tamin a</text:p>
          </table:table-cell>
          <table:table-cell table:style-name="ce8" office:value-type="string" calcext:value-type="string">
            <text:p>OC/C=C(/C=C/C=C(/C=C/C1=C(CCCC1(C)C)C)\C)\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itamin d</text:p>
          </table:table-cell>
          <table:table-cell table:style-name="ce8" office:value-type="string" calcext:value-type="string">
            <text:p>O[C@@H]1C/C(=C/C=C\2/[C@H]3[C@@]([C@H](CC3)[C@@H](CCCC(C)C)C)(CCC2)C)/C(=C)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oglibose</text:p>
          </table:table-cell>
          <table:table-cell table:style-name="ce8" office:value-type="string" calcext:value-type="string">
            <text:p>O[C@@]1(C[C@H](NC(CO)CO)[C@H](O)[C@@H](O)[C@@H]1O)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oriconazole</text:p>
          </table:table-cell>
          <table:table-cell table:style-name="ce8" office:value-type="string" calcext:value-type="string">
            <text:p>Fc1c([C@](O)([C@@H](C)c2ncncc2F)Cn2ncnc2)ccc(F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Vorinostat</text:p>
          </table:table-cell>
          <table:table-cell table:style-name="ce8" office:value-type="string" calcext:value-type="string">
            <text:p>O=C(Nc1ccccc1)CCCCCCC(=O)N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Warfarin</text:p>
          </table:table-cell>
          <table:table-cell table:style-name="ce8" office:value-type="string" calcext:value-type="string">
            <text:p>o1c(O)c([C@@H](CC(=O)C)c2ccccc2)c(=O)c2c1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Xanomeline</text:p>
          </table:table-cell>
          <table:table-cell table:style-name="ce8" office:value-type="string" calcext:value-type="string">
            <text:p>s1nc(C2=CCCN(C2)C)c(OCCCCCC)n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Ximelagatran</text:p>
          </table:table-cell>
          <table:table-cell table:style-name="ce8" office:value-type="string" calcext:value-type="string">
            <text:p>O=C(N1[C@@H](CC1)C(=O)NCc1ccc(cc1)/C(=N/O)/N)[C@H](NCC(=O)OCC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Xylose</text:p>
          </table:table-cell>
          <table:table-cell table:style-name="ce8" office:value-type="string" calcext:value-type="string">
            <text:p>O1[C@H](O)[C@H](O)[C@@H](O)[C@H](O)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afirlukast</text:p>
          </table:table-cell>
          <table:table-cell table:style-name="ce8" office:value-type="string" calcext:value-type="string">
            <text:p>S(=O)(=O)(NC(=O)c1cc(OC)c(Cc2c3c(n(c2)C)ccc(NC(=O)OC2CCCC2)c3)cc1)c1c(cccc1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alcitabine</text:p>
          </table:table-cell>
          <table:table-cell table:style-name="ce8" office:value-type="string" calcext:value-type="string">
            <text:p>O1[C@@H](n2ccc(nc2=O)N)CC[C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aleplon</text:p>
          </table:table-cell>
          <table:table-cell table:style-name="ce8" office:value-type="string" calcext:value-type="string">
            <text:p>O=C(N(c1cc(c2n3ncc(c3ncc2)C#N)ccc1)CC)C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anamivir</text:p>
          </table:table-cell>
          <table:table-cell table:style-name="ce8" office:value-type="string" calcext:value-type="string">
            <text:p>O1[C@H]([C@H](NC(=O)C)[C@@H](N=C(N)N)C=C1C(=O)O)[C@H](O)[C@H](O)C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iconotide</text:p>
          </table:table-cell>
          <table:table-cell table:style-name="ce8" office:value-type="string" calcext:value-type="string">
            <text:p>S(CC[C@@H]1NC(=O)[C@@H](NC(=O)[C@@H](NC(=O)[C@H](NC(=O)[C@@H]2NC(=O)[C@@H](NC(=O)[C@H](NC(=O)CNC(=O)[C@@H](NC(=O)CNC(=O)[C@@H](NC(=O)[C@H](N)CSSC[C@@H]3NC(=O)[C@@H](NC(=O)[C@@H](NC(=O)[C@@H](NC1=O)Cc1ccc(O)cc1)CC(=O)O)CSSC[C@H](NC(=O)[C@@H](NC(=O)CNC(=O)[C@H](NC(=O)[C@@H](NC(=O)[C@@H](NC(=O)[C@H](NC(=O)CNC(=O)[C@@H](NC3=O)[C@H](O)C)CO)CSSC2)CCCNC(=N)N)CO)CCCCN)C(=O)N)CCCCN)CCCCN)C)CCCCN)CO)CCCNC(=N)N)CC(C)C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idovudine</text:p>
          </table:table-cell>
          <table:table-cell table:style-name="ce8" office:value-type="string" calcext:value-type="string">
            <text:p>O1[C@@H](n2cc(c(=O)[nH]c2=O)C)C[C@H](N=N#N)[C@H]1CO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ileuton</text:p>
          </table:table-cell>
          <table:table-cell table:style-name="ce8" office:value-type="string" calcext:value-type="string">
            <text:p>s1c([C@H](N(O)C(=O)N)C)cc2c1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black|NE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iprasidone</text:p>
          </table:table-cell>
          <table:table-cell table:style-name="ce8" office:value-type="string" calcext:value-type="string">
            <text:p>Clc1c(CCN2CCN(CC2)c2nsc3c2cccc3)cc2c(NC(=O)C2)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ofenopril</text:p>
          </table:table-cell>
          <table:table-cell table:style-name="ce8" office:value-type="string" calcext:value-type="string">
            <text:p>S([C@H]1C[C@H](N(C1)C(=O)[C@@H](CSC(=O)c1ccccc1)C)C(=O)O)c1ccccc1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olmitriptan</text:p>
          </table:table-cell>
          <table:table-cell table:style-name="ce8" office:value-type="string" calcext:value-type="string">
            <text:p>O1C[C@@H](NC1=O)Cc1cc2c(CCN(C)C)c[nH]c2c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olpidem</text:p>
          </table:table-cell>
          <table:table-cell table:style-name="ce8" office:value-type="string" calcext:value-type="string">
            <text:p>O=C(N(C)C)Cc1n2c(nc1c1ccc(cc1)C)ccc(c2)C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onisamide</text:p>
          </table:table-cell>
          <table:table-cell table:style-name="ce8" office:value-type="string" calcext:value-type="string">
            <text:p>S(=O)(=O)(N)Cc1noc2c1cccc2</text:p>
          </table:table-cell>
          <table:table-cell table:style-name="ce8" office:value-type="string" calcext:value-type="string">
            <text:p>posi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Zopiclone</text:p>
          </table:table-cell>
          <table:table-cell table:style-name="ce8" office:value-type="string" calcext:value-type="string">
            <text:p>Clc1ccc(N2[C@H](OC(=O)N3CCN(CC3)C)c3nccnc3C2=O)nc1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training</text:p>
          </table:table-cell>
          <table:table-cell table:number-columns-repeated="1020"/>
        </table:table-row>
        <table:table-row table:style-name="ro4" table:number-rows-repeated="104729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hepa.$A$1" table:cell-range-address="$hepa.$A$1:.$D$1282" table:range-usable-as="print-range"/>
          <table:named-range table:name="Excel_BuiltIn_Print_Titles" table:base-cell-address="$hepa.$A$1" table:cell-range-address="$hepa.$A$6:.$AMJ$8" table:range-usable-as="repeat-column repeat-row"/>
          <table:named-range table:name="Excel_BuiltIn__FilterDatabase" table:base-cell-address="$hepa.$A$1" table:cell-range-address="$hepa.$A$8:.$B$1282"/>
        </table:named-expressions>
      </table:table>
      <table:table table:name="Sheet2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Default"/>
        <table:table-row table:style-name="ro4">
          <table:table-cell table:style-name="ce18" office:value-type="string" calcext:value-type="string">
            <text:p>Chemical name</text:p>
          </table:table-cell>
          <table:table-cell table:style-name="ce18" office:value-type="string" calcext:value-type="string">
            <text:p>SMILES</text:p>
          </table:table-cell>
          <table:table-cell table:style-name="ce18" office:value-type="string" calcext:value-type="string">
            <text:p>Class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1,1,1-trichloroethane</text:p>
          </table:table-cell>
          <table:table-cell table:style-name="ce19" office:value-type="string" calcext:value-type="string">
            <text:p>C(C)(Cl)(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1,1,2-trichloroethane</text:p>
          </table:table-cell>
          <table:table-cell table:style-name="ce19" office:value-type="string" calcext:value-type="string">
            <text:p>C(CCl)(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1,1-dimethylhydrazine</text:p>
          </table:table-cell>
          <table:table-cell table:style-name="ce19" office:value-type="string" calcext:value-type="string">
            <text:p>N(N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1,3-dichloropropene</text:p>
          </table:table-cell>
          <table:table-cell table:style-name="ce19" office:value-type="string" calcext:value-type="string">
            <text:p>C(=C\CCl)/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1-naphthylisothiocyanate</text:p>
          </table:table-cell>
          <table:table-cell table:style-name="ce19" office:value-type="string" calcext:value-type="string">
            <text:p>S=C=Nc1c2c(ccc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2,4,6-trinitrotoluene</text:p>
          </table:table-cell>
          <table:table-cell table:style-name="ce19" office:value-type="string" calcext:value-type="string">
            <text:p>c1(c(cc(cc1[N+](=O)[O-])[N+](=O)[O-])[N+](=O)[O-]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2,4-dinitrophenol</text:p>
          </table:table-cell>
          <table:table-cell table:style-name="ce19" office:value-type="string" calcext:value-type="string">
            <text:p>c1(c(cc(cc1)[N+](=O)[O-])[N+](=O)[O-]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2-ethoxyethanol</text:p>
          </table:table-cell>
          <table:table-cell table:style-name="ce19" office:value-type="string" calcext:value-type="string">
            <text:p>O(CCO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2-naphthol</text:p>
          </table:table-cell>
          <table:table-cell table:style-name="ce19" office:value-type="string" calcext:value-type="string">
            <text:p>Oc1cc2c(cc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2-nitropropane</text:p>
          </table:table-cell>
          <table:table-cell table:style-name="ce19" office:value-type="string" calcext:value-type="string">
            <text:p>O=N(=O)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bacavir</text:p>
          </table:table-cell>
          <table:table-cell table:style-name="ce19" office:value-type="string" calcext:value-type="string">
            <text:p>OC[C@H]1C[C@@H](n2c3nc(nc(NC4CC4)c3nc2)N)C=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barelix</text:p>
          </table:table-cell>
          <table:table-cell table:style-name="ce19" office:value-type="string" calcext:value-type="string">
            <text:p>Clc1ccc(C[C@@H](NC(=O)[C@H](NC(=O)C)Cc2cc3c(cc2)cccc3)C(=O)N[C@@H](C(=O)N[C@H](C(=O)N([C@H](C(=O)N[C@@H](C(=O)N[C@H](C(=O)N[C@H](C(=O)N2[C@@H](CCC2)C(=O)N[C@H](C)C(=O)N)CCCCNC(C)C)CC(C)C)CC(=O)N)Cc2ccc(O)cc2)C)CO)Cc2cccn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amprosate</text:p>
          </table:table-cell>
          <table:table-cell table:style-name="ce19" office:value-type="string" calcext:value-type="string">
            <text:p>S(=O)(=O)(O)CCCN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arbose</text:p>
          </table:table-cell>
          <table:table-cell table:style-name="ce19" office:value-type="string" calcext:value-type="string">
            <text:p>O([C@H]1[C@H](O)[C@@H](O)[C@H](O[C@@H]1CO)O[C@H]1[C@H](O)[C@@H](O)[C@@H](O[C@@H]1CO)O)[C@H]1O[C@@H]([C@@H](N[C@@H]2[C@H](O)[C@@H](O)[C@H](O)C(=C2)CO)[C@H](O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butolol</text:p>
          </table:table-cell>
          <table:table-cell table:style-name="ce19" office:value-type="string" calcext:value-type="string">
            <text:p>O(C[C@@H](O)CNC(C)C)c1c(cc(NC(=O)CCC)cc1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metacin</text:p>
          </table:table-cell>
          <table:table-cell table:style-name="ce19" office:value-type="string" calcext:value-type="string">
            <text:p>Clc1ccc(C(=O)n2c(c(c3c2ccc(OC)c3)CC(=O)OCC(=O)O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taminophen</text:p>
          </table:table-cell>
          <table:table-cell table:style-name="ce19" office:value-type="string" calcext:value-type="string">
            <text:p>Oc1ccc(NC(=O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tazolamide</text:p>
          </table:table-cell>
          <table:table-cell table:style-name="ce19" office:value-type="string" calcext:value-type="string">
            <text:p>S(=O)(=O)(N)c1sc(NC(=O)C)nn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tohydroxamic</text:p>
          </table:table-cell>
          <table:table-cell table:style-name="ce19" office:value-type="string" calcext:value-type="string">
            <text:p>ON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tone cyanohydrin</text:p>
          </table:table-cell>
          <table:table-cell table:style-name="ce19" office:value-type="string" calcext:value-type="string">
            <text:p>OC(C)(C)C#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tophenazine</text:p>
          </table:table-cell>
          <table:table-cell table:style-name="ce19" office:value-type="string" calcext:value-type="string">
            <text:p>S1c2c(N(CCCN3CCN(CC3)CCO)c3c1cccc3)cc(cc2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tylcholine</text:p>
          </table:table-cell>
          <table:table-cell table:style-name="ce19" office:value-type="string" calcext:value-type="string">
            <text:p>O(CC[N+](C)(C)C)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etylcysteine</text:p>
          </table:table-cell>
          <table:table-cell table:style-name="ce19" office:value-type="string" calcext:value-type="string">
            <text:p>SC[C@H](NC(=O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itretin</text:p>
          </table:table-cell>
          <table:table-cell table:style-name="ce19" office:value-type="string" calcext:value-type="string">
            <text:p>O(c1c(c(c(c(c1)C)/C=C/C(=C/C=C/C(=C\C(=O)O)/C)/C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larubicin</text:p>
          </table:table-cell>
          <table:table-cell table:style-name="ce19" office:value-type="string" calcext:value-type="string">
            <text:p>O([C@H]1C[C@@](O)([C@@H](c2c1c(O)c1c(c2)C(=O)c2c(C1=O)c(O)ccc2)C(=O)OC)CC)[C@@H]1O[C@H]([C@@H](O[C@@H]2O[C@H]([C@@H](O[C@@H]3O[C@H](C(=O)CC3)C)[C@@H](O)C2)C)[C@@H](N(C)C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cyclovir</text:p>
          </table:table-cell>
          <table:table-cell table:style-name="ce19" office:value-type="string" calcext:value-type="string">
            <text:p>O(Cn1c2[nH]c(nc(=O)c2nc1)N)C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dapalene</text:p>
          </table:table-cell>
          <table:table-cell table:style-name="ce19" office:value-type="string" calcext:value-type="string">
            <text:p>O(c1c([C@]23C[C@@H]4C[C@H](C2)C[C@H](C3)C4)cc(cc1)c1cc2c(cc1)cc(cc2)C(=O)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defovir dipivoxil</text:p>
          </table:table-cell>
          <table:table-cell table:style-name="ce19" office:value-type="string" calcext:value-type="string">
            <text:p>P(=O)(OCOC(=O)C(C)(C)C)(OCOC(=O)C(C)(C)C)COCCn1c2ncnc(N)c2n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denosine</text:p>
          </table:table-cell>
          <table:table-cell table:style-name="ce19" office:value-type="string" calcext:value-type="string">
            <text:p>O1[C@@H](n2c3ncnc(N)c3nc2)[C@H](O)[C@H](O)[C@H]1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felimomab</text:p>
          </table:table-cell>
          <table:table-cell table:style-name="ce19" office:value-type="string" calcext:value-type="string">
            <text:p>O(c1c(/C=C/2\CCCN=C2c2cccnc2)ccc(OC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acepril</text:p>
          </table:table-cell>
          <table:table-cell table:style-name="ce19" office:value-type="string" calcext:value-type="string">
            <text:p>S(C[C@H](C(=O)N1[C@@H](CCC1)C(=O)N[C@@H](Cc1ccccc1)C(=O)O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bendazole</text:p>
          </table:table-cell>
          <table:table-cell table:style-name="ce19" office:value-type="string" calcext:value-type="string">
            <text:p>S(c1cc2[nH]c(nc2cc1)NC(=O)OC)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buterol</text:p>
          </table:table-cell>
          <table:table-cell table:style-name="ce19" office:value-type="string" calcext:value-type="string">
            <text:p>O[C@@H](CNC(C)(C)C)c1cc(c(O)cc1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clometasone</text:p>
          </table:table-cell>
          <table:table-cell table:style-name="ce19" office:value-type="string" calcext:value-type="string">
            <text:p>Cl[C@H]1[C@H]2[C@H]3[C@@]([C@](O)([C@@H](C3)C)C(=O)CO)(C[C@H](O)[C@@H]2[C@@]2(C(=CC(=O)C=C2)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drin</text:p>
          </table:table-cell>
          <table:table-cell table:style-name="ce19" office:value-type="string" calcext:value-type="string">
            <text:p>Cl[C@@]12[C@H]3[C@@H]([C@@](Cl)(C1(Cl)Cl)C(=C2Cl)Cl)[C@H]1C[C@@H]3C=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endronate</text:p>
          </table:table-cell>
          <table:table-cell table:style-name="ce19" office:value-type="string" calcext:value-type="string">
            <text:p>P(=O)(O)(O)C(P(=O)(O)O)(O)CC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fentanil</text:p>
          </table:table-cell>
          <table:table-cell table:style-name="ce19" office:value-type="string" calcext:value-type="string">
            <text:p>O(C[C@]1(N(c2ccccc2)C(=O)CC)CCN(CC1)CCn1nnn(c1=O)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fuzosin</text:p>
          </table:table-cell>
          <table:table-cell table:style-name="ce19" office:value-type="string" calcext:value-type="string">
            <text:p>O1[C@@H](CCC1)C(=O)NCCCN(c1nc2c(c(n1)N)cc(OC)c(OC)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itretinoin</text:p>
          </table:table-cell>
          <table:table-cell table:style-name="ce19" office:value-type="string" calcext:value-type="string">
            <text:p>OC(=O)/C=C(/C=C/C=C(\C=C\C1=C(CCCC1(C)C)C)/C)\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lopurinol</text:p>
          </table:table-cell>
          <table:table-cell table:style-name="ce19" office:value-type="string" calcext:value-type="string">
            <text:p>O=c1ncnc2[nH][nH]cc1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mitrine</text:p>
          </table:table-cell>
          <table:table-cell table:style-name="ce19" office:value-type="string" calcext:value-type="string">
            <text:p>Fc1ccc([C@H](N2CCN(CC2)c2nc(nc(n2)NCC=C)NCC=C)c2ccc(F)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motriptan</text:p>
          </table:table-cell>
          <table:table-cell table:style-name="ce19" office:value-type="string" calcext:value-type="string">
            <text:p>S(=O)(=O)(N1CCCC1)Cc1cc2c(CCN(C)C)c[nH]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osetron</text:p>
          </table:table-cell>
          <table:table-cell table:style-name="ce19" office:value-type="string" calcext:value-type="string">
            <text:p>O=C1N(CCc2n(c3c(c12)cccc3)C)Cc1nc[nH]c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pidem</text:p>
          </table:table-cell>
          <table:table-cell table:style-name="ce19" office:value-type="string" calcext:value-type="string">
            <text:p>Clc1cn2c(CC(=O)N(CCC)CCC)c(nc2cc1)c1ccc(Cl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prazolam</text:p>
          </table:table-cell>
          <table:table-cell table:style-name="ce19" office:value-type="string" calcext:value-type="string">
            <text:p>Clc1cc2c(n3c(nnc3C)CN=C2c2c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prostadil</text:p>
          </table:table-cell>
          <table:table-cell table:style-name="ce19" office:value-type="string" calcext:value-type="string">
            <text:p>O[C@H]1[C@@H]([C@@H](CCCCCCC(=O)O)C(=O)C1)/C=C/[C@@H](O)CC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tretamine</text:p>
          </table:table-cell>
          <table:table-cell table:style-name="ce19" office:value-type="string" calcext:value-type="string">
            <text:p>N(c1nc(N(C)C)nc(N(C)C)n1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lvimopan</text:p>
          </table:table-cell>
          <table:table-cell table:style-name="ce19" office:value-type="string" calcext:value-type="string">
            <text:p>Oc1cc([C@]2([C@H](CN(CC2)C[C@H](Cc2ccccc2)C(=O)NCC(=O)O)C)C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antadine</text:p>
          </table:table-cell>
          <table:table-cell table:style-name="ce19" office:value-type="string" calcext:value-type="string">
            <text:p>N[C@@]12C[C@H]3C[C@@H](C1)C[C@@H](C2)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benonium</text:p>
          </table:table-cell>
          <table:table-cell table:style-name="ce19" office:value-type="string" calcext:value-type="string">
            <text:p>Clc1c(C[N+](CCNC(=O)C(=O)NCC[N+](Cc2c(Cl)cccc2)(CC)CC)(CC)CC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brisentan</text:p>
          </table:table-cell>
          <table:table-cell table:style-name="ce19" office:value-type="string" calcext:value-type="string">
            <text:p>O([C@@]([C@H](Oc1nc(cc(n1)C)C)C(=O)O)(c1ccccc1)c1cc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cinonide</text:p>
          </table:table-cell>
          <table:table-cell table:style-name="ce19" office:value-type="string" calcext:value-type="string">
            <text:p>F[C@@]12[C@H]([C@H]3[C@@]([C@@]4(OC5(O[C@@H]4C3)CCCC5)C(=O)COC(=O)C)(C[C@@H]1O)C)CC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dinocillin</text:p>
          </table:table-cell>
          <table:table-cell table:style-name="ce19" office:value-type="string" calcext:value-type="string">
            <text:p>S1[C@H]2N([C@H](C1(C)C)C(=O)O)C(=O)[C@H]2/N=C/N1C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fostine</text:p>
          </table:table-cell>
          <table:table-cell table:style-name="ce19" office:value-type="string" calcext:value-type="string">
            <text:p>S(P(=O)(O)O)CCNCC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kacin</text:p>
          </table:table-cell>
          <table:table-cell table:style-name="ce19" office:value-type="string" calcext:value-type="string">
            <text:p>O([C@H]1[C@H](NC(=O)[C@@H](O)CCN)C[C@H](N)[C@@H](O[C@H]2O[C@@H]([C@@H](O)[C@H](O)[C@H]2O)CN)[C@@H]1O)[C@H]1O[C@@H]([C@@H](O)[C@H](N)[C@H]1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neptine</text:p>
          </table:table-cell>
          <table:table-cell table:style-name="ce19" office:value-type="string" calcext:value-type="string">
            <text:p>OC(=O)CCCCCCN[C@H]1c2c(CC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nocaproic acid</text:p>
          </table:table-cell>
          <table:table-cell table:style-name="ce19" office:value-type="string" calcext:value-type="string">
            <text:p>OC(=O)CCCC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noglutethimide</text:p>
          </table:table-cell>
          <table:table-cell table:style-name="ce19" office:value-type="string" calcext:value-type="string">
            <text:p>O=C1NC(=O)CC[C@@]1(CC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nohippuric acid</text:p>
          </table:table-cell>
          <table:table-cell table:style-name="ce19" office:value-type="string" calcext:value-type="string">
            <text:p>O=C(NCC(=O)O)c1ccc(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nolevulinic acid</text:p>
          </table:table-cell>
          <table:table-cell table:style-name="ce19" office:value-type="string" calcext:value-type="string">
            <text:p>O=C(CCC(=O)O)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nosalicylic acid</text:p>
          </table:table-cell>
          <table:table-cell table:style-name="ce19" office:value-type="string" calcext:value-type="string">
            <text:p>Oc1c(ccc(N)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odarone</text:p>
          </table:table-cell>
          <table:table-cell table:style-name="ce19" office:value-type="string" calcext:value-type="string">
            <text:p>Ic1c(OCCN(CC)CC)c(I)cc(C(=O)c2c(oc3c2cccc3)CCCC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thiozone</text:p>
          </table:table-cell>
          <table:table-cell table:style-name="ce19" office:value-type="string" calcext:value-type="string">
            <text:p>S=C(N/N=C/c1ccc(NC(=O)C)cc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itriptyline </text:p>
          </table:table-cell>
          <table:table-cell table:style-name="ce19" office:value-type="string" calcext:value-type="string">
            <text:p>N(CC/C=C\1/c2c(CCc3c1cccc3)cccc2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lexanox</text:p>
          </table:table-cell>
          <table:table-cell table:style-name="ce19" office:value-type="string" calcext:value-type="string">
            <text:p>o1c2c(cc(C(C)C)cc2)c(=O)c2c1nc(N)c(c2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monium lactate</text:p>
          </table:table-cell>
          <table:table-cell table:style-name="ce19" office:value-type="string" calcext:value-type="string">
            <text:p>O[C@@H](C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odiaquine</text:p>
          </table:table-cell>
          <table:table-cell table:style-name="ce19" office:value-type="string" calcext:value-type="string">
            <text:p>Clc1cc2nccc(Nc3cc(CN(CC)CC)c(O)cc3)c2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onafide</text:p>
          </table:table-cell>
          <table:table-cell table:style-name="ce19" office:value-type="string" calcext:value-type="string">
            <text:p>O=c1n(CCN(C)C)c(=O)c2c3c1cc(N)cc3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oxapine</text:p>
          </table:table-cell>
          <table:table-cell table:style-name="ce19" office:value-type="string" calcext:value-type="string">
            <text:p>Clc1cc2C(=Nc3c(Oc2cc1)cccc3)N1CCN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oxicillin</text:p>
          </table:table-cell>
          <table:table-cell table:style-name="ce19" office:value-type="string" calcext:value-type="string">
            <text:p>S1[C@H]2N([C@H](C1(C)C)C(=O)O)C(=O)[C@H]2NC(=O)[C@H](N)c1ccc(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phetamine</text:p>
          </table:table-cell>
          <table:table-cell table:style-name="ce19" office:value-type="string" calcext:value-type="string">
            <text:p>N[C@@H](Cc1c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photericin b</text:p>
          </table:table-cell>
          <table:table-cell table:style-name="ce19" office:value-type="string" calcext:value-type="string">
            <text:p>O1[C@@]2(O)C[C@H](O)[C@H]([C@@H]1C[C@@H](O[C@@H]1O[C@@H]([C@@H](O)[C@H](N)[C@@H]1O)C)/C=C/C=C/C=C/C=C/C=C/C=C/C=C/[C@@H]([C@@H](O)[C@H]([C@@H](OC(=O)C[C@H](O)C[C@H](O)CC[C@@H](O)[C@H](O)C[C@H](O)C2)C)C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picillin</text:p>
          </table:table-cell>
          <table:table-cell table:style-name="ce19" office:value-type="string" calcext:value-type="string">
            <text:p>S1[C@H]2N([C@H](C1(C)C)C(=O)O)C(=O)[C@H]2NC(=O)[C@H](N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prenavir</text:p>
          </table:table-cell>
          <table:table-cell table:style-name="ce19" office:value-type="string" calcext:value-type="string">
            <text:p>S(=O)(=O)(N(C[C@@H](O)[C@@H](NC(=O)O[C@H]1CCOC1)Cc1ccccc1)CC(C)C)c1ccc(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msacrine</text:p>
          </table:table-cell>
          <table:table-cell table:style-name="ce19" office:value-type="string" calcext:value-type="string">
            <text:p>S(=O)(=O)(Nc1cc(OC)c(Nc2c3c(nc4c2cccc4)cccc3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nagrelide</text:p>
          </table:table-cell>
          <table:table-cell table:style-name="ce19" office:value-type="string" calcext:value-type="string">
            <text:p>Clc1c2CN3C(=NC(=O)C3)Nc2ccc1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nastrozole</text:p>
          </table:table-cell>
          <table:table-cell table:style-name="ce19" office:value-type="string" calcext:value-type="string">
            <text:p>n1(ncnc1)Cc1cc(C(C)(C)C#N)cc(C(C)(C)C#N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nidulafungin</text:p>
          </table:table-cell>
          <table:table-cell table:style-name="ce19" office:value-type="string" calcext:value-type="string">
            <text:p>O[C@H]1[C@H](CN2[C@@H]1C(=O)N[C@H](O)[C@H](O)C[C@H](NC(=O)c1ccc(cc1)c1ccc(cc1)c1ccc(OCCCCC)cc1)C(=O)N[C@H](C(=O)N1[C@@H](C[C@@H](O)C1)C(=O)N[C@H](C(=O)N[C@H](C2=O)[C@H](O)C)[C@H](O)[C@@H](O)c1ccc(O)cc1)[C@H](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niracetam</text:p>
          </table:table-cell>
          <table:table-cell table:style-name="ce19" office:value-type="string" calcext:value-type="string">
            <text:p>O=C1N(CCC1)C(=O)c1ccc(O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nisindione</text:p>
          </table:table-cell>
          <table:table-cell table:style-name="ce19" office:value-type="string" calcext:value-type="string">
            <text:p>O=C1[C@@H](C(=O)c2c1cccc2)c1ccc(O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nisotropine</text:p>
          </table:table-cell>
          <table:table-cell table:style-name="ce19" office:value-type="string" calcext:value-type="string">
            <text:p>O([C@H]1C[C@@H]2[N+]([C@@H](CC2)C1)(C)C)C(=O)C(CCC)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pomorphine</text:p>
          </table:table-cell>
          <table:table-cell table:style-name="ce19" office:value-type="string" calcext:value-type="string">
            <text:p>Oc1c2c3c4[C@H](N(CCc4ccc3)C)Cc2ccc1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praclonidine</text:p>
          </table:table-cell>
          <table:table-cell table:style-name="ce19" office:value-type="string" calcext:value-type="string">
            <text:p>Clc1c(NC2=NCCN2)c(Cl)cc(N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prepitant</text:p>
          </table:table-cell>
          <table:table-cell table:style-name="ce19" office:value-type="string" calcext:value-type="string">
            <text:p>Fc1ccc([C@H]2N(CCO[C@H]2O[C@@H](c2cc(cc(c2)C(F)(F)F)C(F)(F)F)C)Cc2[nH][nH]c(=O)n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prindine</text:p>
          </table:table-cell>
          <table:table-cell table:style-name="ce19" office:value-type="string" calcext:value-type="string">
            <text:p>N([C@H]1Cc2c(C1)cccc2)(CCCN(CC)CC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rbutamine</text:p>
          </table:table-cell>
          <table:table-cell table:style-name="ce19" office:value-type="string" calcext:value-type="string">
            <text:p>O[C@@H](CNCCCCc1ccc(O)cc1)c1cc(O)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rgatroban</text:p>
          </table:table-cell>
          <table:table-cell table:style-name="ce19" office:value-type="string" calcext:value-type="string">
            <text:p>S(=O)(=O)(N[C@H](C(=O)N1[C@H](C[C@@H](CC1)C)C(=O)O)CCCN=C(N)N)c1c2NC[C@H](Cc2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ripiprazole</text:p>
          </table:table-cell>
          <table:table-cell table:style-name="ce19" office:value-type="string" calcext:value-type="string">
            <text:p>Clc1c(N2CCN(CC2)CCCCOc2cc3NC(=O)CCc3cc2)cccc1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spirin</text:p>
          </table:table-cell>
          <table:table-cell table:style-name="ce19" office:value-type="string" calcext:value-type="string">
            <text:p>O(c1c(cccc1)C(=O)O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azanavir</text:p>
          </table:table-cell>
          <table:table-cell table:style-name="ce19" office:value-type="string" calcext:value-type="string">
            <text:p>O[C@H]([C@@H](NC(=O)[C@@H](NC(=O)OC)C(C)(C)C)Cc1ccccc1)CN(NC(=O)[C@@H](NC(=O)OC)C(C)(C)C)Cc1ccc(cc1)c1n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enolol</text:p>
          </table:table-cell>
          <table:table-cell table:style-name="ce19" office:value-type="string" calcext:value-type="string">
            <text:p>O(C[C@@H](O)CNC(C)C)c1ccc(cc1)CC(=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omoxetine</text:p>
          </table:table-cell>
          <table:table-cell table:style-name="ce19" office:value-type="string" calcext:value-type="string">
            <text:p>O([C@H](CCNC)c1ccccc1)c1c(c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orvastatin</text:p>
          </table:table-cell>
          <table:table-cell table:style-name="ce19" office:value-type="string" calcext:value-type="string">
            <text:p>Fc1ccc(c2n(c(C(C)C)c(c2c2ccccc2)C(=O)Nc2ccccc2)CC[C@@H](O)C[C@@H](O)CC(=O)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ovaquone</text:p>
          </table:table-cell>
          <table:table-cell table:style-name="ce19" office:value-type="string" calcext:value-type="string">
            <text:p>Clc1ccc([C@H]2CC[C@@H](CC2)C2=C(O)c3c(C(=O)C2=O)cccc3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racurium</text:p>
          </table:table-cell>
          <table:table-cell table:style-name="ce19" office:value-type="string" calcext:value-type="string">
            <text:p>O(c1cc2[C@H]([N+](CCc2cc1OC)(CCC(=O)OCCCCCOC(=O)CC[N+]1([C@@H](c2c(CC1)cc(OC)c(OC)c2)Cc1cc(OC)c(OC)cc1)C)C)Cc1cc(OC)c(OC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razine</text:p>
          </table:table-cell>
          <table:table-cell table:style-name="ce19" office:value-type="string" calcext:value-type="string">
            <text:p>Clc1nc(NC(C)C)nc(NCC)n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tropine</text:p>
          </table:table-cell>
          <table:table-cell table:style-name="ce19" office:value-type="string" calcext:value-type="string">
            <text:p>O([C@H]1C[C@@H]2N([C@@H](CC2)C1)C)C(=O)[C@@H](c1ccccc1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acitidine</text:p>
          </table:table-cell>
          <table:table-cell table:style-name="ce19" office:value-type="string" calcext:value-type="string">
            <text:p>O1[C@@H]([C@@H](O)[C@@H](O)[C@@H]1n1c(=O)nc(nc1)N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atadine</text:p>
          </table:table-cell>
          <table:table-cell table:style-name="ce19" office:value-type="string" calcext:value-type="string">
            <text:p>N1(CCC(=C2c3c(CCc4c2nccc4)cccc3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athioprine</text:p>
          </table:table-cell>
          <table:table-cell table:style-name="ce19" office:value-type="string" calcext:value-type="string">
            <text:p>S(c1n(cnc1N(=O)=O)C)c1ncnc2nc[nH]c1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elaic acid</text:p>
          </table:table-cell>
          <table:table-cell table:style-name="ce19" office:value-type="string" calcext:value-type="string">
            <text:p>OC(=O)CCCCCC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elastine</text:p>
          </table:table-cell>
          <table:table-cell table:style-name="ce19" office:value-type="string" calcext:value-type="string">
            <text:p>Clc1ccc(Cc2nn([C@H]3CCCN(CC3)C)c(=O)c3c2cccc3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ithromycin</text:p>
          </table:table-cell>
          <table:table-cell table:style-name="ce19" office:value-type="string" calcext:value-type="string">
            <text:p>O([C@@H]1[C@H]([C@H](O[C@@H]2O[C@H]([C@H](O)[C@](OC)(C2)C)C)[C@H](C(=O)O[C@@H]([C@@](O)([C@H](O)[C@H](N(C[C@@H](C[C@]1(O)C)C)C)C)C)CC)C)C)[C@@H]1O[C@@H](C[C@H](N(C)C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locillin</text:p>
          </table:table-cell>
          <table:table-cell table:style-name="ce19" office:value-type="string" calcext:value-type="string">
            <text:p>S1[C@H]2N([C@H](C1(C)C)C(=O)O)C(=O)[C@H]2NC(=O)[C@H](NC(=O)N1CCNC1=O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ztreonam</text:p>
          </table:table-cell>
          <table:table-cell table:style-name="ce19" office:value-type="string" calcext:value-type="string">
            <text:p>S(=O)(=O)(O)N1[C@H]([C@H](NC(=O)/C(=N\OC(C)(C)C(=O)O)/c2nc(sc2)N)C1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acampicillin</text:p>
          </table:table-cell>
          <table:table-cell table:style-name="ce19" office:value-type="string" calcext:value-type="string">
            <text:p>S1[C@H]2N([C@H](C1(C)C)C(=O)O[C@@H](OC(=O)OCC)C)C(=O)[C@H]2NC(=O)[C@H](N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acitracin</text:p>
          </table:table-cell>
          <table:table-cell table:style-name="ce19" office:value-type="string" calcext:value-type="string">
            <text:p>S1C(=N[C@@H](C(=O)N[C@@H](CC(C)C)C(=O)N[C@@H](C(=O)N[C@@H]([C@@H](CC)C)C(=O)N[C@H]2CCCCNC(=O)[C@H](NC(=O)[C@H](NC(=O)[C@@H](NC(=O)[C@@H](NC(=O)[C@@H](NC(=O)[C@@H](NC2=O)CCCN)[C@@H](CC)C)Cc2ccccc2)Cc2[nH]cnc2)CC(=O)O)CC(=O)N)CCC(=O)O)C1)[C@@H](N)[C@@H](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aclofen</text:p>
          </table:table-cell>
          <table:table-cell table:style-name="ce19" office:value-type="string" calcext:value-type="string">
            <text:p>Clc1ccc([C@@H](CC(=O)O)C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alsalazide</text:p>
          </table:table-cell>
          <table:table-cell table:style-name="ce19" office:value-type="string" calcext:value-type="string">
            <text:p>O=C(NCCC(=O)O)c1ccc(N/N=C/2\C=C(C(=O)C=C2)C(=O)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clomethasone</text:p>
          </table:table-cell>
          <table:table-cell table:style-name="ce19" office:value-type="string" calcext:value-type="string">
            <text:p>Cl[C@@]12[C@H]([C@H]3[C@@]([C@](O)([C@H](C3)C)C(=O)CO)(C[C@@H]1O)C)CC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azepril</text:p>
          </table:table-cell>
          <table:table-cell table:style-name="ce19" office:value-type="string" calcext:value-type="string">
            <text:p>O=C1N(c2c(CC[C@@H]1N[C@@H](CCc1ccccc1)C(=O)OCC)cccc2)C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damustine</text:p>
          </table:table-cell>
          <table:table-cell table:style-name="ce19" office:value-type="string" calcext:value-type="string">
            <text:p>ClCCN(c1cc2nc(n(c2cc1)C)CCCC(=O)O)CC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droflumethiazide</text:p>
          </table:table-cell>
          <table:table-cell table:style-name="ce19" office:value-type="string" calcext:value-type="string">
            <text:p>S1(=O)(=O)N[C@@H](Nc2c1cc(S(=O)(=O)N)c(c2)C(F)(F)F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oxaprofen</text:p>
          </table:table-cell>
          <table:table-cell table:style-name="ce19" office:value-type="string" calcext:value-type="string">
            <text:p>Clc1ccc(c2oc3c(n2)cc([C@@H](C)C(=O)O)cc3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oxinate</text:p>
          </table:table-cell>
          <table:table-cell table:style-name="ce19" office:value-type="string" calcext:value-type="string">
            <text:p>O(CCN(CC)CC)C(=O)c1cc(OCCCC)c(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tazepam</text:p>
          </table:table-cell>
          <table:table-cell table:style-name="ce19" office:value-type="string" calcext:value-type="string">
            <text:p>s1c2c(CCCC2)c2=C(NCC(=O)N=c12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tiromide</text:p>
          </table:table-cell>
          <table:table-cell table:style-name="ce19" office:value-type="string" calcext:value-type="string">
            <text:p>O=C(Nc1ccc(cc1)C(=O)O)[C@@H](NC(=O)c1ccccc1)Cc1cc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arone</text:p>
          </table:table-cell>
          <table:table-cell table:style-name="ce19" office:value-type="string" calcext:value-type="string">
            <text:p>o1c(c(c2c1cccc2)C(=O)c1ccc(O)cc1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bromarone</text:p>
          </table:table-cell>
          <table:table-cell table:style-name="ce19" office:value-type="string" calcext:value-type="string">
            <text:p>Brc1cc(C(=O)c2c3c(oc2CC)cccc3)cc(Br)c1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idine</text:p>
          </table:table-cell>
          <table:table-cell table:style-name="ce19" office:value-type="string" calcext:value-type="string">
            <text:p>Clc1cc(c2cc(Cl)c(/N=N/[C@@H](C(=O)Nc3ccccc3)C(=O)C)cc2)ccc1/N=N/[C@@H](C(=O)Nc1ccccc1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oic acid</text:p>
          </table:table-cell>
          <table:table-cell table:style-name="ce19" office:value-type="string" calcext:value-type="string">
            <text:p>OC(=O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onatate</text:p>
          </table:table-cell>
          <table:table-cell table:style-name="ce19" office:value-type="string" calcext:value-type="string">
            <text:p>O(CCOCCOCCOCCOCCOC)CCOCCOCCOCCOC(=O)c1ccc(NCCC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phetamine</text:p>
          </table:table-cell>
          <table:table-cell table:style-name="ce19" office:value-type="string" calcext:value-type="string">
            <text:p>N([C@@H](Cc1ccccc1)C)(Cc1c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quinamide</text:p>
          </table:table-cell>
          <table:table-cell table:style-name="ce19" office:value-type="string" calcext:value-type="string">
            <text:p>O([C@H]1[C@@H](CN2[C@@H](C1)c1c(CC2)cc(OC)c(OC)c1)C(=O)N(CC)CC)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nzthiazide</text:p>
          </table:table-cell>
          <table:table-cell table:style-name="ce19" office:value-type="string" calcext:value-type="string">
            <text:p>Clc1c(S(=O)(=O)N)cc2S(=O)(=O)N=C(Nc2c1)CSC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pridil</text:p>
          </table:table-cell>
          <table:table-cell table:style-name="ce19" office:value-type="string" calcext:value-type="string">
            <text:p>O(C[C@@H](N1CCCC1)CN(Cc1ccccc1)c1ccccc1)C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ta-carotene</text:p>
          </table:table-cell>
          <table:table-cell table:style-name="ce19" office:value-type="string" calcext:value-type="string">
            <text:p>C1(CCCC(=C1/C=C/C(=C/C=C/C(=C/C=C/C=C(/C=C/C=C(/C=C/C1=C(CCCC1(C)C)C)\C)\C)/C)/C)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taine</text:p>
          </table:table-cell>
          <table:table-cell table:style-name="ce19" office:value-type="string" calcext:value-type="string">
            <text:p>OC(=O)C[N+](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taxolol</text:p>
          </table:table-cell>
          <table:table-cell table:style-name="ce19" office:value-type="string" calcext:value-type="string">
            <text:p>O(CC1CC1)CCc1ccc(OC[C@@H](O)CNC(C)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thanechol</text:p>
          </table:table-cell>
          <table:table-cell table:style-name="ce19" office:value-type="string" calcext:value-type="string">
            <text:p>O([C@@H](C[N+](C)(C)C)C)C(=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thanidine</text:p>
          </table:table-cell>
          <table:table-cell table:style-name="ce19" office:value-type="string" calcext:value-type="string">
            <text:p>N(Cc1ccccc1)/C(=N/C)/N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xarotene</text:p>
          </table:table-cell>
          <table:table-cell table:style-name="ce19" office:value-type="string" calcext:value-type="string">
            <text:p>OC(=O)c1ccc(C(=C)c2cc3C(CCC(c3cc2C)(C)C)(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ezafibrate</text:p>
          </table:table-cell>
          <table:table-cell table:style-name="ce19" office:value-type="string" calcext:value-type="string">
            <text:p>Clc1ccc(C(=O)NCCc2ccc(OC(C)(C)C(=O)O)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icalutamide</text:p>
          </table:table-cell>
          <table:table-cell table:style-name="ce19" office:value-type="string" calcext:value-type="string">
            <text:p>S(=O)(=O)(C[C@](O)(C)C(=O)Nc1cc(c(cc1)C#N)C(F)(F)F)c1ccc(F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imatoprost</text:p>
          </table:table-cell>
          <table:table-cell table:style-name="ce19" office:value-type="string" calcext:value-type="string">
            <text:p>O[C@@H]1[C@@H]([C@H]([C@H](O)C1)/C=C/[C@@H](O)CCc1ccccc1)C/C=C\CCCC(=O)N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iperiden</text:p>
          </table:table-cell>
          <table:table-cell table:style-name="ce19" office:value-type="string" calcext:value-type="string">
            <text:p>O[C@@]([C@H]1[C@H]2C[C@@H](C1)C=C2)(CCN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isoprolol</text:p>
          </table:table-cell>
          <table:table-cell table:style-name="ce19" office:value-type="string" calcext:value-type="string">
            <text:p>O(C[C@@H](O)CNC(C)C)c1ccc(COCCOC(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itolterol</text:p>
          </table:table-cell>
          <table:table-cell table:style-name="ce19" office:value-type="string" calcext:value-type="string">
            <text:p>O[C@@H](CNC(C)(C)C)c1cc(OC(=O)c2ccc(cc2)C)c(OC(=O)c2ccc(cc2)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ivalirudin</text:p>
          </table:table-cell>
          <table:table-cell table:style-name="ce19" office:value-type="string" calcext:value-type="string">
            <text:p>O=C(N1[C@@H](CCC1)C(=O)N[C@@H](CCC(=O)O)C(=O)N[C@@H](CCC(=O)O)C(=O)N[C@@H](Cc1ccc(O)cc1)C(=O)N[C@@H](CC(C)C)C(=O)O)[C@@H](NC(=O)[C@@H](NC(=O)[C@@H](NC(=O)[C@@H](NC(=O)[C@@H](NC(=O)CNC(=O)[C@@H](NC(=O)CNC(=O)CNC(=O)CNC(=O)CNC(=O)[C@H]1N(CCC1)C(=O)[C@@H](NC(=O)[C@H]1N(CCC1)C(=O)[C@H](N)Cc1ccccc1)CCCNC(=N)N)CC(=O)N)CC(=O)O)Cc1ccccc1)CCC(=O)O)CCC(=O)O)[C@H](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ortezomib</text:p>
          </table:table-cell>
          <table:table-cell table:style-name="ce19" office:value-type="string" calcext:value-type="string">
            <text:p>O=C(N[C@H](CC(C)C)B(O)O)[C@H](NC(=O)c1nccnc1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osentan</text:p>
          </table:table-cell>
          <table:table-cell table:style-name="ce19" office:value-type="string" calcext:value-type="string">
            <text:p>S(=O)(=O)(Nc1nc(nc(OCCO)c1Oc1c(OC)cccc1)c1ncccn1)c1ccc(C(C)(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etylium</text:p>
          </table:table-cell>
          <table:table-cell table:style-name="ce19" office:value-type="string" calcext:value-type="string">
            <text:p>Brc1c(C[N+](CC)(C)C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imonidine</text:p>
          </table:table-cell>
          <table:table-cell table:style-name="ce19" office:value-type="string" calcext:value-type="string">
            <text:p>Brc1c(NC2=NCCN2)ccc2nccnc1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omfenac</text:p>
          </table:table-cell>
          <table:table-cell table:style-name="ce19" office:value-type="string" calcext:value-type="string">
            <text:p>Brc1ccc(C(=O)c2c(N)c(CC(=O)O)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omocriptine</text:p>
          </table:table-cell>
          <table:table-cell table:style-name="ce19" office:value-type="string" calcext:value-type="string">
            <text:p>Brc1[nH]c2c3c(C4=C[C@@H](C(=O)N[C@@]5(O[C@]6(O)N([C@H](C(=O)N7[C@H]6CCC7)CC(C)C)C5=O)C(C)C)CN([C@@H]4Cc13)C)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omodichloromethane</text:p>
          </table:table-cell>
          <table:table-cell table:style-name="ce19" office:value-type="string" calcext:value-type="string">
            <text:p>BrC(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omoform</text:p>
          </table:table-cell>
          <table:table-cell table:style-name="ce19" office:value-type="string" calcext:value-type="string">
            <text:p>BrC(Br)Br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ompheniramine</text:p>
          </table:table-cell>
          <table:table-cell table:style-name="ce19" office:value-type="string" calcext:value-type="string">
            <text:p>Brc1ccc([C@H](CCN(C)C)c2n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opirimine</text:p>
          </table:table-cell>
          <table:table-cell table:style-name="ce19" office:value-type="string" calcext:value-type="string">
            <text:p>Brc1c([nH]c(nc1=O)N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roxuridine</text:p>
          </table:table-cell>
          <table:table-cell table:style-name="ce19" office:value-type="string" calcext:value-type="string">
            <text:p>Brc1cn([C@@H]2O[C@@H]([C@@H](O)C2)CO)c(=O)[nH]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clizine</text:p>
          </table:table-cell>
          <table:table-cell table:style-name="ce19" office:value-type="string" calcext:value-type="string">
            <text:p>Clc1ccc([C@H](N2CCN(CC2)Cc2ccc(C(C)(C)C)cc2)c2c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desonide</text:p>
          </table:table-cell>
          <table:table-cell table:style-name="ce19" office:value-type="string" calcext:value-type="string">
            <text:p>O1[C@]2([C@@]3([C@H]([C@H]4[C@H]([C@@H](O)C3)[C@@]3(C(=CC(=O)C=C3)CC4)C)C[C@H]2O[C@H]1CCC)C)C(=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metanide</text:p>
          </table:table-cell>
          <table:table-cell table:style-name="ce19" office:value-type="string" calcext:value-type="string">
            <text:p>S(=O)(=O)(N)c1c(Oc2ccccc2)c(NCCCC)cc(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pivacaine</text:p>
          </table:table-cell>
          <table:table-cell table:style-name="ce19" office:value-type="string" calcext:value-type="string">
            <text:p>O=C(Nc1c(cccc1C)C)[C@H]1N(CCCC1)C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prenorphine</text:p>
          </table:table-cell>
          <table:table-cell table:style-name="ce19" office:value-type="string" calcext:value-type="string">
            <text:p>O1[C@@H]2[C@]34[C@]5(C[C@@H]([C@]2(OC)CC5)[C@](O)(C(C)(C)C)C)[C@H](N(CC3)CC2CC2)Cc2c4c1c(O)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propion</text:p>
          </table:table-cell>
          <table:table-cell table:style-name="ce19" office:value-type="string" calcext:value-type="string">
            <text:p>Clc1cc(C(=O)[C@@H](NC(C)(C)C)C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spirone</text:p>
          </table:table-cell>
          <table:table-cell table:style-name="ce19" office:value-type="string" calcext:value-type="string">
            <text:p>O=C1N(C(=O)CC2(CCCC2)C1)CCCCN1CCN(CC1)c1ncccn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sulfan</text:p>
          </table:table-cell>
          <table:table-cell table:style-name="ce19" office:value-type="string" calcext:value-type="string">
            <text:p>S(=O)(=O)(OCCCCOS(=O)(=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tenafine</text:p>
          </table:table-cell>
          <table:table-cell table:style-name="ce19" office:value-type="string" calcext:value-type="string">
            <text:p>N(Cc1ccc(C(C)(C)C)cc1)(Cc1c2c(ccc1)cccc2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toconazole</text:p>
          </table:table-cell>
          <table:table-cell table:style-name="ce19" office:value-type="string" calcext:value-type="string">
            <text:p>Clc1c(S[C@@H](CCc2ccc(Cl)cc2)Cn2ccnc2)c(Cl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Butorphanol</text:p>
          </table:table-cell>
          <table:table-cell table:style-name="ce19" office:value-type="string" calcext:value-type="string">
            <text:p>O[C@@]12[C@@]3(CCN([C@H]1Cc1c3cc(O)cc1)CC1CCC1)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ffeine</text:p>
          </table:table-cell>
          <table:table-cell table:style-name="ce19" office:value-type="string" calcext:value-type="string">
            <text:p>O=c1n(c(=O)n(c2ncn(c12)C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lcifediol</text:p>
          </table:table-cell>
          <table:table-cell table:style-name="ce19" office:value-type="string" calcext:value-type="string">
            <text:p>OC(CCC[C@H]([C@@H]1[C@@]2([C@@H](CC1)/C(=C/C=C\1/C[C@@H](O)CCC1=C)/CCC2)C)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lcipotriene</text:p>
          </table:table-cell>
          <table:table-cell table:style-name="ce19" office:value-type="string" calcext:value-type="string">
            <text:p>O[C@@H](C1CC1)/C=C/[C@H]([C@@H]1[C@@]2([C@@H](CC1)/C(=C/C=C\1/C[C@@H](O)C[C@H](O)C1=C)/CCC2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lcitriol</text:p>
          </table:table-cell>
          <table:table-cell table:style-name="ce19" office:value-type="string" calcext:value-type="string">
            <text:p>OC(CCC[C@H]([C@@H]1[C@@]2([C@@H](CC1)/C(=C/C=C\1/C[C@@H](O)C[C@H](O)C1=C)/CCC2)C)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mphor</text:p>
          </table:table-cell>
          <table:table-cell table:style-name="ce19" office:value-type="string" calcext:value-type="string">
            <text:p>O=C1[C@@]2(C([C@@H](CC2)C1)(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ndesartan cilexetil</text:p>
          </table:table-cell>
          <table:table-cell table:style-name="ce19" office:value-type="string" calcext:value-type="string">
            <text:p>O(C1CCCCC1)C(=O)O[C@@H](OC(=O)c1c2n(Cc3ccc(cc3)c3c(cccc3)c3n[nH]nn3)c(OCC)nc2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pecitabine</text:p>
          </table:table-cell>
          <table:table-cell table:style-name="ce19" office:value-type="string" calcext:value-type="string">
            <text:p>Fc1cn([C@@H]2O[C@@H]([C@@H](O)[C@H]2O)C)c(=O)nc1NC(=O)OCC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prolactam</text:p>
          </table:table-cell>
          <table:table-cell table:style-name="ce19" office:value-type="string" calcext:value-type="string">
            <text:p>O=C1N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ptafol</text:p>
          </table:table-cell>
          <table:table-cell table:style-name="ce19" office:value-type="string" calcext:value-type="string">
            <text:p>ClC(Cl)(SN1C(=O)[C@H]2[C@@H](CC=CC2)C1=O)C(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ptopril</text:p>
          </table:table-cell>
          <table:table-cell table:style-name="ce19" office:value-type="string" calcext:value-type="string">
            <text:p>SC[C@H](C(=O)N1[C@@H](CCC1)C(=O)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bachol</text:p>
          </table:table-cell>
          <table:table-cell table:style-name="ce19" office:value-type="string" calcext:value-type="string">
            <text:p>O(CC[N+](C)(C)C)C(=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bamazepine</text:p>
          </table:table-cell>
          <table:table-cell table:style-name="ce19" office:value-type="string" calcext:value-type="string">
            <text:p>O=C(N1c2c(C=Cc3c1cccc3)cccc2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benicillin</text:p>
          </table:table-cell>
          <table:table-cell table:style-name="ce19" office:value-type="string" calcext:value-type="string">
            <text:p>S1[C@H]2N([C@H](C1(C)C)C(=O)O)C(=O)[C@H]2NC(=O)[C@@H](c1ccc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bimazole</text:p>
          </table:table-cell>
          <table:table-cell table:style-name="ce19" office:value-type="string" calcext:value-type="string">
            <text:p>S=c1n(ccn1C(=O)O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binoxamine</text:p>
          </table:table-cell>
          <table:table-cell table:style-name="ce19" office:value-type="string" calcext:value-type="string">
            <text:p>Clc1ccc([C@H](OCCN(C)C)c2n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boprost</text:p>
          </table:table-cell>
          <table:table-cell table:style-name="ce19" office:value-type="string" calcext:value-type="string">
            <text:p>O[C@@H]1[C@@H]([C@H]([C@H](O)C1)/C=C/[C@@](O)(CCCCC)C)C/C=C\CC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butamide</text:p>
          </table:table-cell>
          <table:table-cell table:style-name="ce19" office:value-type="string" calcext:value-type="string">
            <text:p>S(=O)(=O)(NC(=O)NCCCC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isoprodol</text:p>
          </table:table-cell>
          <table:table-cell table:style-name="ce19" office:value-type="string" calcext:value-type="string">
            <text:p>O(C[C@](CCC)(COC(=O)N)C)C(=O)N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mustine</text:p>
          </table:table-cell>
          <table:table-cell table:style-name="ce19" office:value-type="string" calcext:value-type="string">
            <text:p>ClCCN(N=O)C(=O)NC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profen</text:p>
          </table:table-cell>
          <table:table-cell table:style-name="ce19" office:value-type="string" calcext:value-type="string">
            <text:p>Clc1cc2c3c([nH]c2cc1)cc([C@@H](C)C(=O)O)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teolol</text:p>
          </table:table-cell>
          <table:table-cell table:style-name="ce19" office:value-type="string" calcext:value-type="string">
            <text:p>O(C[C@@H](O)CNC(C)(C)C)c1c2CCC(=O)Nc2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rvedilol</text:p>
          </table:table-cell>
          <table:table-cell table:style-name="ce19" office:value-type="string" calcext:value-type="string">
            <text:p>O(c1c2c3c([nH]c2ccc1)cccc3)C[C@H](O)CNCCOc1c(OC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aspofungin</text:p>
          </table:table-cell>
          <table:table-cell table:style-name="ce19" office:value-type="string" calcext:value-type="string">
            <text:p>O[C@@H]1[C@@H]2N(CC1)C(=O)[C@@H](NC(=O)[C@@H](NC(=O)[C@H]1N(C[C@H](O)C1)C(=O)[C@H](NC(=O)[C@@H](NC(=O)CCCCCCCC[C@H](C[C@@H](CC)C)C)C[C@@H](O)[C@@H](NC2=O)NCCN)[C@H](O)C)[C@H](O)[C@@H](O)c1ccc(O)cc1)[C@H](O)C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aclor</text:p>
          </table:table-cell>
          <table:table-cell table:style-name="ce19" office:value-type="string" calcext:value-type="string">
            <text:p>ClC1=C(N2[C@H](SC1)[C@H](NC(=O)[C@H](N)c1ccccc1)C2=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adroxil</text:p>
          </table:table-cell>
          <table:table-cell table:style-name="ce19" office:value-type="string" calcext:value-type="string">
            <text:p>S1[C@H]2N(C(=O)[C@H]2NC(=O)[C@H](N)c2ccc(O)cc2)C(=C(C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amandole</text:p>
          </table:table-cell>
          <table:table-cell table:style-name="ce19" office:value-type="string" calcext:value-type="string">
            <text:p>S1[C@H]2N(C(=O)[C@H]2NC(=O)[C@H](O)c2ccccc2)C(=C(C1)CSc1n(nnn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azolin</text:p>
          </table:table-cell>
          <table:table-cell table:style-name="ce19" office:value-type="string" calcext:value-type="string">
            <text:p>S1[C@@H]2N(C(=O)[C@H]2NC(=O)Cn2nnnc2)C(=C(C1)CSc1sc(nn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dinir</text:p>
          </table:table-cell>
          <table:table-cell table:style-name="ce19" office:value-type="string" calcext:value-type="string">
            <text:p>S1[C@H]2N(C(=O)[C@H]2NC(=O)/C(=N\O)/c2nc(sc2)N)C(=C(C1)C=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ditoren pivoxil</text:p>
          </table:table-cell>
          <table:table-cell table:style-name="ce19" office:value-type="string" calcext:value-type="string">
            <text:p>S1[C@H]2N(C(=O)[C@H]2NC(=O)/C(=N\OC)/c2nc(sc2)N)C(=C(C1)/C=C\c1scnc1C)C(=O)OCOC(=O)C(C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epime</text:p>
          </table:table-cell>
          <table:table-cell table:style-name="ce19" office:value-type="string" calcext:value-type="string">
            <text:p>S1[C@H]2N(C(=C(C[N+]3(CCCC3)C)C1)C(=O)O)C(=O)[C@H]2NC(=O)/C(=N\OC)/c1nc(sc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ixime</text:p>
          </table:table-cell>
          <table:table-cell table:style-name="ce19" office:value-type="string" calcext:value-type="string">
            <text:p>S1[C@H]2N(C(=O)[C@H]2NC(=O)/C(=N/OCC(=O)O)/c2nc(sc2)N)C(=C(C1)C=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menoxime</text:p>
          </table:table-cell>
          <table:table-cell table:style-name="ce19" office:value-type="string" calcext:value-type="string">
            <text:p>S1[C@H]2N(C(=O)[C@H]2NC(=O)/C(=N\OC)/c2nc(sc2)N)C(=C(C1)CSc1n(nnn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metazole</text:p>
          </table:table-cell>
          <table:table-cell table:style-name="ce19" office:value-type="string" calcext:value-type="string">
            <text:p>S1[C@H]2N(C(=O)[C@@]2(OC)NC(=O)CSCC#N)C(=C(C1)CSc1n(nnn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dizime</text:p>
          </table:table-cell>
          <table:table-cell table:style-name="ce19" office:value-type="string" calcext:value-type="string">
            <text:p>S1[C@H]2N(C(=O)[C@H]2NC(=O)/C(=N\OC)/c2nc(sc2)N)C(=C(C1)CSc1sc(c(n1)C)CC(=O)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nicid</text:p>
          </table:table-cell>
          <table:table-cell table:style-name="ce19" office:value-type="string" calcext:value-type="string">
            <text:p>S1[C@H]2N(C(=O)[C@H]2NC(=O)[C@H](O)c2ccccc2)C(=C(C1)CSc1n(nnn1)CS(=O)(=O)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perazone</text:p>
          </table:table-cell>
          <table:table-cell table:style-name="ce19" office:value-type="string" calcext:value-type="string">
            <text:p>S1[C@H]2N(C(=O)[C@H]2NC(=O)[C@H](NC(=O)N2CCN(C(=O)C2=O)CC)c2ccc(O)cc2)C(=C(C1)CSc1n(nnn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ranide</text:p>
          </table:table-cell>
          <table:table-cell table:style-name="ce19" office:value-type="string" calcext:value-type="string">
            <text:p>S1[C@H]2N(C(=O)[C@H]2NC(=O)Cc2c(CN)cccc2)C(=C(C1)CSc1n(nnn1)CC(=O)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taxime</text:p>
          </table:table-cell>
          <table:table-cell table:style-name="ce19" office:value-type="string" calcext:value-type="string">
            <text:p>S1[C@@H]2N(C(=O)[C@@H]2NC(=O)/C(=N\OC)/c2nc(sc2)N)C(=C(C1)COC(=O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tetan</text:p>
          </table:table-cell>
          <table:table-cell table:style-name="ce19" office:value-type="string" calcext:value-type="string">
            <text:p>S1[C@H]2N(C(=O)[C@@]2(OC)NC(=O)[C@H]2S/C(=C(/C(=O)N)\C(=O)O)/S2)C(=C(C1)CSc1n(nnn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tiam</text:p>
          </table:table-cell>
          <table:table-cell table:style-name="ce19" office:value-type="string" calcext:value-type="string">
            <text:p>S1[C@H]2N(C(=O)[C@H]2NC(=O)Cc2nc(sc2)N)C(=C(C1)CSc1n(nnn1)CCN(C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oxitin</text:p>
          </table:table-cell>
          <table:table-cell table:style-name="ce19" office:value-type="string" calcext:value-type="string">
            <text:p>S1[C@H]2N(C(=O)[C@@]2(OC)NC(=O)Cc2sccc2)C(=C(C1)COC(=O)N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pirome</text:p>
          </table:table-cell>
          <table:table-cell table:style-name="ce19" office:value-type="string" calcext:value-type="string">
            <text:p>S1[C@H]2N(C(=O)[C@H]2NC(=O)/C(=N/OC)/c2nc(sc2)N)C(=C(C1)C[n+]1c2CCCc2c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podoxime proxetil</text:p>
          </table:table-cell>
          <table:table-cell table:style-name="ce19" office:value-type="string" calcext:value-type="string">
            <text:p>S1[C@H]2N(C(=O)[C@H]2NC(=O)/C(=N\OC)/c2nc(sc2)N)C(=C(C1)COC)C(=O)O[C@@H](OC(=O)OC(C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prozil</text:p>
          </table:table-cell>
          <table:table-cell table:style-name="ce19" office:value-type="string" calcext:value-type="string">
            <text:p>S1[C@H]2N(C(=O)[C@H]2NC(=O)[C@H](N)c2ccc(O)cc2)C(=C(C1)/C=C/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sulodin</text:p>
          </table:table-cell>
          <table:table-cell table:style-name="ce19" office:value-type="string" calcext:value-type="string">
            <text:p>S1[C@@H]2N(C(=O)[C@H]2NC(=O)[C@H](S(=O)(=O)O)c2ccccc2)C(=C(C1)C[n+]1ccc(cc1)C(=O)N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tazidime</text:p>
          </table:table-cell>
          <table:table-cell table:style-name="ce19" office:value-type="string" calcext:value-type="string">
            <text:p>S1[C@H]2N(C(=O)[C@H]2NC(=O)/C(=N\OC(C)(C)C(=O)O)/c2nc(sc2)N)C(=C(C1)C[n+]1ccc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tibuten</text:p>
          </table:table-cell>
          <table:table-cell table:style-name="ce19" office:value-type="string" calcext:value-type="string">
            <text:p>S1[C@H]2N(C(=O)[C@H]2NC(=O)/C(=C\CC(=O)O)/c2nc(sc2)N)C(=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tizoxime</text:p>
          </table:table-cell>
          <table:table-cell table:style-name="ce19" office:value-type="string" calcext:value-type="string">
            <text:p>S1[C@H]2N(C(=O)[C@H]2NC(=O)/C(=N\OC)/c2nc(sc2)N)C(=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triaxone</text:p>
          </table:table-cell>
          <table:table-cell table:style-name="ce19" office:value-type="string" calcext:value-type="string">
            <text:p>S1[C@H]2N(C(=O)[C@H]2NC(=O)/C(=N\OC)/c2nc(sc2)N)C(=C(C1)CSc1n([nH]c(=O)c(=O)n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furoxime</text:p>
          </table:table-cell>
          <table:table-cell table:style-name="ce19" office:value-type="string" calcext:value-type="string">
            <text:p>S1[C@H]2N(C(=O)[C@H]2NC(=O)/C(=N\OC)/c2occc2)C(=C(C1)COC(=O)N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lecoxib</text:p>
          </table:table-cell>
          <table:table-cell table:style-name="ce19" office:value-type="string" calcext:value-type="string">
            <text:p>S(=O)(=O)(N)c1ccc(n2nc(cc2c2ccc(cc2)C)C(F)(F)F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phalexin</text:p>
          </table:table-cell>
          <table:table-cell table:style-name="ce19" office:value-type="string" calcext:value-type="string">
            <text:p>S1[C@H]2N(C(=O)[C@H]2NC(=O)[C@H](N)c2ccccc2)C(=C(C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phalothin</text:p>
          </table:table-cell>
          <table:table-cell table:style-name="ce19" office:value-type="string" calcext:value-type="string">
            <text:p>S1[C@H]2N(C(=O)[C@H]2NC(=O)Cc2sccc2)C(=C(C1)COC(=O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phapirin</text:p>
          </table:table-cell>
          <table:table-cell table:style-name="ce19" office:value-type="string" calcext:value-type="string">
            <text:p>S1[C@H]2N(C(=O)[C@H]2NC(=O)CSc2ccncc2)C(=C(C1)COC(=O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phradine</text:p>
          </table:table-cell>
          <table:table-cell table:style-name="ce19" office:value-type="string" calcext:value-type="string">
            <text:p>S1[C@H]2N(C(=O)[C@H]2NC(=O)[C@H](N)C2=CCC=CC2)C(=C(C1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rivastatin</text:p>
          </table:table-cell>
          <table:table-cell table:style-name="ce19" office:value-type="string" calcext:value-type="string">
            <text:p>Fc1ccc(c2c(c(nc(c2/C=C/[C@@H](O)C[C@@H](O)CC(=O)O)C(C)C)C(C)C)C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ruletide</text:p>
          </table:table-cell>
          <table:table-cell table:style-name="ce19" office:value-type="string" calcext:value-type="string">
            <text:p>S(=O)(=O)(Oc1ccc(C[C@H](N)C(=O)N[C@@H]([C@H](O)C)C(=O)NCC(=O)N[C@@H](Cc2c3c([nH]c2)cccc3)C(=O)N[C@H](CCCC)C(=O)N[C@@H](CC(=O)O)C(=O)N[C@@H](Cc2ccccc2)C(=O)N)cc1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tirizine</text:p>
          </table:table-cell>
          <table:table-cell table:style-name="ce19" office:value-type="string" calcext:value-type="string">
            <text:p>Clc1ccc([C@H](N2CCN(CC2)CCOCC(=O)O)c2c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trorelix</text:p>
          </table:table-cell>
          <table:table-cell table:style-name="ce19" office:value-type="string" calcext:value-type="string">
            <text:p>Clc1ccc(C[C@@H](NC(=O)[C@H](NC(=O)C)Cc2cc3c(cc2)cccc3)C(=O)N[C@@H](C(=O)N[C@H](C(=O)N[C@H](C(=O)N[C@@H](C(=O)N[C@H](C(=O)N[C@H](C(=O)N2[C@@H](CCC2)C(=O)N[C@H](C)C(=O)N)CCCN=C(N)N)CC(C)C)CCCNC(=O)N)Cc2ccc(O)cc2)CO)Cc2cccn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evimeline</text:p>
          </table:table-cell>
          <table:table-cell table:style-name="ce19" office:value-type="string" calcext:value-type="string">
            <text:p>S1C[C@@]2(O[C@H]1C)[C@@H]1CCN(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enodiol</text:p>
          </table:table-cell>
          <table:table-cell table:style-name="ce19" office:value-type="string" calcext:value-type="string">
            <text:p>O[C@H]1[C@H]2[C@H]3[C@@]([C@H](CC3)[C@@H](CCC(=O)O)C)(CC[C@@H]2[C@@]2([C@H](C1)C[C@H](O)CC2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ambucil</text:p>
          </table:table-cell>
          <table:table-cell table:style-name="ce19" office:value-type="string" calcext:value-type="string">
            <text:p>ClCCN(c1ccc(CCCC(=O)O)cc1)C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amphenicol</text:p>
          </table:table-cell>
          <table:table-cell table:style-name="ce19" office:value-type="string" calcext:value-type="string">
            <text:p>ClC(Cl)C(=O)N[C@@H]([C@H](O)c1ccc(N(=O)=O)cc1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benside</text:p>
          </table:table-cell>
          <table:table-cell table:style-name="ce19" office:value-type="string" calcext:value-type="string">
            <text:p>Clc1ccc(CSc2ccc(Cl)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decone</text:p>
          </table:table-cell>
          <table:table-cell table:style-name="ce19" office:value-type="string" calcext:value-type="string">
            <text:p>Cl[C@@]12[C@@]3(Cl)[C@]4(Cl)[C@@]5(Cl)[C@@](Cl)([C@@]1(Cl)C4(Cl)Cl)[C@]2(Cl)C(=O)[C@@]35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diazepoxide</text:p>
          </table:table-cell>
          <table:table-cell table:style-name="ce19" office:value-type="string" calcext:value-type="string">
            <text:p>Clc1cc2=C(N(O)C/C(=N/C)/N=c2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hexidine</text:p>
          </table:table-cell>
          <table:table-cell table:style-name="ce19" office:value-type="string" calcext:value-type="string">
            <text:p>Clc1ccc(N/C(=N/C(=N/CCCCCC/N=C(/N=C(/Nc2ccc(Cl)cc2)\N)\N)/N)/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methiazole</text:p>
          </table:table-cell>
          <table:table-cell table:style-name="ce19" office:value-type="string" calcext:value-type="string">
            <text:p>ClCCc1scnc1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mezanone</text:p>
          </table:table-cell>
          <table:table-cell table:style-name="ce19" office:value-type="string" calcext:value-type="string">
            <text:p>Clc1ccc([C@H]2S(=O)(=O)CCC(=O)N2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oform</text:p>
          </table:table-cell>
          <table:table-cell table:style-name="ce19" office:value-type="string" calcext:value-type="string">
            <text:p>ClC(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oprocaine</text:p>
          </table:table-cell>
          <table:table-cell table:style-name="ce19" office:value-type="string" calcext:value-type="string">
            <text:p>Clc1c(C(=O)OCCN(CC)CC)ccc(N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oquine</text:p>
          </table:table-cell>
          <table:table-cell table:style-name="ce19" office:value-type="string" calcext:value-type="string">
            <text:p>Clc1cc2nccc(N[C@@H](CCCN(CC)CC)C)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otoluene</text:p>
          </table:table-cell>
          <table:table-cell table:style-name="ce19" office:value-type="string" calcext:value-type="string">
            <text:p>Cl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otrianisene</text:p>
          </table:table-cell>
          <table:table-cell table:style-name="ce19" office:value-type="string" calcext:value-type="string">
            <text:p>Cl/C(=C(/c1ccc(OC)cc1)\c1ccc(OC)cc1)/c1ccc(O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oxine</text:p>
          </table:table-cell>
          <table:table-cell table:style-name="ce19" office:value-type="string" calcext:value-type="string">
            <text:p>Clc1c2c(nccc2)c(O)c(Cl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phenesin</text:p>
          </table:table-cell>
          <table:table-cell table:style-name="ce19" office:value-type="string" calcext:value-type="string">
            <text:p>Clc1ccc(OC[C@H](O)C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pheniramine</text:p>
          </table:table-cell>
          <table:table-cell table:style-name="ce19" office:value-type="string" calcext:value-type="string">
            <text:p>Clc1ccc([C@H](CCN(C)C)c2n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promazine</text:p>
          </table:table-cell>
          <table:table-cell table:style-name="ce19" office:value-type="string" calcext:value-type="string">
            <text:p>Clc1cc2N(CCCN(C)C)c3c(Sc2cc1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propamide</text:p>
          </table:table-cell>
          <table:table-cell table:style-name="ce19" office:value-type="string" calcext:value-type="string">
            <text:p>Clc1ccc(S(=O)(=O)NC(=O)NCC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prothixene</text:p>
          </table:table-cell>
          <table:table-cell table:style-name="ce19" office:value-type="string" calcext:value-type="string">
            <text:p>Clc1cc2/C(=C/CCN(C)C)/c3c(Sc2cc1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tetracycline</text:p>
          </table:table-cell>
          <table:table-cell table:style-name="ce19" office:value-type="string" calcext:value-type="string">
            <text:p>Clc1c2[C@@](O)([C@H]3C[C@@H]4[C@](O)(C(=O)C3=C(O)c2c(O)cc1)C(=O)/C(=C(\O)/N)/C(=O)[C@H]4N(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thalidone</text:p>
          </table:table-cell>
          <table:table-cell table:style-name="ce19" office:value-type="string" calcext:value-type="string">
            <text:p>Clc1c(S(=O)(=O)N)cc([C@]2(O)NC(=O)c3c2cccc3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lorzoxazone</text:p>
          </table:table-cell>
          <table:table-cell table:style-name="ce19" office:value-type="string" calcext:value-type="string">
            <text:p>Clc1cc2[nH]c(=O)oc2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holestyramine</text:p>
          </table:table-cell>
          <table:table-cell table:style-name="ce19" office:value-type="string" calcext:value-type="string">
            <text:p>Clc1ccc(C(=O)c2ccc(OC(C(=O)NCCS(=O)(=O)O)(C)C)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clesonide</text:p>
          </table:table-cell>
          <table:table-cell table:style-name="ce19" office:value-type="string" calcext:value-type="string">
            <text:p>O1[C@]2([C@@]3([C@H]([C@H]4[C@H]([C@@H](O)C3)[C@@]3(C(=CC(=O)C=C3)CC4)C)C[C@H]2O[C@H]1C1CCCCC1)C)C(=O)COC(=O)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clopirox</text:p>
          </table:table-cell>
          <table:table-cell table:style-name="ce19" office:value-type="string" calcext:value-type="string">
            <text:p>On1c(C2CCCCC2)cc(cc1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dofovir</text:p>
          </table:table-cell>
          <table:table-cell table:style-name="ce19" office:value-type="string" calcext:value-type="string">
            <text:p>P(=O)(O)(O)CO[C@@H](Cn1ccc(nc1=O)N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lnidipine</text:p>
          </table:table-cell>
          <table:table-cell table:style-name="ce19" office:value-type="string" calcext:value-type="string">
            <text:p>O(C(=O)C1=C(NC(=C([C@H]1c1cc(N(=O)=O)ccc1)C(=O)OC/C=C/c1ccccc1)C)C)CCO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lostazol</text:p>
          </table:table-cell>
          <table:table-cell table:style-name="ce19" office:value-type="string" calcext:value-type="string">
            <text:p>O(CCCCc1n(nnn1)C1CCCCC1)c1cc2CCC(=O)N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metidine</text:p>
          </table:table-cell>
          <table:table-cell table:style-name="ce19" office:value-type="string" calcext:value-type="string">
            <text:p>S(Cc1nc[nH]c1C)CCN/C(=N/C)/NC#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nacalcet</text:p>
          </table:table-cell>
          <table:table-cell table:style-name="ce19" office:value-type="string" calcext:value-type="string">
            <text:p>FC(F)(F)c1cc(CCCN[C@@H](c2c3c(ccc2)cccc3)C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noxacin</text:p>
          </table:table-cell>
          <table:table-cell table:style-name="ce19" office:value-type="string" calcext:value-type="string">
            <text:p>O1c2cc3n(nc(c(=O)c3cc2OC1)C(=O)O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profibrate</text:p>
          </table:table-cell>
          <table:table-cell table:style-name="ce19" office:value-type="string" calcext:value-type="string">
            <text:p>ClC1(Cl)[C@@H](C1)c1ccc(OC(C)(C)C(=O)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iprofloxacin</text:p>
          </table:table-cell>
          <table:table-cell table:style-name="ce19" office:value-type="string" calcext:value-type="string">
            <text:p>Fc1c(N2CCNCC2)cc2n(C3CC3)cc(c(=O)c2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adribine</text:p>
          </table:table-cell>
          <table:table-cell table:style-name="ce19" office:value-type="string" calcext:value-type="string">
            <text:p>Clc1nc2n([C@@H]3O[C@@H]([C@@H](O)C3)CO)cnc2c(n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arithromycin</text:p>
          </table:table-cell>
          <table:table-cell table:style-name="ce19" office:value-type="string" calcext:value-type="string">
            <text:p>O([C@@H]1[C@H]([C@H](O[C@@H]2O[C@H]([C@H](O)[C@](OC)(C2)C)C)[C@H](C(=O)O[C@@H]([C@@](O)([C@H](O)[C@H](C(=O)[C@@H](C[C@]1(OC)C)C)C)C)CC)C)C)[C@@H]1O[C@@H](C[C@H](N(C)C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emastine</text:p>
          </table:table-cell>
          <table:table-cell table:style-name="ce19" office:value-type="string" calcext:value-type="string">
            <text:p>Clc1ccc([C@](OCC[C@@H]2N(CCC2)C)(c2ccccc2)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evidipine</text:p>
          </table:table-cell>
          <table:table-cell table:style-name="ce19" office:value-type="string" calcext:value-type="string">
            <text:p>Clc1c([C@H]2C(=C(NC(=C2C(=O)OC)C)C)C(=O)OCOC(=O)CCC)cccc1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idinium</text:p>
          </table:table-cell>
          <table:table-cell table:style-name="ce19" office:value-type="string" calcext:value-type="string">
            <text:p>O([C@H]1[C@@H]2CC[N@+](C1)(CC2)C)C(=O)[C@](O)(c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indamycin</text:p>
          </table:table-cell>
          <table:table-cell table:style-name="ce19" office:value-type="string" calcext:value-type="string">
            <text:p>Cl[C@@H]([C@@H](NC(=O)[C@H]1N(C[C@@H](C1)CCC)C)[C@H]1O[C@H](SC)[C@H](O)[C@@H](O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betasol</text:p>
          </table:table-cell>
          <table:table-cell table:style-name="ce19" office:value-type="string" calcext:value-type="string">
            <text:p>ClCC(=O)[C@]1(OC(=O)CC)[C@@]2([C@H]([C@H]3[C@](F)([C@@H](O)C2)[C@@]2(C(=CC(=O)C=C2)CC3)C)C[C@@H]1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cortolone</text:p>
          </table:table-cell>
          <table:table-cell table:style-name="ce19" office:value-type="string" calcext:value-type="string">
            <text:p>Cl[C@@]12[C@H]([C@H]3[C@@]([C@H]([C@@H](C3)C)C(=O)CO)(C[C@@H]1O)C)C[C@H](F)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farabine</text:p>
          </table:table-cell>
          <table:table-cell table:style-name="ce19" office:value-type="string" calcext:value-type="string">
            <text:p>Clc1nc2n([C@@H]3O[C@@H]([C@@H](O)[C@@H]3F)CO)cnc2c(n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fazimine</text:p>
          </table:table-cell>
          <table:table-cell table:style-name="ce19" office:value-type="string" calcext:value-type="string">
            <text:p>Clc1ccc(n2c3c(nc4c2cccc4)cc(Nc2ccc(Cl)cc2)/c(=N/C(C)C)/c3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fibrate</text:p>
          </table:table-cell>
          <table:table-cell table:style-name="ce19" office:value-type="string" calcext:value-type="string">
            <text:p>Clc1ccc(OC(C)(C)C(=O)OC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metacin</text:p>
          </table:table-cell>
          <table:table-cell table:style-name="ce19" office:value-type="string" calcext:value-type="string">
            <text:p>Clc1ccc(C(=O)c2c3c(n(c2C)CC(=O)O)cc(OC)cc3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mipramine</text:p>
          </table:table-cell>
          <table:table-cell table:style-name="ce19" office:value-type="string" calcext:value-type="string">
            <text:p>Clc1cc2N(CCCN(C)C)c3c(CCc2cc1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nazepam</text:p>
          </table:table-cell>
          <table:table-cell table:style-name="ce19" office:value-type="string" calcext:value-type="string">
            <text:p>Clc1c(C2=NCC(=O)Nc3c2cc(N(=O)=O)cc3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nidine</text:p>
          </table:table-cell>
          <table:table-cell table:style-name="ce19" office:value-type="string" calcext:value-type="string">
            <text:p>Clc1c(NC2=NCCN2)c(Cl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pidogrel</text:p>
          </table:table-cell>
          <table:table-cell table:style-name="ce19" office:value-type="string" calcext:value-type="string">
            <text:p>Clc1c([C@H](N2CCc3sccc3C2)C(=O)OC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razepate</text:p>
          </table:table-cell>
          <table:table-cell table:style-name="ce19" office:value-type="string" calcext:value-type="string">
            <text:p>Clc1cc2C(=N[C@@H](C(=O)Nc2cc1)C(=O)O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tiazepam</text:p>
          </table:table-cell>
          <table:table-cell table:style-name="ce19" office:value-type="string" calcext:value-type="string">
            <text:p>Clc1c(C2=NCC(=O)N(c3sc(cc23)CC)C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trimazole</text:p>
          </table:table-cell>
          <table:table-cell table:style-name="ce19" office:value-type="string" calcext:value-type="string">
            <text:p>Clc1c([C@](n2ccnc2)(c2ccccc2)c2ccccc2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voxamine</text:p>
          </table:table-cell>
          <table:table-cell table:style-name="ce19" office:value-type="string" calcext:value-type="string">
            <text:p>Clc1ccc(/C(=N/OCCN)/CCCC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xacillin</text:p>
          </table:table-cell>
          <table:table-cell table:style-name="ce19" office:value-type="string" calcext:value-type="string">
            <text:p>Clc1c(c2noc(c2C(=O)N[C@H]2[C@H]3SC([C@@H](N3C2=O)C(=O)O)(C)C)C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lozapine</text:p>
          </table:table-cell>
          <table:table-cell table:style-name="ce19" office:value-type="string" calcext:value-type="string">
            <text:p>Clc1cc2NC(=c3c(=Nc2cc1)cccc3)N1CCN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oenzyme q10</text:p>
          </table:table-cell>
          <table:table-cell table:style-name="ce19" office:value-type="string" calcext:value-type="string">
            <text:p>O(C1=C(OC)C(=O)C(=C(C/C=C(/CC/C=C(/CC/C=C(/CC/C=C(/CC/C=C(/CC/C=C(/CC/C=C(/CC/C=C(/CC/C=C(/CCC=C(C)C)\C)\C)\C)\C)\C)\C)\C)\C)\C)C1=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olchicine</text:p>
          </table:table-cell>
          <table:table-cell table:style-name="ce19" office:value-type="string" calcext:value-type="string">
            <text:p>O(c1c2c(CC[C@H](NC(=O)C)c3c2ccc(OC)c(=O)c3)cc(OC)c1O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olistimethate sodium</text:p>
          </table:table-cell>
          <table:table-cell table:style-name="ce19" office:value-type="string" calcext:value-type="string">
            <text:p>S(=O)(=O)(O)CNCC[C@H]1NC(=O)[C@@H](NC(=O)[C@H](NC(=O)[C@H](NC(=O)[C@@H](NC(=O)CCCC[C@@H](CC)C)CCNCS(=O)(=O)O)[C@H](O)C)CCNCS(=O)(=O)O)CCNC(=O)[C@@H](NC(=O)[C@@H](NC(=O)[C@@H](NC(=O)[C@@H](NC(=O)[C@@H](NC1=O)CC(C)C)CC(C)C)CCNCS(=O)(=O)O)CCNCS(=O)(=O)O)[C@H](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onivaptan</text:p>
          </table:table-cell>
          <table:table-cell table:style-name="ce19" office:value-type="string" calcext:value-type="string">
            <text:p>O=C(N1CCc2[nH]c(nc2c2c1cccc2)C)c1ccc(NC(=O)c2c(c3ccccc3)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orticotropin</text:p>
          </table:table-cell>
          <table:table-cell table:style-name="ce19" office:value-type="string" calcext:value-type="string">
            <text:p>S(CC[C@H](NC(=O)[C@@H](NC(=O)[C@@H](NC(=O)[C@@H](N)CO)Cc1ccc(O)cc1)CO)C(=O)N[C@H](C(=O)N[C@H](C(=O)N[C@H](C(=O)N[C@H](C(=O)N[C@H](C(=O)NCC(=O)N[C@H](C(=O)N1[C@@H](CCC1)C(=O)N[C@@H](C(C)C)C(=O)NCC(=O)N[C@H](C(=O)N[C@H](C(=O)N[C@H](C(=O)N[C@H](C(=O)N1[C@@H](CCC1)C(=O)N[C@@H](C(C)C)C(=O)N[C@@H](CCCCN)C(=O)N[C@@H](C(C)C)C(=O)N[C@H](C(=O)N1[C@@H](CCC1)C(=O)N[C@@H](CC(=O)N)C(=O)NCC(=O)N[C@@H](C)C(=O)N[C@@H](CCC(=O)O)C(=O)N[C@H](C(=O)N[C@H](C(=O)N[C@H](C(=O)N[C@H](C(=O)N[C@H](C(=O)N[C@H](C(=O)N[C@H](C(=O)N1[C@@H](CCC1)C(=O)N[C@@H](CC(C)C)C(=O)N[C@@H](CCC(=O)O)C(=O)N[C@@H](Cc1ccccc1)C(=O)O)Cc1ccccc1)C)CCC(=O)O)C)CO)CCC(=O)O)CC(=O)O)Cc1ccc(O)cc1)CCCNC(=N)N)CCCNC(=N)N)CCCCN)CCCCN)CCCCN)Cc1c2c([nH]c1)cccc2)CCCNC(=N)N)Cc1ccccc1)Cc1[nH]cnc1)CCC(=O)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osyntropin</text:p>
          </table:table-cell>
          <table:table-cell table:style-name="ce19" office:value-type="string" calcext:value-type="string">
            <text:p>S(CC[C@H](NC(=O)[C@@H](NC(=O)[C@@H](NC(=O)[C@H](N)CO)Cc1ccc(O)cc1)CO)C(=O)N[C@H](C(=O)N[C@H](C(=O)N[C@H](C(=O)N[C@H](C(=O)N[C@H](C(=O)NCC(=O)N[C@H](C(=O)N1[C@@H](CCC1)C(=O)N[C@@H](C(C)C)C(=O)NCC(=O)N[C@@H](C(=O)N[C@@H](C(=O)N[C@@H](C(=O)N[C@@H](C(=O)N1[C@@H](CCC1)C(=O)N[C@@H](C(C)C)C(=O)N[C@@H](CCCCN)C(=O)N[C@@H](C(C)C)C(=O)N[C@H](C(=O)N1[C@@H](CCC1)C(=O)O)Cc1ccc(O)cc1)CCCNC(=N)N)CCCNC(=N)N)CCCCN)CCCCN)CCCCN)Cc1c2c([nH]c1)cccc2)CCCNC(=N)N)Cc1ccccc1)Cc1nc[nH]c1)CCC(=O)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resol</text:p>
          </table:table-cell>
          <table:table-cell table:style-name="ce19" office:value-type="string" calcext:value-type="string">
            <text:p>Oc1ccc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romolyn</text:p>
          </table:table-cell>
          <table:table-cell table:style-name="ce19" office:value-type="string" calcext:value-type="string">
            <text:p>O(C[C@H](O)COc1c2c(oc(cc2=O)C(=O)O)ccc1)c1c2c(oc(cc2=O)C(=O)O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rotamiton</text:p>
          </table:table-cell>
          <table:table-cell table:style-name="ce19" office:value-type="string" calcext:value-type="string">
            <text:p>O=C(N(c1c(cccc1)C)CC)/C=C/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anocobalamin</text:p>
          </table:table-cell>
          <table:table-cell table:style-name="ce19" office:value-type="string" calcext:value-type="string">
            <text:p>P(=O)(O[C@H]1[C@@H](O)[C@H](O[C@@H]1CO)n1cnc2c1cc(c(c2)C)C)(O[C@@H](CNC(=O)CC[C@]1(/C/2=C(/C3=N/C(=C\C4=N/C(=C(\C5=N[C@](C(=N2)[C@@H]1CC(=O)N)([C@@]([C@@H]5CCC(=O)N)(CC(=O)N)C)C)/C)/[C@@]([C@H]4CCC(=O)N)(CC(=O)N)C)/C([C@H]3CCC(=O)N)(C)C)\C)C)C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acillin</text:p>
          </table:table-cell>
          <table:table-cell table:style-name="ce19" office:value-type="string" calcext:value-type="string">
            <text:p>S1[C@H]2N([C@H](C1(C)C)C(=O)O)C(=O)[C@H]2NC(=O)C1(N)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izine</text:p>
          </table:table-cell>
          <table:table-cell table:style-name="ce19" office:value-type="string" calcext:value-type="string">
            <text:p>N1(CCN(CC1)C)[C@@H](c1ccc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obenzaprine</text:p>
          </table:table-cell>
          <table:table-cell table:style-name="ce19" office:value-type="string" calcext:value-type="string">
            <text:p>N(CC/C=C\1/c2c(C=Cc3c1cccc3)cccc2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ofenil</text:p>
          </table:table-cell>
          <table:table-cell table:style-name="ce19" office:value-type="string" calcext:value-type="string">
            <text:p>O(c1ccc(C(=C2CCCCC2)c2ccc(OC(=O)C)cc2)cc1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opentolate</text:p>
          </table:table-cell>
          <table:table-cell table:style-name="ce19" office:value-type="string" calcext:value-type="string">
            <text:p>OC1(CCCC1)[C@@H](c1ccccc1)C(=O)OCCN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ophosphamide</text:p>
          </table:table-cell>
          <table:table-cell table:style-name="ce19" office:value-type="string" calcext:value-type="string">
            <text:p>ClCCN(P1(=O)OCCCN1)C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oserine</text:p>
          </table:table-cell>
          <table:table-cell table:style-name="ce19" office:value-type="string" calcext:value-type="string">
            <text:p>O1NC(=O)[C@@H](N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osporine</text:p>
          </table:table-cell>
          <table:table-cell table:style-name="ce19" office:value-type="string" calcext:value-type="string">
            <text:p>O[C@@H]([C@@H]1N(C(=O)[C@@H](N(C(=O)[C@@H](N(C(=O)[C@H](N(C(=O)[C@H](NC(=O)[C@H](NC(=O)[C@@H](N(C(=O)[C@@H](NC(=O)[C@@H](N(C(=O)CN(C(=O)[C@@H](NC1=O)CC)C)C)CC(C)C)C(C)C)C)CC(C)C)C)C)C)CC(C)C)C)CC(C)C)C)C(C)C)C)[C@@H](C/C=C/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clothiazide</text:p>
          </table:table-cell>
          <table:table-cell table:style-name="ce19" office:value-type="string" calcext:value-type="string">
            <text:p>Clc1cc2N[C@H](NS(=O)(=O)c2cc1S(=O)(=O)N)[C@H]1[C@H]2C[C@@H](C1)C=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proheptadine</text:p>
          </table:table-cell>
          <table:table-cell table:style-name="ce19" office:value-type="string" calcext:value-type="string">
            <text:p>N1(CCC(=C2c3c(C=Cc4c2cccc4)cccc3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proterone</text:p>
          </table:table-cell>
          <table:table-cell table:style-name="ce19" office:value-type="string" calcext:value-type="string">
            <text:p>ClC1=C[C@@H]2[C@@H]([C@]3([C@@H]4[C@@H](C4)C(=O)C=C13)C)CC[C@]1([C@H]2CC[C@]1(O)C(=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steamine</text:p>
          </table:table-cell>
          <table:table-cell table:style-name="ce19" office:value-type="string" calcext:value-type="string">
            <text:p>SC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Cytarabine</text:p>
          </table:table-cell>
          <table:table-cell table:style-name="ce19" office:value-type="string" calcext:value-type="string">
            <text:p>O1[C@@H](n2ccc(nc2=O)N)[C@@H](O)[C@H](O)[C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carbazine</text:p>
          </table:table-cell>
          <table:table-cell table:style-name="ce19" office:value-type="string" calcext:value-type="string">
            <text:p>O=C(N)C1=NC=N/C/1=N\N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ctinomycin</text:p>
          </table:table-cell>
          <table:table-cell table:style-name="ce19" office:value-type="string" calcext:value-type="string">
            <text:p>O=C1N2[C@@H](CCC2)C(=O)N(CC(=O)N([C@@H](C(C)C)C(=O)O[C@@H]([C@@H](NC(=O)c2c3nc4c(C(=O)N[C@H]5C(=O)N[C@@H](C(=O)N6[C@@H](CCC6)C(=O)N(CC(=O)N([C@@H](C(C)C)C(=O)O[C@@H]5C)C)C)C(C)C)ccc(c4oc3c(c(=O)c2N)C)C)C(=O)N[C@@H]1C(C)C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nazol</text:p>
          </table:table-cell>
          <table:table-cell table:style-name="ce19" office:value-type="string" calcext:value-type="string">
            <text:p>O[C@@]1([C@@]2([C@H]([C@H]3[C@@H]([C@@]4(C(=Cc5oncc5C4)CC3)C)CC2)CC1)C)C#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ntrolene</text:p>
          </table:table-cell>
          <table:table-cell table:style-name="ce19" office:value-type="string" calcext:value-type="string">
            <text:p>o1c(c2ccc(N(=O)=O)cc2)ccc1/C=N/N1CC(=O)N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piprazole</text:p>
          </table:table-cell>
          <table:table-cell table:style-name="ce19" office:value-type="string" calcext:value-type="string">
            <text:p>N1(CCN(CC1)c1c(cccc1)C)CCc1n2CCCCc2nn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psone</text:p>
          </table:table-cell>
          <table:table-cell table:style-name="ce19" office:value-type="string" calcext:value-type="string">
            <text:p>S(=O)(=O)(c1ccc(N)cc1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ptomycin</text:p>
          </table:table-cell>
          <table:table-cell table:style-name="ce19" office:value-type="string" calcext:value-type="string">
            <text:p>O1[C@@H]([C@H](NC(=O)[C@H](NC(=O)[C@H](NC(=O)[C@@H](NC(=O)CCCCCCCCC)Cc2c3c([nH]c2)cccc3)CC(=O)N)CC(=O)O)C(=O)NCC(=O)N[C@@H](CCCN)C(=O)N[C@@H](CC(=O)O)C(=O)N[C@@H](C(=O)N[C@@H](C(=O)NCC(=O)N[C@@H](C(=O)N[C@@H]([C@@H](CC(=O)O)C)C(=O)N[C@@H](CC(=O)c2c(N)cccc2)C1=O)CO)CC(=O)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rifenacin</text:p>
          </table:table-cell>
          <table:table-cell table:style-name="ce19" office:value-type="string" calcext:value-type="string">
            <text:p>O=C(N)[C@]([C@@H]1CCN(C1)CCc1cc2c(OCC2)cc1)(c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asatinib</text:p>
          </table:table-cell>
          <table:table-cell table:style-name="ce19" office:value-type="string" calcext:value-type="string">
            <text:p>Clc1c(NC(=O)c2sc(Nc3nc(nc(N4CCN(CC4)CCO)c3)C)nc2)c(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citabine</text:p>
          </table:table-cell>
          <table:table-cell table:style-name="ce19" office:value-type="string" calcext:value-type="string">
            <text:p>O1[C@@H]([C@@H](O)C[C@@H]1n1c(=O)nc(nc1)N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ferasirox</text:p>
          </table:table-cell>
          <table:table-cell table:style-name="ce19" office:value-type="string" calcext:value-type="string">
            <text:p>O=C1/C(=c\2/n([nH]/c(=C/3\C(=O)C=CC=C3)/[nH]2)c2ccc(cc2)C(=O)O)/C=CC=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feriprone</text:p>
          </table:table-cell>
          <table:table-cell table:style-name="ce19" office:value-type="string" calcext:value-type="string">
            <text:p>Oc1c(n(ccc1=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lapril</text:p>
          </table:table-cell>
          <table:table-cell table:style-name="ce19" office:value-type="string" calcext:value-type="string">
            <text:p>O=C(N([C@H]1Cc2c(C1)cccc2)CC(=O)O)[C@@H](N[C@@H](CCc1ccccc1)C(=O)O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lavirdine</text:p>
          </table:table-cell>
          <table:table-cell table:style-name="ce19" office:value-type="string" calcext:value-type="string">
            <text:p>S(=O)(=O)(Nc1cc2cc([nH]c2cc1)C(=O)N1CCN(CC1)c1ncccc1NC(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mecarium</text:p>
          </table:table-cell>
          <table:table-cell table:style-name="ce19" office:value-type="string" calcext:value-type="string">
            <text:p>O(c1cc([N+](C)(C)C)ccc1)C(=O)N(CCCCCCCCCCN(C(=O)Oc1cc([N+](C)(C)C)cc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meclocycline</text:p>
          </table:table-cell>
          <table:table-cell table:style-name="ce19" office:value-type="string" calcext:value-type="string">
            <text:p>Clc1c2[C@@H](O)[C@H]3C[C@@H]4[C@](O)(C(=O)C3=C(O)c2c(O)cc1)C(=O)/C(=C(/O)\N)/C(=O)[C@H]4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erpidine</text:p>
          </table:table-cell>
          <table:table-cell table:style-name="ce19" office:value-type="string" calcext:value-type="string">
            <text:p>O([C@@H]1[C@H]([C@@H]2[C@@H](CN3[C@H](C2)c2[nH]c4c(c2CC3)cccc4)C[C@H]1OC(=O)c1cc(OC)c(OC)c(OC)c1)C(=O)O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ipramine</text:p>
          </table:table-cell>
          <table:table-cell table:style-name="ce19" office:value-type="string" calcext:value-type="string">
            <text:p>N1(c2c(CCc3c1cccc3)cccc2)CCCN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lanoside</text:p>
          </table:table-cell>
          <table:table-cell table:style-name="ce19" office:value-type="string" calcext:value-type="string">
            <text:p>O[C@@]12[C@H]3[C@@H]([C@@]4([C@H](CC3)C[C@@H](O[C@@H]3O[C@@H]([C@@H](O[C@@H]5O[C@@H]([C@@H](O[C@@H]6O[C@@H]([C@@H](O[C@@H]7O[C@@H]([C@@H](O)[C@H](O)[C@H]7O)CO)[C@@H](O)C6)C)[C@@H](O)C5)C)[C@@H](O)C3)C)CC4)C)C[C@@H](O)[C@@]1([C@H](CC2)C1=CC(=O)O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loratadine</text:p>
          </table:table-cell>
          <table:table-cell table:style-name="ce19" office:value-type="string" calcext:value-type="string">
            <text:p>Clc1cc2c(C(=C3CCNCC3)c3ncccc3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mopressin</text:p>
          </table:table-cell>
          <table:table-cell table:style-name="ce19" office:value-type="string" calcext:value-type="string">
            <text:p>S1SCCC(=O)N[C@@H](C(=O)N[C@@H](C(=O)N[C@@H](C(=O)N[C@@H](C(=O)N[C@@H](C(=O)N2[C@@H](CCC2)C(=O)N[C@@H](CCCN=C(N)N)C(=O)NCC(=O)N)C1)CC(=O)N)CCC(=O)N)Cc1ccccc1)Cc1cc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onide</text:p>
          </table:table-cell>
          <table:table-cell table:style-name="ce19" office:value-type="string" calcext:value-type="string">
            <text:p>O1[C@]2([C@@]3([C@H]([C@H]4[C@H]([C@@H](O)C3)[C@@]3(C(=CC(=O)C=C3)CC4)C)C[C@H]2OC1(C)C)C)C(=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oximetasone</text:p>
          </table:table-cell>
          <table:table-cell table:style-name="ce19" office:value-type="string" calcext:value-type="string">
            <text:p>F[C@@]12[C@H]([C@H]3[C@@]([C@H]([C@@H](C3)C)C(=O)CO)(C[C@@H]1O)C)CC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svenlafaxine</text:p>
          </table:table-cell>
          <table:table-cell table:style-name="ce19" office:value-type="string" calcext:value-type="string">
            <text:p>OC1([C@@H](CN(C)C)c2ccc(O)cc2)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fenfluramine</text:p>
          </table:table-cell>
          <table:table-cell table:style-name="ce19" office:value-type="string" calcext:value-type="string">
            <text:p>FC(F)(F)c1cc(C[C@H](NCC)C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ibuprofen</text:p>
          </table:table-cell>
          <table:table-cell table:style-name="ce19" office:value-type="string" calcext:value-type="string">
            <text:p>OC(=O)[C@H](c1ccc(CC(C)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lansoprazole</text:p>
          </table:table-cell>
          <table:table-cell table:style-name="ce19" office:value-type="string" calcext:value-type="string">
            <text:p>[S@@](=O)(Cc1nccc(OCC(F)(F)F)c1C)c1[nH]c2c(n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medetomidine</text:p>
          </table:table-cell>
          <table:table-cell table:style-name="ce19" office:value-type="string" calcext:value-type="string">
            <text:p>[nH]1c([C@@H](c2c(c(ccc2)C)C)C)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methylphenidate</text:p>
          </table:table-cell>
          <table:table-cell table:style-name="ce19" office:value-type="string" calcext:value-type="string">
            <text:p>O(C(=O)[C@@H]([C@@H]1NCCCC1)c1c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razoxane</text:p>
          </table:table-cell>
          <table:table-cell table:style-name="ce19" office:value-type="string" calcext:value-type="string">
            <text:p>O=C1NC(=O)CN([C@H](CN2CC(=O)NC(=O)C2)C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tran</text:p>
          </table:table-cell>
          <table:table-cell table:style-name="ce19" office:value-type="string" calcext:value-type="string">
            <text:p>O1[C@@H]([C@H](O)[C@H](O)[C@H](O)[C@@H]1OC[C@H](O)[C@H](O)[C@H](O)[C@H](O)C=O)CO[C@H]1O[C@@H]([C@@H](O)[C@@H](O)[C@H]1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troamphetamine</text:p>
          </table:table-cell>
          <table:table-cell table:style-name="ce19" office:value-type="string" calcext:value-type="string">
            <text:p>N[C@H](Cc1c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tromethorphan</text:p>
          </table:table-cell>
          <table:table-cell table:style-name="ce19" office:value-type="string" calcext:value-type="string">
            <text:p>O(c1cc2[C@@]34[C@@H]([C@H](N(CC3)C)Cc2cc1)CCCC4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trose</text:p>
          </table:table-cell>
          <table:table-cell table:style-name="ce19" office:value-type="string" calcext:value-type="string">
            <text:p>O1[C@@H]([C@@H](O)[C@H](O)[C@H](O)[C@@H]1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xtrothyroxine</text:p>
          </table:table-cell>
          <table:table-cell table:style-name="ce19" office:value-type="string" calcext:value-type="string">
            <text:p>Ic1cc(C[C@@H](N)C(=O)O)cc(I)c1Oc1cc(I)c(O)c(I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ezocine</text:p>
          </table:table-cell>
          <table:table-cell table:style-name="ce19" office:value-type="string" calcext:value-type="string">
            <text:p>Oc1cc2[C@@]3([C@H](N)[C@H](Cc2cc1)CCCCC3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acerein</text:p>
          </table:table-cell>
          <table:table-cell table:style-name="ce19" office:value-type="string" calcext:value-type="string">
            <text:p>O(c1c2c(C(=O)c3c(C2=O)c(OC(=O)C)ccc3)cc(c1)C(=O)O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atrizoate</text:p>
          </table:table-cell>
          <table:table-cell table:style-name="ce19" office:value-type="string" calcext:value-type="string">
            <text:p>Ic1c(NC(=O)C)c(I)c(c(I)c1NC(=O)C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azepam</text:p>
          </table:table-cell>
          <table:table-cell table:style-name="ce19" office:value-type="string" calcext:value-type="string">
            <text:p>Clc1cc2c(N(C(=O)CN=C2c2ccccc2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aziquone</text:p>
          </table:table-cell>
          <table:table-cell table:style-name="ce19" office:value-type="string" calcext:value-type="string">
            <text:p>O=C1C(=C(NC(=O)OCC)C(=O)C(=C1NC(=O)OCC)N1CC1)N1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azoxide</text:p>
          </table:table-cell>
          <table:table-cell table:style-name="ce19" office:value-type="string" calcext:value-type="string">
            <text:p>Clc1cc2S(=O)(=O)N=C(Nc2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bromochloropropane</text:p>
          </table:table-cell>
          <table:table-cell table:style-name="ce19" office:value-type="string" calcext:value-type="string">
            <text:p>Br[C@@H](CBr)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bucaine</text:p>
          </table:table-cell>
          <table:table-cell table:style-name="ce19" office:value-type="string" calcext:value-type="string">
            <text:p>O(c1nc2c(c(C(=O)NCCN(CC)CC)c1)cccc2)C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clofenac</text:p>
          </table:table-cell>
          <table:table-cell table:style-name="ce19" office:value-type="string" calcext:value-type="string">
            <text:p>Clc1c(Nc2c(CC(=O)O)cccc2)c(Cl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cumarol</text:p>
          </table:table-cell>
          <table:table-cell table:style-name="ce19" office:value-type="string" calcext:value-type="string">
            <text:p>o1c(O)c(Cc2c(=O)c3c(oc2O)cccc3)c(=O)c2c1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cyclomine</text:p>
          </table:table-cell>
          <table:table-cell table:style-name="ce19" office:value-type="string" calcext:value-type="string">
            <text:p>O(C(=O)C1(C2CCCCC2)CCCCC1)CCN(CC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danosine</text:p>
          </table:table-cell>
          <table:table-cell table:style-name="ce19" office:value-type="string" calcext:value-type="string">
            <text:p>O1[C@@H](n2c3[nH]cnc(=O)c3nc2)CC[C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enestrol</text:p>
          </table:table-cell>
          <table:table-cell table:style-name="ce19" office:value-type="string" calcext:value-type="string">
            <text:p>Oc1ccc(/C(=C\C)/C(=C/C)/c2ccc(O)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ethylcarbamazine</text:p>
          </table:table-cell>
          <table:table-cell table:style-name="ce19" office:value-type="string" calcext:value-type="string">
            <text:p>O=C(N1CCN(CC1)C)N(CC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ethylpropion</text:p>
          </table:table-cell>
          <table:table-cell table:style-name="ce19" office:value-type="string" calcext:value-type="string">
            <text:p>O=C([C@H](N(CC)CC)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ethylstilbestrol</text:p>
          </table:table-cell>
          <table:table-cell table:style-name="ce19" office:value-type="string" calcext:value-type="string">
            <text:p>Oc1ccc(/C(=C(\CC)/c2ccc(O)cc2)/C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florasone</text:p>
          </table:table-cell>
          <table:table-cell table:style-name="ce19" office:value-type="string" calcext:value-type="string">
            <text:p>F[C@@]12[C@H]([C@H]3[C@@]([C@](O)([C@H](C3)C)C(=O)CO)(C[C@@H]1O)C)C[C@H](F)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flunisal</text:p>
          </table:table-cell>
          <table:table-cell table:style-name="ce19" office:value-type="string" calcext:value-type="string">
            <text:p>Fc1c(c2cc(c(O)cc2)C(=O)O)ccc(F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fluprednate</text:p>
          </table:table-cell>
          <table:table-cell table:style-name="ce19" office:value-type="string" calcext:value-type="string">
            <text:p>F[C@@]12[C@H]([C@H]3[C@@]([C@](OC(=O)CCC)(CC3)C(=O)COC(=O)C)(C[C@@H]1O)C)C[C@H](F)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gitoxin</text:p>
          </table:table-cell>
          <table:table-cell table:style-name="ce19" office:value-type="string" calcext:value-type="string">
            <text:p>O[C@@]12[C@H]3[C@@H]([C@@]4([C@H](CC3)C[C@@H](O[C@@H]3O[C@@H]([C@@H](O[C@@H]5O[C@@H]([C@@H](O[C@@H]6O[C@@H]([C@@H](O)[C@@H](O)C6)C)[C@@H](O)C5)C)[C@@H](O)C3)C)CC4)C)CC[C@@]1([C@H](CC2)C1=CC(=O)O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goxin</text:p>
          </table:table-cell>
          <table:table-cell table:style-name="ce19" office:value-type="string" calcext:value-type="string">
            <text:p>O[C@@]12[C@H]3[C@@H]([C@@]4([C@H](CC3)C[C@@H](O[C@@H]3O[C@@H]([C@@H](O[C@@H]5O[C@@H]([C@@H](O[C@@H]6O[C@@H]([C@@H](O)[C@@H](O)C6)C)[C@@H](O)C5)C)[C@@H](O)C3)C)CC4)C)C[C@@H](O)[C@@]1([C@@H](CC2)C1=CC(=O)O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hydralazine</text:p>
          </table:table-cell>
          <table:table-cell table:style-name="ce19" office:value-type="string" calcext:value-type="string">
            <text:p>n1nc(NN)c2c(c1NN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hydroergotamine</text:p>
          </table:table-cell>
          <table:table-cell table:style-name="ce19" office:value-type="string" calcext:value-type="string">
            <text:p>O1[C@]2(O)N([C@H](C(=O)N3[C@H]2CCC3)Cc2ccccc2)C(=O)[C@@]1(NC(=O)[C@@H]1C[C@H]2[C@H](N(C1)C)Cc1c3c2cccc3[nH]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ltiazem</text:p>
          </table:table-cell>
          <table:table-cell table:style-name="ce19" office:value-type="string" calcext:value-type="string">
            <text:p>S1[C@H]([C@@H](OC(=O)C)C(=O)N(CCN(C)C)c2c1cccc2)c1ccc(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mercaprol</text:p>
          </table:table-cell>
          <table:table-cell table:style-name="ce19" office:value-type="string" calcext:value-type="string">
            <text:p>S[C@@H](CS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nitrobenzene</text:p>
          </table:table-cell>
          <table:table-cell table:style-name="ce19" office:value-type="string" calcext:value-type="string">
            <text:p>O=N(=O)c1cc(N(=O)=O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noprost</text:p>
          </table:table-cell>
          <table:table-cell table:style-name="ce19" office:value-type="string" calcext:value-type="string">
            <text:p>O[C@@H]1[C@@H]([C@H]([C@H](O)C1)/C=C/[C@@H](O)CCCCC)C/C=C\CC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noprostone</text:p>
          </table:table-cell>
          <table:table-cell table:style-name="ce19" office:value-type="string" calcext:value-type="string">
            <text:p>O[C@H]1[C@@H]([C@H](C(=O)C1)C/C=C\CCCC(=O)O)/C=C/[C@@H](O)CC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oxane</text:p>
          </table:table-cell>
          <table:table-cell table:style-name="ce19" office:value-type="string" calcext:value-type="string">
            <text:p>O1CCO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phenhydramine</text:p>
          </table:table-cell>
          <table:table-cell table:style-name="ce19" office:value-type="string" calcext:value-type="string">
            <text:p>O([C@@H](c1ccccc1)c1ccccc1)CCN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phenidol</text:p>
          </table:table-cell>
          <table:table-cell table:style-name="ce19" office:value-type="string" calcext:value-type="string">
            <text:p>O[C@@](CCCN1CCCCC1)(c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phenyl</text:p>
          </table:table-cell>
          <table:table-cell table:style-name="ce19" office:value-type="string" calcext:value-type="string">
            <text:p>S(c1ccc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pivefrin</text:p>
          </table:table-cell>
          <table:table-cell table:style-name="ce19" office:value-type="string" calcext:value-type="string">
            <text:p>O(C(=O)C(C)(C)C)c1c(OC(=O)C(C)(C)C)ccc([C@H](O)CNC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pyridamole</text:p>
          </table:table-cell>
          <table:table-cell table:style-name="ce19" office:value-type="string" calcext:value-type="string">
            <text:p>OCCN(c1nc(N2CCCCC2)c2nc(nc(N3CCCCC3)c2n1)N(CCO)CCO)C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quat dibromide</text:p>
          </table:table-cell>
          <table:table-cell table:style-name="ce19" office:value-type="string" calcext:value-type="string">
            <text:p>[n+]12CC[n+]3c(c1cccc2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rithromycin</text:p>
          </table:table-cell>
          <table:table-cell table:style-name="ce19" office:value-type="string" calcext:value-type="string">
            <text:p>O1[C@@H]2[C@H]([C@@H](N[C@H]1COCCOC)[C@@H](C[C@@](O)([C@H](O[C@@H]1O[C@@H](C[C@H](N(C)C)[C@H]1O)C)[C@H]([C@H](O[C@@H]1O[C@H]([C@H](O)[C@](OC)(C1)C)C)[C@H](C(=O)O[C@@H]([C@]2(O)C)CC)C)C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sopyramide</text:p>
          </table:table-cell>
          <table:table-cell table:style-name="ce19" office:value-type="string" calcext:value-type="string">
            <text:p>O=C(N)[C@](CCN(C(C)C)C(C)C)(c1ccccc1)c1n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sulfiram</text:p>
          </table:table-cell>
          <table:table-cell table:style-name="ce19" office:value-type="string" calcext:value-type="string">
            <text:p>S(SC(=S)N(CC)CC)C(=S)N(CC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isul-sodium</text:p>
          </table:table-cell>
          <table:table-cell table:style-name="ce19" office:value-type="string" calcext:value-type="string">
            <text:p>Clc1c(OCCOS(=O)(=O)O)ccc(Cl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butamine</text:p>
          </table:table-cell>
          <table:table-cell table:style-name="ce19" office:value-type="string" calcext:value-type="string">
            <text:p>Oc1cc(CCN[C@@H](CCc2ccc(O)cc2)C)ccc1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cetaxel</text:p>
          </table:table-cell>
          <table:table-cell table:style-name="ce19" office:value-type="string" calcext:value-type="string">
            <text:p>O1[C@H]2[C@](OC(=O)C)([C@@H]3[C@@]([C@@H](O)C2)(C(=O)[C@H](O)C2=C([C@@H](OC(=O)[C@H](O)[C@@H](NC(=O)OC(C)(C)C)c4ccccc4)C[C@@](O)([C@H]3OC(=O)c3ccccc3)C2(C)C)C)C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cosanol</text:p>
          </table:table-cell>
          <table:table-cell table:style-name="ce19" office:value-type="string" calcext:value-type="string">
            <text:p>OCCCCCCCCCCCCCCCCCCC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fetilide</text:p>
          </table:table-cell>
          <table:table-cell table:style-name="ce19" office:value-type="string" calcext:value-type="string">
            <text:p>S(=O)(=O)(Nc1ccc(CCN(CCOc2ccc(NS(=O)(=O)C)cc2)C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lasetron</text:p>
          </table:table-cell>
          <table:table-cell table:style-name="ce19" office:value-type="string" calcext:value-type="string">
            <text:p>O([C@H]1C[C@H]2N3[C@H](C[C@@H](C2)C(=O)C3)C1)C(=O)c1c2c([nH]c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nepezil</text:p>
          </table:table-cell>
          <table:table-cell table:style-name="ce19" office:value-type="string" calcext:value-type="string">
            <text:p>O=C1[C@@H](C[C@H]2CCN(CC2)Cc2ccccc2)Cc2c1cc(OC)c(OC)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pamine</text:p>
          </table:table-cell>
          <table:table-cell table:style-name="ce19" office:value-type="string" calcext:value-type="string">
            <text:p>Oc1cc(CCN)ccc1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ripenem</text:p>
          </table:table-cell>
          <table:table-cell table:style-name="ce19" office:value-type="string" calcext:value-type="string">
            <text:p>S(C1=C(N2[C@@H]([C@H](C2=O)[C@H](O)C)[C@H]1C)C(=O)O)[C@H]1C[C@H](NC1)CNS(=O)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rzolamide</text:p>
          </table:table-cell>
          <table:table-cell table:style-name="ce19" office:value-type="string" calcext:value-type="string">
            <text:p>S1(=O)(=O)[C@@H](C[C@@H](NCC)c2c1sc(S(=O)(=O)N)c2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acurium</text:p>
          </table:table-cell>
          <table:table-cell table:style-name="ce19" office:value-type="string" calcext:value-type="string">
            <text:p>O(c1c2[C@H]([N+](CCc2cc(OC)c1OC)(CCCOC(=O)CCC(=O)OCCC[N+]1([C@@H](c2c(CC1)cc(OC)c(OC)c2OC)Cc1cc(OC)c(OC)c(OC)c1)C)C)Cc1cc(OC)c(OC)c(OC)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apram</text:p>
          </table:table-cell>
          <table:table-cell table:style-name="ce19" office:value-type="string" calcext:value-type="string">
            <text:p>O=C1N(C[C@H]([C@@]1(c1ccccc1)c1ccccc1)CCN1CCOCC1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azosin</text:p>
          </table:table-cell>
          <table:table-cell table:style-name="ce19" office:value-type="string" calcext:value-type="string">
            <text:p>O1[C@@H](C(=O)N2CCN(CC2)c2nc3c(c(n2)N)cc(OC)c(OC)c3)COc2c1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epin</text:p>
          </table:table-cell>
          <table:table-cell table:style-name="ce19" office:value-type="string" calcext:value-type="string">
            <text:p>O1Cc2c(/C(=C\CCN(C)C)/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ercalciferol</text:p>
          </table:table-cell>
          <table:table-cell table:style-name="ce19" office:value-type="string" calcext:value-type="string">
            <text:p>O[C@@H]1C/C(=C/C=C\2/[C@H]3[C@@]([C@H](CC3)[C@H](C)/C=C/[C@@H](C(C)C)C)(CCC2)C)/C(=C)[C@@H](O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orubicin</text:p>
          </table:table-cell>
          <table:table-cell table:style-name="ce19" office:value-type="string" calcext:value-type="string">
            <text:p>O([C@H]1C[C@@](O)(Cc2c1c(O)c1c(c2O)C(=O)c2c(C1=O)c(OC)ccc2)C(=O)CO)[C@@H]1O[C@H]([C@@H](O)[C@@H](N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ycycline</text:p>
          </table:table-cell>
          <table:table-cell table:style-name="ce19" office:value-type="string" calcext:value-type="string">
            <text:p>O[C@@H]1[C@@H]2[C@](O)(C(=O)C3=C(O)c4c([C@@H]([C@@H]13)C)cccc4O)C(=O)/C(=C(\O)/N)/C(=O)[C@H]2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oxylamine</text:p>
          </table:table-cell>
          <table:table-cell table:style-name="ce19" office:value-type="string" calcext:value-type="string">
            <text:p>O([C@@](c1ccccc1)(c1ncccc1)C)CCN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roloxifene</text:p>
          </table:table-cell>
          <table:table-cell table:style-name="ce19" office:value-type="string" calcext:value-type="string">
            <text:p>O(c1ccc(/C(=C(/CC)\c2ccccc2)/c2cc(O)ccc2)cc1)CC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ronabinol</text:p>
          </table:table-cell>
          <table:table-cell table:style-name="ce19" office:value-type="string" calcext:value-type="string">
            <text:p>O1C([C@H]2[C@H](c3c1cc(cc3O)CCCCC)C=C(CC2)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roperidol</text:p>
          </table:table-cell>
          <table:table-cell table:style-name="ce19" office:value-type="string" calcext:value-type="string">
            <text:p>Fc1ccc(C(=O)CCCN2CCC(=CC2)n2c3c([nH]c2=O)cccc3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uloxetine</text:p>
          </table:table-cell>
          <table:table-cell table:style-name="ce19" office:value-type="string" calcext:value-type="string">
            <text:p>s1c([C@@H](Oc2c3c(ccc2)cccc3)CCNC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utasteride</text:p>
          </table:table-cell>
          <table:table-cell table:style-name="ce19" office:value-type="string" calcext:value-type="string">
            <text:p>FC(F)(F)c1c(NC(=O)[C@@H]2[C@@]3([C@H]([C@H]4[C@@H]([C@@]5([C@H](NC(=O)C=C5)CC4)C)CC3)CC2)C)cc(cc1)C(F)(F)F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yclonine</text:p>
          </table:table-cell>
          <table:table-cell table:style-name="ce19" office:value-type="string" calcext:value-type="string">
            <text:p>O=C(CCN1CCCCC1)c1ccc(OCCC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Dyphylline</text:p>
          </table:table-cell>
          <table:table-cell table:style-name="ce19" office:value-type="string" calcext:value-type="string">
            <text:p>O[C@@H](Cn1c2c(n(c(=O)n(c2=O)C)C)nc1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brotidine</text:p>
          </table:table-cell>
          <table:table-cell table:style-name="ce19" office:value-type="string" calcext:value-type="string">
            <text:p>Brc1ccc(S(=O)(=O)N/C=N/CCSCc2nc(sc2)N=C(N)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chothiophate</text:p>
          </table:table-cell>
          <table:table-cell table:style-name="ce19" office:value-type="string" calcext:value-type="string">
            <text:p>S(P(=O)(OCC)OCC)CC[N+](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conazole</text:p>
          </table:table-cell>
          <table:table-cell table:style-name="ce19" office:value-type="string" calcext:value-type="string">
            <text:p>Clc1c([C@@H](OCc2ccc(Cl)cc2)Cn2ccnc2)ccc(Cl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datrexate</text:p>
          </table:table-cell>
          <table:table-cell table:style-name="ce19" office:value-type="string" calcext:value-type="string">
            <text:p>O=C(N[C@@H](CCC(=O)O)C(=O)O)c1ccc([C@@H](Cc2nc3c(nc2)nc(nc3N)N)C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detate disodium</text:p>
          </table:table-cell>
          <table:table-cell table:style-name="ce19" office:value-type="string" calcext:value-type="string">
            <text:p>OC(=O)CN(CCN(CC(=O)O)CC(=O)O)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drophonium</text:p>
          </table:table-cell>
          <table:table-cell table:style-name="ce19" office:value-type="string" calcext:value-type="string">
            <text:p>Oc1cc([N+](CC)(C)C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flornithine</text:p>
          </table:table-cell>
          <table:table-cell table:style-name="ce19" office:value-type="string" calcext:value-type="string">
            <text:p>FC(F)[C@@](N)(CCCN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letriptan</text:p>
          </table:table-cell>
          <table:table-cell table:style-name="ce19" office:value-type="string" calcext:value-type="string">
            <text:p>S(=O)(=O)(CCc1cc2c(C[C@@H]3N(CCC3)C)c[nH]c2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ltrombopag</text:p>
          </table:table-cell>
          <table:table-cell table:style-name="ce19" office:value-type="string" calcext:value-type="string">
            <text:p>O=c1n([nH]c(c1N/N=C\1/C(=O)C(=CC=C1)c1cc(ccc1)C(=O)O)C)c1cc(c(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medastine</text:p>
          </table:table-cell>
          <table:table-cell table:style-name="ce19" office:value-type="string" calcext:value-type="string">
            <text:p>O(CCn1c(N2CCCN(CC2)C)nc2c1cccc2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mtricitabine</text:p>
          </table:table-cell>
          <table:table-cell table:style-name="ce19" office:value-type="string" calcext:value-type="string">
            <text:p>S1C[C@H](O[C@H]1CO)n1cc(F)c(nc1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nalapril</text:p>
          </table:table-cell>
          <table:table-cell table:style-name="ce19" office:value-type="string" calcext:value-type="string">
            <text:p>O=C(N1[C@@H](CCC1)C(=O)O)[C@@H](N[C@@H](CCc1ccccc1)C(=O)O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nflurane</text:p>
          </table:table-cell>
          <table:table-cell table:style-name="ce19" office:value-type="string" calcext:value-type="string">
            <text:p>Cl[C@@H](F)C(F)(F)OC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noxacin</text:p>
          </table:table-cell>
          <table:table-cell table:style-name="ce19" office:value-type="string" calcext:value-type="string">
            <text:p>Fc1c(N2CCNCC2)nc2n(CC)cc(c(=O)c2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noximone</text:p>
          </table:table-cell>
          <table:table-cell table:style-name="ce19" office:value-type="string" calcext:value-type="string">
            <text:p>S(c1ccc(C(=O)c2[nH]c(=O)[nH]c2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ntacapone</text:p>
          </table:table-cell>
          <table:table-cell table:style-name="ce19" office:value-type="string" calcext:value-type="string">
            <text:p>O=C(N(CC)CC)/C(=C/c1cc(N(=O)=O)c(O)c(O)c1)/C#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ntecavir</text:p>
          </table:table-cell>
          <table:table-cell table:style-name="ce19" office:value-type="string" calcext:value-type="string">
            <text:p>O[C@@H]1[C@H](C(=C)[C@@H](n2c3[nH]c(nc(=O)c3nc2)N)C1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alrestat</text:p>
          </table:table-cell>
          <table:table-cell table:style-name="ce19" office:value-type="string" calcext:value-type="string">
            <text:p>S1/C(=C\C(=C\c2ccccc2)\C)/C(=O)N(CC(=O)O)C1=S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inastine</text:p>
          </table:table-cell>
          <table:table-cell table:style-name="ce19" office:value-type="string" calcext:value-type="string">
            <text:p>N12[C@@H](c3c(Cc4c1cccc4)cccc3)CN=C2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inephrine</text:p>
          </table:table-cell>
          <table:table-cell table:style-name="ce19" office:value-type="string" calcext:value-type="string">
            <text:p>O[C@H](c1cc(O)c(O)cc1)CN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irubicin</text:p>
          </table:table-cell>
          <table:table-cell table:style-name="ce19" office:value-type="string" calcext:value-type="string">
            <text:p>O([C@H]1C[C@@](O)(Cc2c1c(O)c1c(c2O)C(=O)c2c(C1=O)c(OC)ccc2)C(=O)CO)[C@@H]1O[C@H]([C@H](O)[C@@H](N)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lerenone</text:p>
          </table:table-cell>
          <table:table-cell table:style-name="ce19" office:value-type="string" calcext:value-type="string">
            <text:p>O1[C@@]23[C@H]([C@H]4[C@](C[C@@H]12)([C@@]1(OC(=O)CC1)CC4)C)[C@@H](CC1=CC(=O)CC[C@]31C)C(=O)O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oprostenol</text:p>
          </table:table-cell>
          <table:table-cell table:style-name="ce19" office:value-type="string" calcext:value-type="string">
            <text:p>O1[C@H]2[C@H]([C@H]([C@H](O)C2)/C=C/[C@@H](O)CCCCC)C/C/1=C/CC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rosartan</text:p>
          </table:table-cell>
          <table:table-cell table:style-name="ce19" office:value-type="string" calcext:value-type="string">
            <text:p>s1c(C/C(=C\c2n(c(nc2)CCCC)Cc2ccc(cc2)C(=O)O)/C(=O)O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ptifibatide</text:p>
          </table:table-cell>
          <table:table-cell table:style-name="ce19" office:value-type="string" calcext:value-type="string">
            <text:p>S1SCCC(=O)N[C@@H](CCCCN=C(N)N)C(=O)NCC(=O)N[C@H](C(=O)N[C@H](C(=O)N2[C@@H](CCC2)C(=O)N[C@@H](C1)C(=O)N)Cc1c2c([nH]c1)cccc2)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rgoloid mesylates</text:p>
          </table:table-cell>
          <table:table-cell table:style-name="ce19" office:value-type="string" calcext:value-type="string">
            <text:p>O1[C@@]2(O)N([C@@H](C(CC)(C)C)C(=O)N3[C@@H]2CCC3)C(=O)[C@@]1(NC(=O)[C@H]1C[C@@H]2[C@@H](N(C1)C)Cc1c3c2cccc3[nH]c1)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rgotamine</text:p>
          </table:table-cell>
          <table:table-cell table:style-name="ce19" office:value-type="string" calcext:value-type="string">
            <text:p>O1[C@]2(O)N([C@H](C(=O)N3[C@H]2CCC3)Cc2ccccc2)C(=O)[C@@]1(NC(=O)[C@H]1CN([C@H]2C(=C1)c1c3c(C2)c[nH]c3cc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rlotinib</text:p>
          </table:table-cell>
          <table:table-cell table:style-name="ce19" office:value-type="string" calcext:value-type="string">
            <text:p>O(c1c(OCCOC)cc2ncnc(Nc3cc(ccc3)C#C)c2c1)CCO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rtapenem</text:p>
          </table:table-cell>
          <table:table-cell table:style-name="ce19" office:value-type="string" calcext:value-type="string">
            <text:p>S(C1=C(N2[C@@H]([C@H](C2=O)[C@H](O)C)[C@H]1C)C(=O)O)[C@H]1C[C@H](NC1)C(=O)Nc1cc(c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rythrityl tetranitrate</text:p>
          </table:table-cell>
          <table:table-cell table:style-name="ce19" office:value-type="string" calcext:value-type="string">
            <text:p>O(N(=O)=O)[C@@H]([C@H](ON(=O)=O)CON(=O)=O)CON(=O)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rythromycin</text:p>
          </table:table-cell>
          <table:table-cell table:style-name="ce19" office:value-type="string" calcext:value-type="string">
            <text:p>O([C@@H]1[C@H]([C@H](O[C@@H]2O[C@H]([C@H](O)[C@](OC)(C2)C)C)[C@H](C(=O)O[C@@H]([C@@](O)([C@H](O)[C@H](C(=O)[C@@H](C[C@]1(O)C)C)C)C)CC)C)C)[C@@H]1O[C@@H](C[C@H](N(C)C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scitalopram</text:p>
          </table:table-cell>
          <table:table-cell table:style-name="ce19" office:value-type="string" calcext:value-type="string">
            <text:p>Fc1ccc([C@@]2(OCc3c2ccc(c3)C#N)CCCN(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smolol</text:p>
          </table:table-cell>
          <table:table-cell table:style-name="ce19" office:value-type="string" calcext:value-type="string">
            <text:p>O(C[C@@H](O)CNC(C)C)c1ccc(CCC(=O)O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someprazole</text:p>
          </table:table-cell>
          <table:table-cell table:style-name="ce19" office:value-type="string" calcext:value-type="string">
            <text:p>[S@@](=O)(Cc1ncc(c(OC)c1C)C)c1[nH]c2c(n1)ccc(OC)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stazolam</text:p>
          </table:table-cell>
          <table:table-cell table:style-name="ce19" office:value-type="string" calcext:value-type="string">
            <text:p>Clc1cc2c(n3c(nnc3)CN=C2c2c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stradiol</text:p>
          </table:table-cell>
          <table:table-cell table:style-name="ce19" office:value-type="string" calcext:value-type="string">
            <text:p>O[C@@H]1[C@@]2([C@H]([C@H]3[C@H](CC2)c2c(CC3)cc(O)cc2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stramustine</text:p>
          </table:table-cell>
          <table:table-cell table:style-name="ce19" office:value-type="string" calcext:value-type="string">
            <text:p>ClCCN(C(=O)Oc1cc2c([C@H]3[C@@H]([C@@H]4[C@]([C@H](O)CC4)(CC3)C)CC2)cc1)C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szopiclone</text:p>
          </table:table-cell>
          <table:table-cell table:style-name="ce19" office:value-type="string" calcext:value-type="string">
            <text:p>Clc1ccc(N2[C@@H](OC(=O)N3CCN(CC3)C)c3nccnc3C2=O)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anidazole</text:p>
          </table:table-cell>
          <table:table-cell table:style-name="ce19" office:value-type="string" calcext:value-type="string">
            <text:p>O=C(NCCO)Cn1c(ncc1)N(=O)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acrynic acid</text:p>
          </table:table-cell>
          <table:table-cell table:style-name="ce19" office:value-type="string" calcext:value-type="string">
            <text:p>Clc1c(C(=O)C(=C)CC)ccc(OCC(=O)O)c1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ambutol</text:p>
          </table:table-cell>
          <table:table-cell table:style-name="ce19" office:value-type="string" calcext:value-type="string">
            <text:p>OC[C@@H](NCCN[C@@H](CC)CO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anol</text:p>
          </table:table-cell>
          <table:table-cell table:style-name="ce19" office:value-type="string" calcext:value-type="string">
            <text:p>O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anolamine</text:p>
          </table:table-cell>
          <table:table-cell table:style-name="ce19" office:value-type="string" calcext:value-type="string">
            <text:p>OC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chlorvynol</text:p>
          </table:table-cell>
          <table:table-cell table:style-name="ce19" office:value-type="string" calcext:value-type="string">
            <text:p>Cl/C=C/[C@@](O)(CC)C#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inamate</text:p>
          </table:table-cell>
          <table:table-cell table:style-name="ce19" office:value-type="string" calcext:value-type="string">
            <text:p>O(C1(CCCCC1)C#C)C(=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ionamide</text:p>
          </table:table-cell>
          <table:table-cell table:style-name="ce19" office:value-type="string" calcext:value-type="string">
            <text:p>S=C(N)c1cc(ncc1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osuximide</text:p>
          </table:table-cell>
          <table:table-cell table:style-name="ce19" office:value-type="string" calcext:value-type="string">
            <text:p>O=C1NC(=O)C[C@]1(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 bromide</text:p>
          </table:table-cell>
          <table:table-cell table:style-name="ce19" office:value-type="string" calcext:value-type="string">
            <text:p>Br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 chloride</text:p>
          </table:table-cell>
          <table:table-cell table:style-name="ce19" office:value-type="string" calcext:value-type="string">
            <text:p>Cl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ene chlorohydrin</text:p>
          </table:table-cell>
          <table:table-cell table:style-name="ce19" office:value-type="string" calcext:value-type="string">
            <text:p>ClC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ene dibromide</text:p>
          </table:table-cell>
          <table:table-cell table:style-name="ce19" office:value-type="string" calcext:value-type="string">
            <text:p>BrCCBr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ene dichloride</text:p>
          </table:table-cell>
          <table:table-cell table:style-name="ce19" office:value-type="string" calcext:value-type="string">
            <text:p>ClC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enediamine</text:p>
          </table:table-cell>
          <table:table-cell table:style-name="ce19" office:value-type="string" calcext:value-type="string">
            <text:p>NC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enimine</text:p>
          </table:table-cell>
          <table:table-cell table:style-name="ce19" office:value-type="string" calcext:value-type="string">
            <text:p>N1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hylidene chloride</text:p>
          </table:table-cell>
          <table:table-cell table:style-name="ce19" office:value-type="string" calcext:value-type="string">
            <text:p>ClC(Cl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idocaine</text:p>
          </table:table-cell>
          <table:table-cell table:style-name="ce19" office:value-type="string" calcext:value-type="string">
            <text:p>O=C(Nc1c(cccc1C)C)[C@@H](N(CCC)CC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idronate</text:p>
          </table:table-cell>
          <table:table-cell table:style-name="ce19" office:value-type="string" calcext:value-type="string">
            <text:p>P(=O)(O)(O)C(P(=O)(O)O)(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odolac</text:p>
          </table:table-cell>
          <table:table-cell table:style-name="ce19" office:value-type="string" calcext:value-type="string">
            <text:p>O1[C@@](c2[nH]c3c(c2CC1)cccc3CC)(CC)C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omidate</text:p>
          </table:table-cell>
          <table:table-cell table:style-name="ce19" office:value-type="string" calcext:value-type="string">
            <text:p>O(C(=O)c1n([C@@H](c2ccccc2)C)cnc1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onogestrel</text:p>
          </table:table-cell>
          <table:table-cell table:style-name="ce19" office:value-type="string" calcext:value-type="string">
            <text:p>O[C@@]1([C@@]2([C@H]([C@H]3[C@@H]([C@@H]4C(=CC(=O)CC4)CC3)C(=C)C2)CC1)CC)C#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oposide</text:p>
          </table:table-cell>
          <table:table-cell table:style-name="ce19" office:value-type="string" calcext:value-type="string">
            <text:p>O([C@H]1[C@@H]2[C@@H]([C@@H](c3c1cc1OCOc1c3)c1cc(OC)c(O)c(OC)c1)C(=O)OC2)[C@@H]1O[C@H]2[C@@H](O[C@@H](OC2)C)[C@H](O)[C@H]1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ravirine</text:p>
          </table:table-cell>
          <table:table-cell table:style-name="ce19" office:value-type="string" calcext:value-type="string">
            <text:p>Brc1c(Oc2c(cc(cc2C)C#N)C)nc(Nc2ccc(cc2)C#N)nc1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tretinate</text:p>
          </table:table-cell>
          <table:table-cell table:style-name="ce19" office:value-type="string" calcext:value-type="string">
            <text:p>O(c1c(c(c(c(c1)C)/C=C/C(=C/C=C/C(=C\C(=O)OCC)/C)/C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vernimicin</text:p>
          </table:table-cell>
          <table:table-cell table:style-name="ce19" office:value-type="string" calcext:value-type="string">
            <text:p>Clc1c(c(C(=O)O[C@H]2[C@H](O[C@@H]3O[C@H]([C@H](OC)[C@@](N(=O)=O)(C3)C)C)C[C@H](O[C@H]3[C@H](O)C[C@@]4(O[C@]5([C@H](O4)[C@H](O[C@@H](O[C@H]4[C@@H](OC)[C@H](O[C@@H](O[C@H]6[C@H](O)[C@H](OC)[C@H](O[C@@H]7OC[C@@H]8O[C@@]9(O[C@H]8[C@H]7O)OC[C@@H](OC(=O)c7c(cc(O)cc7O)C)[C@@H]7OCO[C@@H]97)O[C@@H]6COC)[C@@H]4O)C)[C@H]5O)C)C)O[C@@H]3C)O[C@@H]2C)c(OC)c(Cl)c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xemestane</text:p>
          </table:table-cell>
          <table:table-cell table:style-name="ce19" office:value-type="string" calcext:value-type="string">
            <text:p>O=C1[C@@]2([C@H]([C@H]3[C@H](CC2)[C@@]2(C(=CC(=O)C=C2)C(=C)C3)C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xisulind</text:p>
          </table:table-cell>
          <table:table-cell table:style-name="ce19" office:value-type="string" calcext:value-type="string">
            <text:p>S(=O)(=O)(c1ccc(/C=C\2/C(=C(c3c2ccc(F)c3)CC(=O)O)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Ezetimibe</text:p>
          </table:table-cell>
          <table:table-cell table:style-name="ce19" office:value-type="string" calcext:value-type="string">
            <text:p>Fc1ccc(N2[C@@H]([C@@H](CC[C@H](O)c3ccc(F)cc3)C2=O)c2ccc(O)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amciclovir</text:p>
          </table:table-cell>
          <table:table-cell table:style-name="ce19" office:value-type="string" calcext:value-type="string">
            <text:p>O(CC(CCn1c2nc(ncc2nc1)N)COC(=O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amotidine</text:p>
          </table:table-cell>
          <table:table-cell table:style-name="ce19" office:value-type="string" calcext:value-type="string">
            <text:p>S(CC/C(=N/S(=O)(=O)N)/N)Cc1nc(sc1)N=C(N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lbamate</text:p>
          </table:table-cell>
          <table:table-cell table:style-name="ce19" office:value-type="string" calcext:value-type="string">
            <text:p>O(CC(c1ccccc1)COC(=O)N)C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lodipine</text:p>
          </table:table-cell>
          <table:table-cell table:style-name="ce19" office:value-type="string" calcext:value-type="string">
            <text:p>Clc1c([C@H]2C(=C(NC(=C2C(=O)OC)C)C)C(=O)OCC)cccc1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nbufen</text:p>
          </table:table-cell>
          <table:table-cell table:style-name="ce19" office:value-type="string" calcext:value-type="string">
            <text:p>O=C(c1ccc(c2ccccc2)cc1)CC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nofibrate</text:p>
          </table:table-cell>
          <table:table-cell table:style-name="ce19" office:value-type="string" calcext:value-type="string">
            <text:p>Clc1ccc(C(=O)c2ccc(OC(C)(C)C(=O)OC(C)C)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noldopam</text:p>
          </table:table-cell>
          <table:table-cell table:style-name="ce19" office:value-type="string" calcext:value-type="string">
            <text:p>Clc1c2c([C@@H](CNCC2)c2ccc(O)cc2)cc(O)c1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noprofen</text:p>
          </table:table-cell>
          <table:table-cell table:style-name="ce19" office:value-type="string" calcext:value-type="string">
            <text:p>O(c1cc([C@@H](C)C(=O)O)c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nretinide</text:p>
          </table:table-cell>
          <table:table-cell table:style-name="ce19" office:value-type="string" calcext:value-type="string">
            <text:p>O=C(Nc1ccc(O)cc1)/C=C(/C=C/C=C(/C=C/C1=C(CCCC1(C)C)C)\C)\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ntanyl</text:p>
          </table:table-cell>
          <table:table-cell table:style-name="ce19" office:value-type="string" calcext:value-type="string">
            <text:p>O=C(N([C@H]1CCN(CC1)CCc1ccccc1)c1ccccc1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ntiazac</text:p>
          </table:table-cell>
          <table:table-cell table:style-name="ce19" office:value-type="string" calcext:value-type="string">
            <text:p>Clc1ccc(c2nc(sc2CC(=O)O)c2c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esoterodine</text:p>
          </table:table-cell>
          <table:table-cell table:style-name="ce19" office:value-type="string" calcext:value-type="string">
            <text:p>O(c1c([C@H](CCN(C(C)C)C(C)C)c2ccccc2)cc(cc1)CO)C(=O)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ialuridine</text:p>
          </table:table-cell>
          <table:table-cell table:style-name="ce19" office:value-type="string" calcext:value-type="string">
            <text:p>Ic1cn([C@@H]2O[C@@H]([C@@H](O)[C@@H]2F)CO)c(=O)[nH]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inasteride</text:p>
          </table:table-cell>
          <table:table-cell table:style-name="ce19" office:value-type="string" calcext:value-type="string">
            <text:p>O=C(NC(C)(C)C)[C@@H]1[C@@]2([C@H]([C@H]3[C@@H]([C@@]4([C@H](NC(=O)C=C4)CC3)C)CC2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avoxate</text:p>
          </table:table-cell>
          <table:table-cell table:style-name="ce19" office:value-type="string" calcext:value-type="string">
            <text:p>O(CCN1CCCCC1)C(=O)c1c2oc(c(c(=O)c2ccc1)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ecainide</text:p>
          </table:table-cell>
          <table:table-cell table:style-name="ce19" office:value-type="string" calcext:value-type="string">
            <text:p>FC(F)(F)COc1c(C(=O)NC[C@H]2NCCCC2)cc(OCC(F)(F)F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eroxacin</text:p>
          </table:table-cell>
          <table:table-cell table:style-name="ce19" office:value-type="string" calcext:value-type="string">
            <text:p>Fc1c(N2CCN(CC2)C)c(F)cc2c1n(CCF)cc(c2=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omoxef</text:p>
          </table:table-cell>
          <table:table-cell table:style-name="ce19" office:value-type="string" calcext:value-type="string">
            <text:p>S(CC1=C(N2[C@H](OC1)[C@](OC)(NC(=O)CSC(F)F)C2=O)C(=O)O)c1n(nnn1)C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oxacillin</text:p>
          </table:table-cell>
          <table:table-cell table:style-name="ce19" office:value-type="string" calcext:value-type="string">
            <text:p>Clc1c(c2noc(c2C(=O)N[C@H]2[C@H]3SC([C@@H](N3C2=O)C(=O)O)(C)C)C)c(F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oxuridine</text:p>
          </table:table-cell>
          <table:table-cell table:style-name="ce19" office:value-type="string" calcext:value-type="string">
            <text:p>Fc1cn([C@@H]2O[C@@H]([C@@H](O)C2)CO)c(=O)[nH]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conazole</text:p>
          </table:table-cell>
          <table:table-cell table:style-name="ce19" office:value-type="string" calcext:value-type="string">
            <text:p>Fc1c([C@](O)(Cn2ncnc2)Cn2ncnc2)ccc(F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cytosine</text:p>
          </table:table-cell>
          <table:table-cell table:style-name="ce19" office:value-type="string" calcext:value-type="string">
            <text:p>Fc1c([nH]c(=O)nc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drocortisone</text:p>
          </table:table-cell>
          <table:table-cell table:style-name="ce19" office:value-type="string" calcext:value-type="string">
            <text:p>F[C@]12[C@H]([C@H]3[C@@]([C@](O)(CC3)C(=O)CO)(C[C@@H]2O)C)CCC2=CC(=O)CC[C@]12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mazenil</text:p>
          </table:table-cell>
          <table:table-cell table:style-name="ce19" office:value-type="string" calcext:value-type="string">
            <text:p>Fc1cc2c(n3c(CN(C2=O)C)c(nc3)C(=O)OC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mequine</text:p>
          </table:table-cell>
          <table:table-cell table:style-name="ce19" office:value-type="string" calcext:value-type="string">
            <text:p>Fc1cc2CC[C@H](n3c2c(c(=O)c(c3)C(=O)O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methasone</text:p>
          </table:table-cell>
          <table:table-cell table:style-name="ce19" office:value-type="string" calcext:value-type="string">
            <text:p>F[C@@]12[C@H]([C@H]3[C@@]([C@](O)([C@@H](C3)C)C(=O)CO)(C[C@@H]1O)C)C[C@H](F)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narizine</text:p>
          </table:table-cell>
          <table:table-cell table:style-name="ce19" office:value-type="string" calcext:value-type="string">
            <text:p>Fc1ccc([C@H](N2CCN(CC2)C/C=C/c2ccccc2)c2ccc(F)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nisolide</text:p>
          </table:table-cell>
          <table:table-cell table:style-name="ce19" office:value-type="string" calcext:value-type="string">
            <text:p>F[C@H]1C[C@H]2[C@H]3[C@@]([C@@]4(OC(O[C@@H]4C3)(C)C)C(=O)CO)(C[C@H](O)[C@@H]2[C@@]2(C1=CC(=O)C=C2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cinolone</text:p>
          </table:table-cell>
          <table:table-cell table:style-name="ce19" office:value-type="string" calcext:value-type="string">
            <text:p>F[C@@]12[C@H]([C@H]3[C@@]([C@@]4(OC(O[C@@H]4C3)(C)C)C(=O)CO)(C[C@@H]1O)C)C[C@H](F)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cinonide</text:p>
          </table:table-cell>
          <table:table-cell table:style-name="ce19" office:value-type="string" calcext:value-type="string">
            <text:p>F[C@@]12[C@H]([C@H]3[C@@]([C@@]4(OC(O[C@@H]4C3)(C)C)C(=O)COC(=O)C)(C[C@@H]1O)C)C[C@H](F)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rescein</text:p>
          </table:table-cell>
          <table:table-cell table:style-name="ce19" office:value-type="string" calcext:value-type="string">
            <text:p>O1[C@@]2(c3c(C1=O)cccc3)c1c(Oc3c2ccc(O)c3)c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roacetic acid</text:p>
          </table:table-cell>
          <table:table-cell table:style-name="ce19" office:value-type="string" calcext:value-type="string">
            <text:p>FC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rometholone</text:p>
          </table:table-cell>
          <table:table-cell table:style-name="ce19" office:value-type="string" calcext:value-type="string">
            <text:p>F[C@@]12[C@H]([C@H]3[C@@]([C@](O)(CC3)C(=O)C)(C[C@@H]1O)C)C[C@@H](C1=CC(=O)C=C[C@]21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rouracil</text:p>
          </table:table-cell>
          <table:table-cell table:style-name="ce19" office:value-type="string" calcext:value-type="string">
            <text:p>Fc1c(=O)[nH]c(=O)[nH]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xetine</text:p>
          </table:table-cell>
          <table:table-cell table:style-name="ce19" office:value-type="string" calcext:value-type="string">
            <text:p>FC(F)(F)c1ccc(O[C@@H](CCNC)c2c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oxymesterone</text:p>
          </table:table-cell>
          <table:table-cell table:style-name="ce19" office:value-type="string" calcext:value-type="string">
            <text:p>F[C@]12[C@H]([C@H]3[C@@]([C@@](O)(CC3)C)(C[C@@H]2O)C)CCC2=CC(=O)CC[C@]12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phenazine</text:p>
          </table:table-cell>
          <table:table-cell table:style-name="ce19" office:value-type="string" calcext:value-type="string">
            <text:p>S1c2c(N(CCCN3CCN(CC3)CCO)c3c1cccc3)cc(cc2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randrenolide</text:p>
          </table:table-cell>
          <table:table-cell table:style-name="ce19" office:value-type="string" calcext:value-type="string">
            <text:p>F[C@H]1C[C@H]2[C@H]3[C@@]([C@@]4(OC(O[C@@H]4C3)(C)C)C(=O)CO)(C[C@H](O)[C@@H]2[C@@]2(C1=CC(=O)CC2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razepam</text:p>
          </table:table-cell>
          <table:table-cell table:style-name="ce19" office:value-type="string" calcext:value-type="string">
            <text:p>Clc1cc2c(N(CCN(CC)CC)C(=O)CN=C2c2c(F)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rbiprofen</text:p>
          </table:table-cell>
          <table:table-cell table:style-name="ce19" office:value-type="string" calcext:value-type="string">
            <text:p>Fc1c(ccc([C@@H](C)C(=O)O)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tamide</text:p>
          </table:table-cell>
          <table:table-cell table:style-name="ce19" office:value-type="string" calcext:value-type="string">
            <text:p>FC(F)(F)c1cc(NC(=O)C(C)C)ccc1N(=O)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ticasone</text:p>
          </table:table-cell>
          <table:table-cell table:style-name="ce19" office:value-type="string" calcext:value-type="string">
            <text:p>S(C(=O)[C@]1(O)[C@@]2([C@H]([C@H]3[C@](F)([C@@H](O)C2)[C@@]2(C(=CC(=O)C=C2)[C@@H](F)C3)C)C[C@H]1C)C)CF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vastatin</text:p>
          </table:table-cell>
          <table:table-cell table:style-name="ce19" office:value-type="string" calcext:value-type="string">
            <text:p>Fc1ccc(c2c(n(C(C)C)c3c2cccc3)/C=C/[C@@H](O)C[C@@H](O)CC(=O)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luvoxamine</text:p>
          </table:table-cell>
          <table:table-cell table:style-name="ce19" office:value-type="string" calcext:value-type="string">
            <text:p>FC(F)(F)c1ccc(/C(=N/OCCN)/CCCC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lic acid</text:p>
          </table:table-cell>
          <table:table-cell table:style-name="ce19" office:value-type="string" calcext:value-type="string">
            <text:p>OC(=O)[C@@H](NC(=O)c1ccc(NCc2nc3c([nH]c(nc3=O)N)nc2)cc1)C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mepizole</text:p>
          </table:table-cell>
          <table:table-cell table:style-name="ce19" office:value-type="string" calcext:value-type="string">
            <text:p>[nH]1ncc(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ndaparinux</text:p>
          </table:table-cell>
          <table:table-cell table:style-name="ce19" office:value-type="string" calcext:value-type="string">
            <text:p>S(=O)(=O)(O)N[C@@H]1[C@@H](OS(=O)(=O)O)[C@H](O[C@@H]2O[C@@H]([C@@H](O[C@H]3O[C@@H]([C@@H](O)[C@H](O)[C@H]3NS(=O)(=O)O)COS(=O)(=O)O)[C@H](O)[C@H]2O)C(=O)O)[C@H](O[C@H]1O[C@H]1[C@H](O)[C@@H](OS(=O)(=O)O)[C@@H](O[C@H]1C(=O)O)O[C@H]1[C@H](O)[C@@H](NS(=O)(=O)O)[C@H](O[C@@H]1COS(=O)(=O)O)OC)COS(=O)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rmestane</text:p>
          </table:table-cell>
          <table:table-cell table:style-name="ce19" office:value-type="string" calcext:value-type="string">
            <text:p>O=C1[C@@]2([C@H]([C@H]3[C@@H]([C@@]4(C(=C(O)C(=O)CC4)CC3)C)CC2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rmoterol</text:p>
          </table:table-cell>
          <table:table-cell table:style-name="ce19" office:value-type="string" calcext:value-type="string">
            <text:p>O[C@@H](CN[C@@H](Cc1ccc(OC)cc1)C)c1cc(NC=O)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samprenavir</text:p>
          </table:table-cell>
          <table:table-cell table:style-name="ce19" office:value-type="string" calcext:value-type="string">
            <text:p>S(=O)(=O)(N(C[C@@H](OP(=O)(O)O)[C@@H](NC(=O)O[C@H]1CCOC1)Cc1ccccc1)CC(C)C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saprepitant</text:p>
          </table:table-cell>
          <table:table-cell table:style-name="ce19" office:value-type="string" calcext:value-type="string">
            <text:p>P(=O)(O)(O)n1[nH]c(nc1=O)CN1[C@H]([C@H](OCC1)O[C@@H](c1cc(cc(c1)C(F)(F)F)C(F)(F)F)C)c1ccc(F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scarnet</text:p>
          </table:table-cell>
          <table:table-cell table:style-name="ce19" office:value-type="string" calcext:value-type="string">
            <text:p>P(=O)(O)(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sfomycin</text:p>
          </table:table-cell>
          <table:table-cell table:style-name="ce19" office:value-type="string" calcext:value-type="string">
            <text:p>P(=O)(O)(O)[C@H]1O[C@H]1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sinopril</text:p>
          </table:table-cell>
          <table:table-cell table:style-name="ce19" office:value-type="string" calcext:value-type="string">
            <text:p>P(=O)(O[C@@H](OC(=O)CC)C(C)C)(CC(=O)N1C[C@H](C2CCCCC2)C[C@H]1C(=O)O)CCC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sphenytoin</text:p>
          </table:table-cell>
          <table:table-cell table:style-name="ce19" office:value-type="string" calcext:value-type="string">
            <text:p>P(=O)(OCN1C(=O)[C@](NC1=O)(c1ccccc1)c1ccccc1)(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spropofol</text:p>
          </table:table-cell>
          <table:table-cell table:style-name="ce19" office:value-type="string" calcext:value-type="string">
            <text:p>P(=O)(OCOc1c(C(C)C)cccc1C(C)C)(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otemustine</text:p>
          </table:table-cell>
          <table:table-cell table:style-name="ce19" office:value-type="string" calcext:value-type="string">
            <text:p>ClCCN(N=O)C(=O)N[C@H](P(=O)(OCC)O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rovatriptan</text:p>
          </table:table-cell>
          <table:table-cell table:style-name="ce19" office:value-type="string" calcext:value-type="string">
            <text:p>O=C(N)c1cc2c3C[C@H](NC)CCc3[nH]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ulvestrant</text:p>
          </table:table-cell>
          <table:table-cell table:style-name="ce19" office:value-type="string" calcext:value-type="string">
            <text:p>[S@](=O)(CCCCCCCCC[C@H]1[C@H]2[C@H]3[C@](CC[C@@H]2c2c(C1)cc(O)cc2)([C@@H](O)CC3)C)CCCC(F)(F)C(F)(F)F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urazolidone</text:p>
          </table:table-cell>
          <table:table-cell table:style-name="ce19" office:value-type="string" calcext:value-type="string">
            <text:p>O1CCN(/N=C/c2oc(N(=O)=O)cc2)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urosemide</text:p>
          </table:table-cell>
          <table:table-cell table:style-name="ce19" office:value-type="string" calcext:value-type="string">
            <text:p>Clc1c(S(=O)(=O)N)cc(c(NCc2occc2)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usidic</text:p>
          </table:table-cell>
          <table:table-cell table:style-name="ce19" office:value-type="string" calcext:value-type="string">
            <text:p>O[C@H]1[C@@H]2[C@@]([C@@]3([C@@H](C1)/C(=C(\CCC=C(C)C)/C(=O)O)/[C@@H](OC(=O)C)C3)C)(CC[C@@H]1[C@@]2(CC[C@@H](O)[C@H]1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bapentin</text:p>
          </table:table-cell>
          <table:table-cell table:style-name="ce19" office:value-type="string" calcext:value-type="string">
            <text:p>OC(=O)CC1(CCCCC1)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bexate</text:p>
          </table:table-cell>
          <table:table-cell table:style-name="ce19" office:value-type="string" calcext:value-type="string">
            <text:p>O(C(=O)CCCCCN=C(N)N)c1ccc(cc1)C(=O)O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dodiamide</text:p>
          </table:table-cell>
          <table:table-cell table:style-name="ce19" office:value-type="string" calcext:value-type="string">
            <text:p>OC(=O)CN(CCN(CC(=O)NC)CC(=O)O)CCN(CC(=O)NC)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dofosveset</text:p>
          </table:table-cell>
          <table:table-cell table:style-name="ce19" office:value-type="string" calcext:value-type="string">
            <text:p>P(=O)(O[C@H]1CC[C@@](CC1)(c1ccccc1)c1ccccc1)(OC[C@H](N(CC(=O)O)CC(=O)O)CN(CCN(CC(=O)O)CC(=O)O)CC(=O)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dopentetic acid</text:p>
          </table:table-cell>
          <table:table-cell table:style-name="ce19" office:value-type="string" calcext:value-type="string">
            <text:p>OC(=O)CN(CCN(CC(=O)O)CC(=O)O)CCN(CC(=O)O)C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doteridol</text:p>
          </table:table-cell>
          <table:table-cell table:style-name="ce19" office:value-type="string" calcext:value-type="string">
            <text:p>O[C@@H](CN1CCN(CCN(CCN(CC1)CC(=O)O)CC(=O)O)CC(=O)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doversetamide</text:p>
          </table:table-cell>
          <table:table-cell table:style-name="ce19" office:value-type="string" calcext:value-type="string">
            <text:p>OC(=O)CN(CCN(CC(=O)NCCOC)CC(=O)O)CCN(CC(=O)NCCOC)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doxetate</text:p>
          </table:table-cell>
          <table:table-cell table:style-name="ce19" office:value-type="string" calcext:value-type="string">
            <text:p>OC(=O)CN(C[C@H](N(CC(=O)O)CC(=O)O)Cc1ccc(OCC)cc1)CCN(CC(=O)O)C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llamine</text:p>
          </table:table-cell>
          <table:table-cell table:style-name="ce19" office:value-type="string" calcext:value-type="string">
            <text:p>O(CC[N+](CC)(CC)CC)c1c(OCC[N+](CC)(CC)CC)cccc1OCC[N+](CC)(CC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mma hydroxybutyrate</text:p>
          </table:table-cell>
          <table:table-cell table:style-name="ce19" office:value-type="string" calcext:value-type="string">
            <text:p>OCC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nciclovir</text:p>
          </table:table-cell>
          <table:table-cell table:style-name="ce19" office:value-type="string" calcext:value-type="string">
            <text:p>O(C(CO)CO)Cn1c2[nH]c(nc(=O)c2nc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nirelix</text:p>
          </table:table-cell>
          <table:table-cell table:style-name="ce19" office:value-type="string" calcext:value-type="string">
            <text:p>Clc1ccc(C[C@H](NC(=O)[C@H](NC(=O)C)Cc2cc3c(cc2)cccc3)C(=O)N[C@H](C(=O)N[C@@H](C(=O)N[C@@H](C(=O)N[C@@H](C(=O)N[C@H](C(=O)N[C@H](C(=O)N2[C@@H](CCC2)C(=O)N[C@H](C)C(=O)N)CCCCN=C(NCC)NCC)CC(C)C)CCCCN=C(NCC)NCC)Cc2ccc(O)cc2)CO)Cc2cccn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atifloxacin</text:p>
          </table:table-cell>
          <table:table-cell table:style-name="ce19" office:value-type="string" calcext:value-type="string">
            <text:p>Fc1c(N2C[C@H](NCC2)C)c(OC)c2n(C3CC3)cc(c(=O)c2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efitinib</text:p>
          </table:table-cell>
          <table:table-cell table:style-name="ce19" office:value-type="string" calcext:value-type="string">
            <text:p>Clc1cc(Nc2ncnc3c2cc(OCCCN2CCOCC2)c(OC)c3)ccc1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emcitabine</text:p>
          </table:table-cell>
          <table:table-cell table:style-name="ce19" office:value-type="string" calcext:value-type="string">
            <text:p>FC1(F)[C@H](O)[C@H](O[C@H]1n1ccc(nc1=O)N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emfibrozil</text:p>
          </table:table-cell>
          <table:table-cell table:style-name="ce19" office:value-type="string" calcext:value-type="string">
            <text:p>O(CCCC(C)(C)C(=O)O)c1c(ccc(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emifloxacin</text:p>
          </table:table-cell>
          <table:table-cell table:style-name="ce19" office:value-type="string" calcext:value-type="string">
            <text:p>Fc1c(N2C[C@@H](/C(=N/OC)/C2)CN)nc2n(C3CC3)cc(c(=O)c2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entamicin</text:p>
          </table:table-cell>
          <table:table-cell table:style-name="ce19" office:value-type="string" calcext:value-type="string">
            <text:p>O([C@@H]1[C@@H](O)[C@H](O[C@H]2O[C@@H](CC[C@H]2N)CN)[C@@H](N)C[C@H]1N)[C@H]1OC[C@](O)([C@H](NC)[C@H]1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entian violet</text:p>
          </table:table-cell>
          <table:table-cell table:style-name="ce19" office:value-type="string" calcext:value-type="string">
            <text:p>N(c1ccc(/C(=C\2/C=CC(=[N+](C)C)C=C2)/c2ccc(N(C)C)cc2)cc1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liclazide</text:p>
          </table:table-cell>
          <table:table-cell table:style-name="ce19" office:value-type="string" calcext:value-type="string">
            <text:p>S(=O)(=O)(NC(=O)NN1C[C@@H]2[C@@H](CCC2)C1)c1ccc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limepiride</text:p>
          </table:table-cell>
          <table:table-cell table:style-name="ce19" office:value-type="string" calcext:value-type="string">
            <text:p>S(=O)(=O)(NC(=O)N[C@H]1CC[C@@H](CC1)C)c1ccc(CCNC(=O)N2CC(=C(C2=O)C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lucagon</text:p>
          </table:table-cell>
          <table:table-cell table:style-name="ce19" office:value-type="string" calcext:value-type="string">
            <text:p>S(CC[C@H](NC(=O)[C@@H](NC(=O)[C@@H](NC(=O)[C@@H](NC(=O)[C@@H](NC(=O)[C@@H](NC(=O)[C@@H](NC(=O)[C@@H](NC(=O)[C@@H](NC(=O)[C@@H](NC(=O)[C@@H](NC(=O)[C@@H](NC(=O)[C@@H](NC(=O)[C@@H](NC(=O)[C@@H](NC(=O)[C@@H](NC(=O)[C@@H](NC(=O)[C@@H](NC(=O)[C@@H](NC(=O)[C@@H](NC(=O)[C@@H](NC(=O)[C@@H](NC(=O)[C@@H](NC(=O)CNC(=O)[C@@H](NC(=O)[C@@H](NC(=O)[C@@H](N)Cc1[nH]cnc1)CO)CCC(=O)N)[C@H](O)C)Cc1ccccc1)[C@H](O)C)CO)CC(=O)O)Cc1ccc(O)cc1)CO)CCCCN)Cc1ccc(O)cc1)CC(C)C)CC(=O)O)CO)CCCNC(=N)N)CCCNC(=N)N)C)CCC(=O)N)CC(=O)O)Cc1ccccc1)C(C)C)CCC(=O)N)Cc1c2c([nH]c1)cccc2)CC(C)C)C(=O)N[C@@H](CC(=O)N)C(=O)N[C@@H]([C@H](O)C)C(=O)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lutamine</text:p>
          </table:table-cell>
          <table:table-cell table:style-name="ce19" office:value-type="string" calcext:value-type="string">
            <text:p>OC(=O)[C@@H](N)CCC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lutethimide</text:p>
          </table:table-cell>
          <table:table-cell table:style-name="ce19" office:value-type="string" calcext:value-type="string">
            <text:p>O=C1NC(=O)CC[C@@]1(C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lyburide</text:p>
          </table:table-cell>
          <table:table-cell table:style-name="ce19" office:value-type="string" calcext:value-type="string">
            <text:p>Clc1cc(C(=O)NCCc2ccc(S(=O)(=O)NC(=O)NC3CCCCC3)cc2)c(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lycopyrrolate</text:p>
          </table:table-cell>
          <table:table-cell table:style-name="ce19" office:value-type="string" calcext:value-type="string">
            <text:p>O([C@H]1C[N+](CC1)(C)C)C(=O)[C@@](O)(C1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onadorelin</text:p>
          </table:table-cell>
          <table:table-cell table:style-name="ce19" office:value-type="string" calcext:value-type="string">
            <text:p>O=C(N1[C@@H](CCC1)C(=O)NCC(=O)N)[C@H](NC(=O)[C@H](NC(=O)CNC(=O)[C@H](NC(=O)[C@H](NC(=O)[C@@H](NC(=O)[C@@H](NC(=O)[C@H]1NC(=O)CC1)Cc1[nH]cnc1)Cc1c2c([nH]c1)cccc2)CO)Cc1ccc(O)cc1)CC(C)C)CCCN=C(N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oserelin</text:p>
          </table:table-cell>
          <table:table-cell table:style-name="ce19" office:value-type="string" calcext:value-type="string">
            <text:p>O=C(N1[C@@H](CCC1)C(=O)NNC(=O)N)[C@H](NC(=O)[C@H](NC(=O)[C@H](NC(=O)[C@H](NC(=O)[C@H](NC(=O)[C@@H](NC(=O)[C@@H](NC(=O)[C@H]1NC(=O)CC1)Cc1[nH]cnc1)Cc1c2c([nH]c1)cccc2)CO)Cc1ccc(O)cc1)COC(C)(C)C)CC(C)C)CCCN=C(N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ranisetron</text:p>
          </table:table-cell>
          <table:table-cell table:style-name="ce19" office:value-type="string" calcext:value-type="string">
            <text:p>O=C(N[C@H]1C[C@H]2N([C@@H](C1)CCC2)C)c1nn(c2c1ccc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repafloxacin</text:p>
          </table:table-cell>
          <table:table-cell table:style-name="ce19" office:value-type="string" calcext:value-type="string">
            <text:p>Fc1c(N2C[C@H](NCC2)C)cc2n(C3CC3)cc(c(=O)c2c1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riseofulvin</text:p>
          </table:table-cell>
          <table:table-cell table:style-name="ce19" office:value-type="string" calcext:value-type="string">
            <text:p>Clc1c2O[C@]3([C@@H](CC(=O)C=C3OC)C)C(=O)c2c(OC)cc1O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uaifenesin</text:p>
          </table:table-cell>
          <table:table-cell table:style-name="ce19" office:value-type="string" calcext:value-type="string">
            <text:p>O(C[C@H](O)CO)c1c(OC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uanabenz</text:p>
          </table:table-cell>
          <table:table-cell table:style-name="ce19" office:value-type="string" calcext:value-type="string">
            <text:p>Clc1c(c(Cl)ccc1)/C=N/N=C(N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uanadrel</text:p>
          </table:table-cell>
          <table:table-cell table:style-name="ce19" office:value-type="string" calcext:value-type="string">
            <text:p>O1C2(OC[C@H]1CN=C(N)N)C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uanethidine</text:p>
          </table:table-cell>
          <table:table-cell table:style-name="ce19" office:value-type="string" calcext:value-type="string">
            <text:p>N1(CCCCCCC1)CCN=C(N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uanfacine</text:p>
          </table:table-cell>
          <table:table-cell table:style-name="ce19" office:value-type="string" calcext:value-type="string">
            <text:p>Clc1c(CC(=O)N=C(N)N)c(Cl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Gusperimus</text:p>
          </table:table-cell>
          <table:table-cell table:style-name="ce19" office:value-type="string" calcext:value-type="string">
            <text:p>O[C@H](NC(=O)CCCCCCN=C(N)N)C(=O)NCCCCNCC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alazepam</text:p>
          </table:table-cell>
          <table:table-cell table:style-name="ce19" office:value-type="string" calcext:value-type="string">
            <text:p>Clc1cc2c(N(CC(F)(F)F)C(=O)CN=C2c2c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alcinonide</text:p>
          </table:table-cell>
          <table:table-cell table:style-name="ce19" office:value-type="string" calcext:value-type="string">
            <text:p>ClCC(=O)[C@]12OC(O[C@@H]2C[C@@H]2[C@@]1(C[C@H](O)[C@@]1(F)[C@H]2CCC2=CC(=O)CC[C@]12C)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alobetasol</text:p>
          </table:table-cell>
          <table:table-cell table:style-name="ce19" office:value-type="string" calcext:value-type="string">
            <text:p>ClCC(=O)[C@]1(OC(=O)CC)[C@]2([C@@H]([C@H]3[C@](F)([C@H](O)C2)[C@@]2(C(=CC(=O)C=C2)[C@@H](F)C3)C)C[C@@H]1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alofantrine</text:p>
          </table:table-cell>
          <table:table-cell table:style-name="ce19" office:value-type="string" calcext:value-type="string">
            <text:p>Clc1c2cc([C@@H](O)CCN(CCCC)CCCC)c3c(c2cc(Cl)c1)cc(cc3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alothane</text:p>
          </table:table-cell>
          <table:table-cell table:style-name="ce19" office:value-type="string" calcext:value-type="string">
            <text:p>Br[C@@H](Cl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eparin</text:p>
          </table:table-cell>
          <table:table-cell table:style-name="ce19" office:value-type="string" calcext:value-type="string">
            <text:p>S(=O)(=O)(O)N[C@H]1[C@H](OS(=O)(=O)O)[C@H](O[C@H]2O[C@@H]([C@@H](O)[C@@H](O)[C@H]2OS(=O)(=O)O)C(=O)O)[C@H](O[C@H]1O[C@H]1[C@H](O)[C@H](OS(=O)(=O)O)[C@@H](O[C@@H]1C(=O)O)O[C@H]1[C@H](O)[C@H](NC(=O)C)[C@@H](O[C@@H]1COS(=O)(=O)O)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eptachlor</text:p>
          </table:table-cell>
          <table:table-cell table:style-name="ce19" office:value-type="string" calcext:value-type="string">
            <text:p>Cl[C@@]12[C@H]3[C@@H]([C@@](Cl)(C1(Cl)Cl)C(=C2Cl)Cl)C=C[C@H]3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exachlorophene</text:p>
          </table:table-cell>
          <table:table-cell table:style-name="ce19" office:value-type="string" calcext:value-type="string">
            <text:p>Clc1c(Cc2c(O)c(Cl)cc(Cl)c2Cl)c(O)c(Cl)cc1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exafluorenium</text:p>
          </table:table-cell>
          <table:table-cell table:style-name="ce19" office:value-type="string" calcext:value-type="string">
            <text:p>[N+]([C@H]1c2c(c3c1cccc3)cccc2)(CCCCCC[N+]([C@H]1c2c(c3c1cccc3)cccc2)(C)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istamine</text:p>
          </table:table-cell>
          <table:table-cell table:style-name="ce19" office:value-type="string" calcext:value-type="string">
            <text:p>[nH]1c(CCN)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istrelin</text:p>
          </table:table-cell>
          <table:table-cell table:style-name="ce19" office:value-type="string" calcext:value-type="string">
            <text:p>O=C(N1[C@@H](CCC1)C(=O)NCC)[C@@H](NC(=O)[C@@H](NC(=O)[C@H](NC(=O)[C@@H](NC(=O)[C@@H](NC(=O)[C@@H](NC(=O)[C@@H](NC(=O)[C@H]1NC(=O)CC1)Cc1[nH]cnc1)Cc1c2c([nH]c1)cccc2)CO)Cc1ccc(O)cc1)Cc1ncn(c1)Cc1ccccc1)CC(C)C)CCCN=C(N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omatropine</text:p>
          </table:table-cell>
          <table:table-cell table:style-name="ce19" office:value-type="string" calcext:value-type="string">
            <text:p>O([C@H]1C[C@@H]2N([C@@H](CC2)C1)C)C(=O)[C@H](O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omoharringtonine</text:p>
          </table:table-cell>
          <table:table-cell table:style-name="ce19" office:value-type="string" calcext:value-type="string">
            <text:p>O([C@H]1[C@H]2[C@@]3(N(CCC3)CCc3c2cc2OCOc2c3)C=C1OC)C(=O)[C@](O)(CCCC(O)(C)C)CC(=O)O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aluronidase</text:p>
          </table:table-cell>
          <table:table-cell table:style-name="ce19" office:value-type="string" calcext:value-type="string">
            <text:p>o1c(CNc2ncnc3nc[nH]c23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alazine</text:p>
          </table:table-cell>
          <table:table-cell table:style-name="ce19" office:value-type="string" calcext:value-type="string">
            <text:p>N(N)c1nncc2c1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chlorothiazide</text:p>
          </table:table-cell>
          <table:table-cell table:style-name="ce19" office:value-type="string" calcext:value-type="string">
            <text:p>Clc1c(S(=O)(=O)N)cc2S(=O)(=O)NCNc2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flumethiazide</text:p>
          </table:table-cell>
          <table:table-cell table:style-name="ce19" office:value-type="string" calcext:value-type="string">
            <text:p>S1(=O)(=O)NCNc2c1cc(S(=O)(=O)N)c(c2)C(F)(F)F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morphone</text:p>
          </table:table-cell>
          <table:table-cell table:style-name="ce19" office:value-type="string" calcext:value-type="string">
            <text:p>O1[C@@H]2[C@]34[C@H]([C@H](N(CC3)C)Cc3c4c1c(O)cc3)CCC2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quinidine</text:p>
          </table:table-cell>
          <table:table-cell table:style-name="ce19" office:value-type="string" calcext:value-type="string">
            <text:p>O[C@H]([C@@H]1N2C[C@@H]([C@H](C1)CC2)CC)c1c2c(ncc1)ccc(OC)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xocobalamin</text:p>
          </table:table-cell>
          <table:table-cell table:style-name="ce19" office:value-type="string" calcext:value-type="string">
            <text:p>P(=O)(O[C@@H](CNC(=O)CC[C@@]1([C@H]([C@H]2[N-]/C/1=C(\C1=N/C(=C\C3=N/C(=C(\C4=N[C@@]2([C@]([C@@H]4CCC(=O)N)(CC(=O)N)C)C)/C)/[C@]([C@@H]3CCC(=O)N)(CC(=O)N)C)/C([C@@H]1CCC(=O)N)(C)C)/C)CC(=O)N)C)C)(O[C@H]1[C@@H](O)[C@H](O[C@@H]1CO)n1c2c(nc1)cc(c(c2)C)C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xychloroquine</text:p>
          </table:table-cell>
          <table:table-cell table:style-name="ce19" office:value-type="string" calcext:value-type="string">
            <text:p>Clc1cc2nccc(N[C@@H](CCCN(CCO)CC)C)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xyurea</text:p>
          </table:table-cell>
          <table:table-cell table:style-name="ce19" office:value-type="string" calcext:value-type="string">
            <text:p>ONC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Hydroxyzine</text:p>
          </table:table-cell>
          <table:table-cell table:style-name="ce19" office:value-type="string" calcext:value-type="string">
            <text:p>Clc1ccc([C@H](N2CCN(CC2)CCOCCO)c2c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bandronate</text:p>
          </table:table-cell>
          <table:table-cell table:style-name="ce19" office:value-type="string" calcext:value-type="string">
            <text:p>P(=O)(O)(O)C(P(=O)(O)O)(O)CCN(CCC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bufenac</text:p>
          </table:table-cell>
          <table:table-cell table:style-name="ce19" office:value-type="string" calcext:value-type="string">
            <text:p>OC(=O)Cc1ccc(CC(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buprofen</text:p>
          </table:table-cell>
          <table:table-cell table:style-name="ce19" office:value-type="string" calcext:value-type="string">
            <text:p>OC(=O)[C@@H](c1ccc(CC(C)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butilide</text:p>
          </table:table-cell>
          <table:table-cell table:style-name="ce19" office:value-type="string" calcext:value-type="string">
            <text:p>S(=O)(=O)(Nc1ccc([C@@H](O)CCCN(CCCCCCC)CC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darubicin</text:p>
          </table:table-cell>
          <table:table-cell table:style-name="ce19" office:value-type="string" calcext:value-type="string">
            <text:p>O([C@H]1C[C@@](O)(Cc2c1c(O)c1c(c2O)C(=O)c2c(C1=O)cccc2)C(=O)C)[C@@H]1O[C@H]([C@@H](O)[C@@H](N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doxuridine</text:p>
          </table:table-cell>
          <table:table-cell table:style-name="ce19" office:value-type="string" calcext:value-type="string">
            <text:p>Ic1cn([C@@H]2O[C@@H]([C@@H](O)C2)CO)c(=O)[nH]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fosfamide</text:p>
          </table:table-cell>
          <table:table-cell table:style-name="ce19" office:value-type="string" calcext:value-type="string">
            <text:p>ClCCN1P(=O)(OCCC1)NC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loprost</text:p>
          </table:table-cell>
          <table:table-cell table:style-name="ce19" office:value-type="string" calcext:value-type="string">
            <text:p>O[C@H]1[C@@H]([C@@H]2[C@H](C1)C/C(=C\CCCC(=O)O)/C2)/C=C/[C@@H](O)[C@@H](CC#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matinib</text:p>
          </table:table-cell>
          <table:table-cell table:style-name="ce19" office:value-type="string" calcext:value-type="string">
            <text:p>O=C(Nc1cc(Nc2nc(c3cccnc3)ccn2)c(cc1)C)c1ccc(CN2CCN(CC2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midapril</text:p>
          </table:table-cell>
          <table:table-cell table:style-name="ce19" office:value-type="string" calcext:value-type="string">
            <text:p>O=C(N1[C@@H](CN(C1=O)C)C(=O)O)[C@@H](N[C@@H](CCc1ccccc1)C(=O)O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mipramine</text:p>
          </table:table-cell>
          <table:table-cell table:style-name="ce19" office:value-type="string" calcext:value-type="string">
            <text:p>N1(CCCN(C)C)c2c(CC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miquimod</text:p>
          </table:table-cell>
          <table:table-cell table:style-name="ce19" office:value-type="string" calcext:value-type="string">
            <text:p>n1(CC(C)C)c2c3c(nc(N)c2nc1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namrinone</text:p>
          </table:table-cell>
          <table:table-cell table:style-name="ce19" office:value-type="string" calcext:value-type="string">
            <text:p>O=c1[nH]cc(c2ccncc2)cc1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ndene</text:p>
          </table:table-cell>
          <table:table-cell table:style-name="ce19" office:value-type="string" calcext:value-type="string">
            <text:p>c12CC=Cc1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ndinavir</text:p>
          </table:table-cell>
          <table:table-cell table:style-name="ce19" office:value-type="string" calcext:value-type="string">
            <text:p>O[C@H](CN1[C@@H](CN(CC1)Cc1cccnc1)C(=O)NC(C)(C)C)C[C@@H](C(=O)N[C@@H]1[C@H](O)Cc2c1cccc2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ndocyanine green</text:p>
          </table:table-cell>
          <table:table-cell table:style-name="ce19" office:value-type="string" calcext:value-type="string">
            <text:p>S(=O)(=O)(O)CCCC[N+]1=C(C(c2c1ccc1c2cccc1)(C)C)/C=C/C=C/C=C/C=C/1\N(c2c(C1(C)C)c1c(cc2)cccc1)CCCCS(=O)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ndomethacin</text:p>
          </table:table-cell>
          <table:table-cell table:style-name="ce19" office:value-type="string" calcext:value-type="string">
            <text:p>Clc1ccc(C(=O)n2c3c(c(c2C)CC(=O)O)cc(OC)cc3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benguane i 131</text:p>
          </table:table-cell>
          <table:table-cell table:style-name="ce19" office:value-type="string" calcext:value-type="string">
            <text:p>[131I]c1cc(CN=C(N)N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bitridol</text:p>
          </table:table-cell>
          <table:table-cell table:style-name="ce19" office:value-type="string" calcext:value-type="string">
            <text:p>Ic1c(C(=O)N(C[C@H](O)CO)C)c(I)c(NC(=O)C(CO)CO)c(I)c1C(=O)N(C[C@H](O)C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cetamic acid</text:p>
          </table:table-cell>
          <table:table-cell table:style-name="ce19" office:value-type="string" calcext:value-type="string">
            <text:p>Ic1c(N(C[C@@H](C)C(=O)O)C(=O)C)c(I)cc(I)c1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damide</text:p>
          </table:table-cell>
          <table:table-cell table:style-name="ce19" office:value-type="string" calcext:value-type="string">
            <text:p>Ic1c(CNC(=O)C)c(I)c(c(I)c1NC(=O)C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dipamide</text:p>
          </table:table-cell>
          <table:table-cell table:style-name="ce19" office:value-type="string" calcext:value-type="string">
            <text:p>Ic1c(NC(=O)CCCCC(=O)Nc2c(I)c(c(I)cc2I)C(=O)O)c(I)cc(I)c1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dixanol</text:p>
          </table:table-cell>
          <table:table-cell table:style-name="ce19" office:value-type="string" calcext:value-type="string">
            <text:p>Ic1c(N(C[C@H](O)CN(c2c(I)c(c(I)c(c2I)C(=O)NC[C@H](O)CO)C(=O)NC[C@H](O)CO)C(=O)C)C(=O)C)c(I)c(c(I)c1C(=O)NC[C@H](O)CO)C(=O)NC[C@H](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doform</text:p>
          </table:table-cell>
          <table:table-cell table:style-name="ce19" office:value-type="string" calcext:value-type="string">
            <text:p>IC(I)I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hexol</text:p>
          </table:table-cell>
          <table:table-cell table:style-name="ce19" office:value-type="string" calcext:value-type="string">
            <text:p>Ic1c(N(C[C@H](O)CO)C(=O)C)c(I)c(c(I)c1C(=O)NC[C@H](O)CO)C(=O)NC[C@H](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pamidol</text:p>
          </table:table-cell>
          <table:table-cell table:style-name="ce19" office:value-type="string" calcext:value-type="string">
            <text:p>Ic1c(c(I)c(NC(=O)[C@@H](O)C)c(I)c1C(=O)NC(CO)CO)C(=O)NC(C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panoic acid</text:p>
          </table:table-cell>
          <table:table-cell table:style-name="ce19" office:value-type="string" calcext:value-type="string">
            <text:p>Ic1c(C[C@@H](CC)C(=O)O)c(I)cc(I)c1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phendylate</text:p>
          </table:table-cell>
          <table:table-cell table:style-name="ce19" office:value-type="string" calcext:value-type="string">
            <text:p>Ic1c([C@H](CCCCCCCCC(=O)OCC)C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trolan</text:p>
          </table:table-cell>
          <table:table-cell table:style-name="ce19" office:value-type="string" calcext:value-type="string">
            <text:p>Ic1c(C(=O)N[C@@H]([C@H](O)CO)CO)c(I)c(N(C(=O)CC(=O)N(c2c(I)c(C(=O)N[C@@H]([C@H](O)CO)CO)c(I)c(C(=O)N[C@@H]([C@H](O)CO)CO)c2I)C)C)c(I)c1C(=O)N[C@@H]([C@H](O)C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versol</text:p>
          </table:table-cell>
          <table:table-cell table:style-name="ce19" office:value-type="string" calcext:value-type="string">
            <text:p>Ic1c(N(CCO)C(=O)CO)c(I)c(c(I)c1C(=O)NC[C@H](O)CO)C(=O)NC[C@H](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oxilan</text:p>
          </table:table-cell>
          <table:table-cell table:style-name="ce19" office:value-type="string" calcext:value-type="string">
            <text:p>Ic1c(N(C[C@H](O)CO)C(=O)C)c(I)c(c(I)c1C(=O)NC[C@H](O)CO)C(=O)NC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podate</text:p>
          </table:table-cell>
          <table:table-cell table:style-name="ce19" office:value-type="string" calcext:value-type="string">
            <text:p>Ic1c(CCC(=O)O)c(I)cc(I)c1/N=C/N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proniazid</text:p>
          </table:table-cell>
          <table:table-cell table:style-name="ce19" office:value-type="string" calcext:value-type="string">
            <text:p>O=C(NNC(C)C)c1ccn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rbesartan</text:p>
          </table:table-cell>
          <table:table-cell table:style-name="ce19" office:value-type="string" calcext:value-type="string">
            <text:p>O=C1N(C(=NC21CCCC2)CCCC)Cc1ccc(cc1)c1c(cccc1)c1n[nH]nn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rinotecan</text:p>
          </table:table-cell>
          <table:table-cell table:style-name="ce19" office:value-type="string" calcext:value-type="string">
            <text:p>O(C(=O)N1CC[C@H](N2CCCCC2)CC1)c1cc2c(c3Cn4c(c3nc2cc1)cc1[C@@](O)(CC)C(=O)OCc1c4=O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epamicin</text:p>
          </table:table-cell>
          <table:table-cell table:style-name="ce19" office:value-type="string" calcext:value-type="string">
            <text:p>O([C@H]1[C@H](NC(=O)[C@@H](O)CN)C[C@H](N)[C@@H](O[C@H]2O[C@@H]([C@@H](O)[C@H](O)[C@H]2O)CN)[C@@H]1O)[C@H]1OC[C@](O)([C@H](NC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carboxazid</text:p>
          </table:table-cell>
          <table:table-cell table:style-name="ce19" office:value-type="string" calcext:value-type="string">
            <text:p>o1nc(C(=O)NNCc2ccccc2)cc1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etharine</text:p>
          </table:table-cell>
          <table:table-cell table:style-name="ce19" office:value-type="string" calcext:value-type="string">
            <text:p>O[C@@H]([C@H](NC(C)C)CC)c1cc(O)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flurane</text:p>
          </table:table-cell>
          <table:table-cell table:style-name="ce19" office:value-type="string" calcext:value-type="string">
            <text:p>Cl[C@@H](OC(F)F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flurophate</text:p>
          </table:table-cell>
          <table:table-cell table:style-name="ce19" office:value-type="string" calcext:value-type="string">
            <text:p>P(=O)(F)(OC(C)C)O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niazid</text:p>
          </table:table-cell>
          <table:table-cell table:style-name="ce19" office:value-type="string" calcext:value-type="string">
            <text:p>O=C(NN)c1ccn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propamide</text:p>
          </table:table-cell>
          <table:table-cell table:style-name="ce19" office:value-type="string" calcext:value-type="string">
            <text:p>O=C(N)[C@](CC[N+](C(C)C)(C(C)C)C)(c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proterenol</text:p>
          </table:table-cell>
          <table:table-cell table:style-name="ce19" office:value-type="string" calcext:value-type="string">
            <text:p>O[C@@H](CNC(C)C)c1cc(O)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sorbide dinitrate</text:p>
          </table:table-cell>
          <table:table-cell table:style-name="ce19" office:value-type="string" calcext:value-type="string">
            <text:p>O1[C@H]2[C@H](OC[C@H]2ON(=O)=O)[C@@H](ON(=O)=O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otretinoin</text:p>
          </table:table-cell>
          <table:table-cell table:style-name="ce19" office:value-type="string" calcext:value-type="string">
            <text:p>OC(=O)/C=C(\C=C\C=C(\C=C\C1=C(CCCC1(C)C)C)/C)/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sradipine</text:p>
          </table:table-cell>
          <table:table-cell table:style-name="ce19" office:value-type="string" calcext:value-type="string">
            <text:p>O(C(=O)C1=C(NC(=C([C@H]1c1c2nonc2ccc1)C(=O)OC)C)C)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traconazole</text:p>
          </table:table-cell>
          <table:table-cell table:style-name="ce19" office:value-type="string" calcext:value-type="string">
            <text:p>Clc1c([C@@]2(O[C@H](CO2)COc2ccc(N3CCN(CC3)c3ccc(n4c(=O)n(nc4)[C@@H](CC)C)cc3)cc2)Cn2ncnc2)ccc(Cl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vermectin</text:p>
          </table:table-cell>
          <table:table-cell table:style-name="ce19" office:value-type="string" calcext:value-type="string">
            <text:p>O1[C@]2(O[C@H]3C[C@H](OC(=O)[C@H]4[C@@]5(O)[C@H](OC/C/5=C\C=C\[C@@H]([C@H](O[C@@H]5O[C@H]([C@H](O[C@@H]6O[C@H]([C@H](O)[C@@H](OC)C6)C)[C@@H](OC)C5)C)/C(=C/C3)/C)C)[C@H](O)C(=C4)C)C2)CC[C@@H]([C@H]1[C@H](C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Ixabepilone</text:p>
          </table:table-cell>
          <table:table-cell table:style-name="ce19" office:value-type="string" calcext:value-type="string">
            <text:p>s1cc(nc1C)/C=C(/[C@H]1NC(=O)C[C@H](O)C(C(=O)[C@@H]([C@@H](O)[C@H](CCC[C@]2(O[C@H]2C1)C)C)C)(C)C)\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Josamycin</text:p>
          </table:table-cell>
          <table:table-cell table:style-name="ce19" office:value-type="string" calcext:value-type="string">
            <text:p>O([C@H]1[C@H](N(C)C)[C@@H](O)[C@@H](O[C@@H]1C)O[C@H]1[C@H](C[C@H]([C@@H](O)/C=C/C=C/C[C@H](OC(=O)C[C@@H](OC(=O)C)[C@@H]1OC)C)C)CC=O)[C@@H]1O[C@H]([C@H](OC(=O)CC(C)C)[C@](O)(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Kanamycin</text:p>
          </table:table-cell>
          <table:table-cell table:style-name="ce19" office:value-type="string" calcext:value-type="string">
            <text:p>O([C@@H]1[C@@H](O)[C@H](O[C@H]2O[C@@H]([C@@H](O)[C@H](O)[C@H]2O)CN)[C@@H](N)C[C@H]1N)[C@H]1O[C@@H]([C@@H](O)[C@H](N)[C@H]1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Ketamine</text:p>
          </table:table-cell>
          <table:table-cell table:style-name="ce19" office:value-type="string" calcext:value-type="string">
            <text:p>Clc1c([C@]2(NC)CCCCC2=O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Ketoconazole</text:p>
          </table:table-cell>
          <table:table-cell table:style-name="ce19" office:value-type="string" calcext:value-type="string">
            <text:p>Clc1c([C@@]2(O[C@H](CO2)COc2ccc(N3CCN(CC3)C(=O)C)cc2)Cn2ccnc2)ccc(Cl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Ketoprofen</text:p>
          </table:table-cell>
          <table:table-cell table:style-name="ce19" office:value-type="string" calcext:value-type="string">
            <text:p>OC(=O)[C@@H](c1cc(ccc1)C(=O)c1cc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Ketorolac</text:p>
          </table:table-cell>
          <table:table-cell table:style-name="ce19" office:value-type="string" calcext:value-type="string">
            <text:p>OC(=O)[C@H]1CCn2c1ccc2C(=O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Ketotifen</text:p>
          </table:table-cell>
          <table:table-cell table:style-name="ce19" office:value-type="string" calcext:value-type="string">
            <text:p>s1c2c(C(=C3CCN(CC3)C)c3c(CC2=O)cccc3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betalol</text:p>
          </table:table-cell>
          <table:table-cell table:style-name="ce19" office:value-type="string" calcext:value-type="string">
            <text:p>O[C@@H](CN[C@@H](CCc1ccccc1)C)c1cc(c(O)cc1)C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cidipine</text:p>
          </table:table-cell>
          <table:table-cell table:style-name="ce19" office:value-type="string" calcext:value-type="string">
            <text:p>O(C(=O)C1=C(NC(=C([C@H]1c1c(cccc1)/C=C/C(=O)OC(C)(C)C)C(=O)OCC)C)C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cosamide</text:p>
          </table:table-cell>
          <table:table-cell table:style-name="ce19" office:value-type="string" calcext:value-type="string">
            <text:p>O(C[C@@H](NC(=O)C)C(=O)NCc1c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ctulose</text:p>
          </table:table-cell>
          <table:table-cell table:style-name="ce19" office:value-type="string" calcext:value-type="string">
            <text:p>O([C@H]1[C@H](O)[C@@](O[C@@H]1CO)(O)CO)[C@@H]1O[C@@H]([C@H](O)[C@H](O)[C@H]1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mivudine</text:p>
          </table:table-cell>
          <table:table-cell table:style-name="ce19" office:value-type="string" calcext:value-type="string">
            <text:p>S1C[C@H](O[C@H]1CO)n1ccc(nc1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nreotide</text:p>
          </table:table-cell>
          <table:table-cell table:style-name="ce19" office:value-type="string" calcext:value-type="string">
            <text:p>S1SC[C@@H](NC(=O)[C@H](N)Cc2cc3c(cc2)cccc3)C(=O)N[C@@H](C(=O)N[C@@H](Cc2c3c([nH]c2)cccc3)C(=O)N[C@@H](CCCCN)C(=O)N[C@@H](C(C)C)C(=O)N[C@@H](C1)C(=O)N[C@@H]([C@H](O)C)C(=O)N)Cc1cc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patinib</text:p>
          </table:table-cell>
          <table:table-cell table:style-name="ce19" office:value-type="string" calcext:value-type="string">
            <text:p>Clc1cc(Nc2ncnc3c2cc(c2oc(CNCCS(=O)(=O)C)cc2)cc3)ccc1OCc1cc(F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tanoprost</text:p>
          </table:table-cell>
          <table:table-cell table:style-name="ce19" office:value-type="string" calcext:value-type="string">
            <text:p>O[C@H]1[C@@H]([C@H]([C@@H](O)C1)C/C=C\CCCC(=O)OC(C)C)CC[C@@H](O)CC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azabemide</text:p>
          </table:table-cell>
          <table:table-cell table:style-name="ce19" office:value-type="string" calcext:value-type="string">
            <text:p>Clc1ccc(nc1)C(=O)NC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flunomide</text:p>
          </table:table-cell>
          <table:table-cell table:style-name="ce19" office:value-type="string" calcext:value-type="string">
            <text:p>FC(F)(F)c1ccc(NC(=O)c2c(onc2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nalidomide</text:p>
          </table:table-cell>
          <table:table-cell table:style-name="ce19" office:value-type="string" calcext:value-type="string">
            <text:p>O=C1N([C@H]2CCC(=O)NC2=O)Cc2c1cccc2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trozole</text:p>
          </table:table-cell>
          <table:table-cell table:style-name="ce19" office:value-type="string" calcext:value-type="string">
            <text:p>n1(ncnc1)[C@@H](c1ccc(cc1)C#N)c1ccc(cc1)C#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ucovorin</text:p>
          </table:table-cell>
          <table:table-cell table:style-name="ce19" office:value-type="string" calcext:value-type="string">
            <text:p>O=c1nc([nH]c2NC[C@H](N(c12)C=O)CNc1ccc(cc1)C(=O)N[C@H](CCC(=O)O)C(=O)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uprolide</text:p>
          </table:table-cell>
          <table:table-cell table:style-name="ce19" office:value-type="string" calcext:value-type="string">
            <text:p>O=C(N1[C@@H](CCC1)C(=O)NCC)[C@@H](NC(=O)[C@@H](NC(=O)[C@H](NC(=O)[C@@H](NC(=O)[C@H](NC(=O)[C@@H](NC(=O)[C@@H](NC(=O)[C@H]1NC(=O)CC1)Cc1[nH]cnc1)Cc1c2c([nH]c1)cccc2)CO)Cc1ccc(O)cc1)C(C)C)C(C)C)CCCN=C(N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amisole</text:p>
          </table:table-cell>
          <table:table-cell table:style-name="ce19" office:value-type="string" calcext:value-type="string">
            <text:p>S1C2=N[C@H](CN2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etiracetam</text:p>
          </table:table-cell>
          <table:table-cell table:style-name="ce19" office:value-type="string" calcext:value-type="string">
            <text:p>O=C1N(CCC1)[C@@H](CC)C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bunolol</text:p>
          </table:table-cell>
          <table:table-cell table:style-name="ce19" office:value-type="string" calcext:value-type="string">
            <text:p>O(c1c2CCCC(=O)c2ccc1)C[C@@H](O)CNC(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cabastine</text:p>
          </table:table-cell>
          <table:table-cell table:style-name="ce19" office:value-type="string" calcext:value-type="string">
            <text:p>Fc1ccc([C@]2(CC[C@H](N3C[C@H]([C@](CC3)(c3ccccc3)C(=O)O)C)CC2)C#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carnitine</text:p>
          </table:table-cell>
          <table:table-cell table:style-name="ce19" office:value-type="string" calcext:value-type="string">
            <text:p>O[C@@H](C[N+](C)(C)C)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cetirizine</text:p>
          </table:table-cell>
          <table:table-cell table:style-name="ce19" office:value-type="string" calcext:value-type="string">
            <text:p>Clc1ccc([C@@H](N2CCN(CC2)CCOCC(=O)O)c2c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floxacin</text:p>
          </table:table-cell>
          <table:table-cell table:style-name="ce19" office:value-type="string" calcext:value-type="string">
            <text:p>Fc1c(N2CCN(CC2)C)c2OC[C@@H](n3c2c(c1)c(=O)c(c3)C(=O)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leucovorin</text:p>
          </table:table-cell>
          <table:table-cell table:style-name="ce19" office:value-type="string" calcext:value-type="string">
            <text:p>O=c1nc([nH]c2NC[C@@H](N(c12)C=O)CNc1ccc(cc1)C(=O)N[C@@H](CCC(=O)O)C(=O)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norgestrel</text:p>
          </table:table-cell>
          <table:table-cell table:style-name="ce19" office:value-type="string" calcext:value-type="string">
            <text:p>O[C@@]1([C@@]2([C@H]([C@H]3[C@H](CC2)[C@@H]2C(=CC(=O)CC2)CC3)CC1)CC)C#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evorphanol</text:p>
          </table:table-cell>
          <table:table-cell table:style-name="ce19" office:value-type="string" calcext:value-type="string">
            <text:p>Oc1cc2[C@]34[C@H]([C@@H](N(CC3)C)Cc2cc1)CCCC4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iarozole</text:p>
          </table:table-cell>
          <table:table-cell table:style-name="ce19" office:value-type="string" calcext:value-type="string">
            <text:p>Clc1cc([C@@H](n2ccnc2)c2cc3[nH]cnc3cc2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idocaine</text:p>
          </table:table-cell>
          <table:table-cell table:style-name="ce19" office:value-type="string" calcext:value-type="string">
            <text:p>O=C(Nc1c(cccc1C)C)CN(CC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indane</text:p>
          </table:table-cell>
          <table:table-cell table:style-name="ce19" office:value-type="string" calcext:value-type="string">
            <text:p>Cl[C@H]1[C@H](Cl)[C@H](Cl)[C@H](Cl)[C@@H](Cl)[C@H]1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inezolid</text:p>
          </table:table-cell>
          <table:table-cell table:style-name="ce19" office:value-type="string" calcext:value-type="string">
            <text:p>Fc1c(N2CCOCC2)ccc(N2C[C@@H](OC2=O)CNC(=O)C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iothyronine</text:p>
          </table:table-cell>
          <table:table-cell table:style-name="ce19" office:value-type="string" calcext:value-type="string">
            <text:p>Ic1cc(C[C@H](N)C(=O)O)cc(I)c1Oc1cc(I)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isdexamfetamine</text:p>
          </table:table-cell>
          <table:table-cell table:style-name="ce19" office:value-type="string" calcext:value-type="string">
            <text:p>O=C(N[C@H](Cc1ccccc1)C)[C@@H](N)CCC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isinopril</text:p>
          </table:table-cell>
          <table:table-cell table:style-name="ce19" office:value-type="string" calcext:value-type="string">
            <text:p>O=C(N1[C@@H](CCC1)C(=O)O)[C@@H](N[C@@H](CCc1ccccc1)C(=O)O)CCC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doxamide</text:p>
          </table:table-cell>
          <table:table-cell table:style-name="ce19" office:value-type="string" calcext:value-type="string">
            <text:p>Clc1c(NC(=O)C(=O)O)cc(cc1NC(=O)C(=O)O)C#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fepramine</text:p>
          </table:table-cell>
          <table:table-cell table:style-name="ce19" office:value-type="string" calcext:value-type="string">
            <text:p>Clc1ccc(C(=O)CN(CCCN2c3c(CCc4c2cccc4)cccc3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mefloxacin</text:p>
          </table:table-cell>
          <table:table-cell table:style-name="ce19" office:value-type="string" calcext:value-type="string">
            <text:p>Fc1c(N2C[C@H](NCC2)C)c(F)cc2c1n(CC)cc(c2=O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mustine</text:p>
          </table:table-cell>
          <table:table-cell table:style-name="ce19" office:value-type="string" calcext:value-type="string">
            <text:p>ClCCN(N=O)C(=O)N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nidamine</text:p>
          </table:table-cell>
          <table:table-cell table:style-name="ce19" office:value-type="string" calcext:value-type="string">
            <text:p>Clc1c(Cn2nc(c3c2cccc3)C(=O)O)ccc(Cl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peramide</text:p>
          </table:table-cell>
          <table:table-cell table:style-name="ce19" office:value-type="string" calcext:value-type="string">
            <text:p>Clc1ccc([C@]2(O)CCN(CC2)CC[C@@](c2ccccc2)(c2ccccc2)C(=O)N(C)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racarbef</text:p>
          </table:table-cell>
          <table:table-cell table:style-name="ce19" office:value-type="string" calcext:value-type="string">
            <text:p>ClC1=C(N2[C@@H]([C@H](NC(=O)[C@H](N)c3ccccc3)C2=O)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razepam</text:p>
          </table:table-cell>
          <table:table-cell table:style-name="ce19" office:value-type="string" calcext:value-type="string">
            <text:p>Clc1cc2C(=N[C@H](O)C(=O)Nc2cc1)c1c(Cl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sartan</text:p>
          </table:table-cell>
          <table:table-cell table:style-name="ce19" office:value-type="string" calcext:value-type="string">
            <text:p>Clc1nc(n(Cc2ccc(cc2)c2c(cccc2)c2n[nH]nn2)c1CO)C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teprednol</text:p>
          </table:table-cell>
          <table:table-cell table:style-name="ce19" office:value-type="string" calcext:value-type="string">
            <text:p>ClCOC(=O)[C@]1(O)[C@@]2([C@H]([C@H]3[C@H]([C@@H](O)C2)[C@@]2(C(=CC(=O)C=C2)CC3)C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vastatin</text:p>
          </table:table-cell>
          <table:table-cell table:style-name="ce19" office:value-type="string" calcext:value-type="string">
            <text:p>O([C@@H]1[C@@H]2[C@H]([C@H](C=CC2=C[C@@H](C1)C)C)CC[C@H]1OC(=O)C[C@H](O)C1)C(=O)[C@H](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oxapine</text:p>
          </table:table-cell>
          <table:table-cell table:style-name="ce19" office:value-type="string" calcext:value-type="string">
            <text:p>Clc1cc2C(=Nc3c(Oc2cc1)cccc3)N1CCN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ubiprostone</text:p>
          </table:table-cell>
          <table:table-cell table:style-name="ce19" office:value-type="string" calcext:value-type="string">
            <text:p>FC(F)([C@@]1(O[C@H]2[C@@H]([C@H](C(=O)C2)CCCCCCC(=O)O)CC1)O)C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umiracoxib</text:p>
          </table:table-cell>
          <table:table-cell table:style-name="ce19" office:value-type="string" calcext:value-type="string">
            <text:p>Clc1c(Nc2c(cc(cc2)C)CC(=O)O)c(F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Lypressin</text:p>
          </table:table-cell>
          <table:table-cell table:style-name="ce19" office:value-type="string" calcext:value-type="string">
            <text:p>S1SC[C@H](N)C(=O)N[C@@H](C(=O)N[C@@H](C(=O)N[C@@H](C(=O)N[C@@H](C(=O)N[C@@H](C(=O)N2[C@@H](CCC2)C(=O)N[C@@H](CCCCN)C(=O)NCC(=O)N)C1)CC(=O)N)CCC(=O)N)Cc1ccccc1)Cc1cc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afenide</text:p>
          </table:table-cell>
          <table:table-cell table:style-name="ce19" office:value-type="string" calcext:value-type="string">
            <text:p>S(=O)(=O)(N)c1ccc(cc1)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alathion</text:p>
          </table:table-cell>
          <table:table-cell table:style-name="ce19" office:value-type="string" calcext:value-type="string">
            <text:p>S(P(=S)(OC)OC)[C@@H](CC(=O)OCC)C(=O)O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angafodipir</text:p>
          </table:table-cell>
          <table:table-cell table:style-name="ce19" office:value-type="string" calcext:value-type="string">
            <text:p>P(=O)(OCc1c(CN(CCN(Cc2c(COP(=O)(O)O)cnc(c2O)C)CC(=O)O)CC(=O)O)c(O)c(nc1)C)(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annitol</text:p>
          </table:table-cell>
          <table:table-cell table:style-name="ce19" office:value-type="string" calcext:value-type="string">
            <text:p>O[C@@H]([C@H](O)[C@H](O)CO)[C@H](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araviroc</text:p>
          </table:table-cell>
          <table:table-cell table:style-name="ce19" office:value-type="string" calcext:value-type="string">
            <text:p>FC1(F)CCC(C(=O)N[C@@H](CCN2[C@H]3C[C@H](n4c(nnc4C)C(C)C)C[C@@H]2CC3)c2c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arimastat</text:p>
          </table:table-cell>
          <table:table-cell table:style-name="ce19" office:value-type="string" calcext:value-type="string">
            <text:p>O[C@@H]([C@@H](CC(C)C)C(=O)N[C@@H](C(C)(C)C)C(=O)NC)C(=O)N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azindol</text:p>
          </table:table-cell>
          <table:table-cell table:style-name="ce19" office:value-type="string" calcext:value-type="string">
            <text:p>Clc1ccc([C@]2(O)N3C(=NCC3)c3c2cccc3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bendazole</text:p>
          </table:table-cell>
          <table:table-cell table:style-name="ce19" office:value-type="string" calcext:value-type="string">
            <text:p>O=C(c1cc2[nH]c(nc2cc1)NC(=O)OC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camylamine</text:p>
          </table:table-cell>
          <table:table-cell table:style-name="ce19" office:value-type="string" calcext:value-type="string">
            <text:p>N([C@]1(C([C@H]2C[C@@H]1CC2)(C)C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chlorethamine</text:p>
          </table:table-cell>
          <table:table-cell table:style-name="ce19" office:value-type="string" calcext:value-type="string">
            <text:p>ClCCC(N)CC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clizine</text:p>
          </table:table-cell>
          <table:table-cell table:style-name="ce19" office:value-type="string" calcext:value-type="string">
            <text:p>Clc1ccc([C@H](N2CCN(CC2)Cc2cc(ccc2)C)c2c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clofenamate</text:p>
          </table:table-cell>
          <table:table-cell table:style-name="ce19" office:value-type="string" calcext:value-type="string">
            <text:p>Clc1c(Nc2c(cccc2)C(=O)O)c(Cl)ccc1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droxyprogesterone</text:p>
          </table:table-cell>
          <table:table-cell table:style-name="ce19" office:value-type="string" calcext:value-type="string">
            <text:p>O[C@]1([C@@]2([C@H]([C@H]3[C@@H]([C@@]4(C(=CC(=O)CC4)[C@H](C3)C)C)CC2)CC1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drysone</text:p>
          </table:table-cell>
          <table:table-cell table:style-name="ce19" office:value-type="string" calcext:value-type="string">
            <text:p>O[C@@H]1[C@H]2[C@H]([C@H]3[C@](C1)([C@H](CC3)C(=O)C)C)C[C@@H](C1=CC(=O)CC[C@]21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fenamic acid</text:p>
          </table:table-cell>
          <table:table-cell table:style-name="ce19" office:value-type="string" calcext:value-type="string">
            <text:p>OC(=O)c1c(Nc2c(c(ccc2)C)C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floquine</text:p>
          </table:table-cell>
          <table:table-cell table:style-name="ce19" office:value-type="string" calcext:value-type="string">
            <text:p>FC(F)(F)c1nc2c(c([C@H](O)[C@@H]3NCCCC3)c1)cccc2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loxicam</text:p>
          </table:table-cell>
          <table:table-cell table:style-name="ce19" office:value-type="string" calcext:value-type="string">
            <text:p>S1(=O)(=O)N(/C(=C(/O)\Nc2sc(cn2)C)/C(=O)c2c1ccc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lphalan</text:p>
          </table:table-cell>
          <table:table-cell table:style-name="ce19" office:value-type="string" calcext:value-type="string">
            <text:p>ClCCN(c1ccc(C[C@H](N)C(=O)O)cc1)CC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mantine</text:p>
          </table:table-cell>
          <table:table-cell table:style-name="ce19" office:value-type="string" calcext:value-type="string">
            <text:p>N[C@]12C[C@@]3(C[C@](C1)(C[C@@H](C3)C2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penzolate</text:p>
          </table:table-cell>
          <table:table-cell table:style-name="ce19" office:value-type="string" calcext:value-type="string">
            <text:p>O([C@H]1C[N+](CCC1)(C)C)C(=O)[C@](O)(c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peridine</text:p>
          </table:table-cell>
          <table:table-cell table:style-name="ce19" office:value-type="string" calcext:value-type="string">
            <text:p>O(C(=O)C1(CCN(CC1)C)c1ccccc1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phentermine</text:p>
          </table:table-cell>
          <table:table-cell table:style-name="ce19" office:value-type="string" calcext:value-type="string">
            <text:p>N(C(Cc1ccccc1)(C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phobarbital</text:p>
          </table:table-cell>
          <table:table-cell table:style-name="ce19" office:value-type="string" calcext:value-type="string">
            <text:p>O=C1N(C(=O)NC(=O)[C@]1(CC)c1cc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pivacaine</text:p>
          </table:table-cell>
          <table:table-cell table:style-name="ce19" office:value-type="string" calcext:value-type="string">
            <text:p>O=C(Nc1c(cccc1C)C)[C@H]1N(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probamate</text:p>
          </table:table-cell>
          <table:table-cell table:style-name="ce19" office:value-type="string" calcext:value-type="string">
            <text:p>O(CC(CCC)(COC(=O)N)C)C(=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rcaptopurine</text:p>
          </table:table-cell>
          <table:table-cell table:style-name="ce19" office:value-type="string" calcext:value-type="string">
            <text:p>S=c1nc[nH]c2nc[nH]c1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ropenem</text:p>
          </table:table-cell>
          <table:table-cell table:style-name="ce19" office:value-type="string" calcext:value-type="string">
            <text:p>S(C1=C(N2[C@@H]([C@H](C2=O)[C@H](O)C)[C@H]1C)C(=O)O)[C@H]1C[C@H](NC1)C(=O)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salamine</text:p>
          </table:table-cell>
          <table:table-cell table:style-name="ce19" office:value-type="string" calcext:value-type="string">
            <text:p>Oc1c(cc(N)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sna</text:p>
          </table:table-cell>
          <table:table-cell table:style-name="ce19" office:value-type="string" calcext:value-type="string">
            <text:p>S(=O)(=O)(O)CCS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soridazine</text:p>
          </table:table-cell>
          <table:table-cell table:style-name="ce19" office:value-type="string" calcext:value-type="string">
            <text:p>S1c2c(N(CC[C@H]3N(CCCC3)C)c3c1cccc3)cc([S@](=O)C)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aproterenol</text:p>
          </table:table-cell>
          <table:table-cell table:style-name="ce19" office:value-type="string" calcext:value-type="string">
            <text:p>O[C@@H](CNC(C)C)c1cc(O)cc(O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araminol</text:p>
          </table:table-cell>
          <table:table-cell table:style-name="ce19" office:value-type="string" calcext:value-type="string">
            <text:p>O[C@@H]([C@@H](N)C)c1cc(O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ergoline</text:p>
          </table:table-cell>
          <table:table-cell table:style-name="ce19" office:value-type="string" calcext:value-type="string">
            <text:p>O(C(=O)NC[C@@H]1C[C@H]2[C@H](N(C1)C)Cc1c3c2cccc3n(c1)C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formin</text:p>
          </table:table-cell>
          <table:table-cell table:style-name="ce19" office:value-type="string" calcext:value-type="string">
            <text:p>N(C)(C)C(=N)N=C(N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acholine</text:p>
          </table:table-cell>
          <table:table-cell table:style-name="ce19" office:value-type="string" calcext:value-type="string">
            <text:p>O([C@@H](C[N+](C)(C)C)C)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adone</text:p>
          </table:table-cell>
          <table:table-cell table:style-name="ce19" office:value-type="string" calcext:value-type="string">
            <text:p>O=C([C@](C[C@H](N(C)C)C)(c1ccccc1)c1ccccc1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amphetamine</text:p>
          </table:table-cell>
          <table:table-cell table:style-name="ce19" office:value-type="string" calcext:value-type="string">
            <text:p>N([C@H](Cc1cccc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antheline</text:p>
          </table:table-cell>
          <table:table-cell table:style-name="ce19" office:value-type="string" calcext:value-type="string">
            <text:p>O(CC[N+](CC)(CC)C)C(=O)[C@H]1c2c(Oc3c1cccc3)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azolamide</text:p>
          </table:table-cell>
          <table:table-cell table:style-name="ce19" office:value-type="string" calcext:value-type="string">
            <text:p>S(=O)(=O)(N)c1s/c(=N\C(=O)C)/n(n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dilazine</text:p>
          </table:table-cell>
          <table:table-cell table:style-name="ce19" office:value-type="string" calcext:value-type="string">
            <text:p>S1c2c(N(C[C@H]3CCN(C3)C)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enamine</text:p>
          </table:table-cell>
          <table:table-cell table:style-name="ce19" office:value-type="string" calcext:value-type="string">
            <text:p>N12CN3CN(C1)CN(C2)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enolone</text:p>
          </table:table-cell>
          <table:table-cell table:style-name="ce19" office:value-type="string" calcext:value-type="string">
            <text:p>O([C@@H]1[C@@]2([C@H]([C@H]3[C@@H]([C@@]4([C@@H](CC3)CC(=O)C=C4C)C)CC2)CC1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icillin</text:p>
          </table:table-cell>
          <table:table-cell table:style-name="ce19" office:value-type="string" calcext:value-type="string">
            <text:p>S1[C@H]2N([C@H](C1(C)C)C(=O)O)C(=O)[C@H]2NC(=O)c1c(OC)cccc1O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imazole</text:p>
          </table:table-cell>
          <table:table-cell table:style-name="ce19" office:value-type="string" calcext:value-type="string">
            <text:p>S=c1n(cc[nH]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carbamol</text:p>
          </table:table-cell>
          <table:table-cell table:style-name="ce19" office:value-type="string" calcext:value-type="string">
            <text:p>O(C[C@H](O)COC(=O)N)c1c(OC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hexital</text:p>
          </table:table-cell>
          <table:table-cell table:style-name="ce19" office:value-type="string" calcext:value-type="string">
            <text:p>O=C1N(C(=O)NC(=O)[C@]1([C@@H](C)C#CCC)CC=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myl</text:p>
          </table:table-cell>
          <table:table-cell table:style-name="ce19" office:value-type="string" calcext:value-type="string">
            <text:p>S(/C(=N/OC(=O)NC)/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trexate</text:p>
          </table:table-cell>
          <table:table-cell table:style-name="ce19" office:value-type="string" calcext:value-type="string">
            <text:p>OC(=O)[C@@H](NC(=O)c1ccc(N(Cc2nc3c(nc2)nc(nc3N)N)C)cc1)CC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trimeprazine</text:p>
          </table:table-cell>
          <table:table-cell table:style-name="ce19" office:value-type="string" calcext:value-type="string">
            <text:p>S1c2c(N(C[C@@H](CN(C)C)C)c3c1cccc3)cc(OC)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xamine</text:p>
          </table:table-cell>
          <table:table-cell table:style-name="ce19" office:value-type="string" calcext:value-type="string">
            <text:p>O[C@@H]([C@H](N)C)c1c(OC)ccc(OC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xsalen</text:p>
          </table:table-cell>
          <table:table-cell table:style-name="ce19" office:value-type="string" calcext:value-type="string">
            <text:p>o1c2c(cc3c(oc(=O)cc3)c2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xychlor</text:p>
          </table:table-cell>
          <table:table-cell table:style-name="ce19" office:value-type="string" calcext:value-type="string">
            <text:p>ClC(Cl)(Cl)[C@@H](c1ccc(OC)cc1)c1ccc(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oxyflurane</text:p>
          </table:table-cell>
          <table:table-cell table:style-name="ce19" office:value-type="string" calcext:value-type="string">
            <text:p>ClC(Cl)C(F)(F)O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scopolamine</text:p>
          </table:table-cell>
          <table:table-cell table:style-name="ce19" office:value-type="string" calcext:value-type="string">
            <text:p>O1[C@@H]2[C@H]3[N+]([C@@H]([C@H]12)C[C@@H](OC(=O)[C@@H](CO)c1ccccc1)C3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suximide</text:p>
          </table:table-cell>
          <table:table-cell table:style-name="ce19" office:value-type="string" calcext:value-type="string">
            <text:p>O=C1N(C(=O)C[C@@]1(c1cccc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clothiazide</text:p>
          </table:table-cell>
          <table:table-cell table:style-name="ce19" office:value-type="string" calcext:value-type="string">
            <text:p>ClC[C@H]1N(S(=O)(=O)c2c(N1)cc(Cl)c(S(=O)(=O)N)c2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 chloride</text:p>
          </table:table-cell>
          <table:table-cell table:style-name="ce19" office:value-type="string" calcext:value-type="string">
            <text:p>Cl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aniline</text:p>
          </table:table-cell>
          <table:table-cell table:style-name="ce19" office:value-type="string" calcext:value-type="string">
            <text:p>N(c1cc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dopa</text:p>
          </table:table-cell>
          <table:table-cell table:style-name="ce19" office:value-type="string" calcext:value-type="string">
            <text:p>OC(=O)[C@](N)(Cc1cc(O)c(O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ergonovine</text:p>
          </table:table-cell>
          <table:table-cell table:style-name="ce19" office:value-type="string" calcext:value-type="string">
            <text:p>O=C(N[C@@H](CC)CO)[C@H]1CN([C@H]2C(=C1)c1c3c(C2)c[nH]c3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naltrexone</text:p>
          </table:table-cell>
          <table:table-cell table:style-name="ce19" office:value-type="string" calcext:value-type="string">
            <text:p>O[C@@]12[C@]34CC[N+]([C@@H]1Cc1c4c(O[C@H]3C(=O)CC2)c(O)cc1)(CC1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phenidate</text:p>
          </table:table-cell>
          <table:table-cell table:style-name="ce19" office:value-type="string" calcext:value-type="string">
            <text:p>O(C(=O)[C@@H]([C@H]1NCCCC1)c1cc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prednisolone</text:p>
          </table:table-cell>
          <table:table-cell table:style-name="ce19" office:value-type="string" calcext:value-type="string">
            <text:p>O[C@]1([C@@]2([C@H]([C@H]3[C@H]([C@@H](O)C2)[C@@]2(C(=CC(=O)C=C2)[C@H](C3)C)C)CC1)C)C(=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ltestosterone</text:p>
          </table:table-cell>
          <table:table-cell table:style-name="ce19" office:value-type="string" calcext:value-type="string">
            <text:p>O[C@@]1([C@@]2([C@H]([C@H]3[C@@H]([C@@]4(C(=CC(=O)CC4)CC3)C)CC2)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hysergide</text:p>
          </table:table-cell>
          <table:table-cell table:style-name="ce19" office:value-type="string" calcext:value-type="string">
            <text:p>O=C(N[C@@H](CC)CO)[C@H]1CN([C@H]2C(=C1)c1c3c(C2)cn(c3cc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ipranolol</text:p>
          </table:table-cell>
          <table:table-cell table:style-name="ce19" office:value-type="string" calcext:value-type="string">
            <text:p>O(C[C@@H](O)CNC(C)C)c1c(c(c(OC(=O)C)c(c1)C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oclopramide</text:p>
          </table:table-cell>
          <table:table-cell table:style-name="ce19" office:value-type="string" calcext:value-type="string">
            <text:p>Clc1cc(C(=O)NCCN(CC)CC)c(OC)cc1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ocurine</text:p>
          </table:table-cell>
          <table:table-cell table:style-name="ce19" office:value-type="string" calcext:value-type="string">
            <text:p>O1c2c3[C@H]([N+](CCc3cc(OC)c2OC)(C)C)Cc2cc(Oc3cc4[C@@H]([N+](CCc4cc3OC)(C)C)Cc3ccc1cc3)c(OC)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olazone</text:p>
          </table:table-cell>
          <table:table-cell table:style-name="ce19" office:value-type="string" calcext:value-type="string">
            <text:p>Clc1cc2N[C@H](N(C(=O)c2cc1S(=O)(=O)N)c1c(cc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oprolol</text:p>
          </table:table-cell>
          <table:table-cell table:style-name="ce19" office:value-type="string" calcext:value-type="string">
            <text:p>O(C[C@@H](O)CNC(C)C)c1ccc(CC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ribuzin</text:p>
          </table:table-cell>
          <table:table-cell table:style-name="ce19" office:value-type="string" calcext:value-type="string">
            <text:p>S(c1n(N)c(=O)c(nn1)C(C)(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rizamide</text:p>
          </table:table-cell>
          <table:table-cell table:style-name="ce19" office:value-type="string" calcext:value-type="string">
            <text:p>Ic1c(C(=O)N[C@@H]2[C@@H](O)[C@H](O)[C@H](O[C@H]2O)CO)c(I)c(NC(=O)C)c(I)c1N(C)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ronidazole</text:p>
          </table:table-cell>
          <table:table-cell table:style-name="ce19" office:value-type="string" calcext:value-type="string">
            <text:p>OCCn1c(ncc1N(=O)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yrapone</text:p>
          </table:table-cell>
          <table:table-cell table:style-name="ce19" office:value-type="string" calcext:value-type="string">
            <text:p>O=C(C(c1cccnc1)(C)C)c1cc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tyrosine</text:p>
          </table:table-cell>
          <table:table-cell table:style-name="ce19" office:value-type="string" calcext:value-type="string">
            <text:p>OC(=O)[C@@](N)(Cc1ccc(O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xiletine</text:p>
          </table:table-cell>
          <table:table-cell table:style-name="ce19" office:value-type="string" calcext:value-type="string">
            <text:p>O(C[C@H](N)C)c1c(cccc1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ezlocillin</text:p>
          </table:table-cell>
          <table:table-cell table:style-name="ce19" office:value-type="string" calcext:value-type="string">
            <text:p>S1[C@H]2N([C@H](C1(C)C)C(=O)O)C(=O)[C@H]2NC(=O)[C@H](NC(=O)N1CCN(S(=O)(=O)C)C1=O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befradil</text:p>
          </table:table-cell>
          <table:table-cell table:style-name="ce19" office:value-type="string" calcext:value-type="string">
            <text:p>Fc1cc2c([C@@H]([C@](OC(=O)COC)(CC2)CCN(CCCc2[nH]c3c(n2)cccc3)C)C(C)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cafungin</text:p>
          </table:table-cell>
          <table:table-cell table:style-name="ce19" office:value-type="string" calcext:value-type="string">
            <text:p>S(=O)(=O)(Oc1cc([C@@H](O)[C@@H](O)[C@H]2NC(=O)[C@H]3N(C[C@@H](O)C3)C(=O)[C@H](NC(=O)[C@@H](NC(=O)c3ccc(cc3)c3noc(c3)c3ccc(OCCCCC)cc3)C[C@@H](O)[C@@H](O)NC(=O)[C@H]3N(C[C@H]([C@@H]3O)C)C(=O)[C@H](NC2=O)[C@H](O)CC(=O)N)[C@H](O)C)ccc1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conazole</text:p>
          </table:table-cell>
          <table:table-cell table:style-name="ce19" office:value-type="string" calcext:value-type="string">
            <text:p>Clc1c([C@@H](OCc2c(Cl)cc(Cl)cc2)Cn2ccnc2)ccc(Cl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dazolam</text:p>
          </table:table-cell>
          <table:table-cell table:style-name="ce19" office:value-type="string" calcext:value-type="string">
            <text:p>Clc1cc2c(n3c(CN=C2c2c(F)cccc2)cnc3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dodrine</text:p>
          </table:table-cell>
          <table:table-cell table:style-name="ce19" office:value-type="string" calcext:value-type="string">
            <text:p>O[C@@H](c1c(OC)ccc(OC)c1)CNC(=O)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fepristone</text:p>
          </table:table-cell>
          <table:table-cell table:style-name="ce19" office:value-type="string" calcext:value-type="string">
            <text:p>O[C@@]1([C@@]2([C@H]([C@H]3C(=C4C(=CC(=O)CC4)CC3)[C@H](C2)c2ccc(N(C)C)cc2)CC1)C)C#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glitol</text:p>
          </table:table-cell>
          <table:table-cell table:style-name="ce19" office:value-type="string" calcext:value-type="string">
            <text:p>O[C@@H]1[C@H](N(C[C@H](O)[C@H]1O)CC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glustat</text:p>
          </table:table-cell>
          <table:table-cell table:style-name="ce19" office:value-type="string" calcext:value-type="string">
            <text:p>O[C@@H]1[C@H](N(C[C@H](O)[C@H]1O)CCCC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lrinone</text:p>
          </table:table-cell>
          <table:table-cell table:style-name="ce19" office:value-type="string" calcext:value-type="string">
            <text:p>O=c1[nH]c(c(c2ccncc2)cc1C#N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ltefosine</text:p>
          </table:table-cell>
          <table:table-cell table:style-name="ce19" office:value-type="string" calcext:value-type="string">
            <text:p>P(=O)(OCC[N+](C)(C)C)(OCCCCCCCCCCCCCCCC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nocycline</text:p>
          </table:table-cell>
          <table:table-cell table:style-name="ce19" office:value-type="string" calcext:value-type="string">
            <text:p>O[C@@]12[C@@H](C[C@H]3C(=C(O)c4c(C3)c(N(C)C)ccc4O)C1=O)[C@H](N(C)C)C(=O)/C(=C(/O)\N)/C2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noxidil</text:p>
          </table:table-cell>
          <table:table-cell table:style-name="ce19" office:value-type="string" calcext:value-type="string">
            <text:p>On1c(N)cc(N2CCCCC2)nc1=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okamycin</text:p>
          </table:table-cell>
          <table:table-cell table:style-name="ce19" office:value-type="string" calcext:value-type="string">
            <text:p>O([C@H]1[C@H](N(C)C)[C@@H](O)[C@@H](O[C@@H]1C)O[C@H]1[C@H](C[C@H]([C@@H](OC(=O)C)/C=C/C=C/C[C@H](OC(=O)C[C@@H](OC(=O)CC)[C@@H]1OC)C)C)CC=O)[C@@H]1O[C@H]([C@H](OC(=O)CC)[C@](OC(=O)C)(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rtazapine</text:p>
          </table:table-cell>
          <table:table-cell table:style-name="ce19" office:value-type="string" calcext:value-type="string">
            <text:p>N12[C@@H](CN(CC1)C)c1c(Cc3c2nccc3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toguazone</text:p>
          </table:table-cell>
          <table:table-cell table:style-name="ce19" office:value-type="string" calcext:value-type="string">
            <text:p>N(=C(\C)/C=N/N=C(N)N)\N=C(N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tolactol</text:p>
          </table:table-cell>
          <table:table-cell table:style-name="ce19" office:value-type="string" calcext:value-type="string">
            <text:p>BrC[C@H](O)[C@@H](O)[C@@H](O)[C@H](O)CBr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tomycin</text:p>
          </table:table-cell>
          <table:table-cell table:style-name="ce19" office:value-type="string" calcext:value-type="string">
            <text:p>O([C@@]12N(C[C@@H]3N[C@H]13)C1=C([C@H]2COC(=O)N)C(=O)C(=C(C1=O)C)N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totane</text:p>
          </table:table-cell>
          <table:table-cell table:style-name="ce19" office:value-type="string" calcext:value-type="string">
            <text:p>ClC(Cl)[C@@H](c1ccc(Cl)cc1)c1c(Cl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toxantrone</text:p>
          </table:table-cell>
          <table:table-cell table:style-name="ce19" office:value-type="string" calcext:value-type="string">
            <text:p>O=C1c2c(c(NCCNCCO)ccc2NCCNCCO)C(=O)c2c1c(O)ccc2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ivacurium</text:p>
          </table:table-cell>
          <table:table-cell table:style-name="ce19" office:value-type="string" calcext:value-type="string">
            <text:p>O(CCC[N+]1([C@@H](c2c(CC1)cc(OC)c(OC)c2)Cc1cc(OC)c(OC)c(OC)c1)C)C(=O)CC/C=C/CCC(=O)OCCC[N+]1([C@@H](c2c(CC1)cc(OC)c(OC)c2)Cc1cc(OC)c(OC)c(OC)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-nitroaniline</text:p>
          </table:table-cell>
          <table:table-cell table:style-name="ce19" office:value-type="string" calcext:value-type="string">
            <text:p>O=N(=O)c1cc(N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dafinil</text:p>
          </table:table-cell>
          <table:table-cell table:style-name="ce19" office:value-type="string" calcext:value-type="string">
            <text:p>[S@](=O)([C@@H](c1ccccc1)c1ccccc1)CC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exipril</text:p>
          </table:table-cell>
          <table:table-cell table:style-name="ce19" office:value-type="string" calcext:value-type="string">
            <text:p>O=C(N1[C@@H](Cc2c(C1)cc(OC)c(OC)c2)C(=O)O)[C@@H](N[C@@H](CCc1ccccc1)C(=O)O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lindone</text:p>
          </table:table-cell>
          <table:table-cell table:style-name="ce19" office:value-type="string" calcext:value-type="string">
            <text:p>O1CCN(C[C@@H]2CCc3[nH]c(c(c3C2=O)C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metasone</text:p>
          </table:table-cell>
          <table:table-cell table:style-name="ce19" office:value-type="string" calcext:value-type="string">
            <text:p>Cl[C@@]12[C@H]([C@H]3[C@@]([C@](O)([C@@H](C3)C)C(=O)CCl)(C[C@@H]1O)C)CC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nobenzone</text:p>
          </table:table-cell>
          <table:table-cell table:style-name="ce19" office:value-type="string" calcext:value-type="string">
            <text:p>O(Cc1ccccc1)c1cc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noctanoin</text:p>
          </table:table-cell>
          <table:table-cell table:style-name="ce19" office:value-type="string" calcext:value-type="string">
            <text:p>O(C(=O)CCCCCCC)C[C@H](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ntelukast</text:p>
          </table:table-cell>
          <table:table-cell table:style-name="ce19" office:value-type="string" calcext:value-type="string">
            <text:p>Clc1cc2nc(/C=C/c3cc([C@H](SCC4(CC4)CC(=O)O)CCc4c(C(O)(C)C)cccc4)ccc3)ccc2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ricizine</text:p>
          </table:table-cell>
          <table:table-cell table:style-name="ce19" office:value-type="string" calcext:value-type="string">
            <text:p>S1c2c(N(C(=O)CCN3CCOCC3)c3c1cccc3)cc(NC(=O)OCC)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rniflumate</text:p>
          </table:table-cell>
          <table:table-cell table:style-name="ce19" office:value-type="string" calcext:value-type="string">
            <text:p>FC(F)(F)c1cc(Nc2ncccc2C(=O)OCCN2CCOCC2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rphine</text:p>
          </table:table-cell>
          <table:table-cell table:style-name="ce19" office:value-type="string" calcext:value-type="string">
            <text:p>O1[C@@H]2[C@]34[C@H]([C@H](N(CC3)C)Cc3c4c1c(O)cc3)C=C[C@@H]2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xalactam</text:p>
          </table:table-cell>
          <table:table-cell table:style-name="ce19" office:value-type="string" calcext:value-type="string">
            <text:p>S(CC1=C(N2[C@H](OC1)[C@](OC)(NC(=O)[C@@H](c1ccc(O)cc1)C(=O)O)C2=O)C(=O)O)c1n(nnn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xifloxacin</text:p>
          </table:table-cell>
          <table:table-cell table:style-name="ce19" office:value-type="string" calcext:value-type="string">
            <text:p>Fc1c(N2C[C@H]3[C@H](NCCC3)C2)c(OC)c2n(C3CC3)cc(c(=O)c2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oxisylyte</text:p>
          </table:table-cell>
          <table:table-cell table:style-name="ce19" office:value-type="string" calcext:value-type="string">
            <text:p>O(c1c(C(C)C)cc(OC(=O)C)c(c1)C)CC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upirocin</text:p>
          </table:table-cell>
          <table:table-cell table:style-name="ce19" office:value-type="string" calcext:value-type="string">
            <text:p>O1[C@H]([C@@H]1[C@H]([C@@H](O)C)C)C[C@@H]1[C@@H](O)[C@@H](O)[C@@H](OC1)C/C(=C/C(=O)OCCCCCCCCC(=O)O)/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Mycophenolic acid</text:p>
          </table:table-cell>
          <table:table-cell table:style-name="ce19" office:value-type="string" calcext:value-type="string">
            <text:p>O1Cc2c(c(O)c(c(OC)c2C)C/C=C(/CCC(=O)O)\C)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,n-dimethylacetamide</text:p>
          </table:table-cell>
          <table:table-cell table:style-name="ce19" office:value-type="string" calcext:value-type="string">
            <text:p>C(=O)(C)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,n-dimethylformamide</text:p>
          </table:table-cell>
          <table:table-cell table:style-name="ce19" office:value-type="string" calcext:value-type="string">
            <text:p>C(=O)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-2-fluorenylacetamide</text:p>
          </table:table-cell>
          <table:table-cell table:style-name="ce19" office:value-type="string" calcext:value-type="string">
            <text:p>O=C(Nc1cc2Cc3c(c2cc1)cccc3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bilone</text:p>
          </table:table-cell>
          <table:table-cell table:style-name="ce19" office:value-type="string" calcext:value-type="string">
            <text:p>O1C([C@H]2[C@@H](CC(=O)CC2)c2c1cc(C(CCCCCC)(C)C)cc2O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dolol</text:p>
          </table:table-cell>
          <table:table-cell table:style-name="ce19" office:value-type="string" calcext:value-type="string">
            <text:p>O[C@@H]1[C@H](O)Cc2c(C1)c(OC[C@@H](O)CNC(C)(C)C)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farelin</text:p>
          </table:table-cell>
          <table:table-cell table:style-name="ce19" office:value-type="string" calcext:value-type="string">
            <text:p>O=C(N1[C@@H](CCC1)C(=O)NCC(=O)N)[C@H](NC(=O)[C@H](NC(=O)[C@H](NC(=O)[C@H](NC(=O)[C@H](NC(=O)[C@@H](NC(=O)[C@@H](NC(=O)[C@H]1NC(=O)CC1)Cc1[nH]cnc1)Cc1c2c([nH]c1)cccc2)CO)Cc1ccc(O)cc1)Cc1cc2c(cc1)cccc2)CC(C)C)CCCN=C(N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fcillin</text:p>
          </table:table-cell>
          <table:table-cell table:style-name="ce19" office:value-type="string" calcext:value-type="string">
            <text:p>S1[C@H]2N([C@H](C1(C)C)C(=O)O)C(=O)[C@H]2NC(=O)c1c2c(ccc1OCC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ftifine</text:p>
          </table:table-cell>
          <table:table-cell table:style-name="ce19" office:value-type="string" calcext:value-type="string">
            <text:p>N(Cc1c2c(ccc1)cccc2)(C/C=C/c1c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lbuphine</text:p>
          </table:table-cell>
          <table:table-cell table:style-name="ce19" office:value-type="string" calcext:value-type="string">
            <text:p>O1[C@@H]2[C@]34[C@](O)([C@H](N(CC3)CC3CCC3)Cc3c4c1c(O)cc3)CC[C@@H]2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lidixic acid</text:p>
          </table:table-cell>
          <table:table-cell table:style-name="ce19" office:value-type="string" calcext:value-type="string">
            <text:p>O=c1c2c(n(CC)cc1C(=O)O)nc(cc2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loxone</text:p>
          </table:table-cell>
          <table:table-cell table:style-name="ce19" office:value-type="string" calcext:value-type="string">
            <text:p>O1[C@@H]2[C@]34[C@](O)([C@H](N(CC3)CC=C)Cc3c4c1c(O)cc3)CCC2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ltrexone</text:p>
          </table:table-cell>
          <table:table-cell table:style-name="ce19" office:value-type="string" calcext:value-type="string">
            <text:p>O1[C@@H]2[C@]34[C@](O)([C@H](N(CC3)CC3CC3)Cc3c4c1c(O)cc3)CCC2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ndrolone</text:p>
          </table:table-cell>
          <table:table-cell table:style-name="ce19" office:value-type="string" calcext:value-type="string">
            <text:p>O[C@@H]1[C@@]2([C@H]([C@H]3[C@H](CC2)[C@@H]2C(=CC(=O)CC2)CC3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phazoline</text:p>
          </table:table-cell>
          <table:table-cell table:style-name="ce19" office:value-type="string" calcext:value-type="string">
            <text:p>N1C(=NCC1)Cc1c2c(ccc1)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proxen</text:p>
          </table:table-cell>
          <table:table-cell table:style-name="ce19" office:value-type="string" calcext:value-type="string">
            <text:p>O(c1cc2c(cc([C@H](C)C(=O)O)cc2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ratriptan</text:p>
          </table:table-cell>
          <table:table-cell table:style-name="ce19" office:value-type="string" calcext:value-type="string">
            <text:p>S(=O)(=O)(NC)CCc1cc2c(C3CCN(CC3)C)c[nH]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ateglinide</text:p>
          </table:table-cell>
          <table:table-cell table:style-name="ce19" office:value-type="string" calcext:value-type="string">
            <text:p>O=C(N[C@H](Cc1ccccc1)C(=O)O)[C@H]1CC[C@@H](CC1)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bivolol</text:p>
          </table:table-cell>
          <table:table-cell table:style-name="ce19" office:value-type="string" calcext:value-type="string">
            <text:p>Fc1cc2CC[C@@H](Oc2cc1)[C@H](O)CNC[C@@H](O)[C@@H]1Oc2c(CC1)cc(F)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docromil</text:p>
          </table:table-cell>
          <table:table-cell table:style-name="ce19" office:value-type="string" calcext:value-type="string">
            <text:p>o1c2c(c3n(CC)c(cc(=O)c3cc2c(=O)cc1C(=O)O)C(=O)O)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fazodone</text:p>
          </table:table-cell>
          <table:table-cell table:style-name="ce19" office:value-type="string" calcext:value-type="string">
            <text:p>Clc1cc(N2CCN(CC2)CCCn2nc(n(c2=O)CCOc2ccccc2)CC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larabine</text:p>
          </table:table-cell>
          <table:table-cell table:style-name="ce19" office:value-type="string" calcext:value-type="string">
            <text:p>O1[C@@H](n2c3nc(nc(OC)c3nc2)N)[C@@H](O)[C@H](O)[C@H]1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lfinavir</text:p>
          </table:table-cell>
          <table:table-cell table:style-name="ce19" office:value-type="string" calcext:value-type="string">
            <text:p>S(C[C@H](NC(=O)c1c(c(O)ccc1)C)[C@H](O)CN1C[C@@H]2[C@H](C[C@H]1C(=O)NC(C)(C)C)CCCC2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omycin</text:p>
          </table:table-cell>
          <table:table-cell table:style-name="ce19" office:value-type="string" calcext:value-type="string">
            <text:p>O([C@H]1[C@H](O[C@H]2O[C@@H]([C@@H](O)[C@H](O)[C@H]2N)CN)[C@@H](N)C[C@@H](N)[C@@H]1O)[C@@H]1O[C@@H]([C@@H](O[C@H]2O[C@H]([C@@H](O)[C@H](O)[C@H]2N)CN)[C@H]1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pafenac</text:p>
          </table:table-cell>
          <table:table-cell table:style-name="ce19" office:value-type="string" calcext:value-type="string">
            <text:p>O=C(c1c(N)c(CC(=O)N)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tilmicin</text:p>
          </table:table-cell>
          <table:table-cell table:style-name="ce19" office:value-type="string" calcext:value-type="string">
            <text:p>O([C@H]1[C@H](NCC)C[C@H](N)[C@@H](O[C@H]2OC(=CC[C@H]2N)CN)[C@@H]1O)[C@H]1OC[C@](O)([C@H](NC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evirapine</text:p>
          </table:table-cell>
          <table:table-cell table:style-name="ce19" office:value-type="string" calcext:value-type="string">
            <text:p>O=c1[nH]c2c(n(C3CC3)c3ncccc13)nccc2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acin</text:p>
          </table:table-cell>
          <table:table-cell table:style-name="ce19" office:value-type="string" calcext:value-type="string">
            <text:p>OC(=O)c1cccn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acinamide</text:p>
          </table:table-cell>
          <table:table-cell table:style-name="ce19" office:value-type="string" calcext:value-type="string">
            <text:p>O=C(N)c1cccn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cardipine</text:p>
          </table:table-cell>
          <table:table-cell table:style-name="ce19" office:value-type="string" calcext:value-type="string">
            <text:p>O(C(=O)C1=C(NC(=C([C@H]1c1cc(N(=O)=O)ccc1)C(=O)OC)C)C)CCN(Cc1c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closamide</text:p>
          </table:table-cell>
          <table:table-cell table:style-name="ce19" office:value-type="string" calcext:value-type="string">
            <text:p>Clc1c(NC(=O)c2c(O)ccc(Cl)c2)ccc(N(=O)=O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cotine</text:p>
          </table:table-cell>
          <table:table-cell table:style-name="ce19" office:value-type="string" calcext:value-type="string">
            <text:p>N1([C@@H](CCC1)c1cccn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fedipine</text:p>
          </table:table-cell>
          <table:table-cell table:style-name="ce19" office:value-type="string" calcext:value-type="string">
            <text:p>O(C(=O)C1=C(NC(=C([C@H]1c1c(N(=O)=O)cccc1)C(=O)OC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flumic</text:p>
          </table:table-cell>
          <table:table-cell table:style-name="ce19" office:value-type="string" calcext:value-type="string">
            <text:p>FC(F)(F)c1cc(Nc2ncccc2C(=O)O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lutamide</text:p>
          </table:table-cell>
          <table:table-cell table:style-name="ce19" office:value-type="string" calcext:value-type="string">
            <text:p>FC(F)(F)c1cc(N2C(=O)C(NC2=O)(C)C)ccc1N(=O)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lvadipine</text:p>
          </table:table-cell>
          <table:table-cell table:style-name="ce19" office:value-type="string" calcext:value-type="string">
            <text:p>O(C(=O)C1=C(NC(=C([C@H]1c1cc(N(=O)=O)ccc1)C(=O)OC)C#N)C)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mesulide</text:p>
          </table:table-cell>
          <table:table-cell table:style-name="ce19" office:value-type="string" calcext:value-type="string">
            <text:p>S(=O)(=O)(Nc1c(Oc2ccccc2)cc(N(=O)=O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modipine</text:p>
          </table:table-cell>
          <table:table-cell table:style-name="ce19" office:value-type="string" calcext:value-type="string">
            <text:p>O(C(=O)C1=C(NC(=C([C@H]1c1cc(N(=O)=O)ccc1)C(=O)OCCOC)C)C)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soldipine</text:p>
          </table:table-cell>
          <table:table-cell table:style-name="ce19" office:value-type="string" calcext:value-type="string">
            <text:p>O(C(=O)C1=C(NC(=C([C@H]1c1c(N(=O)=O)cccc1)C(=O)OC)C)C)C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tazoxanide</text:p>
          </table:table-cell>
          <table:table-cell table:style-name="ce19" office:value-type="string" calcext:value-type="string">
            <text:p>s1c(NC(=O)c2c(OC(=O)C)cccc2)ncc1N(=O)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tisinone</text:p>
          </table:table-cell>
          <table:table-cell table:style-name="ce19" office:value-type="string" calcext:value-type="string">
            <text:p>FC(F)(F)c1cc(N(=O)=O)c(C(=O)C2C(=O)CCCC2=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tramine</text:p>
          </table:table-cell>
          <table:table-cell table:style-name="ce19" office:value-type="string" calcext:value-type="string">
            <text:p>O=N(=O)c1c(N(N(=O)=O)C)c(N(=O)=O)cc(N(=O)=O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trendipine</text:p>
          </table:table-cell>
          <table:table-cell table:style-name="ce19" office:value-type="string" calcext:value-type="string">
            <text:p>O(C(=O)C1=C(NC(=C([C@H]1c1cc(N(=O)=O)ccc1)C(=O)OC)C)C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trofurantoin</text:p>
          </table:table-cell>
          <table:table-cell table:style-name="ce19" office:value-type="string" calcext:value-type="string">
            <text:p>o1c(/C=N/N2CC(=O)NC2=O)ccc1N(=O)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trofurazone</text:p>
          </table:table-cell>
          <table:table-cell table:style-name="ce19" office:value-type="string" calcext:value-type="string">
            <text:p>o1c(ccc1N(=O)=O)/C=N/NC(=O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troglycerin</text:p>
          </table:table-cell>
          <table:table-cell table:style-name="ce19" office:value-type="string" calcext:value-type="string">
            <text:p>O(N(=O)=O)C(CON(=O)=O)CON(=O)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izatidine</text:p>
          </table:table-cell>
          <table:table-cell table:style-name="ce19" office:value-type="string" calcext:value-type="string">
            <text:p>S(CCN/C(=C/N(=O)=O)/NC)Cc1nc(sc1)C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-nitrosodimethylamine</text:p>
          </table:table-cell>
          <table:table-cell table:style-name="ce19" office:value-type="string" calcext:value-type="string">
            <text:p>O=N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olatrexed</text:p>
          </table:table-cell>
          <table:table-cell table:style-name="ce19" office:value-type="string" calcext:value-type="string">
            <text:p>S(c1c2c([nH]c(nc2=O)N)ccc1C)c1ccn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onoxynol</text:p>
          </table:table-cell>
          <table:table-cell table:style-name="ce19" office:value-type="string" calcext:value-type="string">
            <text:p>O(c1ccc(CCCCCCCCC)cc1)C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orepinephrine</text:p>
          </table:table-cell>
          <table:table-cell table:style-name="ce19" office:value-type="string" calcext:value-type="string">
            <text:p>O[C@H](c1cc(O)c(O)cc1)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orethindrone</text:p>
          </table:table-cell>
          <table:table-cell table:style-name="ce19" office:value-type="string" calcext:value-type="string">
            <text:p>O[C@@]1([C@@]2([C@H]([C@H]3[C@H](CC2)[C@@H]2C(=CC(=O)CC2)CC3)CC1)C)C#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orfloxacin</text:p>
          </table:table-cell>
          <table:table-cell table:style-name="ce19" office:value-type="string" calcext:value-type="string">
            <text:p>Fc1c(N2CCNCC2)cc2n(CC)cc(c(=O)c2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ortriptyline</text:p>
          </table:table-cell>
          <table:table-cell table:style-name="ce19" office:value-type="string" calcext:value-type="string">
            <text:p>N(CC/C=C\1/c2c(CCc3c1cccc3)ccc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ovobiocin</text:p>
          </table:table-cell>
          <table:table-cell table:style-name="ce19" office:value-type="string" calcext:value-type="string">
            <text:p>O1C([C@H](OC)[C@@H](OC(=O)N)[C@@H](O)[C@@H]1Oc1c(c2oc(O)c(NC(=O)c3cc(CC=C(C)C)c(O)cc3)c(=O)c2cc1)C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Nystatin</text:p>
          </table:table-cell>
          <table:table-cell table:style-name="ce19" office:value-type="string" calcext:value-type="string">
            <text:p>O1[C@@]2(O)C[C@@H](O)[C@H]([C@H]1C[C@H](O[C@H]1O[C@@H]([C@@H](O)[C@H](N)[C@@H]1O)C)/C=C/C=C/C=C/C=C/CC/C=C/C=C/[C@@H]([C@@H](O)[C@H]([C@@H](OC(=O)C[C@@H](O)C[C@@H](O)C[C@@H](O)CC[C@@H](O)[C@@H](O)C2)C)C)C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ctreotide</text:p>
          </table:table-cell>
          <table:table-cell table:style-name="ce19" office:value-type="string" calcext:value-type="string">
            <text:p>S1SC[C@@H](NC(=O)[C@H](N)Cc2ccccc2)C(=O)N[C@@H](C(=O)N[C@@H](Cc2c3c([nH]c2)cccc3)C(=O)N[C@@H](CCCCN)C(=O)N[C@@H]([C@H](O)C)C(=O)N[C@@H](C1)C(=O)N[C@@H]([C@H](O)C)CO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-dichlorobenzene</text:p>
          </table:table-cell>
          <table:table-cell table:style-name="ce19" office:value-type="string" calcext:value-type="string">
            <text:p>Clc1c(Cl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floxacin</text:p>
          </table:table-cell>
          <table:table-cell table:style-name="ce19" office:value-type="string" calcext:value-type="string">
            <text:p>Fc1c(N2CCN(CC2)C)c2OC[C@H](n3c2c(c1)c(=O)c(c3)C(=O)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lanzapine</text:p>
          </table:table-cell>
          <table:table-cell table:style-name="ce19" office:value-type="string" calcext:value-type="string">
            <text:p>s1c2=Nc3c(NC(=c2cc1C)N1CCN(CC1)C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lopatadine</text:p>
          </table:table-cell>
          <table:table-cell table:style-name="ce19" office:value-type="string" calcext:value-type="string">
            <text:p>O1c2c(/C(=C\CCN(C)C)/c3c(C1)cccc3)cc(cc2)C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lsalazine</text:p>
          </table:table-cell>
          <table:table-cell table:style-name="ce19" office:value-type="string" calcext:value-type="string">
            <text:p>Oc1c(cc(N/N=C/2\C=C(C(=O)C=C2)C(=O)O)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meprazole</text:p>
          </table:table-cell>
          <table:table-cell table:style-name="ce19" office:value-type="string" calcext:value-type="string">
            <text:p>[S@](=O)(Cc1ncc(c(OC)c1C)C)c1[nH]c2c(n1)ccc(OC)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ndansetron</text:p>
          </table:table-cell>
          <table:table-cell table:style-name="ce19" office:value-type="string" calcext:value-type="string">
            <text:p>O=C1[C@H](CCc2n(c3c(c12)cccc3)C)Cn1c(n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pipramol</text:p>
          </table:table-cell>
          <table:table-cell table:style-name="ce19" office:value-type="string" calcext:value-type="string">
            <text:p>OCCN1CCN(CC1)CCCN1c2c(C=C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rlistat</text:p>
          </table:table-cell>
          <table:table-cell table:style-name="ce19" office:value-type="string" calcext:value-type="string">
            <text:p>O1[C@H]([C@H](CCCCCC)C1=O)C[C@@H](OC(=O)[C@@H](NC=O)CC(C)C)CCCCCCCC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rphenadrine</text:p>
          </table:table-cell>
          <table:table-cell table:style-name="ce19" office:value-type="string" calcext:value-type="string">
            <text:p>O([C@@H](c1c(cccc1)C)c1ccccc1)CCN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seltamivir</text:p>
          </table:table-cell>
          <table:table-cell table:style-name="ce19" office:value-type="string" calcext:value-type="string">
            <text:p>O([C@H]1[C@H](NC(=O)C)[C@@H](N)CC(=C1)C(=O)OCC)C(CC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acillin</text:p>
          </table:table-cell>
          <table:table-cell table:style-name="ce19" office:value-type="string" calcext:value-type="string">
            <text:p>S1[C@H]2N([C@H](C1(C)C)C(=O)O)C(=O)[C@H]2NC(=O)c1c(noc1C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amniquine</text:p>
          </table:table-cell>
          <table:table-cell table:style-name="ce19" office:value-type="string" calcext:value-type="string">
            <text:p>OCc1cc2CC[C@H](Nc2cc1N(=O)=O)CN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androlone</text:p>
          </table:table-cell>
          <table:table-cell table:style-name="ce19" office:value-type="string" calcext:value-type="string">
            <text:p>O[C@@]1([C@@]2([C@H]([C@H]3[C@@H]([C@@]4([C@@H](CC3)CC(=O)OC4)C)CC2)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aprozin</text:p>
          </table:table-cell>
          <table:table-cell table:style-name="ce19" office:value-type="string" calcext:value-type="string">
            <text:p>o1c(c(nc1CCC(=O)O)c1ccc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atomide</text:p>
          </table:table-cell>
          <table:table-cell table:style-name="ce19" office:value-type="string" calcext:value-type="string">
            <text:p>O=c1n(CCCN2CCN(CC2)[C@@H](c2ccccc2)c2ccccc2)c2c([nH]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azepam</text:p>
          </table:table-cell>
          <table:table-cell table:style-name="ce19" office:value-type="string" calcext:value-type="string">
            <text:p>Clc1cc2C(=N[C@H](O)C(=O)Nc2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carbazepine</text:p>
          </table:table-cell>
          <table:table-cell table:style-name="ce19" office:value-type="string" calcext:value-type="string">
            <text:p>O=C1Cc2c(N(c3c1cccc3)C(=O)N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iconazole</text:p>
          </table:table-cell>
          <table:table-cell table:style-name="ce19" office:value-type="string" calcext:value-type="string">
            <text:p>Clc1c(/C(=N/OCc2c(Cl)cc(Cl)cc2)/Cn2ccnc2)ccc(Cl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prenolol</text:p>
          </table:table-cell>
          <table:table-cell table:style-name="ce19" office:value-type="string" calcext:value-type="string">
            <text:p>O(C[C@@H](O)CNC(C)C)c1c(OCC=C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butynin</text:p>
          </table:table-cell>
          <table:table-cell table:style-name="ce19" office:value-type="string" calcext:value-type="string">
            <text:p>O[C@@](C1CCCCC1)(c1ccccc1)C(=O)OCC#CCN(CC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codone</text:p>
          </table:table-cell>
          <table:table-cell table:style-name="ce19" office:value-type="string" calcext:value-type="string">
            <text:p>O1[C@@H]2[C@]34[C@](O)([C@H](N(CC3)C)Cc3c4c1c(OC)cc3)CCC2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metazoline</text:p>
          </table:table-cell>
          <table:table-cell table:style-name="ce19" office:value-type="string" calcext:value-type="string">
            <text:p>Oc1c(C(C)(C)C)cc(c(c1C)CC1=NCCN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metholone</text:p>
          </table:table-cell>
          <table:table-cell table:style-name="ce19" office:value-type="string" calcext:value-type="string">
            <text:p>O[C@@]1([C@@]2([C@H]([C@H]3[C@@H]([C@@]4([C@@H](CC3)CC(=O)/C(=C\O)/C4)C)CC2)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morphone</text:p>
          </table:table-cell>
          <table:table-cell table:style-name="ce19" office:value-type="string" calcext:value-type="string">
            <text:p>O1[C@@H]2[C@]34[C@](O)([C@H](N(CC3)C)Cc3c4c1c(O)cc3)CCC2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phencyclimine</text:p>
          </table:table-cell>
          <table:table-cell table:style-name="ce19" office:value-type="string" calcext:value-type="string">
            <text:p>O[C@@](C1CCCCC1)(c1ccccc1)C(=O)OCC1=NCCCN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phenisatin</text:p>
          </table:table-cell>
          <table:table-cell table:style-name="ce19" office:value-type="string" calcext:value-type="string">
            <text:p>O=C1Nc2c([C@@]1(c1ccc(O)cc1)c1ccc(O)cc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tetracycline</text:p>
          </table:table-cell>
          <table:table-cell table:style-name="ce19" office:value-type="string" calcext:value-type="string">
            <text:p>O[C@@H]1[C@@H]2[C@](O)(C(=O)C3=C(O)c4c([C@@](O)([C@@H]13)C)cccc4O)C(=O)/C(=C(\O)/N)/C(=O)[C@H]2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Oxytocin</text:p>
          </table:table-cell>
          <table:table-cell table:style-name="ce19" office:value-type="string" calcext:value-type="string">
            <text:p>S1SC[C@H](N)C(=O)N[C@@H](C(=O)N[C@@H]([C@@H](CC)C)C(=O)N[C@@H](C(=O)N[C@@H](C(=O)N[C@@H](C(=O)N2[C@@H](CCC2)C(=O)N[C@@H](CC(C)C)C(=O)NCC(=O)N)C1)CC(=O)N)CCC(=O)N)Cc1ccc(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,p'-diaminodiphenylmethane</text:p>
          </table:table-cell>
          <table:table-cell table:style-name="ce19" office:value-type="string" calcext:value-type="string">
            <text:p>C(c1ccc(cc1)N)c1ccc(cc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clitaxel</text:p>
          </table:table-cell>
          <table:table-cell table:style-name="ce19" office:value-type="string" calcext:value-type="string">
            <text:p>O1[C@H]2[C@](OC(=O)C)([C@@H]3[C@@]([C@@H](O)C2)(C(=O)[C@H](OC(=O)C)C2=C([C@@H](OC(=O)[C@H](O)[C@@H](NC(=O)c4ccccc4)c4ccccc4)C[C@@](O)([C@H]3OC(=O)c3ccccc3)C2(C)C)C)C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liperidone</text:p>
          </table:table-cell>
          <table:table-cell table:style-name="ce19" office:value-type="string" calcext:value-type="string">
            <text:p>Fc1cc2onc([C@H]3CCN(CC3)CCc3c(=O)n4CCC[C@H](O)c4nc3C)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lonosetron</text:p>
          </table:table-cell>
          <table:table-cell table:style-name="ce19" office:value-type="string" calcext:value-type="string">
            <text:p>O=C1N([C@H]2[C@@H]3CCN(C2)CC3)C[C@H]2c3c1cccc3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midronate</text:p>
          </table:table-cell>
          <table:table-cell table:style-name="ce19" office:value-type="string" calcext:value-type="string">
            <text:p>P(=O)(O)(O)C(P(=O)(O)O)(O)C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ncuronium</text:p>
          </table:table-cell>
          <table:table-cell table:style-name="ce19" office:value-type="string" calcext:value-type="string">
            <text:p>O([C@@H]1[C@@]2([C@H]([C@H]3[C@@H]([C@@]4([C@@H](CC3)C[C@H](OC(=O)C)[C@@H]([N+]3(CCCCC3)C)C4)C)CC2)C[C@@H]1[N+]1(CCCCC1)C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ntoprazole</text:p>
          </table:table-cell>
          <table:table-cell table:style-name="ce19" office:value-type="string" calcext:value-type="string">
            <text:p>[S@](=O)(c1[nH]c2c(n1)ccc(OC(F)F)c2)Cc1nccc(OC)c1O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paverine</text:p>
          </table:table-cell>
          <table:table-cell table:style-name="ce19" office:value-type="string" calcext:value-type="string">
            <text:p>O(c1cc2c(nccc2cc1OC)Cc1cc(OC)c(O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ramethadione</text:p>
          </table:table-cell>
          <table:table-cell table:style-name="ce19" office:value-type="string" calcext:value-type="string">
            <text:p>O1[C@@](CC)(C(=O)N(C1=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raquat</text:p>
          </table:table-cell>
          <table:table-cell table:style-name="ce19" office:value-type="string" calcext:value-type="string">
            <text:p>[n+]1(ccc(c2cc[n+](cc2)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ricalcitol</text:p>
          </table:table-cell>
          <table:table-cell table:style-name="ce19" office:value-type="string" calcext:value-type="string">
            <text:p>OC([C@H](/C=C/[C@H]([C@@H]1[C@@]2([C@@H](CC1)/C(=C/C=C\1/C[C@@H](O)C[C@H](O)C1)/CCC2)C)C)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romomycin</text:p>
          </table:table-cell>
          <table:table-cell table:style-name="ce19" office:value-type="string" calcext:value-type="string">
            <text:p>O([C@H]1[C@H](O[C@H]2O[C@@H]([C@@H](O)[C@H](O)[C@H]2N)CO)[C@@H](N)C[C@@H](N)[C@@H]1O)[C@@H]1O[C@@H]([C@@H](O[C@H]2O[C@H]([C@@H](O)[C@H](O)[C@H]2N)CN)[C@H]1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roxetine</text:p>
          </table:table-cell>
          <table:table-cell table:style-name="ce19" office:value-type="string" calcext:value-type="string">
            <text:p>Fc1ccc([C@H]2[C@@H](CNCC2)COc2cc3OCOc3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azopanib</text:p>
          </table:table-cell>
          <table:table-cell table:style-name="ce19" office:value-type="string" calcext:value-type="string">
            <text:p>S(=O)(=O)(N)c1c(ccc(Nc2nc(N(c3cc4nn(c(c4cc3)C)C)C)ccn2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-dimethylaminoazobenzene</text:p>
          </table:table-cell>
          <table:table-cell table:style-name="ce19" office:value-type="string" calcext:value-type="string">
            <text:p>N(c1ccc(/N=N/c2ccccc2)cc1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floxacin</text:p>
          </table:table-cell>
          <table:table-cell table:style-name="ce19" office:value-type="string" calcext:value-type="string">
            <text:p>Fc1c(N2CCN(CC2)C)cc2n(CC)cc(c(=O)c2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gaptanib</text:p>
          </table:table-cell>
          <table:table-cell table:style-name="ce19" office:value-type="string" calcext:value-type="string">
            <text:p>P(=O)(OCCCCCNC(=O)[C@@H](NC(=O)OCCOC)CCCCNC(=O)OCCOC)(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metrexed</text:p>
          </table:table-cell>
          <table:table-cell table:style-name="ce19" office:value-type="string" calcext:value-type="string">
            <text:p>O=c1nc([nH]c2[nH]cc(CCc3ccc(cc3)C(=O)N[C@H](CCC(=O)O)C(=O)O)c12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mirolast</text:p>
          </table:table-cell>
          <table:table-cell table:style-name="ce19" office:value-type="string" calcext:value-type="string">
            <text:p>O=c1n2c(ncc1c1n[nH]nn1)c(cc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moline</text:p>
          </table:table-cell>
          <table:table-cell table:style-name="ce19" office:value-type="string" calcext:value-type="string">
            <text:p>O1[C@@H](c2ccccc2)C(=O)N=C1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butolol</text:p>
          </table:table-cell>
          <table:table-cell table:style-name="ce19" office:value-type="string" calcext:value-type="string">
            <text:p>O(c1c(C2CCCC2)cccc1)C[C@@H](O)CNC(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ciclovir</text:p>
          </table:table-cell>
          <table:table-cell table:style-name="ce19" office:value-type="string" calcext:value-type="string">
            <text:p>OCC(CCn1c2[nH]c(nc(=O)c2nc1)N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fluridol</text:p>
          </table:table-cell>
          <table:table-cell table:style-name="ce19" office:value-type="string" calcext:value-type="string">
            <text:p>Clc1c(cc([C@]2(O)CCN(CC2)CCC[C@@H](c2ccc(F)cc2)c2ccc(F)cc2)cc1)C(F)(F)F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icillamine</text:p>
          </table:table-cell>
          <table:table-cell table:style-name="ce19" office:value-type="string" calcext:value-type="string">
            <text:p>SC([C@@H](N)C(=O)O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icillin g benzathine</text:p>
          </table:table-cell>
          <table:table-cell table:style-name="ce19" office:value-type="string" calcext:value-type="string">
            <text:p>S1[C@H]2N([C@H](C1(C)C)C(=O)O)C(=O)[C@H]2NC(=O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icillin v</text:p>
          </table:table-cell>
          <table:table-cell table:style-name="ce19" office:value-type="string" calcext:value-type="string">
            <text:p>S1[C@H]2N([C@H](C1(C)C)C(=O)O)C(=O)[C@H]2NC(=O)CO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achloroethane</text:p>
          </table:table-cell>
          <table:table-cell table:style-name="ce19" office:value-type="string" calcext:value-type="string">
            <text:p>ClC(Cl)(Cl)C(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agastrin</text:p>
          </table:table-cell>
          <table:table-cell table:style-name="ce19" office:value-type="string" calcext:value-type="string">
            <text:p>S(CC[C@H](NC(=O)[C@@H](NC(=O)CCNC(=O)OCC(C)C)Cc1c2c([nH]c1)cccc2)C(=O)N[C@@H](CC(=O)O)C(=O)N[C@@H](Cc1ccccc1)C(=O)N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amidine</text:p>
          </table:table-cell>
          <table:table-cell table:style-name="ce19" office:value-type="string" calcext:value-type="string">
            <text:p>O(CCCCCOc1ccc(cc1)C(=N)N)c1ccc(cc1)C(=N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azocine</text:p>
          </table:table-cell>
          <table:table-cell table:style-name="ce19" office:value-type="string" calcext:value-type="string">
            <text:p>Oc1cc2[C@]3([C@H]([C@H](N(CC3)CC=C(C)C)Cc2cc1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obarbital</text:p>
          </table:table-cell>
          <table:table-cell table:style-name="ce19" office:value-type="string" calcext:value-type="string">
            <text:p>O=C1NC(=O)NC(=O)C1([C@@H](CCC)C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osan polysulfate sodium</text:p>
          </table:table-cell>
          <table:table-cell table:style-name="ce19" office:value-type="string" calcext:value-type="string">
            <text:p>S(=O)(=O)(O)c1cc(c(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ostatin</text:p>
          </table:table-cell>
          <table:table-cell table:style-name="ce19" office:value-type="string" calcext:value-type="string">
            <text:p>O1[C@@H](n2c3NC=NC[C@@H](O)c3nc2)C[C@H](O)[C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ntoxifylline</text:p>
          </table:table-cell>
          <table:table-cell table:style-name="ce19" office:value-type="string" calcext:value-type="string">
            <text:p>O=c1n(CCCCC(=O)C)c(=O)n(c2ncn(c12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plomycin</text:p>
          </table:table-cell>
          <table:table-cell table:style-name="ce19" office:value-type="string" calcext:value-type="string">
            <text:p>s1c(nc(c1)c1scc(n1)C(=O)NCCCN[C@H](c1ccccc1)C)CCNC(=O)[C@@H](NC(=O)[C@@H]([C@@H](O)[C@H](NC(=O)[C@@H](NC(=O)c1nc(nc(N)c1C)[C@H](NC[C@H](N)C(=O)N)CC(=O)N)[C@H](O[C@@H]1O[C@H]([C@@H](O)[C@H](O)[C@@H]1O[C@H]1O[C@@H]([C@@H](O)[C@H](OC(=O)N)[C@@H]1O)CO)CO)c1[nH]cnc1)C)C)[C@H](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azine</text:p>
          </table:table-cell>
          <table:table-cell table:style-name="ce19" office:value-type="string" calcext:value-type="string">
            <text:p>S1c2c(N(CCCN3CCN(CC3)C)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flubron</text:p>
          </table:table-cell>
          <table:table-cell table:style-name="ce19" office:value-type="string" calcext:value-type="string">
            <text:p>BrC(F)(F)C(F)(F)C(F)(F)C(F)(F)C(F)(F)C(F)(F)C(F)(F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golide</text:p>
          </table:table-cell>
          <table:table-cell table:style-name="ce19" office:value-type="string" calcext:value-type="string">
            <text:p>S(C[C@@H]1C[C@H]2[C@H](N(C1)CCC)Cc1c3c2cccc3[nH]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hexiline</text:p>
          </table:table-cell>
          <table:table-cell table:style-name="ce19" office:value-type="string" calcext:value-type="string">
            <text:p>N1[C@@H](CC(C2CCCCC2)C2CCCCC2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iciazine</text:p>
          </table:table-cell>
          <table:table-cell table:style-name="ce19" office:value-type="string" calcext:value-type="string">
            <text:p>S1c2c(N(CCCN3CC[C@H](O)CC3)c3c1cccc3)cc(cc2)C#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indopril</text:p>
          </table:table-cell>
          <table:table-cell table:style-name="ce19" office:value-type="string" calcext:value-type="string">
            <text:p>O=C(N1[C@@H]2[C@H](C[C@H]1C(=O)O)CCCC2)[C@@H](N[C@@H](CCC)C(=O)O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methrin</text:p>
          </table:table-cell>
          <table:table-cell table:style-name="ce19" office:value-type="string" calcext:value-type="string">
            <text:p>ClC(=C[C@H]1C([C@@H]1C(=O)OCc1cc(Oc2ccccc2)ccc1)(C)C)Cl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erphenazine</text:p>
          </table:table-cell>
          <table:table-cell table:style-name="ce19" office:value-type="string" calcext:value-type="string">
            <text:p>Clc1cc2N(CCCN3CCN(CC3)CCO)c3c(Sc2cc1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acemide</text:p>
          </table:table-cell>
          <table:table-cell table:style-name="ce19" office:value-type="string" calcext:value-type="string">
            <text:p>O=C(NC(=O)N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dimetrazine</text:p>
          </table:table-cell>
          <table:table-cell table:style-name="ce19" office:value-type="string" calcext:value-type="string">
            <text:p>O1[C@@H]([C@H](N(CC1)C)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elzine</text:p>
          </table:table-cell>
          <table:table-cell table:style-name="ce19" office:value-type="string" calcext:value-type="string">
            <text:p>N(N)C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indione</text:p>
          </table:table-cell>
          <table:table-cell table:style-name="ce19" office:value-type="string" calcext:value-type="string">
            <text:p>O=C1[C@@H](C(=O)c2c1cccc2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metrazine</text:p>
          </table:table-cell>
          <table:table-cell table:style-name="ce19" office:value-type="string" calcext:value-type="string">
            <text:p>O1[C@@H]([C@H](NCC1)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obarbital</text:p>
          </table:table-cell>
          <table:table-cell table:style-name="ce19" office:value-type="string" calcext:value-type="string">
            <text:p>O=C1NC(=O)NC(=O)C1(CC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ol</text:p>
          </table:table-cell>
          <table:table-cell table:style-name="ce19" office:value-type="string" calcext:value-type="string">
            <text:p>O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oxybenzamine</text:p>
          </table:table-cell>
          <table:table-cell table:style-name="ce19" office:value-type="string" calcext:value-type="string">
            <text:p>ClCCN([C@@H](COc1ccccc1)C)C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procoumon</text:p>
          </table:table-cell>
          <table:table-cell table:style-name="ce19" office:value-type="string" calcext:value-type="string">
            <text:p>o1c(O)c([C@H](CC)c2ccccc2)c(=O)c2c1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termine</text:p>
          </table:table-cell>
          <table:table-cell table:style-name="ce19" office:value-type="string" calcext:value-type="string">
            <text:p>NC(Cc1ccccc1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tolamine</text:p>
          </table:table-cell>
          <table:table-cell table:style-name="ce19" office:value-type="string" calcext:value-type="string">
            <text:p>Oc1cc(N(CC2=NCCN2)c2ccc(cc2)C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ylbutazone</text:p>
          </table:table-cell>
          <table:table-cell table:style-name="ce19" office:value-type="string" calcext:value-type="string">
            <text:p>O=C1N(N(C(=O)[C@H]1CCCC)c1ccc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enytoin</text:p>
          </table:table-cell>
          <table:table-cell table:style-name="ce19" office:value-type="string" calcext:value-type="string">
            <text:p>O=C1NC(=O)N[C@@]1(c1cccc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hytonadione</text:p>
          </table:table-cell>
          <table:table-cell table:style-name="ce19" office:value-type="string" calcext:value-type="string">
            <text:p>O=C1C(=C(C(=O)c2c1cccc2)C)C/C=C(/CCC[C@H](CCC[C@@H](CCCC(C)C)C)C)\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cric acid</text:p>
          </table:table-cell>
          <table:table-cell table:style-name="ce19" office:value-type="string" calcext:value-type="string">
            <text:p>Oc1c(N(=O)=O)cc(N(=O)=O)cc1N(=O)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locarpine</text:p>
          </table:table-cell>
          <table:table-cell table:style-name="ce19" office:value-type="string" calcext:value-type="string">
            <text:p>O1C[C@@H]([C@H](CC)C1=O)Cc1n(cn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mecrolimus</text:p>
          </table:table-cell>
          <table:table-cell table:style-name="ce19" office:value-type="string" calcext:value-type="string">
            <text:p>Cl[C@@H]1[C@H](OC)C[C@@H](CC1)/C=C(/[C@H]1OC(=O)[C@H]2N(C(=O)C(=O)[C@@]3(O[C@@H]([C@@H](OC)C[C@H]3C)[C@@H](OC)C[C@H](C/C(=C/[C@H](C(=O)C[C@H](O)[C@H]1C)CC)/C)C)O)CCCC2)\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nacidil</text:p>
          </table:table-cell>
          <table:table-cell table:style-name="ce19" office:value-type="string" calcext:value-type="string">
            <text:p>N(=C(\Nc1ccncc1)/NC#N)/[C@@H](C(C)(C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ndolol</text:p>
          </table:table-cell>
          <table:table-cell table:style-name="ce19" office:value-type="string" calcext:value-type="string">
            <text:p>O(C[C@@H](O)CNC(C)C)c1c2c([nH]cc2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oglitazone</text:p>
          </table:table-cell>
          <table:table-cell table:style-name="ce19" office:value-type="string" calcext:value-type="string">
            <text:p>S1[C@@H](Cc2ccc(OCCc3ncc(CC)cc3)cc2)C(=O)N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pecuronium</text:p>
          </table:table-cell>
          <table:table-cell table:style-name="ce19" office:value-type="string" calcext:value-type="string">
            <text:p>O([C@@H]1[C@@]2([C@H]([C@H]3[C@@H]([C@@]4([C@@H](CC3)C[C@H](OC(=O)C)[C@@H](N3CC[N+](CC3)(C)C)C4)C)CC2)C[C@@H]1N1CC[N+](CC1)(C)C)C)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peracillin</text:p>
          </table:table-cell>
          <table:table-cell table:style-name="ce19" office:value-type="string" calcext:value-type="string">
            <text:p>S1[C@H]2N([C@H](C1(C)C)C(=O)O)C(=O)[C@H]2NC(=O)[C@H](NC(=O)N1CCN(C(=O)C1=O)CC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perazine</text:p>
          </table:table-cell>
          <table:table-cell table:style-name="ce19" office:value-type="string" calcext:value-type="string">
            <text:p>N1CCN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pobroman</text:p>
          </table:table-cell>
          <table:table-cell table:style-name="ce19" office:value-type="string" calcext:value-type="string">
            <text:p>BrCCC(=O)N1CCN(CC1)C(=O)CCBr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potiazine</text:p>
          </table:table-cell>
          <table:table-cell table:style-name="ce19" office:value-type="string" calcext:value-type="string">
            <text:p>S1c2c(N(CCCN3CC[C@@H](CC3)CCO)c3c1cccc3)cc(S(=O)(=O)N(C)C)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arubicin</text:p>
          </table:table-cell>
          <table:table-cell table:style-name="ce19" office:value-type="string" calcext:value-type="string">
            <text:p>O([C@H]1C[C@@](O)(Cc2c1c(O)c1c(c2O)C(=O)c2c(C1=O)c(OC)ccc2)C(=O)CO)[C@H]1O[C@@H]([C@@H](O[C@H]2OCCCC2)[C@H](N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azolac</text:p>
          </table:table-cell>
          <table:table-cell table:style-name="ce19" office:value-type="string" calcext:value-type="string">
            <text:p>Clc1ccc(c2c(nn(c2)c2ccc(F)cc2)CC(=O)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buterol</text:p>
          </table:table-cell>
          <table:table-cell table:style-name="ce19" office:value-type="string" calcext:value-type="string">
            <text:p>O[C@@H](CNC(C)(C)C)c1nc(c(O)cc1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etanide</text:p>
          </table:table-cell>
          <table:table-cell table:style-name="ce19" office:value-type="string" calcext:value-type="string">
            <text:p>S(=O)(=O)(N)c1c(Oc2ccccc2)c(N2CCCC2)cc(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ibedil</text:p>
          </table:table-cell>
          <table:table-cell table:style-name="ce19" office:value-type="string" calcext:value-type="string">
            <text:p>O1c2cc(CN3CCN(CC3)c3ncccn3)ccc2O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itrexim</text:p>
          </table:table-cell>
          <table:table-cell table:style-name="ce19" office:value-type="string" calcext:value-type="string">
            <text:p>O(c1c(Cc2c(c3c(nc2)nc(nc3N)N)C)cc(O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oxicam</text:p>
          </table:table-cell>
          <table:table-cell table:style-name="ce19" office:value-type="string" calcext:value-type="string">
            <text:p>S1(=O)(=O)N(/C(=C(/O)\Nc2ncccc2)/C(=O)c2c1ccc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irprofen</text:p>
          </table:table-cell>
          <table:table-cell table:style-name="ce19" office:value-type="string" calcext:value-type="string">
            <text:p>Clc1c(N2CC=CC2)ccc([C@@H](C)C(=O)O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lerixafor</text:p>
          </table:table-cell>
          <table:table-cell table:style-name="ce19" office:value-type="string" calcext:value-type="string">
            <text:p>N1(CCCNCCNCCCNCC1)Cc1ccc(CN2CCCNCCNCCCN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licamycin</text:p>
          </table:table-cell>
          <table:table-cell table:style-name="ce19" office:value-type="string" calcext:value-type="string">
            <text:p>O([C@@H]1C[C@H](O[C@H]2[C@@H](Cc3c(C2=O)c(O)c2c(c3)cc(O[C@@H]3O[C@@H]([C@@H](O)[C@H](O[C@@H]4O[C@@H]([C@@H](O)[C@H](O)C4)C)C3)C)c(c2O)C)[C@H](OC)C(=O)[C@@H](O)[C@H](O)C)O[C@@H]([C@H]1O)C)[C@@H]1O[C@@H]([C@@H](O)[C@H](O[C@@H]2O[C@@H]([C@@H](O)[C@@](O)(C2)C)C)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odofilox</text:p>
          </table:table-cell>
          <table:table-cell table:style-name="ce19" office:value-type="string" calcext:value-type="string">
            <text:p>O1C[C@H]2[C@@H]([C@@H](c3c([C@@H]2O)cc2OCOc2c3)c2cc(OC)c(OC)c(OC)c2)C1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olymyxin b</text:p>
          </table:table-cell>
          <table:table-cell table:style-name="ce19" office:value-type="string" calcext:value-type="string">
            <text:p>O=C1N[C@@H](CCN)C(=O)N[C@@H](CCN)C(=O)N[C@@H]([C@H](O)C)C(=O)NCC[C@H](NC(=O)[C@@H](NC(=O)[C@@H](NC(=O)[C@@H](NC(=O)CCCC[C@@H](CC)C)CCN)[C@H](O)C)CCN)C(=O)N[C@@H](CCN)C(=O)N[C@@H](C(=O)N[C@H]1CC(C)C)C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olystyrene sulfonate</text:p>
          </table:table-cell>
          <table:table-cell table:style-name="ce19" office:value-type="string" calcext:value-type="string">
            <text:p>S(=O)(=O)(O)c1c(cccc1)C=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olythiazide</text:p>
          </table:table-cell>
          <table:table-cell table:style-name="ce19" office:value-type="string" calcext:value-type="string">
            <text:p>Clc1cc2N[C@H](N(S(=O)(=O)c2cc1S(=O)(=O)N)C)CSCC(F)(F)F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orfimer</text:p>
          </table:table-cell>
          <table:table-cell table:style-name="ce19" office:value-type="string" calcext:value-type="string">
            <text:p>O([C@@H](c1c2[nH]c(c1C)/C=C/1\N=C(C(=C1C)CCC(=O)O)/C=C\1/N=C(/C=c/3\[nH]/c(=C\2)/c(c3[C@H](O)C)C)C(=C1CCC(=O)O)C)C)[C@@H](c1c(/c/2=C/c3[nH]c(c(c3[C@H](O)C)C)/C=C/3\N=C(C(=C3C)CCC(=O)O)/C=C/3\N=C(/C=c/1\[nH]2)C(=C3CCC(=O)O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osaconazole</text:p>
          </table:table-cell>
          <table:table-cell table:style-name="ce19" office:value-type="string" calcext:value-type="string">
            <text:p>Fc1c([C@@]2(OC[C@H](C2)COc2ccc(N3CCN(CC3)c3ccc(n4c(=O)n(nc4)[C@H]([C@@H](O)C)CC)cc3)cc2)Cn2ncnc2)ccc(F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jmaline</text:p>
          </table:table-cell>
          <table:table-cell table:style-name="ce19" office:value-type="string" calcext:value-type="string">
            <text:p>O[C@H]1[C@@]23[C@H](N(c4c3cccc4)C)[C@@H]3N([C@@H]([C@H]1[C@@H](C3)[C@@H](CC)C=O)C2)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lidoxime</text:p>
          </table:table-cell>
          <table:table-cell table:style-name="ce19" office:value-type="string" calcext:value-type="string">
            <text:p>O=N/C=c\1/n(cc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mlintide</text:p>
          </table:table-cell>
          <table:table-cell table:style-name="ce19" office:value-type="string" calcext:value-type="string">
            <text:p>SC[C@H](NC(=O)[C@@H](NC(=O)[C@@H](NC(=O)[C@@H](NC(=O)[C@@H](NC(=O)[C@@H](NC(=O)[C@@H](N)CCCCN)CS)CC(=O)N)[C@H](O)C)C)[C@H](O)C)C(=O)N[C@H](C(=O)N[C@H](C(=O)N[C@H](C(=O)N[C@@H](CCCNC(=N)N)C(=O)N[C@@H](CC(C)C)C(=O)N[C@H](C(=O)N[C@H](C(=O)N[C@H](C(=O)N[C@H](C(=O)N[C@H](C(=O)N[C@H](C(=O)N[C@H](C(=O)N[C@H](C(=O)N[C@H](C(=O)N[C@H](C(=O)N[C@H](C(=O)NCC(=O)N1[C@@H](CCC1)C(=O)N[C@H](C(=O)N[C@H](C(=O)N1[C@@H](CCC1)C(=O)N1[C@@H](CCC1)C(=O)N[C@@H]([C@H](O)C)C(=O)N[C@@H](CC(=O)N)C(=O)N[C@@H](C(C)C)C(=O)NCC(=O)N[C@@H](CO)C(=O)N[C@@H](CC(=O)N)C(=O)N[C@@H]([C@H](O)C)C(=O)N[C@@H](Cc1ccc(O)cc1)C(=O)N)CC(C)C)[C@H](CC)C)Cc1ccccc1)CC(=O)N)CC(=O)N)CO)CO)Cc1[nH]cnc1)C(C)C)CC(C)C)Cc1ccccc1)CC(=O)N)C)CCC(=O)N)[C@H](O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nlukast</text:p>
          </table:table-cell>
          <table:table-cell table:style-name="ce19" office:value-type="string" calcext:value-type="string">
            <text:p>O(CCCCc1ccccc1)c1ccc(cc1)C(=O)Nc1cc2oc(cc(=O)c2cc1)c1n[nH]nn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vastatin</text:p>
          </table:table-cell>
          <table:table-cell table:style-name="ce19" office:value-type="string" calcext:value-type="string">
            <text:p>O([C@@H]1[C@@H]2[C@H]([C@H](C=CC2=C[C@@H](O)C1)C)CC[C@@H](O)C[C@@H](O)CC(=O)O)C(=O)[C@H](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zepam</text:p>
          </table:table-cell>
          <table:table-cell table:style-name="ce19" office:value-type="string" calcext:value-type="string">
            <text:p>Clc1cc2c(N(CC3CC3)C(=O)CN=C2c2c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ziquantel</text:p>
          </table:table-cell>
          <table:table-cell table:style-name="ce19" office:value-type="string" calcext:value-type="string">
            <text:p>O=C(N1C[C@@H]2N(CCc3c2cccc3)C(=O)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azosin</text:p>
          </table:table-cell>
          <table:table-cell table:style-name="ce19" office:value-type="string" calcext:value-type="string">
            <text:p>O=C(N1CCN(CC1)c1nc2c(c(n1)N)cc(OC)c(OC)c2)c1o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ednicarbate</text:p>
          </table:table-cell>
          <table:table-cell table:style-name="ce19" office:value-type="string" calcext:value-type="string">
            <text:p>O([C@]1([C@@]2([C@H]([C@H]3[C@H]([C@@H](O)C2)[C@@]2(C(=CC(=O)C=C2)CC3)C)CC1)C)C(=O)COC(=O)CC)C(=O)O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egabalin</text:p>
          </table:table-cell>
          <table:table-cell table:style-name="ce19" office:value-type="string" calcext:value-type="string">
            <text:p>OC(=O)C[C@H](CC(C)C)C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ilocaine</text:p>
          </table:table-cell>
          <table:table-cell table:style-name="ce19" office:value-type="string" calcext:value-type="string">
            <text:p>O=C(Nc1c(cccc1)C)[C@H](NC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imaquine</text:p>
          </table:table-cell>
          <table:table-cell table:style-name="ce19" office:value-type="string" calcext:value-type="string">
            <text:p>O(c1cc(N[C@@H](CCCN)C)c2ncccc2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imidone</text:p>
          </table:table-cell>
          <table:table-cell table:style-name="ce19" office:value-type="string" calcext:value-type="string">
            <text:p>O=C1NCNC(=O)C1(C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benecid</text:p>
          </table:table-cell>
          <table:table-cell table:style-name="ce19" office:value-type="string" calcext:value-type="string">
            <text:p>S(=O)(=O)(N(CCC)CCC)c1ccc(cc1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bucol</text:p>
          </table:table-cell>
          <table:table-cell table:style-name="ce19" office:value-type="string" calcext:value-type="string">
            <text:p>S(c1cc(C(C)(C)C)c(O)c(C(C)(C)C)c1)C(Sc1cc(C(C)(C)C)c(O)c(C(C)(C)C)c1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cainamide</text:p>
          </table:table-cell>
          <table:table-cell table:style-name="ce19" office:value-type="string" calcext:value-type="string">
            <text:p>O=C(NCCN(CC)CC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caine</text:p>
          </table:table-cell>
          <table:table-cell table:style-name="ce19" office:value-type="string" calcext:value-type="string">
            <text:p>O(CCN(CC)CC)C(=O)c1ccc(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carbazine</text:p>
          </table:table-cell>
          <table:table-cell table:style-name="ce19" office:value-type="string" calcext:value-type="string">
            <text:p>O=C(NC(C)C)c1ccc(CNN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chlorperazine</text:p>
          </table:table-cell>
          <table:table-cell table:style-name="ce19" office:value-type="string" calcext:value-type="string">
            <text:p>Clc1cc2N(CCCN3CCN(CC3)C)c3c(Sc2cc1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cyclidine</text:p>
          </table:table-cell>
          <table:table-cell table:style-name="ce19" office:value-type="string" calcext:value-type="string">
            <text:p>O[C@@](C1CCCCC1)(CCN1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gabide</text:p>
          </table:table-cell>
          <table:table-cell table:style-name="ce19" office:value-type="string" calcext:value-type="string">
            <text:p>Clc1ccc(/C(=C\2/C=C(F)C=CC2=O)/NCCCC(=O)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gesterone</text:p>
          </table:table-cell>
          <table:table-cell table:style-name="ce19" office:value-type="string" calcext:value-type="string">
            <text:p>O=C([C@@H]1[C@@]2([C@H]([C@H]3[C@@H]([C@@]4(C(=CC(=O)CC4)CC3)C)CC2)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mazine</text:p>
          </table:table-cell>
          <table:table-cell table:style-name="ce19" office:value-type="string" calcext:value-type="string">
            <text:p>S1c2c(N(CCCN(C)C)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methazine</text:p>
          </table:table-cell>
          <table:table-cell table:style-name="ce19" office:value-type="string" calcext:value-type="string">
            <text:p>S1c2c(N(C[C@H](N(C)C)C)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afenone</text:p>
          </table:table-cell>
          <table:table-cell table:style-name="ce19" office:value-type="string" calcext:value-type="string">
            <text:p>O(C[C@@H](O)CNCCC)c1c(C(=O)CCc2ccccc2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antheline</text:p>
          </table:table-cell>
          <table:table-cell table:style-name="ce19" office:value-type="string" calcext:value-type="string">
            <text:p>O(CC[N+](C(C)C)(C(C)C)C)C(=O)[C@H]1c2c(Oc3c1cccc3)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aracaine</text:p>
          </table:table-cell>
          <table:table-cell table:style-name="ce19" office:value-type="string" calcext:value-type="string">
            <text:p>O(CCN(CC)CC)C(=O)c1cc(N)c(OCC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iomazine</text:p>
          </table:table-cell>
          <table:table-cell table:style-name="ce19" office:value-type="string" calcext:value-type="string">
            <text:p>S1c2c(N(C[C@H](N(C)C)C)c3c1cccc3)cc(cc2)C(=O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ofol</text:p>
          </table:table-cell>
          <table:table-cell table:style-name="ce19" office:value-type="string" calcext:value-type="string">
            <text:p>Oc1c(C(C)C)cccc1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oxyphene</text:p>
          </table:table-cell>
          <table:table-cell table:style-name="ce19" office:value-type="string" calcext:value-type="string">
            <text:p>O([C@@]([C@@H](CN(C)C)C)(Cc1ccccc1)c1ccccc1)C(=O)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ranolol</text:p>
          </table:table-cell>
          <table:table-cell table:style-name="ce19" office:value-type="string" calcext:value-type="string">
            <text:p>O(C[C@@H](O)CNC(C)C)c1c2c(ccc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ylene dichloride</text:p>
          </table:table-cell>
          <table:table-cell table:style-name="ce19" office:value-type="string" calcext:value-type="string">
            <text:p>Cl[C@@H](CCl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yliodone</text:p>
          </table:table-cell>
          <table:table-cell table:style-name="ce19" office:value-type="string" calcext:value-type="string">
            <text:p>Ic1cn(CC(=O)OCCC)cc(I)c1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pylthiouracil</text:p>
          </table:table-cell>
          <table:table-cell table:style-name="ce19" office:value-type="string" calcext:value-type="string">
            <text:p>S=c1[nH]c(CCC)cc(=O)[nH]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tirelin</text:p>
          </table:table-cell>
          <table:table-cell table:style-name="ce19" office:value-type="string" calcext:value-type="string">
            <text:p>O=C(N1[C@@H](CCC1)C(=O)N)[C@@H](NC(=O)[C@H]1NC(=O)CC1)Cc1[nH]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rotriptyline</text:p>
          </table:table-cell>
          <table:table-cell table:style-name="ce19" office:value-type="string" calcext:value-type="string">
            <text:p>N(CCC[C@H]1c2c(C=Cc3c1cccc3)ccc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seudoephedrine</text:p>
          </table:table-cell>
          <table:table-cell table:style-name="ce19" office:value-type="string" calcext:value-type="string">
            <text:p>O[C@H]([C@@H](NC)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yrazinamide</text:p>
          </table:table-cell>
          <table:table-cell table:style-name="ce19" office:value-type="string" calcext:value-type="string">
            <text:p>O=C(N)c1nccn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yridine</text:p>
          </table:table-cell>
          <table:table-cell table:style-name="ce19" office:value-type="string" calcext:value-type="string">
            <text:p>n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yridostigmine</text:p>
          </table:table-cell>
          <table:table-cell table:style-name="ce19" office:value-type="string" calcext:value-type="string">
            <text:p>O(c1c[n+](ccc1)C)C(=O)N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yridoxine</text:p>
          </table:table-cell>
          <table:table-cell table:style-name="ce19" office:value-type="string" calcext:value-type="string">
            <text:p>Oc1c(c(CO)cnc1C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yrimethamine</text:p>
          </table:table-cell>
          <table:table-cell table:style-name="ce19" office:value-type="string" calcext:value-type="string">
            <text:p>Clc1ccc(c2c(nc(nc2N)N)C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Pyrvinium</text:p>
          </table:table-cell>
          <table:table-cell table:style-name="ce19" office:value-type="string" calcext:value-type="string">
            <text:p>n1(c(c(cc1C)/C=C/c1[n+](c2c(cc(N(C)C)cc2)cc1)C)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azepam</text:p>
          </table:table-cell>
          <table:table-cell table:style-name="ce19" office:value-type="string" calcext:value-type="string">
            <text:p>Clc1cc2c(N(CC(F)(F)F)C(=S)CN=C2c2c(F)cccc2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etiapine</text:p>
          </table:table-cell>
          <table:table-cell table:style-name="ce19" office:value-type="string" calcext:value-type="string">
            <text:p>S1c2c(C(=Nc3c1cccc3)N1CCN(CC1)CCOCCO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inacrine</text:p>
          </table:table-cell>
          <table:table-cell table:style-name="ce19" office:value-type="string" calcext:value-type="string">
            <text:p>Clc1cc2nc3c(c(N[C@@H](CCCN(CC)CC)C)c2cc1)cc(OC)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inapril</text:p>
          </table:table-cell>
          <table:table-cell table:style-name="ce19" office:value-type="string" calcext:value-type="string">
            <text:p>O=C(N1[C@@H](Cc2c(C1)cccc2)C(=O)O)[C@@H](N[C@@H](CCc1ccccc1)C(=O)O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inestrol</text:p>
          </table:table-cell>
          <table:table-cell table:style-name="ce19" office:value-type="string" calcext:value-type="string">
            <text:p>O[C@@]1([C@@]2([C@H]([C@H]3[C@H](CC2)c2c(CC3)cc(OC3CCCC3)cc2)CC1)C)C#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inethazone</text:p>
          </table:table-cell>
          <table:table-cell table:style-name="ce19" office:value-type="string" calcext:value-type="string">
            <text:p>Clc1c(S(=O)(=O)N)cc2c(N[C@@H](NC2=O)CC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inidine</text:p>
          </table:table-cell>
          <table:table-cell table:style-name="ce19" office:value-type="string" calcext:value-type="string">
            <text:p>O[C@H]([C@@H]1N2C[C@@H]([C@H](C1)CC2)C=C)c1c2c(ncc1)ccc(OC)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Quinine</text:p>
          </table:table-cell>
          <table:table-cell table:style-name="ce19" office:value-type="string" calcext:value-type="string">
            <text:p>O[C@@H]([C@H]1N2C[C@@H]([C@@H](C1)CC2)C=C)c1c2c(ncc1)ccc(OC)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loxifene</text:p>
          </table:table-cell>
          <table:table-cell table:style-name="ce19" office:value-type="string" calcext:value-type="string">
            <text:p>s1c(c(c2c1cc(O)cc2)C(=O)c1ccc(OCCN2CCCCC2)cc1)c1ccc(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ltitrexed</text:p>
          </table:table-cell>
          <table:table-cell table:style-name="ce19" office:value-type="string" calcext:value-type="string">
            <text:p>s1c(N(Cc2cc3c([nH]c(nc3=O)C)cc2)C)ccc1C(=O)N[C@@H](CCC(=O)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melteon</text:p>
          </table:table-cell>
          <table:table-cell table:style-name="ce19" office:value-type="string" calcext:value-type="string">
            <text:p>O1c2c(c3[C@@H](CCc3cc2)CCNC(=O)C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mipril</text:p>
          </table:table-cell>
          <table:table-cell table:style-name="ce19" office:value-type="string" calcext:value-type="string">
            <text:p>O=C(N1[C@@H]2[C@H](C[C@H]1C(=O)O)CCC2)[C@@H](N[C@@H](CCc1ccccc1)C(=O)OC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nitidine</text:p>
          </table:table-cell>
          <table:table-cell table:style-name="ce19" office:value-type="string" calcext:value-type="string">
            <text:p>S(Cc1oc(CN(C)C)cc1)CCN/C(=C/N(=O)=O)/N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nolazine</text:p>
          </table:table-cell>
          <table:table-cell table:style-name="ce19" office:value-type="string" calcext:value-type="string">
            <text:p>O[C@@H](CN1CCN(CC1)CC(=O)Nc1c(cccc1C)C)COc1c(OC)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pacuronium</text:p>
          </table:table-cell>
          <table:table-cell table:style-name="ce19" office:value-type="string" calcext:value-type="string">
            <text:p>O([C@@H]1[C@@]2([C@H]([C@H]3[C@@H]([C@@]4([C@@H](CC3)C[C@H](OC(=O)C)[C@@H](N3CCCCC3)C4)C)CC2)C[C@@H]1[N+]1(CCCCC1)CC=C)C)C(=O)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asagiline</text:p>
          </table:table-cell>
          <table:table-cell table:style-name="ce19" office:value-type="string" calcext:value-type="string">
            <text:p>N([C@@H]1CCc2c1cccc2)CC#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egadenoson</text:p>
          </table:table-cell>
          <table:table-cell table:style-name="ce19" office:value-type="string" calcext:value-type="string">
            <text:p>O1[C@@H](n2c3nc(nc(N)c3nc2)n2ncc(c2)C(=O)NC)[C@H](O)[C@H](O)[C@H]1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emifentanil</text:p>
          </table:table-cell>
          <table:table-cell table:style-name="ce19" office:value-type="string" calcext:value-type="string">
            <text:p>O(C(=O)C1(N(c2ccccc2)C(=O)CC)CCN(CC1)CCC(=O)O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epaglinide</text:p>
          </table:table-cell>
          <table:table-cell table:style-name="ce19" office:value-type="string" calcext:value-type="string">
            <text:p>O=C(N[C@H](c1c(N2CCCCC2)cccc1)CC(C)C)Cc1cc(OCC)c(cc1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escinnamine</text:p>
          </table:table-cell>
          <table:table-cell table:style-name="ce19" office:value-type="string" calcext:value-type="string">
            <text:p>O([C@@H]1[C@H]([C@@H]2[C@@H](CN3[C@H](C2)c2[nH]c4c(c2CC3)ccc(OC)c4)C[C@H]1OC(=O)/C=C/c1cc(OC)c(OC)c(OC)c1)C(=O)O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eserpine</text:p>
          </table:table-cell>
          <table:table-cell table:style-name="ce19" office:value-type="string" calcext:value-type="string">
            <text:p>O([C@@H]1[C@H]([C@@H]2[C@@H](CN3[C@H](C2)c2[nH]c4c(c2CC3)ccc(OC)c4)C[C@H]1OC(=O)c1cc(OC)c(OC)c(OC)c1)C(=O)O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esorcinol</text:p>
          </table:table-cell>
          <table:table-cell table:style-name="ce19" office:value-type="string" calcext:value-type="string">
            <text:p>Oc1cc(O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etapamulin</text:p>
          </table:table-cell>
          <table:table-cell table:style-name="ce19" office:value-type="string" calcext:value-type="string">
            <text:p>S([C@H]1C[C@@H]2N([C@H](C1)CC2)C)CC(=O)O[C@H]1[C@@]2([C@H]3[C@@]([C@H]([C@H](O)[C@](C1)(C)C=C)C)(CC[C@H]2C)CCC3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bavirin</text:p>
          </table:table-cell>
          <table:table-cell table:style-name="ce19" office:value-type="string" calcext:value-type="string">
            <text:p>O1[C@@H]([C@@H](O)[C@@H](O)[C@@H]1n1nc(nc1)C(=O)N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fabutin</text:p>
          </table:table-cell>
          <table:table-cell table:style-name="ce19" office:value-type="string" calcext:value-type="string">
            <text:p>O([C@H]1[C@@H]([C@H](O)[C@@H]([C@@H](O)[C@@H](C)/C=C/C=C(\C(=O)NC2=C3NC4(N=C3c3c(C2=O)c(O)c(c2O[C@](O/C=C/[C@H](OC)[C@H]1C)(C(=O)c32)C)C)CCN(CC4)CC(C)C)/C)C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fampin</text:p>
          </table:table-cell>
          <table:table-cell table:style-name="ce19" office:value-type="string" calcext:value-type="string">
            <text:p>O([C@H]1[C@@H]([C@@H](O)[C@H]([C@H](O)[C@@H](C)/C=C/C=C(\C(=O)NC2=C(O)c3c(c4C(=O)[C@](O/C=C/[C@@H](OC)[C@@H]1C)(Oc4c(c3O)C)C)C(=O)/C/2=C/NN1CCN(CC1)C)/C)C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fapentine</text:p>
          </table:table-cell>
          <table:table-cell table:style-name="ce19" office:value-type="string" calcext:value-type="string">
            <text:p>O([C@H]1[C@@H]([C@H](O)[C@@H]([C@@H](O)[C@@H](C)/C=C/C=C(/C(=O)NC2=C(O)c3c(C(=O)/C/2=C/NN2CCN(C4CCCC4)CC2)c2c(O[C@](O/C=C/[C@H](OC)[C@H]1C)(C2=O)C)c(c3O)C)\C)C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luzole</text:p>
          </table:table-cell>
          <table:table-cell table:style-name="ce19" office:value-type="string" calcext:value-type="string">
            <text:p>s1c2c(nc1N)ccc(OC(F)(F)F)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mantadine</text:p>
          </table:table-cell>
          <table:table-cell table:style-name="ce19" office:value-type="string" calcext:value-type="string">
            <text:p>N[C@@H]([C@]12C[C@@H]3C[C@H](C1)C[C@H](C2)C3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mexolone</text:p>
          </table:table-cell>
          <table:table-cell table:style-name="ce19" office:value-type="string" calcext:value-type="string">
            <text:p>O[C@@H]1[C@H]2[C@H]([C@H]3[C@@]([C@@]([C@@H](C3)C)(C)C(=O)CC)(C1)C)CCC1=CC(=O)C=C[C@]2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sedronate</text:p>
          </table:table-cell>
          <table:table-cell table:style-name="ce19" office:value-type="string" calcext:value-type="string">
            <text:p>P(=O)(O)(O)C(P(=O)(O)O)(O)Cc1cc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speridone</text:p>
          </table:table-cell>
          <table:table-cell table:style-name="ce19" office:value-type="string" calcext:value-type="string">
            <text:p>Fc1cc2onc([C@H]3CCN(CC3)CCc3c(=O)n4CCCCc4nc3C)c2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todrine</text:p>
          </table:table-cell>
          <table:table-cell table:style-name="ce19" office:value-type="string" calcext:value-type="string">
            <text:p>O[C@@H]([C@@H](NCCc1ccc(O)cc1)C)c1ccc(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tonavir</text:p>
          </table:table-cell>
          <table:table-cell table:style-name="ce19" office:value-type="string" calcext:value-type="string">
            <text:p>s1c(nc(CN(C(=O)N[C@@H](C(C)C)C(=O)N[C@H](C[C@H](O)[C@@H](NC(=O)OCc2scnc2)Cc2ccccc2)Cc2ccccc2)C)c1)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vastigmine</text:p>
          </table:table-cell>
          <table:table-cell table:style-name="ce19" office:value-type="string" calcext:value-type="string">
            <text:p>O(c1cc([C@@H](N(C)C)C)ccc1)C(=O)N(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izatriptan</text:p>
          </table:table-cell>
          <table:table-cell table:style-name="ce19" office:value-type="string" calcext:value-type="string">
            <text:p>[nH]1c2c(c(CCN(C)C)c1)cc(cc2)Cn1n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curonium</text:p>
          </table:table-cell>
          <table:table-cell table:style-name="ce19" office:value-type="string" calcext:value-type="string">
            <text:p>O([C@@H]1[C@@]2([C@H]([C@H]3[C@@H]([C@@]4([C@@H](CC3)C[C@H](O)[C@@H](N3CCOCC3)C4)C)CC2)C[C@@H]1[N+]1(CCCC1)CC=C)C)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fecoxib</text:p>
          </table:table-cell>
          <table:table-cell table:style-name="ce19" office:value-type="string" calcext:value-type="string">
            <text:p>S(=O)(=O)(c1ccc(C2=C(c3ccccc3)C(=O)OC2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nnel</text:p>
          </table:table-cell>
          <table:table-cell table:style-name="ce19" office:value-type="string" calcext:value-type="string">
            <text:p>Clc1c(OP(=S)(OC)OC)cc(Cl)c(Cl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pinirole</text:p>
          </table:table-cell>
          <table:table-cell table:style-name="ce19" office:value-type="string" calcext:value-type="string">
            <text:p>O=C1Nc2c(c(CCN(CCC)CCC)ccc2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pivacaine</text:p>
          </table:table-cell>
          <table:table-cell table:style-name="ce19" office:value-type="string" calcext:value-type="string">
            <text:p>O=C(Nc1c(cccc1C)C)[C@H]1N(CCCC1)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siglitazone</text:p>
          </table:table-cell>
          <table:table-cell table:style-name="ce19" office:value-type="string" calcext:value-type="string">
            <text:p>S1[C@@H](Cc2ccc(OCCN(c3ncccc3)C)cc2)C(=O)N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suvastatin</text:p>
          </table:table-cell>
          <table:table-cell table:style-name="ce19" office:value-type="string" calcext:value-type="string">
            <text:p>S(=O)(=O)(N(c1nc(C(C)C)c(c(n1)c1ccc(F)cc1)/C=C/[C@H](O)C[C@@H](O)CC(=O)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tigotine</text:p>
          </table:table-cell>
          <table:table-cell table:style-name="ce19" office:value-type="string" calcext:value-type="string">
            <text:p>s1c(CCN([C@H]2CCc3c(C2)cccc3O)CCC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xatidine</text:p>
          </table:table-cell>
          <table:table-cell table:style-name="ce19" office:value-type="string" calcext:value-type="string">
            <text:p>O(c1cc(CN2CCCCC2)ccc1)CCCNC(=O)CO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oxithromycin</text:p>
          </table:table-cell>
          <table:table-cell table:style-name="ce19" office:value-type="string" calcext:value-type="string">
            <text:p>O([C@@H]1[C@H]([C@H](O[C@@H]2O[C@H]([C@H](O)[C@](OC)(C2)C)C)[C@H](C(=O)O[C@@H]([C@@](O)([C@H](O)[C@H](/C(=N/OCOCCOC)/[C@@H](C[C@]1(O)C)C)C)C)CC)C)C)[C@@H]1O[C@@H](C[C@H](N(C)C)[C@H]1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Rufinamide</text:p>
          </table:table-cell>
          <table:table-cell table:style-name="ce19" office:value-type="string" calcext:value-type="string">
            <text:p>Fc1c(Cn2nnc(c2)C(=O)N)c(F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acrosidase</text:p>
          </table:table-cell>
          <table:table-cell table:style-name="ce19" office:value-type="string" calcext:value-type="string">
            <text:p>O1c2cc(C(C)(C)C)ccc2O[C@H]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almeterol</text:p>
          </table:table-cell>
          <table:table-cell table:style-name="ce19" office:value-type="string" calcext:value-type="string">
            <text:p>O(CCCCCCNC[C@H](O)c1cc(c(O)cc1)CO)CCCC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alsalate</text:p>
          </table:table-cell>
          <table:table-cell table:style-name="ce19" office:value-type="string" calcext:value-type="string">
            <text:p>O(c1c(cccc1)C(=O)O)C(=O)c1c(O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amarium sm 153 lexidronam</text:p>
          </table:table-cell>
          <table:table-cell table:style-name="ce19" office:value-type="string" calcext:value-type="string">
            <text:p>P(=O)(O)(O)CN(CCN(CP(=O)(O)O)CP(=O)(O)O)CP(=O)(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apropterin</text:p>
          </table:table-cell>
          <table:table-cell table:style-name="ce19" office:value-type="string" calcext:value-type="string">
            <text:p>O[C@H]([C@@H]1Nc2c(NC1)[nH]c(nc2=O)N)[C@@H](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aquinavir</text:p>
          </table:table-cell>
          <table:table-cell table:style-name="ce19" office:value-type="string" calcext:value-type="string">
            <text:p>O=C(NC(C)(C)C)[C@H]1N(C[C@@H]2[C@H](C1)CCCC2)C[C@@H](O)[C@@H](NC(=O)[C@@H](NC(=O)c1nc2c(cc1)cccc2)CC(=O)N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cobarbital</text:p>
          </table:table-cell>
          <table:table-cell table:style-name="ce19" office:value-type="string" calcext:value-type="string">
            <text:p>O=C1NC(=O)NC(=O)C1([C@@H](CCC)C)CC=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cretin</text:p>
          </table:table-cell>
          <table:table-cell table:style-name="ce19" office:value-type="string" calcext:value-type="string">
            <text:p>O=C(N[C@@H](CC(C)C)C(=O)N[C@@H](CCC(=O)N)C(=O)NCC(=O)N[C@@H](CC(C)C)C(=O)N[C@@H](C(C)C)C(=O)O)[C@@H](NC(=O)[C@@H](NC(=O)[C@H](NC(=O)[C@@H](NC(=O)[C@H](NC(=O)[C@H](NC(=O)[C@H](NC(=O)[C@@H](NC(=O)[C@@H](NC(=O)[C@@H](NC(=O)[C@@H](NC(=O)[C@H](NC(=O)[C@@H](NC(=O)[C@H](NC(=O)[C@H](NC(=O)[C@H](NC(=O)[C@H](NC(=O)[C@H](NC(=O)CNC(=O)[C@H](NC(=O)[C@H](NC(=O)[C@H](N)Cc1[nH]ccn1)CO)CC(=O)O)[C@H](O)C)Cc1ccccc1)[C@H](O)C)CO)CCC(=O)O)CC(C)C)CO)CCCNC(=N)N)CC(C)C)CCCNC(=N)N)CC(=O)O)CO)C)CCCNC(=N)N)CC(C)C)CCC(=O)N)CCCNC(=N)N)C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legiline</text:p>
          </table:table-cell>
          <table:table-cell table:style-name="ce19" office:value-type="string" calcext:value-type="string">
            <text:p>N([C@@H](Cc1ccccc1)C)(CC#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ratrodast</text:p>
          </table:table-cell>
          <table:table-cell table:style-name="ce19" office:value-type="string" calcext:value-type="string">
            <text:p>O=C1C(=C(C(=O)C(=C1C)C)C)[C@H](CCCCCC(=O)O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rmorelin</text:p>
          </table:table-cell>
          <table:table-cell table:style-name="ce19" office:value-type="string" calcext:value-type="string">
            <text:p>S(CC[C@H](NC(=O)[C@@H](NC(=O)[C@H](NC(=O)[C@@H](NC(=O)[C@@H](NC(=O)[C@@H](NC(=O)[C@@H](NC(=O)[C@H](NC(=O)[C@H](NC(=O)[C@H](NC(=O)[C@@H](NC(=O)[C@H](NC(=O)CNC(=O)[C@@H](NC(=O)[C@@H](NC(=O)[C@@H](NC(=O)[C@@H](NC(=O)[C@H](NC(=O)[C@H](NC(=O)[C@H](NC(=O)[C@@H](NC(=O)[C@@H](NC(=O)[C@@H](NC(=O)[C@H](NC(=O)[C@H](NC(=O)[C@H](NC(=O)[C@H](N)Cc1ccc(O)cc1)C)CC(=O)O)C)[C@@H](CC)C)Cc1ccccc1)[C@H](O)C)CC(=O)N)CO)Cc1ccc(O)cc1)CCCNC(=N)N)CCCCN)C(C)C)CC(C)C)CCC(=O)N)CC(C)C)CO)C)CCCNC(=N)N)CCCCN)CC(C)C)CC(C)C)CCC(=O)N)CC(=O)O)[C@@H](CC)C)C(=O)N[C@@H](CO)C(=O)N[C@@H](CCCNC(=N)N)C(=O)N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rtaconazole</text:p>
          </table:table-cell>
          <table:table-cell table:style-name="ce19" office:value-type="string" calcext:value-type="string">
            <text:p>Clc1c([C@@H](OCc2c3c(sc2)c(Cl)ccc3)Cn2ccnc2)ccc(Cl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rtraline</text:p>
          </table:table-cell>
          <table:table-cell table:style-name="ce19" office:value-type="string" calcext:value-type="string">
            <text:p>Clc1cc([C@@H]2CC[C@H](NC)c3c2cccc3)ccc1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evoflurane</text:p>
          </table:table-cell>
          <table:table-cell table:style-name="ce19" office:value-type="string" calcext:value-type="string">
            <text:p>FC(F)(F)C(OCF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ibutramine</text:p>
          </table:table-cell>
          <table:table-cell table:style-name="ce19" office:value-type="string" calcext:value-type="string">
            <text:p>Clc1ccc(C2(CCC2)[C@H](N(C)C)CC(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ildenafil</text:p>
          </table:table-cell>
          <table:table-cell table:style-name="ce19" office:value-type="string" calcext:value-type="string">
            <text:p>S(=O)(=O)(N1CCN(CC1)C)c1cc(c2[nH]c3c(nn(c3c(=O)n2)C)CCC)c(OC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ilodosin</text:p>
          </table:table-cell>
          <table:table-cell table:style-name="ce19" office:value-type="string" calcext:value-type="string">
            <text:p>FC(F)(F)COc1c(OCCN[C@@H](Cc2cc3c(N(CC3)CCCO)c(c2)C(=O)N)C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ilver sulfadiazine</text:p>
          </table:table-cell>
          <table:table-cell table:style-name="ce19" office:value-type="string" calcext:value-type="string">
            <text:p>S(=O)(=O)([N-]c1ncccn1)c1ccc(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imvastatin</text:p>
          </table:table-cell>
          <table:table-cell table:style-name="ce19" office:value-type="string" calcext:value-type="string">
            <text:p>O([C@@H]1[C@@H]2[C@H]([C@H](C=CC2=C[C@@H](C1)C)C)CC[C@H]1OC(=O)C[C@H](O)C1)C(=O)C(CC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incalide</text:p>
          </table:table-cell>
          <table:table-cell table:style-name="ce19" office:value-type="string" calcext:value-type="string">
            <text:p>S(CC[C@H](NC(=O)[C@@H](NC(=O)CNC(=O)[C@@H](NC(=O)[C@@H](NC(=O)[C@@H](N)CC(=O)O)Cc1ccc(OS(=O)(=O)O)cc1)CCSC)Cc1c2c([nH]c1)cccc2)C(=O)N[C@@H](CC(=O)O)C(=O)N[C@@H](Cc1ccccc1)C(=O)N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irolimus</text:p>
          </table:table-cell>
          <table:table-cell table:style-name="ce19" office:value-type="string" calcext:value-type="string">
            <text:p>O([C@@H]1C[C@@H](CC[C@H]1O)C[C@H]([C@H]1OC(=O)[C@H]2N(CCCC2)C(=O)C(=O)[C@@]2(O[C@@H](CC[C@H]2C)C[C@H](OC)/C(=C/C=C/C=C\[C@H](C[C@H](C(=O)[C@H](OC)[C@H](O)/C(=C/[C@H](C(=O)C1)C)/C)C)C)/C)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odium phenylbutyrate</text:p>
          </table:table-cell>
          <table:table-cell table:style-name="ce19" office:value-type="string" calcext:value-type="string">
            <text:p>OC(=O)CC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olifenacin</text:p>
          </table:table-cell>
          <table:table-cell table:style-name="ce19" office:value-type="string" calcext:value-type="string">
            <text:p>O([C@H]1[C@@H]2CCN(C1)CC2)C(=O)N1[C@H](c2c(CC1)cccc2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orafenib</text:p>
          </table:table-cell>
          <table:table-cell table:style-name="ce19" office:value-type="string" calcext:value-type="string">
            <text:p>Clc1c(cc(NC(=O)Nc2ccc(Oc3cc(ncc3)C(=O)NC)cc2)cc1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orbitol</text:p>
          </table:table-cell>
          <table:table-cell table:style-name="ce19" office:value-type="string" calcext:value-type="string">
            <text:p>O[C@@H]([C@H](O)[C@@H](O)CO)[C@H](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otalol</text:p>
          </table:table-cell>
          <table:table-cell table:style-name="ce19" office:value-type="string" calcext:value-type="string">
            <text:p>S(=O)(=O)(Nc1ccc([C@@H](O)CNC(C)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parfloxacin</text:p>
          </table:table-cell>
          <table:table-cell table:style-name="ce19" office:value-type="string" calcext:value-type="string">
            <text:p>Fc1c2n(C3CC3)cc(c(=O)c2c(N)c(F)c1N1C[C@@H](N[C@@H](C1)C)C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pectinomycin</text:p>
          </table:table-cell>
          <table:table-cell table:style-name="ce19" office:value-type="string" calcext:value-type="string">
            <text:p>O1[C@H]2[C@H](O[C@@H]3O[C@@H](CC(=O)[C@]13O)C)[C@@H](O)[C@H](NC)[C@H](O)[C@@H]2N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pironolactone</text:p>
          </table:table-cell>
          <table:table-cell table:style-name="ce19" office:value-type="string" calcext:value-type="string">
            <text:p>S([C@H]1[C@H]2[C@H]3[C@@]([C@@]4(OC(=O)CC4)CC3)(CC[C@@H]2[C@@]2(C(=CC(=O)CC2)C1)C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tanozolol</text:p>
          </table:table-cell>
          <table:table-cell table:style-name="ce19" office:value-type="string" calcext:value-type="string">
            <text:p>O[C@@]1([C@@]2([C@H]([C@H]3[C@@H]([C@@]4([C@@H](CC3)Cc3[nH]ncc3C4)C)CC2)CC1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tavudine</text:p>
          </table:table-cell>
          <table:table-cell table:style-name="ce19" office:value-type="string" calcext:value-type="string">
            <text:p>O1[C@@H](n2cc(c(=O)[nH]c2=O)C)C=C[C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treptokinase</text:p>
          </table:table-cell>
          <table:table-cell table:style-name="ce19" office:value-type="string" calcext:value-type="string">
            <text:p>OC(=O)[C@H]1NC[C@@H](C2CCCCC2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treptomycin</text:p>
          </table:table-cell>
          <table:table-cell table:style-name="ce19" office:value-type="string" calcext:value-type="string">
            <text:p>O([C@@H]1[C@@H](N=C(N)N)[C@H](O)[C@@H](N=C(N)N)[C@H](O)[C@H]1O)[C@@H]1O[C@H]([C@@](O)([C@H]1O[C@@H]1O[C@H]([C@H](O)[C@@H](O)[C@@H]1NC)CO)C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treptozocin</text:p>
          </table:table-cell>
          <table:table-cell table:style-name="ce19" office:value-type="string" calcext:value-type="string">
            <text:p>O1[C@@H]([C@@H](O)[C@H](O)[C@@H](NC(=O)N(N=O)C)[C@H]1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tyrene</text:p>
          </table:table-cell>
          <table:table-cell table:style-name="ce19" office:value-type="string" calcext:value-type="string">
            <text:p>c1(ccccc1)C=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ccimer</text:p>
          </table:table-cell>
          <table:table-cell table:style-name="ce19" office:value-type="string" calcext:value-type="string">
            <text:p>S[C@@H]([C@H](S)C(=O)O)C(=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ccinylcholine</text:p>
          </table:table-cell>
          <table:table-cell table:style-name="ce19" office:value-type="string" calcext:value-type="string">
            <text:p>O(CC[N+](C)(C)C)C(=O)CCC(=O)OCC[N+](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cralfate</text:p>
          </table:table-cell>
          <table:table-cell table:style-name="ce19" office:value-type="string" calcext:value-type="string">
            <text:p>S(=O)(=O)(O[C@@H]1[C@](O[C@@H]2O[C@@H]([C@@H](OS(=O)(=O)O)[C@H](OS(=O)(=O)O)[C@H]2OS(=O)(=O)O)COS(=O)(=O)O)(O[C@H](OS(=O)(=O)O)[C@H]1OS(=O)(=O)O)COS(=O)(=O)O)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fentanil</text:p>
          </table:table-cell>
          <table:table-cell table:style-name="ce19" office:value-type="string" calcext:value-type="string">
            <text:p>s1c(CCN2CC[C@](N(c3ccccc3)C(=O)CC)(CC2)COC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conazole</text:p>
          </table:table-cell>
          <table:table-cell table:style-name="ce19" office:value-type="string" calcext:value-type="string">
            <text:p>Clc1c([C@@H](SCc2ccc(Cl)cc2)Cn2ccnc2)ccc(Cl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acetamide</text:p>
          </table:table-cell>
          <table:table-cell table:style-name="ce19" office:value-type="string" calcext:value-type="string">
            <text:p>S(=O)(=O)(NC(=O)C)c1ccc(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acytine</text:p>
          </table:table-cell>
          <table:table-cell table:style-name="ce19" office:value-type="string" calcext:value-type="string">
            <text:p>S(=O)(=O)(Nc1nc(=O)n(CC)cc1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adiazine</text:p>
          </table:table-cell>
          <table:table-cell table:style-name="ce19" office:value-type="string" calcext:value-type="string">
            <text:p>S(=O)(=O)(Nc1ncccn1)c1ccc(N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amethizole</text:p>
          </table:table-cell>
          <table:table-cell table:style-name="ce19" office:value-type="string" calcext:value-type="string">
            <text:p>S(=O)(=O)(Nc1sc(nn1)C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apyridine</text:p>
          </table:table-cell>
          <table:table-cell table:style-name="ce19" office:value-type="string" calcext:value-type="string">
            <text:p>S(=O)(=O)(Nc1ncccc1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asalazine</text:p>
          </table:table-cell>
          <table:table-cell table:style-name="ce19" office:value-type="string" calcext:value-type="string">
            <text:p>S(=O)(=O)(Nc1ncccc1)c1ccc(N/N=C\2/C=C(C(=O)C=C2)C(=O)O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inpyrazone</text:p>
          </table:table-cell>
          <table:table-cell table:style-name="ce19" office:value-type="string" calcext:value-type="string">
            <text:p>[S@](=O)(CC[C@H]1C(=O)N(N(C1=O)c1ccccc1)c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fisoxazole</text:p>
          </table:table-cell>
          <table:table-cell table:style-name="ce19" office:value-type="string" calcext:value-type="string">
            <text:p>S(=O)(=O)(Nc1onc(c1C)C)c1ccc(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indac</text:p>
          </table:table-cell>
          <table:table-cell table:style-name="ce19" office:value-type="string" calcext:value-type="string">
            <text:p>[S@](=O)(c1ccc(/C=C\2/C(=C(c3c2ccc(F)c3)CC(=O)O)C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lpiride</text:p>
          </table:table-cell>
          <table:table-cell table:style-name="ce19" office:value-type="string" calcext:value-type="string">
            <text:p>S(=O)(=O)(N)c1cc(C(=O)NC[C@H]2N(CCC2)CC)c(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matriptan</text:p>
          </table:table-cell>
          <table:table-cell table:style-name="ce19" office:value-type="string" calcext:value-type="string">
            <text:p>S(=O)(=O)(NC)Cc1cc2c(CCN(C)C)c[nH]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nitinib</text:p>
          </table:table-cell>
          <table:table-cell table:style-name="ce19" office:value-type="string" calcext:value-type="string">
            <text:p>Fc1cc2/C(=C\c3[nH]c(c(c3C)C(=O)NCCN(CC)CC)C)/C(=O)Nc2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Suprofen</text:p>
          </table:table-cell>
          <table:table-cell table:style-name="ce19" office:value-type="string" calcext:value-type="string">
            <text:p>s1c(C(=O)c2ccc([C@@H](C)C(=O)O)cc2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crine</text:p>
          </table:table-cell>
          <table:table-cell table:style-name="ce19" office:value-type="string" calcext:value-type="string">
            <text:p>n1c2c(CCCC2)c(N)c2c1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crolimus</text:p>
          </table:table-cell>
          <table:table-cell table:style-name="ce19" office:value-type="string" calcext:value-type="string">
            <text:p>O1[C@H]2[C@@H](OC)C[C@H]([C@]1(O)C(=O)C(=O)N1[C@@H](CCCC1)C(=O)O[C@@H]([C@@H]([C@@H](O)CC(=O)[C@@H](/C=C(/C[C@@H](C[C@@H]2OC)C)\C)CC=C)C)/C(=C/[C@H]1C[C@@H](OC)[C@H](O)CC1)/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linolol</text:p>
          </table:table-cell>
          <table:table-cell table:style-name="ce19" office:value-type="string" calcext:value-type="string">
            <text:p>O=C(NC1CCCCC1)Nc1ccc(OC[C@@H](O)CNC(C)(C)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moxifen</text:p>
          </table:table-cell>
          <table:table-cell table:style-name="ce19" office:value-type="string" calcext:value-type="string">
            <text:p>O(c1ccc(/C(=C(/CC)\c2ccccc2)/c2ccccc2)cc1)CCN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msulosin</text:p>
          </table:table-cell>
          <table:table-cell table:style-name="ce19" office:value-type="string" calcext:value-type="string">
            <text:p>S(=O)(=O)(N)c1cc(C[C@H](NCCOc2c(OCC)cccc2)C)ccc1O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pentadol</text:p>
          </table:table-cell>
          <table:table-cell table:style-name="ce19" office:value-type="string" calcext:value-type="string">
            <text:p>Oc1cc([C@@H]([C@H](CN(C)C)C)CC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sosartan</text:p>
          </table:table-cell>
          <table:table-cell table:style-name="ce19" office:value-type="string" calcext:value-type="string">
            <text:p>O=C1N(c2nc(nc(c2CC1)C)C)Cc1ccc(cc1)c1c(cccc1)c1n[nH]nn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azarotene</text:p>
          </table:table-cell>
          <table:table-cell table:style-name="ce19" office:value-type="string" calcext:value-type="string">
            <text:p>S1CCC(c2c1ccc(c2)C#Cc1ncc(cc1)C(=O)OC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chnetium tc 99m tetrofosmin</text:p>
          </table:table-cell>
          <table:table-cell table:style-name="ce19" office:value-type="string" calcext:value-type="string">
            <text:p>P(CCP(CCOCC)CCOCC)(CCOCC)CCO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gaserod</text:p>
          </table:table-cell>
          <table:table-cell table:style-name="ce19" office:value-type="string" calcext:value-type="string">
            <text:p>OCc1cc2c(N=C/C/2=C\NN/C(=N/CCCCC)/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lbivudine</text:p>
          </table:table-cell>
          <table:table-cell table:style-name="ce19" office:value-type="string" calcext:value-type="string">
            <text:p>O1[C@H](n2cc(c(=O)[nH]c2=O)C)C[C@@H](O)[C@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lithromycin</text:p>
          </table:table-cell>
          <table:table-cell table:style-name="ce19" office:value-type="string" calcext:value-type="string">
            <text:p>O1[C@]2([C@H](N(C1=O)CCCCn1cc(nc1)c1cccnc1)[C@H](C(=O)[C@@H](C[C@@](OC)([C@H](O[C@@H]1O[C@@H](C[C@H](N(C)C)[C@H]1O)C)[C@H](C(=O)[C@H](C(=O)O[C@@H]2CC)C)C)C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lmisartan</text:p>
          </table:table-cell>
          <table:table-cell table:style-name="ce19" office:value-type="string" calcext:value-type="string">
            <text:p>OC(=O)c1c(c2ccc(Cn3c4c(nc3CCC)c(cc(c4)c3n(c4c(n3)cccc4)C)C)cc2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mazepam</text:p>
          </table:table-cell>
          <table:table-cell table:style-name="ce19" office:value-type="string" calcext:value-type="string">
            <text:p>Clc1cc2c(N(C(=O)[C@@H](O)N=C2c2ccccc2)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mocillin</text:p>
          </table:table-cell>
          <table:table-cell table:style-name="ce19" office:value-type="string" calcext:value-type="string">
            <text:p>S1[C@H]2N([C@H](C1(C)C)C(=O)O)C(=O)[C@@]2(OC)NC(=O)[C@@H](c1ccsc1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mozolomide</text:p>
          </table:table-cell>
          <table:table-cell table:style-name="ce19" office:value-type="string" calcext:value-type="string">
            <text:p>O=c1n2c(nnn1C)c(nc2)C(=O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msirolimus</text:p>
          </table:table-cell>
          <table:table-cell table:style-name="ce19" office:value-type="string" calcext:value-type="string">
            <text:p>O([C@H]1C[C@H](CC[C@@H]1OC(=O)C(CO)(CO)C)C[C@H]([C@H]1OC(=O)[C@H]2N(CCCC2)C(=O)C(=O)[C@@]2(O[C@@H](CC[C@H]2C)C[C@@H](OC)/C(=C/C=C/C=C\[C@H](C[C@@H](C(=O)[C@H](OC)[C@H](O)/C(=C/[C@@H](C(=O)C1)C)/C)C)C)/C)O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nidap</text:p>
          </table:table-cell>
          <table:table-cell table:style-name="ce19" office:value-type="string" calcext:value-type="string">
            <text:p>Clc1cc2c(n(c(O)c2C(=O)c2sccc2)C(=O)N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niposide</text:p>
          </table:table-cell>
          <table:table-cell table:style-name="ce19" office:value-type="string" calcext:value-type="string">
            <text:p>s1c([C@H]2O[C@H]3[C@H](O)[C@@H](O)[C@H](O[C@H]4[C@@H]5[C@@H]([C@@H](c6c4cc4OCOc4c6)c4cc(OC)c(O)c(OC)c4)C(=O)OC5)O[C@@H]3CO2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nofovir disoproxil fumarate</text:p>
          </table:table-cell>
          <table:table-cell table:style-name="ce19" office:value-type="string" calcext:value-type="string">
            <text:p>P(=O)(OCOC(=O)OC(C)C)(OCOC(=O)OC(C)C)CO[C@@H](Cn1c2ncnc(N)c2n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noxicam</text:p>
          </table:table-cell>
          <table:table-cell table:style-name="ce19" office:value-type="string" calcext:value-type="string">
            <text:p>S1(=O)(=O)N(/C(=C(\O)/Nc2ncccc2)/C(=O)c2sccc1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razosin</text:p>
          </table:table-cell>
          <table:table-cell table:style-name="ce19" office:value-type="string" calcext:value-type="string">
            <text:p>O1[C@@H](CCC1)C(=O)N1CCN(CC1)c1nc2c(c(n1)N)cc(OC)c(OC)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rbinafine</text:p>
          </table:table-cell>
          <table:table-cell table:style-name="ce19" office:value-type="string" calcext:value-type="string">
            <text:p>N(Cc1c2c(ccc1)cccc2)(C/C=C/C#CC(C)(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rbutaline</text:p>
          </table:table-cell>
          <table:table-cell table:style-name="ce19" office:value-type="string" calcext:value-type="string">
            <text:p>O[C@@H](CNC(C)(C)C)c1cc(O)cc(O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rconazole</text:p>
          </table:table-cell>
          <table:table-cell table:style-name="ce19" office:value-type="string" calcext:value-type="string">
            <text:p>Clc1c([C@@]2(O[C@H](CO2)COc2ccc(N3CCN(CC3)C(C)C)cc2)Cn2ncnc2)ccc(Cl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riparatide</text:p>
          </table:table-cell>
          <table:table-cell table:style-name="ce19" office:value-type="string" calcext:value-type="string">
            <text:p>S(CC[C@H](NC(=O)[C@@H](NC(=O)[C@@H](NC(=O)[C@@H](NC(=O)[C@@H](NC(=O)[C@@H](NC(=O)[C@@H](NC(=O)[C@@H](N)CO)C(C)C)CO)CCC(=O)O)[C@H](CC)C)CCC(=O)N)CC(C)C)C(=O)N[C@@H](Cc1nc[nH]c1)C(=O)N[C@H](C(=O)N[C@@H](CC(C)C)C(=O)NCC(=O)N[C@@H](CCCCN)C(=O)N[C@H](C(=O)N[C@@H](CC(C)C)C(=O)N[C@H](C(=O)N[C@H](C(=O)N[C@H](C(=O)N[C@H](C(=O)N[C@H](C(=O)N[C@@H](C(C)C)C(=O)N[C@H](C(=O)N[C@@H](Cc1c2c([nH]c1)cccc2)C(=O)N[C@@H](CC(C)C)C(=O)N[C@@H](CCCNC(=N)N)C(=O)N[C@@H](CCCCN)C(=O)N[C@@H](CCCCN)C(=O)N[C@@H](CC(C)C)C(=O)N[C@@H](CCC(=O)N)C(=O)N[C@H](C(=O)N[C@@H](C(C)C)C(=O)N[C@@H](Cc1nc[nH]c1)C(=O)N[C@@H](CC(=O)N)C(=O)N[C@@H](Cc1ccccc1)C(=O)O)CC(=O)O)CCC(=O)O)CCCNC(=N)N)CCC(=O)O)CCSC)CO)CC(=O)N)Cc1nc[nH]c1)CC(=O)N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rtatolol</text:p>
          </table:table-cell>
          <table:table-cell table:style-name="ce19" office:value-type="string" calcext:value-type="string">
            <text:p>S1c2c(CCC1)cccc2OC[C@@H](O)CNC(C)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stolactone</text:p>
          </table:table-cell>
          <table:table-cell table:style-name="ce19" office:value-type="string" calcext:value-type="string">
            <text:p>O1[C@@]2([C@H]([C@H]3[C@@H]([C@@]4(C(=CC(=O)C=C4)CC3)C)CC2)CCC1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stosterone</text:p>
          </table:table-cell>
          <table:table-cell table:style-name="ce19" office:value-type="string" calcext:value-type="string">
            <text:p>O[C@@H]1[C@@]2([C@H]([C@H]3[C@@H]([C@@]4(C(=CC(=O)CC4)CC3)C)CC2)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trabenazine</text:p>
          </table:table-cell>
          <table:table-cell table:style-name="ce19" office:value-type="string" calcext:value-type="string">
            <text:p>O=C1[C@H](CN2[C@@H](C1)c1c(CC2)cc(OC)c(OC)c1)CC(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trachloroethane</text:p>
          </table:table-cell>
          <table:table-cell table:style-name="ce19" office:value-type="string" calcext:value-type="string">
            <text:p>C(C(Cl)Cl)(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trachloroethylene</text:p>
          </table:table-cell>
          <table:table-cell table:style-name="ce19" office:value-type="string" calcext:value-type="string">
            <text:p>ClC(=C(Cl)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tracycline</text:p>
          </table:table-cell>
          <table:table-cell table:style-name="ce19" office:value-type="string" calcext:value-type="string">
            <text:p>O[C@@]12[C@@H](C[C@@H]3[C@](O)(c4c(C(=C3C1=O)O)c(O)ccc4)C)[C@H](N(C)C)C(=O)/C(=C(/O)\N)/C2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etrahydrozoline</text:p>
          </table:table-cell>
          <table:table-cell table:style-name="ce19" office:value-type="string" calcext:value-type="string">
            <text:p>N1C(=NCC1)[C@H]1CCCc2c1c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alidomide</text:p>
          </table:table-cell>
          <table:table-cell table:style-name="ce19" office:value-type="string" calcext:value-type="string">
            <text:p>O=C1NC(=O)CC[C@@H]1N1C(=O)c2c(C1=O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eophylline</text:p>
          </table:table-cell>
          <table:table-cell table:style-name="ce19" office:value-type="string" calcext:value-type="string">
            <text:p>O=c1n(c(=O)n(c2nc[nH]c12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abendazole</text:p>
          </table:table-cell>
          <table:table-cell table:style-name="ce19" office:value-type="string" calcext:value-type="string">
            <text:p>s1cc(nc1)c1[nH]c2c(n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amine</text:p>
          </table:table-cell>
          <table:table-cell table:style-name="ce19" office:value-type="string" calcext:value-type="string">
            <text:p>s1c(c([n+](Cc2c(nc(nc2)C)N)c1)C)C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ethylperazine</text:p>
          </table:table-cell>
          <table:table-cell table:style-name="ce19" office:value-type="string" calcext:value-type="string">
            <text:p>S1c2c(N(CCCN3CCN(CC3)C)c3c1cccc3)cc(SCC)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oguanine</text:p>
          </table:table-cell>
          <table:table-cell table:style-name="ce19" office:value-type="string" calcext:value-type="string">
            <text:p>S=c1nc([nH]c2nc[nH]c12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opental</text:p>
          </table:table-cell>
          <table:table-cell table:style-name="ce19" office:value-type="string" calcext:value-type="string">
            <text:p>S=C1NC(=O)C([C@@H](CCC)C)(CC)C(=O)N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ophenol</text:p>
          </table:table-cell>
          <table:table-cell table:style-name="ce19" office:value-type="string" calcext:value-type="string">
            <text:p>S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oridazine</text:p>
          </table:table-cell>
          <table:table-cell table:style-name="ce19" office:value-type="string" calcext:value-type="string">
            <text:p>S1c2c(N(CC[C@H]3N(CCCC3)C)c3c1cccc3)cc(SC)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otepa</text:p>
          </table:table-cell>
          <table:table-cell table:style-name="ce19" office:value-type="string" calcext:value-type="string">
            <text:p>S=P(N1CC1)(N1CC1)N1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iothixene</text:p>
          </table:table-cell>
          <table:table-cell table:style-name="ce19" office:value-type="string" calcext:value-type="string">
            <text:p>S(=O)(=O)(N(C)C)c1cc2/C(=C\CCN3CCN(CC3)C)/c3c(Sc2cc1)cccc3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yroglobulin</text:p>
          </table:table-cell>
          <table:table-cell table:style-name="ce19" office:value-type="string" calcext:value-type="string">
            <text:p>Ic1cc(C[C@H](N)C(=O)O)cc(I)c1Oc1cc(I)c(O)c(I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hyrotropin</text:p>
          </table:table-cell>
          <table:table-cell table:style-name="ce19" office:value-type="string" calcext:value-type="string">
            <text:p>O=C(N1[C@@H](CCC1)C(=O)N)[C@H](NC(=O)[C@H]1NC(=O)CC1)Cc1[nH]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agabine</text:p>
          </table:table-cell>
          <table:table-cell table:style-name="ce19" office:value-type="string" calcext:value-type="string">
            <text:p>s1c(/C(=C\CCN2C[C@@H](CCC2)C(=O)O)/c2sccc2C)c(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aprofenic</text:p>
          </table:table-cell>
          <table:table-cell table:style-name="ce19" office:value-type="string" calcext:value-type="string">
            <text:p>s1c([C@@H](C)C(=O)O)ccc1C(=O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bolone</text:p>
          </table:table-cell>
          <table:table-cell table:style-name="ce19" office:value-type="string" calcext:value-type="string">
            <text:p>O[C@@]1([C@@]2([C@H]([C@H]3[C@H](CC2)C2=C(C[C@H]3C)CC(=O)CC2)CC1)C)C#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carcillin</text:p>
          </table:table-cell>
          <table:table-cell table:style-name="ce19" office:value-type="string" calcext:value-type="string">
            <text:p>S1[C@H]2N([C@H](C1(C)C)C(=O)O)C(=O)[C@H]2NC(=O)[C@@H](c1ccsc1)C(=O)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clopidine</text:p>
          </table:table-cell>
          <table:table-cell table:style-name="ce19" office:value-type="string" calcext:value-type="string">
            <text:p>Clc1c(CN2CCc3sccc3C2)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crynafen</text:p>
          </table:table-cell>
          <table:table-cell table:style-name="ce19" office:value-type="string" calcext:value-type="string">
            <text:p>Clc1c(ccc(OCC(=O)O)c1Cl)C(=O)c1s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gecycline</text:p>
          </table:table-cell>
          <table:table-cell table:style-name="ce19" office:value-type="string" calcext:value-type="string">
            <text:p>O[C@@]12[C@@H](C[C@H]3C(=C(O)c4c(C3)c(N(C)C)cc(NC(=O)CNC(C)(C)C)c4O)C1=O)[C@H](N(C)C)C(=O)/C(=C(/O)\N)/C2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ludronate</text:p>
          </table:table-cell>
          <table:table-cell table:style-name="ce19" office:value-type="string" calcext:value-type="string">
            <text:p>Clc1ccc(SC(P(=O)(O)O)P(=O)(O)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molol</text:p>
          </table:table-cell>
          <table:table-cell table:style-name="ce19" office:value-type="string" calcext:value-type="string">
            <text:p>s1nc(N2CCOCC2)c(OC[C@@H](O)CNC(C)(C)C)n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oconazole</text:p>
          </table:table-cell>
          <table:table-cell table:style-name="ce19" office:value-type="string" calcext:value-type="string">
            <text:p>Clc1c([C@@H](OCc2ccsc2Cl)Cn2ccnc2)ccc(Cl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opronin</text:p>
          </table:table-cell>
          <table:table-cell table:style-name="ce19" office:value-type="string" calcext:value-type="string">
            <text:p>S[C@@H](C(=O)NCC(=O)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otropium</text:p>
          </table:table-cell>
          <table:table-cell table:style-name="ce19" office:value-type="string" calcext:value-type="string">
            <text:p>s1c([C@@](O)(C(=O)O[C@H]2C[C@@H]3[N+]([C@@H]([C@@H]4O[C@H]34)C2)(C)C)c2sccc2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rilazad</text:p>
          </table:table-cell>
          <table:table-cell table:style-name="ce19" office:value-type="string" calcext:value-type="string">
            <text:p>O=C([C@@H]1[C@@]2([C@H]([C@H]3C(=CC2)[C@@]2(C(=CC(=O)C=C2)CC3)C)C[C@H]1C)C)CN1CCN(CC1)c1nc(N2CCCC2)nc(N2CCCC2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rofiban</text:p>
          </table:table-cell>
          <table:table-cell table:style-name="ce19" office:value-type="string" calcext:value-type="string">
            <text:p>S(=O)(=O)(N[C@@H](Cc1ccc(OCCCCC2CCNCC2)cc1)C(=O)O)C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izanidine</text:p>
          </table:table-cell>
          <table:table-cell table:style-name="ce19" office:value-type="string" calcext:value-type="string">
            <text:p>Clc1c(NC2=NCCN2)c2nsnc2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bramycin</text:p>
          </table:table-cell>
          <table:table-cell table:style-name="ce19" office:value-type="string" calcext:value-type="string">
            <text:p>O([C@@H]1[C@@H](O)[C@H](O[C@H]2O[C@@H]([C@@H](O)C[C@H]2N)CN)[C@@H](N)C[C@H]1N)[C@H]1O[C@@H]([C@@H](O)[C@H](N)[C@H]1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lazamide</text:p>
          </table:table-cell>
          <table:table-cell table:style-name="ce19" office:value-type="string" calcext:value-type="string">
            <text:p>S(=O)(=O)(NC(=O)NN1CCCCCC1)c1ccc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lazoline</text:p>
          </table:table-cell>
          <table:table-cell table:style-name="ce19" office:value-type="string" calcext:value-type="string">
            <text:p>N1C(=NCC1)C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lbutamide</text:p>
          </table:table-cell>
          <table:table-cell table:style-name="ce19" office:value-type="string" calcext:value-type="string">
            <text:p>S(=O)(=O)(NC(=O)NCCCC)c1ccc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lcapone</text:p>
          </table:table-cell>
          <table:table-cell table:style-name="ce19" office:value-type="string" calcext:value-type="string">
            <text:p>O=C(c1cc(N(=O)=O)c(O)c(O)c1)c1ccc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lmetin</text:p>
          </table:table-cell>
          <table:table-cell table:style-name="ce19" office:value-type="string" calcext:value-type="string">
            <text:p>O=C(c1n(c(cc1)CC(=O)O)C)c1ccc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lrestat</text:p>
          </table:table-cell>
          <table:table-cell table:style-name="ce19" office:value-type="string" calcext:value-type="string">
            <text:p>S=C(N(CC(=O)O)C)c1c2c(c(c(OC)cc2)C(F)(F)F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lterodine</text:p>
          </table:table-cell>
          <table:table-cell table:style-name="ce19" office:value-type="string" calcext:value-type="string">
            <text:p>Oc1c([C@@H](CCN(C(C)C)C(C)C)c2ccccc2)cc(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piramate</text:p>
          </table:table-cell>
          <table:table-cell table:style-name="ce19" office:value-type="string" calcext:value-type="string">
            <text:p>S(=O)(=O)(OC[C@]12OC[C@H]3OC(O[C@H]3[C@@H]2OC(O1)(C)C)(C)C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potecan</text:p>
          </table:table-cell>
          <table:table-cell table:style-name="ce19" office:value-type="string" calcext:value-type="string">
            <text:p>O1Cc2c([C@@](O)(CC)C1=O)cc1n(Cc3c1nc1c(c3)c(CN(C)C)c(O)cc1)c2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remifene</text:p>
          </table:table-cell>
          <table:table-cell table:style-name="ce19" office:value-type="string" calcext:value-type="string">
            <text:p>ClCC/C(=C(/c1ccc(OCCN(C)C)cc1)\c1ccccc1)/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orsemide</text:p>
          </table:table-cell>
          <table:table-cell table:style-name="ce19" office:value-type="string" calcext:value-type="string">
            <text:p>S(=O)(=O)(NC(=O)NC(C)C)c1c(Nc2cc(ccc2)C)cc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amadol</text:p>
          </table:table-cell>
          <table:table-cell table:style-name="ce19" office:value-type="string" calcext:value-type="string">
            <text:p>O[C@]1([C@H](CCCC1)CN(C)C)c1cc(OC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andolapril</text:p>
          </table:table-cell>
          <table:table-cell table:style-name="ce19" office:value-type="string" calcext:value-type="string">
            <text:p>O=C(N1[C@@H]2[C@@H](C[C@H]1C(=O)O)CCCC2)[C@@H](N[C@@H](CCc1ccccc1)C(=O)O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anexamic acid</text:p>
          </table:table-cell>
          <table:table-cell table:style-name="ce19" office:value-type="string" calcext:value-type="string">
            <text:p>OC(=O)[C@H]1CC[C@@H](CC1)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anilast</text:p>
          </table:table-cell>
          <table:table-cell table:style-name="ce19" office:value-type="string" calcext:value-type="string">
            <text:p>O(c1cc(ccc1OC)/C=C/C(=O)Nc1c(cccc1)C(=O)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anylcypromine</text:p>
          </table:table-cell>
          <table:table-cell table:style-name="ce19" office:value-type="string" calcext:value-type="string">
            <text:p>N[C@H]1[C@@H](C1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avoprost</text:p>
          </table:table-cell>
          <table:table-cell table:style-name="ce19" office:value-type="string" calcext:value-type="string">
            <text:p>FC(F)(F)c1cc(OC[C@H](O)/C=C/[C@@H]2[C@H]([C@@H](O)C[C@H]2O)C/C=C\CCCC(=O)OC(C)C)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azodone</text:p>
          </table:table-cell>
          <table:table-cell table:style-name="ce19" office:value-type="string" calcext:value-type="string">
            <text:p>Clc1cc(N2CCN(CC2)CCCn2nc3n(c2=O)cccc3)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eprostinil</text:p>
          </table:table-cell>
          <table:table-cell table:style-name="ce19" office:value-type="string" calcext:value-type="string">
            <text:p>O[C@@H]1[C@H]([C@H]2[C@@H](C1)Cc1c(C2)cccc1OCC(=O)O)CC[C@H](O)CC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etinoin</text:p>
          </table:table-cell>
          <table:table-cell table:style-name="ce19" office:value-type="string" calcext:value-type="string">
            <text:p>OC(=O)/C=C(/C=C/C=C(/C=C/C1=C(CCCC1(C)C)C)\C)\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azolam</text:p>
          </table:table-cell>
          <table:table-cell table:style-name="ce19" office:value-type="string" calcext:value-type="string">
            <text:p>Clc1cc2c(n3c(nnc3C)CN=C2c2c(Cl)ccc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chlormethiazide</text:p>
          </table:table-cell>
          <table:table-cell table:style-name="ce19" office:value-type="string" calcext:value-type="string">
            <text:p>ClC(Cl)[C@H]1NS(=O)(=O)c2c(N1)cc(Cl)c(S(=O)(=O)N)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chloroethylene</text:p>
          </table:table-cell>
          <table:table-cell table:style-name="ce19" office:value-type="string" calcext:value-type="string">
            <text:p>ClC(=CCl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dihexethyl chloride</text:p>
          </table:table-cell>
          <table:table-cell table:style-name="ce19" office:value-type="string" calcext:value-type="string">
            <text:p>O[C@@](C1CCCCC1)(CC[N+](CC)(CC)CC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entine</text:p>
          </table:table-cell>
          <table:table-cell table:style-name="ce19" office:value-type="string" calcext:value-type="string">
            <text:p>N(CCNCCN)CC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fluoperazine</text:p>
          </table:table-cell>
          <table:table-cell table:style-name="ce19" office:value-type="string" calcext:value-type="string">
            <text:p>S1c2c(N(CCCN3CCN(CC3)C)c3c1cccc3)cc(cc2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flupromazine</text:p>
          </table:table-cell>
          <table:table-cell table:style-name="ce19" office:value-type="string" calcext:value-type="string">
            <text:p>S1c2c(N(CCCN(C)C)c3c1cccc3)cc(cc2)C(F)(F)F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fluridine</text:p>
          </table:table-cell>
          <table:table-cell table:style-name="ce19" office:value-type="string" calcext:value-type="string">
            <text:p>FC(F)(F)c1cn([C@@H]2O[C@@H]([C@@H](O)C2)CO)c(=O)[nH]c1=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hexyphenidyl</text:p>
          </table:table-cell>
          <table:table-cell table:style-name="ce19" office:value-type="string" calcext:value-type="string">
            <text:p>O[C@@](C1CCCCC1)(CCN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lostane</text:p>
          </table:table-cell>
          <table:table-cell table:style-name="ce19" office:value-type="string" calcext:value-type="string">
            <text:p>O1[C@@]23[C@@]([C@@H]4[C@H]([C@H]5[C@](CC4)([C@@H](O)CC5)C)CC3)(CC(=C(O)[C@@H]12)C#N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meprazine</text:p>
          </table:table-cell>
          <table:table-cell table:style-name="ce19" office:value-type="string" calcext:value-type="string">
            <text:p>S1c2c(N(C[C@@H](CN(C)C)C)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methadione</text:p>
          </table:table-cell>
          <table:table-cell table:style-name="ce19" office:value-type="string" calcext:value-type="string">
            <text:p>O1C(C(=O)N(C1=O)C)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methaphan</text:p>
          </table:table-cell>
          <table:table-cell table:style-name="ce19" office:value-type="string" calcext:value-type="string">
            <text:p>[S@@+]12[C@@H]([C@@H]3N(C(=O)N([C@@H]3C1)Cc1ccccc1)Cc1ccccc1)C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methobenzamide</text:p>
          </table:table-cell>
          <table:table-cell table:style-name="ce19" office:value-type="string" calcext:value-type="string">
            <text:p>O(CCN(C)C)c1ccc(CNC(=O)c2cc(OC)c(OC)c(OC)c2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methoprim</text:p>
          </table:table-cell>
          <table:table-cell table:style-name="ce19" office:value-type="string" calcext:value-type="string">
            <text:p>O(c1cc(Cc2c(nc(nc2)N)N)cc(OC)c1O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metrexate</text:p>
          </table:table-cell>
          <table:table-cell table:style-name="ce19" office:value-type="string" calcext:value-type="string">
            <text:p>O(c1cc(NCc2c(c3c(nc(nc3N)N)cc2)C)cc(OC)c1O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mipramine</text:p>
          </table:table-cell>
          <table:table-cell table:style-name="ce19" office:value-type="string" calcext:value-type="string">
            <text:p>N1(C[C@@H](CN(C)C)C)c2c(CCc3c1cccc3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oxsalen</text:p>
          </table:table-cell>
          <table:table-cell table:style-name="ce19" office:value-type="string" calcext:value-type="string">
            <text:p>o1c2c(cc3c(oc(=O)cc3C)c2C)cc1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pelennamine</text:p>
          </table:table-cell>
          <table:table-cell table:style-name="ce19" office:value-type="string" calcext:value-type="string">
            <text:p>N(CCN(C)C)(Cc1ccccc1)c1n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prolidine</text:p>
          </table:table-cell>
          <table:table-cell table:style-name="ce19" office:value-type="string" calcext:value-type="string">
            <text:p>N1(CCCC1)C/C=C(\c1ccc(cc1)C)/c1n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iptorelin</text:p>
          </table:table-cell>
          <table:table-cell table:style-name="ce19" office:value-type="string" calcext:value-type="string">
            <text:p>O=C(N1[C@@H](CCC1)C(=O)NCC(=O)N)[C@H](NC(=O)[C@H](NC(=O)[C@H](NC(=O)[C@H](NC(=O)[C@H](NC(=O)[C@@H](NC(=O)[C@@H](NC(=O)[C@H]1NC(=O)CC1)Cc1[nH]cnc1)Cc1c2c([nH]c1)cccc2)CO)Cc1ccc(O)cc1)Cc1c2c([nH]c1)cccc2)CC(C)C)CCCN=C(N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oglitazone</text:p>
          </table:table-cell>
          <table:table-cell table:style-name="ce19" office:value-type="string" calcext:value-type="string">
            <text:p>S1[C@@H](Cc2ccc(OC[C@]3(Oc4c(CC3)c(c(O)c(c4C)C)C)C)cc2)C(=O)NC1=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oleandomycin</text:p>
          </table:table-cell>
          <table:table-cell table:style-name="ce19" office:value-type="string" calcext:value-type="string">
            <text:p>O1[C@]2(C[C@@H]([C@H](O[C@@H]3O[C@@H](C[C@H](N(C)C)[C@H]3OC(=O)C)C)[C@H]([C@H](O[C@@H]3O[C@H]([C@H](OC(=O)C)[C@@H](OC)C3)C)[C@H](C(=O)O[C@@H]([C@@H]([C@@H](OC(=O)C)[C@H](C2=O)C)C)C)C)C)C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omethamine</text:p>
          </table:table-cell>
          <table:table-cell table:style-name="ce19" office:value-type="string" calcext:value-type="string">
            <text:p>OCC(N)(C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opicamide</text:p>
          </table:table-cell>
          <table:table-cell table:style-name="ce19" office:value-type="string" calcext:value-type="string">
            <text:p>O=C(N(Cc1ccncc1)CC)[C@@H](c1ccccc1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opisetron</text:p>
          </table:table-cell>
          <table:table-cell table:style-name="ce19" office:value-type="string" calcext:value-type="string">
            <text:p>O([C@H]1C[C@@H]2N([C@@H](CC2)C1)C)C(=O)c1c2c([nH]c1)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ospium</text:p>
          </table:table-cell>
          <table:table-cell table:style-name="ce19" office:value-type="string" calcext:value-type="string">
            <text:p>O([C@H]1C[C@@H]2[N+]3([C@@H](CC2)C1)CCCC3)C(=O)[C@](O)(c1ccccc1)c1ccc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ovafloxacin</text:p>
          </table:table-cell>
          <table:table-cell table:style-name="ce19" office:value-type="string" calcext:value-type="string">
            <text:p>Fc1c(N2C[C@H]3[C@H]([C@H]3N)C2)nc2n(cc(c(=O)c2c1)C(=O)O)c1c(F)cc(F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rypan blue</text:p>
          </table:table-cell>
          <table:table-cell table:style-name="ce19" office:value-type="string" calcext:value-type="string">
            <text:p>S(=O)(=O)(O)C1=Cc2c(c(N)cc(S(=O)(=O)O)c2)C(=O)/C/1=N/Nc1c(cc(c2cc(c(N/N=C/3\C(=Cc4c(c(N)cc(S(=O)(=O)O)c4)C3=O)S(=O)(=O)O)cc2)C)cc1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ubocurarine</text:p>
          </table:table-cell>
          <table:table-cell table:style-name="ce19" office:value-type="string" calcext:value-type="string">
            <text:p>O1c2c3[C@H]([N+](CCc3cc(OC)c2O)(C)C)Cc2cc(Oc3cc4[C@@H](N(CCc4cc3OC)C)Cc3ccc1cc3)c(O)cc2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Tyropanoate sodium</text:p>
          </table:table-cell>
          <table:table-cell table:style-name="ce19" office:value-type="string" calcext:value-type="string">
            <text:p>Ic1c(C[C@@H](CC)C(=O)O)c(I)cc(I)c1NC(=O)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Unoprostone</text:p>
          </table:table-cell>
          <table:table-cell table:style-name="ce19" office:value-type="string" calcext:value-type="string">
            <text:p>O[C@H]1[C@@H]([C@H]([C@@H](O)C1)C/C=C/CCCC(=O)O)CCC(=O)CCCCCC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Urea</text:p>
          </table:table-cell>
          <table:table-cell table:style-name="ce19" office:value-type="string" calcext:value-type="string">
            <text:p>O=C(N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Urofollitropin</text:p>
          </table:table-cell>
          <table:table-cell table:style-name="ce19" office:value-type="string" calcext:value-type="string">
            <text:p>S1SC[C@H](N)C(=O)N[C@@H](C(=O)N[C@@H]([C@@H](CC)C)C(=O)N[C@@H](C(=O)N[C@@H](C(=O)N[C@@H](C(=O)N2[C@@H](CCC2)C(=O)N[C@@H](CC(C)C)C(=O)NCC(=O)N)C1)CC(=O)N)[C@H](O)C)Cc1ccc(O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Ursodiol</text:p>
          </table:table-cell>
          <table:table-cell table:style-name="ce19" office:value-type="string" calcext:value-type="string">
            <text:p>O[C@@H]1[C@H]2[C@H]3[C@@]([C@H](CC3)[C@@H](CCC(=O)O)C)(CC[C@@H]2[C@@]2([C@H](C1)C[C@H](O)CC2)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Usnic acid</text:p>
          </table:table-cell>
          <table:table-cell table:style-name="ce19" office:value-type="string" calcext:value-type="string">
            <text:p>O1C2=CC(=O)[C@H](C(=O)[C@]2(c2c1c(c(O)c(c2O)C)C(=O)C)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lacyclovir</text:p>
          </table:table-cell>
          <table:table-cell table:style-name="ce19" office:value-type="string" calcext:value-type="string">
            <text:p>O(C(=O)[C@@H](N)C(C)C)CCOCn1c2[nH]c(nc(=O)c2nc1)N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lganciclovir</text:p>
          </table:table-cell>
          <table:table-cell table:style-name="ce19" office:value-type="string" calcext:value-type="string">
            <text:p>O([C@@H](COC(=O)[C@@H](N)C(C)C)CO)Cn1c2[nH]c(nc(=O)c2nc1)N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lproic acid</text:p>
          </table:table-cell>
          <table:table-cell table:style-name="ce19" office:value-type="string" calcext:value-type="string">
            <text:p>OC(=O)C(CCC)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lrubicin</text:p>
          </table:table-cell>
          <table:table-cell table:style-name="ce19" office:value-type="string" calcext:value-type="string">
            <text:p>FC(F)(F)C(=O)N[C@H]1C[C@@H](O[C@H]2C[C@@](O)(Cc3c2c(O)c2c(c3O)C(=O)c3c(C2=O)c(OC)ccc3)C(=O)COC(=O)CCCC)O[C@@H]([C@H]1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lsartan</text:p>
          </table:table-cell>
          <table:table-cell table:style-name="ce19" office:value-type="string" calcext:value-type="string">
            <text:p>OC(=O)[C@@H](N(Cc1ccc(cc1)c1c(cccc1)c1n[nH]nn1)C(=O)CCCC)C(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ncomycin</text:p>
          </table:table-cell>
          <table:table-cell table:style-name="ce19" office:value-type="string" calcext:value-type="string">
            <text:p>Clc1c2Oc3c(O[C@@H]4O[C@@H]([C@@H](O)[C@H](O)[C@H]4O[C@@H]4O[C@H]([C@@H](O)[C@@](N)(C4)C)C)CO)c4Oc5c(Cl)cc([C@@H](O)[C@@H]6NC(=O)[C@H](NC(=O)[C@@H](NC(=O)[C@@H](NC(=O)[C@@H](NC(=O)[C@H](NC)CC(C)C)[C@H](O)c(c1)cc2)CC(=O)N)c(c3)c4)c1cc(c2c([C@H](NC6=O)C(=O)O)cc(O)cc2O)c(O)cc1)cc5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rdenafil</text:p>
          </table:table-cell>
          <table:table-cell table:style-name="ce19" office:value-type="string" calcext:value-type="string">
            <text:p>S(=O)(=O)(N1CCN(CC1)CC)c1cc(c(OCC)cc1)c1[nH]n2c(nc(c2c(=O)n1)C)CC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arenicline</text:p>
          </table:table-cell>
          <table:table-cell table:style-name="ce19" office:value-type="string" calcext:value-type="string">
            <text:p>N1C[C@H]2C[C@H](c3c2cc2nccnc2c3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ecuronium</text:p>
          </table:table-cell>
          <table:table-cell table:style-name="ce19" office:value-type="string" calcext:value-type="string">
            <text:p>O([C@@H]1[C@@]2([C@H]([C@H]3[C@@H]([C@@]4([C@@H](CC3)C[C@H](OC(=O)C)[C@@H](N3CCCCC3)C4)C)CC2)C[C@@H]1[N+]1(CCCCC1)C)C)C(=O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enlafaxine</text:p>
          </table:table-cell>
          <table:table-cell table:style-name="ce19" office:value-type="string" calcext:value-type="string">
            <text:p>OC1([C@@H](CN(C)C)c2ccc(OC)cc2)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erapamil</text:p>
          </table:table-cell>
          <table:table-cell table:style-name="ce19" office:value-type="string" calcext:value-type="string">
            <text:p>O(c1cc([C@@](C(C)C)(CCCN(CCc2cc(OC)c(OC)cc2)C)C#N)ccc1O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erteporfin</text:p>
          </table:table-cell>
          <table:table-cell table:style-name="ce19" office:value-type="string" calcext:value-type="string">
            <text:p>O(C(=O)[C@H]1[C@@]2(C(=CC=C1C(=O)OC)C1=N/C/2=C\c2[nH]c(c(c2C)CCC(=O)OC)/C=C/2\N=C(/C=c/3\[nH]/c(=C\1)/c(c3C=C)C)C(=C2CCC(=O)O)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esnarinone</text:p>
          </table:table-cell>
          <table:table-cell table:style-name="ce19" office:value-type="string" calcext:value-type="string">
            <text:p>O=C(N1CCN(CC1)c1cc2CCC(=O)Nc2cc1)c1cc(OC)c(OC)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darabine</text:p>
          </table:table-cell>
          <table:table-cell table:style-name="ce19" office:value-type="string" calcext:value-type="string">
            <text:p>O1[C@@H](n2c3ncnc(N)c3nc2)[C@@H](O)[C@H](O)[C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gabatrin</text:p>
          </table:table-cell>
          <table:table-cell table:style-name="ce19" office:value-type="string" calcext:value-type="string">
            <text:p>OC(=O)CC[C@H](N)C=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nblastine</text:p>
          </table:table-cell>
          <table:table-cell table:style-name="ce19" office:value-type="string" calcext:value-type="string">
            <text:p>O([C@@H]1[C@]2([C@@H]3N(CC[C@@]43[C@@H](N(c3c4cc(c(OC)c3)[C@]3(C[C@@H]4C[C@](O)(CN(C4)CCc4c3[nH]c3c4cccc3)CC)C(=O)OC)C)[C@@]1(O)C(=O)OC)CC=C2)C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ncristine</text:p>
          </table:table-cell>
          <table:table-cell table:style-name="ce19" office:value-type="string" calcext:value-type="string">
            <text:p>O([C@@H]1[C@]2([C@@H]3N(CC[C@@]43[C@@H](N(c3c4cc(c(OC)c3)[C@]3(C[C@H]4C[C@](O)(CN(C4)CCc4c3[nH]c3c4cccc3)CC)C(=O)OC)C=O)[C@@]1(O)C(=O)OC)CC=C2)C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norelbine</text:p>
          </table:table-cell>
          <table:table-cell table:style-name="ce19" office:value-type="string" calcext:value-type="string">
            <text:p>O([C@@H]1[C@]2([C@@H]3N(CC[C@@]43[C@@H](N(c3c4cc(c(OC)c3)[C@]3(C[C@H]4CN(Cc5c3[nH]c3c5cccc3)CC(=C4)CC)C(=O)OC)C)[C@@]1(O)C(=O)OC)CC=C2)CC)C(=O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nylidene chloride</text:p>
          </table:table-cell>
          <table:table-cell table:style-name="ce19" office:value-type="string" calcext:value-type="string">
            <text:p>ClC(=C)Cl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tamin a</text:p>
          </table:table-cell>
          <table:table-cell table:style-name="ce19" office:value-type="string" calcext:value-type="string">
            <text:p>OC/C=C(/C=C/C=C(/C=C/C1=C(CCCC1(C)C)C)\C)\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itamin d</text:p>
          </table:table-cell>
          <table:table-cell table:style-name="ce19" office:value-type="string" calcext:value-type="string">
            <text:p>O[C@@H]1C/C(=C/C=C\2/[C@H]3[C@@]([C@H](CC3)[C@@H](CCCC(C)C)C)(CCC2)C)/C(=C)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oglibose</text:p>
          </table:table-cell>
          <table:table-cell table:style-name="ce19" office:value-type="string" calcext:value-type="string">
            <text:p>O[C@@]1(C[C@H](NC(CO)CO)[C@H](O)[C@@H](O)[C@@H]1O)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oriconazole</text:p>
          </table:table-cell>
          <table:table-cell table:style-name="ce19" office:value-type="string" calcext:value-type="string">
            <text:p>Fc1c([C@](O)([C@@H](C)c2ncncc2F)Cn2ncnc2)ccc(F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Vorinostat</text:p>
          </table:table-cell>
          <table:table-cell table:style-name="ce19" office:value-type="string" calcext:value-type="string">
            <text:p>O=C(Nc1ccccc1)CCCCCCC(=O)N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Warfarin</text:p>
          </table:table-cell>
          <table:table-cell table:style-name="ce19" office:value-type="string" calcext:value-type="string">
            <text:p>o1c(O)c([C@@H](CC(=O)C)c2ccccc2)c(=O)c2c1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Xanomeline</text:p>
          </table:table-cell>
          <table:table-cell table:style-name="ce19" office:value-type="string" calcext:value-type="string">
            <text:p>s1nc(C2=CCCN(C2)C)c(OCCCCCC)n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Ximelagatran</text:p>
          </table:table-cell>
          <table:table-cell table:style-name="ce19" office:value-type="string" calcext:value-type="string">
            <text:p>O=C(N1[C@@H](CC1)C(=O)NCc1ccc(cc1)/C(=N/O)/N)[C@H](NCC(=O)OCC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Xylose</text:p>
          </table:table-cell>
          <table:table-cell table:style-name="ce19" office:value-type="string" calcext:value-type="string">
            <text:p>O1[C@H](O)[C@H](O)[C@@H](O)[C@H](O)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afirlukast</text:p>
          </table:table-cell>
          <table:table-cell table:style-name="ce19" office:value-type="string" calcext:value-type="string">
            <text:p>S(=O)(=O)(NC(=O)c1cc(OC)c(Cc2c3c(n(c2)C)ccc(NC(=O)OC2CCCC2)c3)cc1)c1c(cccc1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alcitabine</text:p>
          </table:table-cell>
          <table:table-cell table:style-name="ce19" office:value-type="string" calcext:value-type="string">
            <text:p>O1[C@@H](n2ccc(nc2=O)N)CC[C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aleplon</text:p>
          </table:table-cell>
          <table:table-cell table:style-name="ce19" office:value-type="string" calcext:value-type="string">
            <text:p>O=C(N(c1cc(c2n3ncc(c3ncc2)C#N)ccc1)CC)C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anamivir</text:p>
          </table:table-cell>
          <table:table-cell table:style-name="ce19" office:value-type="string" calcext:value-type="string">
            <text:p>O1[C@H]([C@H](NC(=O)C)[C@@H](N=C(N)N)C=C1C(=O)O)[C@H](O)[C@H](O)CO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iconotide</text:p>
          </table:table-cell>
          <table:table-cell table:style-name="ce19" office:value-type="string" calcext:value-type="string">
            <text:p>S(CC[C@@H]1NC(=O)[C@@H](NC(=O)[C@@H](NC(=O)[C@H](NC(=O)[C@@H]2NC(=O)[C@@H](NC(=O)[C@H](NC(=O)CNC(=O)[C@@H](NC(=O)CNC(=O)[C@@H](NC(=O)[C@H](N)CSSC[C@@H]3NC(=O)[C@@H](NC(=O)[C@@H](NC(=O)[C@@H](NC1=O)Cc1ccc(O)cc1)CC(=O)O)CSSC[C@H](NC(=O)[C@@H](NC(=O)CNC(=O)[C@H](NC(=O)[C@@H](NC(=O)[C@@H](NC(=O)[C@H](NC(=O)CNC(=O)[C@@H](NC3=O)[C@H](O)C)CO)CSSC2)CCCNC(=N)N)CO)CCCCN)C(=O)N)CCCCN)CCCCN)C)CCCCN)CO)CCCNC(=N)N)CC(C)C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idovudine</text:p>
          </table:table-cell>
          <table:table-cell table:style-name="ce19" office:value-type="string" calcext:value-type="string">
            <text:p>O1[C@@H](n2cc(c(=O)[nH]c2=O)C)C[C@H](N=N#N)[C@H]1CO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ileuton</text:p>
          </table:table-cell>
          <table:table-cell table:style-name="ce19" office:value-type="string" calcext:value-type="string">
            <text:p>s1c([C@H](N(O)C(=O)N)C)cc2c1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iprasidone</text:p>
          </table:table-cell>
          <table:table-cell table:style-name="ce19" office:value-type="string" calcext:value-type="string">
            <text:p>Clc1c(CCN2CCN(CC2)c2nsc3c2cccc3)cc2c(NC(=O)C2)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ofenopril</text:p>
          </table:table-cell>
          <table:table-cell table:style-name="ce19" office:value-type="string" calcext:value-type="string">
            <text:p>S([C@H]1C[C@H](N(C1)C(=O)[C@@H](CSC(=O)c1ccccc1)C)C(=O)O)c1ccccc1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olmitriptan</text:p>
          </table:table-cell>
          <table:table-cell table:style-name="ce19" office:value-type="string" calcext:value-type="string">
            <text:p>O1C[C@@H](NC1=O)Cc1cc2c(CCN(C)C)c[nH]c2c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olpidem</text:p>
          </table:table-cell>
          <table:table-cell table:style-name="ce19" office:value-type="string" calcext:value-type="string">
            <text:p>O=C(N(C)C)Cc1n2c(nc1c1ccc(cc1)C)ccc(c2)C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onisamide</text:p>
          </table:table-cell>
          <table:table-cell table:style-name="ce19" office:value-type="string" calcext:value-type="string">
            <text:p>S(=O)(=O)(N)Cc1noc2c1cccc2</text:p>
          </table:table-cell>
          <table:table-cell table:style-name="ce19" office:value-type="string" calcext:value-type="string">
            <text:p>positive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Zopiclone</text:p>
          </table:table-cell>
          <table:table-cell table:style-name="ce19" office:value-type="string" calcext:value-type="string">
            <text:p>Clc1ccc(N2[C@H](OC(=O)N3CCN(CC3)C)c3nccnc3C2=O)nc1</text:p>
          </table:table-cell>
          <table:table-cell table:style-name="ce19" office:value-type="string" calcext:value-type="string">
            <text:p>negative</text:p>
          </table:table-cell>
          <table:table-cell table:number-columns-repeated="1021"/>
        </table:table-row>
        <table:table-row table:style-name="ro4" table:number-rows-repeated="1047294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3.86pt" fo:margin-bottom="53.86pt" fo:margin-left="51pt" fo:margin-right="51pt" style:first-page-number="continue" style:scale-to="100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1:40:13.293192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pa" style:display-name="PageStyle_hep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 Yee</meta:initial-creator>
    <meta:creation-date>2010-12-28T08:59:07</meta:creation-date>
    <dc:date>2018-05-07T11:40:41.558062534</dc:date>
    <meta:print-date>2011-02-07T10:54:42</meta:print-date>
    <meta:generator>LibreOffice/5.1.6.2$Linux_X86_64 LibreOffice_project/10m0$Build-2</meta:generator>
    <meta:editing-duration>PT28S</meta:editing-duration>
    <meta:editing-cycles>1</meta:editing-cycles>
    <meta:document-statistic meta:table-count="2" meta:cell-count="8949" meta:object-count="0"/>
  </office:meta>
</office:document-meta>
</file>